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fo:background-color="#80FFFF" style:text-underline-type="single" style:text-underline-style="solid" style:text-underline-width="auto" style:text-underline-mode="continuous"/>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style:style>
    <style:style style:name="T22" style:parent-style-name="Domyślnaczcionkaakapitu" style:family="text">
      <style:text-properties style:text-underline-type="single" style:text-underline-style="solid" style:text-underline-width="auto" style:text-underline-mode="continuous"/>
    </style:style>
    <style:style style:name="T23" style:parent-style-name="Domyślnaczcionkaakapitu" style:family="text">
      <style:text-properties fo:background-color="#80FFFF" style:text-underline-type="single" style:text-underline-style="solid" style:text-underline-width="auto" style:text-underline-mode="continuous"/>
    </style:style>
    <style:style style:name="T24" style:parent-style-name="Domyślnaczcionkaakapitu" style:family="text">
      <style:text-properties style:text-underline-type="single" style:text-underline-style="solid" style:text-underline-width="auto" style:text-underline-mode="continuous"/>
    </style:style>
    <style:style style:name="T25" style:parent-style-name="Domyślnaczcionkaakapitu" style:family="text">
      <style:text-properties fo:background-color="#80FFFF" style:text-underline-type="single" style:text-underline-style="solid" style:text-underline-width="auto" style:text-underline-mode="continuous"/>
    </style:style>
    <style:style style:name="T26" style:parent-style-name="Domyślnaczcionkaakapitu" style:family="text">
      <style:text-properties style:text-underline-type="single" style:text-underline-style="solid" style:text-underline-width="auto" style:text-underline-mode="continuous"/>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fo:background-color="#80FFFF" style:text-underline-type="single" style:text-underline-style="solid" style:text-underline-width="auto" style:text-underline-mode="continuous"/>
    </style:style>
    <style:style style:name="P30" style:parent-style-name="Normalny" style:family="paragraph">
      <style:paragraph-properties fo:text-align="justify" fo:line-height="150%" fo:text-indent="0.2479in"/>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style:style>
    <style:style style:name="T38" style:parent-style-name="Domyślnaczcionkaakapitu" style:family="text">
      <style:text-properties fo:background-color="#80FFFF" style:text-underline-type="single" style:text-underline-style="solid" style:text-underline-width="auto" style:text-underline-mode="continuous"/>
    </style:style>
    <style:style style:name="T39" style:parent-style-name="Domyślnaczcionkaakapitu" style:family="text">
      <style:text-properties style:text-underline-type="single" style:text-underline-style="solid" style:text-underline-width="auto" style:text-underline-mode="continuous"/>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479in"/>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style:style>
    <style:style style:name="T65" style:parent-style-name="Domyślnaczcionkaakapitu" style:family="text">
      <style:text-properties style:text-underline-type="single" style:text-underline-style="solid" style:text-underline-width="auto" style:text-underline-mode="continuous"/>
    </style:style>
    <style:style style:name="T66" style:parent-style-name="Domyślnaczcionkaakapitu" style:family="text">
      <style:text-properties fo:background-color="#80FFFF" style:text-underline-type="single" style:text-underline-style="solid" style:text-underline-width="auto" style:text-underline-mode="continuous"/>
    </style:style>
    <style:style style:name="P67" style:parent-style-name="Normalny" style:family="paragraph">
      <style:paragraph-properties fo:text-align="justify" fo:line-height="150%" fo:text-indent="0.2479in"/>
    </style:style>
    <style:style style:name="P68" style:parent-style-name="Normalny" style:family="paragraph">
      <style:paragraph-properties fo:text-align="justify" fo:line-height="150%"/>
    </style:style>
    <style:style style:name="T69" style:parent-style-name="Domyślnaczcionkaakapitu" style:family="text">
      <style:text-properties fo:background-color="#80FFFF" style:text-underline-type="single" style:text-underline-style="solid" style:text-underline-width="auto" style:text-underline-mode="continuous"/>
    </style:style>
    <style:style style:name="T70" style:parent-style-name="Domyślnaczcionkaakapitu" style:family="text">
      <style:text-properties style:text-underline-type="single" style:text-underline-style="solid" style:text-underline-width="auto" style:text-underline-mode="continuous"/>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479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style:style>
    <style:style style:name="T99" style:parent-style-name="Domyślnaczcionkaakapitu" style:family="text">
      <style:text-properties style:text-underline-type="single" style:text-underline-style="solid" style:text-underline-width="auto" style:text-underline-mode="continuous"/>
    </style:style>
    <style:style style:name="P100" style:parent-style-name="Normalny" style:family="paragraph">
      <style:paragraph-properties fo:text-align="justify" fo:line-height="150%" fo:text-indent="0.2479in"/>
    </style:style>
    <style:style style:name="P101" style:parent-style-name="Normalny" style:family="paragraph">
      <style:paragraph-properties fo:text-align="justify" fo:line-height="150%"/>
    </style:style>
    <style:style style:name="T102" style:parent-style-name="Domyślnaczcionkaakapitu" style:family="text">
      <style:text-properties fo:background-color="#80FFFF" style:text-underline-type="single" style:text-underline-style="solid" style:text-underline-width="auto" style:text-underline-mode="continuous"/>
    </style:style>
    <style:style style:name="T103" style:parent-style-name="Domyślnaczcionkaakapitu" style:family="text">
      <style:text-properties style:text-underline-type="single" style:text-underline-style="solid" style:text-underline-width="auto" style:text-underline-mode="continuous"/>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479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fo:text-indent="0.2479in"/>
    </style:style>
    <style:style style:name="P134" style:parent-style-name="Normalny" style:family="paragraph">
      <style:paragraph-properties fo:text-align="justify" fo:line-height="150%" fo:text-indent="0.2479in"/>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style:style>
    <style:style style:name="T150" style:parent-style-name="Domyślnaczcionkaakapitu" style:family="text">
      <style:text-properties style:text-underline-type="single" style:text-underline-style="solid" style:text-underline-width="auto" style:text-underline-mode="continuous"/>
    </style:style>
    <style:style style:name="T151" style:parent-style-name="Domyślnaczcionkaakapitu" style:family="text">
      <style:text-properties fo:background-color="#80FFFF" style:text-underline-type="single" style:text-underline-style="solid" style:text-underline-width="auto" style:text-underline-mode="continuous"/>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479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style:style>
    <style:style style:name="T159" style:parent-style-name="Domyślnaczcionkaakapitu" style:family="text">
      <style:text-properties fo:background-color="#80FFFF" style:text-underline-type="single" style:text-underline-style="solid" style:text-underline-width="auto" style:text-underline-mode="continuous"/>
    </style:style>
    <style:style style:name="T160" style:parent-style-name="Domyślnaczcionkaakapitu" style:family="text">
      <style:text-properties style:text-underline-type="single" style:text-underline-style="solid" style:text-underline-width="auto" style:text-underline-mode="continuous"/>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P167" style:parent-style-name="Normalny" style:family="paragraph">
      <style:paragraph-properties fo:text-align="justify" fo:line-height="150%"/>
    </style:style>
    <style:style style:name="T168" style:parent-style-name="Domyślnaczcionkaakapitu" style:family="text">
      <style:text-properties style:text-underline-type="single" style:text-underline-style="solid" style:text-underline-width="auto" style:text-underline-mode="continuous"/>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style:style>
    <style:style style:name="T173" style:parent-style-name="Domyślnaczcionkaakapitu" style:family="text">
      <style:text-properties fo:background-color="#80FFFF" style:text-underline-type="single" style:text-underline-style="solid" style:text-underline-width="auto" style:text-underline-mode="continuous"/>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style:style>
    <style:style style:name="T180" style:parent-style-name="Domyślnaczcionkaakapitu" style:family="text">
      <style:text-properties style:text-underline-type="single" style:text-underline-style="solid" style:text-underline-width="auto" style:text-underline-mode="continuous"/>
    </style:style>
    <style:style style:name="T181" style:parent-style-name="Domyślnaczcionkaakapitu" style:family="text">
      <style:text-properties fo:background-color="#80FFFF" style:text-underline-type="single" style:text-underline-style="solid" style:text-underline-width="auto" style:text-underline-mode="continuous"/>
    </style:style>
    <style:style style:name="T182" style:parent-style-name="Domyślnaczcionkaakapitu" style:family="text">
      <style:text-properties style:text-underline-type="single" style:text-underline-style="solid" style:text-underline-width="auto" style:text-underline-mode="continuous"/>
    </style:style>
    <style:style style:name="T183" style:parent-style-name="Domyślnaczcionkaakapitu" style:family="text">
      <style:text-properties fo:background-color="#80FFFF" style:text-underline-type="single" style:text-underline-style="solid" style:text-underline-width="auto" style:text-underline-mode="continuous"/>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style:style>
    <style:style style:name="T188" style:parent-style-name="Domyślnaczcionkaakapitu" style:family="text">
      <style:text-properties fo:background-color="#80FFFF" style:text-underline-type="single" style:text-underline-style="solid" style:text-underline-width="auto" style:text-underline-mode="continuous"/>
    </style:style>
    <style:style style:name="T189" style:parent-style-name="Domyślnaczcionkaakapitu" style:family="text">
      <style:text-properties style:text-underline-type="single" style:text-underline-style="solid" style:text-underline-width="auto" style:text-underline-mode="continuous"/>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P192" style:parent-style-name="Normalny" style:family="paragraph">
      <style:paragraph-properties fo:text-align="justify" fo:line-height="150%"/>
    </style:style>
    <style:style style:name="T193" style:parent-style-name="Domyślnaczcionkaakapitu" style:family="text">
      <style:text-properties style:text-underline-type="single" style:text-underline-style="solid" style:text-underline-width="auto" style:text-underline-mode="continuous"/>
    </style:style>
    <style:style style:name="T194" style:parent-style-name="Domyślnaczcionkaakapitu" style:family="text">
      <style:text-properties fo:background-color="#80FFFF" style:text-underline-type="single" style:text-underline-style="solid" style:text-underline-width="auto" style:text-underline-mode="continuous"/>
    </style:style>
    <style:style style:name="T195" style:parent-style-name="Domyślnaczcionkaakapitu" style:family="text">
      <style:text-properties style:text-underline-type="single" style:text-underline-style="solid" style:text-underline-width="auto" style:text-underline-mode="continuous"/>
    </style:style>
    <style:style style:name="T196" style:parent-style-name="Domyślnaczcionkaakapitu" style:family="text">
      <style:text-properties fo:background-color="#80FFFF" style:text-underline-type="single" style:text-underline-style="solid" style:text-underline-width="auto" style:text-underline-mode="continuous"/>
    </style:style>
    <style:style style:name="T197" style:parent-style-name="Domyślnaczcionkaakapitu" style:family="text">
      <style:text-properties style:text-underline-type="single" style:text-underline-style="solid" style:text-underline-width="auto" style:text-underline-mode="continuous"/>
    </style:style>
    <style:style style:name="T198" style:parent-style-name="Domyślnaczcionkaakapitu" style:family="text">
      <style:text-properties fo:background-color="#80FFFF" style:text-underline-type="single" style:text-underline-style="solid" style:text-underline-width="auto" style:text-underline-mode="continuous"/>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P201" style:parent-style-name="Normalny" style:family="paragraph">
      <style:paragraph-properties fo:text-align="justify" fo:line-height="150%"/>
    </style:style>
    <style:style style:name="T202" style:parent-style-name="Domyślnaczcionkaakapitu" style:family="text">
      <style:text-properties fo:background-color="#80FFFF" style:text-underline-type="single" style:text-underline-style="solid" style:text-underline-width="auto" style:text-underline-mode="continuous"/>
    </style:style>
    <style:style style:name="T203" style:parent-style-name="Domyślnaczcionkaakapitu" style:family="text">
      <style:text-properties style:text-underline-type="single" style:text-underline-style="solid" style:text-underline-width="auto" style:text-underline-mode="continuous"/>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style:style>
    <style:style style:name="T209" style:parent-style-name="Domyślnaczcionkaakapitu" style:family="text">
      <style:text-properties style:text-underline-type="single" style:text-underline-style="solid" style:text-underline-width="auto" style:text-underline-mode="continuous"/>
    </style:style>
    <style:style style:name="T210" style:parent-style-name="Domyślnaczcionkaakapitu" style:family="text">
      <style:text-properties fo:background-color="#80FFFF" style:text-underline-type="single" style:text-underline-style="solid" style:text-underline-width="auto" style:text-underline-mode="continuous"/>
    </style:style>
    <style:style style:name="T211" style:parent-style-name="Domyślnaczcionkaakapitu" style:family="text">
      <style:text-properties style:text-underline-type="single" style:text-underline-style="solid" style:text-underline-width="auto" style:text-underline-mode="continuous"/>
    </style:style>
    <style:style style:name="T212" style:parent-style-name="Domyślnaczcionkaakapitu" style:family="text">
      <style:text-properties fo:background-color="#80FFFF" style:text-underline-type="single" style:text-underline-style="solid" style:text-underline-width="auto" style:text-underline-mode="continuous"/>
    </style:style>
    <style:style style:name="T213" style:parent-style-name="Domyślnaczcionkaakapitu" style:family="text">
      <style:text-properties style:text-underline-type="single" style:text-underline-style="solid" style:text-underline-width="auto" style:text-underline-mode="continuous"/>
    </style:style>
    <style:style style:name="T214" style:parent-style-name="Domyślnaczcionkaakapitu" style:family="text">
      <style:text-properties fo:background-color="#80FFFF" style:text-underline-type="single" style:text-underline-style="solid" style:text-underline-width="auto" style:text-underline-mode="continuous"/>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P217" style:parent-style-name="Normalny" style:family="paragraph">
      <style:paragraph-properties fo:text-align="justify" fo:line-height="150%"/>
    </style:style>
    <style:style style:name="T218" style:parent-style-name="Domyślnaczcionkaakapitu" style:family="text">
      <style:text-properties fo:background-color="#80FFFF" style:text-underline-type="single" style:text-underline-style="solid" style:text-underline-width="auto" style:text-underline-mode="continuous"/>
    </style:style>
    <style:style style:name="T219" style:parent-style-name="Domyślnaczcionkaakapitu" style:family="text">
      <style:text-properties style:text-underline-type="single" style:text-underline-style="solid" style:text-underline-width="auto" style:text-underline-mode="continuous"/>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479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479in"/>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style:style>
    <style:style style:name="T295" style:parent-style-name="Domyślnaczcionkaakapitu" style:family="text">
      <style:text-properties style:text-underline-type="single" style:text-underline-style="solid" style:text-underline-width="auto" style:text-underline-mode="continuous"/>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479in"/>
    </style:style>
    <style:style style:name="P300" style:parent-style-name="Normalny" style:family="paragraph">
      <style:paragraph-properties fo:text-align="justify" fo:line-height="150%"/>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fo:text-indent="0.2479in"/>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P310" style:parent-style-name="Normalny" style:family="paragraph">
      <style:paragraph-properties fo:text-align="justify" fo:line-height="150%" fo:text-indent="0.2479in"/>
    </style:style>
    <style:style style:name="P311" style:parent-style-name="Normalny" style:family="paragraph">
      <style:paragraph-properties fo:text-align="justify" fo:line-height="150%"/>
    </style:style>
    <style:style style:name="T312" style:parent-style-name="Domyślnaczcionkaakapitu" style:family="text">
      <style:text-properties style:text-underline-type="single" style:text-underline-style="solid" style:text-underline-width="auto" style:text-underline-mode="continuous"/>
    </style:style>
    <style:style style:name="T313" style:parent-style-name="Domyślnaczcionkaakapitu" style:family="text">
      <style:text-properties fo:background-color="#80FFFF" style:text-underline-type="single" style:text-underline-style="solid" style:text-underline-width="auto" style:text-underline-mode="continuous"/>
    </style:style>
    <style:style style:name="T314" style:parent-style-name="Domyślnaczcionkaakapitu" style:family="text">
      <style:text-properties style:text-underline-type="single" style:text-underline-style="solid" style:text-underline-width="auto" style:text-underline-mode="continuous"/>
    </style:style>
    <style:style style:name="T315" style:parent-style-name="Domyślnaczcionkaakapitu" style:family="text">
      <style:text-properties fo:background-color="#80FFFF" style:text-underline-type="single" style:text-underline-style="solid" style:text-underline-width="auto" style:text-underline-mode="continuous"/>
    </style:style>
    <style:style style:name="T316" style:parent-style-name="Domyślnaczcionkaakapitu" style:family="text">
      <style:text-properties style:text-underline-type="single" style:text-underline-style="solid" style:text-underline-width="auto" style:text-underline-mode="continuous"/>
    </style:style>
    <style:style style:name="T317" style:parent-style-name="Domyślnaczcionkaakapitu" style:family="text">
      <style:text-properties fo:background-color="#80FFFF" style:text-underline-type="single" style:text-underline-style="solid" style:text-underline-width="auto" style:text-underline-mode="continuous"/>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style:style>
    <style:style style:name="T321" style:parent-style-name="Domyślnaczcionkaakapitu" style:family="text">
      <style:text-properties style:text-underline-type="single" style:text-underline-style="solid" style:text-underline-width="auto" style:text-underline-mode="continuous"/>
    </style:style>
    <style:style style:name="T322" style:parent-style-name="Domyślnaczcionkaakapitu" style:family="text">
      <style:text-properties fo:background-color="#80FFFF" style:text-underline-type="single" style:text-underline-style="solid" style:text-underline-width="auto" style:text-underline-mode="continuous"/>
    </style:style>
    <style:style style:name="T323" style:parent-style-name="Domyślnaczcionkaakapitu" style:family="text">
      <style:text-properties style:text-underline-type="single" style:text-underline-style="solid" style:text-underline-width="auto" style:text-underline-mode="continuous"/>
    </style:style>
    <style:style style:name="P324" style:parent-style-name="Normalny" style:family="paragraph">
      <style:paragraph-properties fo:text-align="justify" fo:line-height="150%" fo:text-indent="0.2479in"/>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P330" style:parent-style-name="Normalny" style:family="paragraph">
      <style:paragraph-properties fo:text-align="justify" fo:line-height="150%" fo:text-indent="0.2479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tab-stops>
          <style:tab-stop style:type="left" style:position="4.952in"/>
        </style:tab-stops>
      </style:paragraph-properties>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479in"/>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P364" style:parent-style-name="Normalny" style:family="paragraph">
      <style:paragraph-properties fo:text-align="justify" fo:line-height="150%"/>
    </style:style>
    <style:style style:name="T365" style:parent-style-name="Domyślnaczcionkaakapitu" style:family="text">
      <style:text-properties style:text-underline-type="single" style:text-underline-style="solid" style:text-underline-width="auto" style:text-underline-mode="continuous"/>
    </style:style>
    <style:style style:name="T366" style:parent-style-name="Domyślnaczcionkaakapitu" style:family="text">
      <style:text-properties fo:background-color="#80FFFF" style:text-underline-type="single" style:text-underline-style="solid" style:text-underline-width="auto" style:text-underline-mode="continuous"/>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P369" style:parent-style-name="Normalny" style:family="paragraph">
      <style:paragraph-properties fo:text-align="justify" fo:line-height="150%"/>
    </style:style>
    <style:style style:name="T370" style:parent-style-name="Domyślnaczcionkaakapitu" style:family="text">
      <style:text-properties fo:background-color="#80FFFF" style:text-underline-type="single" style:text-underline-style="solid" style:text-underline-width="auto" style:text-underline-mode="continuous"/>
    </style:style>
    <style:style style:name="T371" style:parent-style-name="Domyślnaczcionkaakapitu" style:family="text">
      <style:text-properties style:text-underline-type="single" style:text-underline-style="solid" style:text-underline-width="auto" style:text-underline-mode="continuous"/>
    </style:style>
    <style:style style:name="T372" style:parent-style-name="Domyślnaczcionkaakapitu" style:family="text">
      <style:text-properties fo:background-color="#80FFFF" style:text-underline-type="single" style:text-underline-style="solid" style:text-underline-width="auto" style:text-underline-mode="continuous"/>
    </style:style>
    <style:style style:name="T373" style:parent-style-name="Domyślnaczcionkaakapitu" style:family="text">
      <style:text-properties style:text-underline-type="single" style:text-underline-style="solid" style:text-underline-width="auto" style:text-underline-mode="continuous"/>
    </style:style>
    <style:style style:name="T374" style:parent-style-name="Domyślnaczcionkaakapitu" style:family="text">
      <style:text-properties fo:background-color="#80FFFF" style:text-underline-type="single" style:text-underline-style="solid" style:text-underline-width="auto" style:text-underline-mode="continuous"/>
    </style:style>
    <style:style style:name="T375" style:parent-style-name="Domyślnaczcionkaakapitu" style:family="text">
      <style:text-properties style:text-underline-type="single" style:text-underline-style="solid" style:text-underline-width="auto" style:text-underline-mode="continuous"/>
    </style:style>
    <style:style style:name="T376" style:parent-style-name="Domyślnaczcionkaakapitu" style:family="text">
      <style:text-properties fo:background-color="#80FFFF" style:text-underline-type="single" style:text-underline-style="solid" style:text-underline-width="auto" style:text-underline-mode="continuous"/>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P380" style:parent-style-name="Normalny" style:family="paragraph">
      <style:paragraph-properties fo:text-align="justify" fo:line-height="150%" fo:text-indent="0.2479in"/>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style:tab-stops>
          <style:tab-stop style:type="left" style:leader-style="solid" style:leader-text="_" style:position="1.5763in"/>
          <style:tab-stop style:type="left" style:leader-style="solid" style:leader-text="_" style:position="1.7451in"/>
          <style:tab-stop style:type="left" style:leader-style="solid" style:leader-text="_" style:position="3.7013in"/>
        </style:tab-stops>
      </style:paragraph-properties>
    </style:style>
    <style:style style:name="T385" style:parent-style-name="Domyślnaczcionkaakapitu" style:family="text">
      <style:text-properties fo:background-color="#80FFFF" style:text-underline-type="single" style:text-underline-style="solid" style:text-underline-width="auto" style:text-underline-mode="continuous"/>
    </style:style>
    <style:style style:name="T386" style:parent-style-name="Domyślnaczcionkaakapitu" style:family="text">
      <style:text-properties style:text-underline-type="single" style:text-underline-style="solid" style:text-underline-width="auto" style:text-underline-mode="continuous"/>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style:style>
    <style:style style:name="T407" style:parent-style-name="Domyślnaczcionkaakapitu" style:family="text">
      <style:text-properties style:text-underline-type="single" style:text-underline-style="solid" style:text-underline-width="auto" style:text-underline-mode="continuous"/>
    </style:style>
    <style:style style:name="P408" style:parent-style-name="Normalny" style:family="paragraph">
      <style:paragraph-properties fo:text-align="justify" fo:line-height="150%" fo:text-indent="0.2479in"/>
    </style:style>
    <style:style style:name="P409" style:parent-style-name="Normalny" style:family="paragraph">
      <style:paragraph-properties fo:text-align="justify" fo:line-height="150%"/>
    </style:style>
    <style:style style:name="T410" style:parent-style-name="Domyślnaczcionkaakapitu" style:family="text">
      <style:text-properties style:text-underline-type="single" style:text-underline-style="solid" style:text-underline-width="auto" style:text-underline-mode="continuous"/>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P451" style:parent-style-name="Normalny" style:family="paragraph">
      <style:paragraph-properties fo:text-align="justify" fo:line-height="150%"/>
    </style:style>
    <style:style style:name="T452" style:parent-style-name="Domyślnaczcionkaakapitu" style:family="text">
      <style:text-properties style:text-underline-type="single" style:text-underline-style="solid" style:text-underline-width="auto" style:text-underline-mode="continuous"/>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P464" style:parent-style-name="Normalny" style:family="paragraph">
      <style:paragraph-properties fo:text-align="justify" fo:line-height="150%"/>
    </style:style>
    <style:style style:name="T465" style:parent-style-name="Domyślnaczcionkaakapitu" style:family="text">
      <style:text-properties style:text-underline-type="single" style:text-underline-style="solid" style:text-underline-width="auto" style:text-underline-mode="continuous"/>
    </style:style>
    <style:style style:name="T466" style:parent-style-name="Domyślnaczcionkaakapitu" style:family="text">
      <style:text-properties fo:background-color="#80FFFF" style:text-underline-type="single" style:text-underline-style="solid" style:text-underline-width="auto" style:text-underline-mode="continuous"/>
    </style:style>
    <style:style style:name="T467" style:parent-style-name="Domyślnaczcionkaakapitu" style:family="text">
      <style:text-properties style:text-underline-type="single" style:text-underline-style="solid" style:text-underline-width="auto" style:text-underline-mode="continuous"/>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T485" style:parent-style-name="Domyślnaczcionkaakapitu" style:family="text">
      <style:text-properties style:text-underline-type="single" style:text-underline-style="solid" style:text-underline-width="auto" style:text-underline-mode="continuous"/>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style:style>
    <style:style style:name="T489" style:parent-style-name="Domyślnaczcionkaakapitu" style:family="text">
      <style:text-properties style:text-underline-type="single" style:text-underline-style="solid" style:text-underline-width="auto" style:text-underline-mode="continuous"/>
    </style:style>
    <style:style style:name="T490" style:parent-style-name="Domyślnaczcionkaakapitu" style:family="text">
      <style:text-properties fo:background-color="#80FFFF" style:text-underline-type="single" style:text-underline-style="solid" style:text-underline-width="auto" style:text-underline-mode="continuous"/>
    </style:style>
    <style:style style:name="T491" style:parent-style-name="Domyślnaczcionkaakapitu" style:family="text">
      <style:text-properties style:text-underline-type="single" style:text-underline-style="solid" style:text-underline-width="auto" style:text-underline-mode="continuous"/>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style:style>
    <style:style style:name="T506" style:parent-style-name="Domyślnaczcionkaakapitu" style:family="text">
      <style:text-properties style:text-underline-type="single" style:text-underline-style="solid" style:text-underline-width="auto" style:text-underline-mode="continuous"/>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fo:text-indent="0.2479in"/>
    </style:style>
    <style:style style:name="P511" style:parent-style-name="Normalny" style:family="paragraph">
      <style:paragraph-properties fo:text-align="justify" fo:line-height="150%" fo:text-indent="0.2479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P519" style:parent-style-name="Normalny" style:family="paragraph">
      <style:paragraph-properties fo:text-align="justify" fo:line-height="150%"/>
    </style:style>
    <style:style style:name="T520" style:parent-style-name="Domyślnaczcionkaakapitu" style:family="text">
      <style:text-properties style:text-underline-type="single" style:text-underline-style="solid" style:text-underline-width="auto" style:text-underline-mode="continuous"/>
    </style:style>
    <style:style style:name="P521" style:parent-style-name="Normalny" style:family="paragraph">
      <style:paragraph-properties fo:text-align="justify" fo:line-height="150%" fo:text-indent="0.2479in"/>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P533" style:parent-style-name="Normalny" style:family="paragraph">
      <style:paragraph-properties fo:text-align="justify" fo:line-height="150%"/>
    </style:style>
    <style:style style:name="T534" style:parent-style-name="Domyślnaczcionkaakapitu" style:family="text">
      <style:text-properties style:text-underline-type="single" style:text-underline-style="solid" style:text-underline-width="auto" style:text-underline-mode="continuous"/>
    </style:style>
    <style:style style:name="T535" style:parent-style-name="Domyślnaczcionkaakapitu" style:family="text">
      <style:text-properties fo:background-color="#80FFFF" style:text-underline-type="single" style:text-underline-style="solid" style:text-underline-width="auto" style:text-underline-mode="continuous"/>
    </style:style>
    <style:style style:name="T536" style:parent-style-name="Domyślnaczcionkaakapitu" style:family="text">
      <style:text-properties style:text-underline-type="single" style:text-underline-style="solid" style:text-underline-width="auto" style:text-underline-mode="continuous"/>
    </style:style>
    <style:style style:name="T537" style:parent-style-name="Domyślnaczcionkaakapitu" style:family="text">
      <style:text-properties fo:background-color="#80FFFF" style:text-underline-type="single" style:text-underline-style="solid" style:text-underline-width="auto" style:text-underline-mode="continuous"/>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479in"/>
    </style:style>
    <style:style style:name="P540" style:parent-style-name="Normalny" style:family="paragraph">
      <style:paragraph-properties fo:text-align="justify" fo:line-height="150%"/>
    </style:style>
    <style:style style:name="T541" style:parent-style-name="Domyślnaczcionkaakapitu" style:family="text">
      <style:text-properties style:text-underline-type="single" style:text-underline-style="solid" style:text-underline-width="auto" style:text-underline-mode="continuous"/>
    </style:style>
    <style:style style:name="P542" style:parent-style-name="Normalny" style:family="paragraph">
      <style:paragraph-properties fo:text-align="justify" fo:line-height="150%" fo:text-indent="0.2479in"/>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P545" style:parent-style-name="Normalny" style:family="paragraph">
      <style:paragraph-properties fo:text-align="justify" fo:line-height="150%"/>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fo:background-color="#80FFFF" style:text-underline-type="single" style:text-underline-style="solid" style:text-underline-width="auto" style:text-underline-mode="continuous"/>
    </style:style>
    <style:style style:name="T548" style:parent-style-name="Domyślnaczcionkaakapitu" style:family="text">
      <style:text-properties style:text-underline-type="single" style:text-underline-style="solid" style:text-underline-width="auto" style:text-underline-mode="continuous"/>
    </style:style>
    <style:style style:name="T549" style:parent-style-name="Domyślnaczcionkaakapitu" style:family="text">
      <style:text-properties fo:background-color="#80FFFF" style:text-underline-type="single" style:text-underline-style="solid" style:text-underline-width="auto" style:text-underline-mode="continuous"/>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style:tab-stops>
          <style:tab-stop style:type="left" style:position="3.6381in"/>
        </style:tab-stops>
      </style:paragraph-properties>
    </style:style>
    <style:style style:name="T554" style:parent-style-name="Domyślnaczcionkaakapitu" style:family="text">
      <style:text-properties fo:background-color="#80FFFF" style:text-underline-type="single" style:text-underline-style="solid" style:text-underline-width="auto" style:text-underline-mode="continuous"/>
    </style:style>
    <style:style style:name="T555" style:parent-style-name="Domyślnaczcionkaakapitu" style:family="text">
      <style:text-properties style:text-underline-type="single" style:text-underline-style="solid" style:text-underline-width="auto" style:text-underline-mode="continuous"/>
    </style:style>
    <style:style style:name="T556" style:parent-style-name="Domyślnaczcionkaakapitu" style:family="text">
      <style:text-properties fo:background-color="#80FFFF" style:text-underline-type="single" style:text-underline-style="solid" style:text-underline-width="auto" style:text-underline-mode="continuous"/>
    </style:style>
    <style:style style:name="T557" style:parent-style-name="Domyślnaczcionkaakapitu" style:family="text">
      <style:text-properties style:text-underline-type="single" style:text-underline-style="solid" style:text-underline-width="auto" style:text-underline-mode="continuous"/>
    </style:style>
    <style:style style:name="P558" style:parent-style-name="Normalny" style:family="paragraph">
      <style:paragraph-properties fo:text-align="justify" fo:line-height="150%" fo:text-indent="0.2479in"/>
    </style:style>
    <style:style style:name="P559" style:parent-style-name="Normalny" style:family="paragraph">
      <style:paragraph-properties fo:text-align="justify" fo:line-height="150%"/>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fo:text-indent="0.2479in"/>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style:style>
    <style:style style:name="T574" style:parent-style-name="Domyślnaczcionkaakapitu" style:family="text">
      <style:text-properties style:text-underline-type="single" style:text-underline-style="solid" style:text-underline-width="auto" style:text-underline-mode="continuous"/>
    </style:style>
    <style:style style:name="T575" style:parent-style-name="Domyślnaczcionkaakapitu" style:family="text">
      <style:text-properties fo:background-color="#80FFFF" style:text-underline-type="single" style:text-underline-style="solid" style:text-underline-width="auto" style:text-underline-mode="continuous"/>
    </style:style>
    <style:style style:name="P576" style:parent-style-name="Normalny" style:family="paragraph">
      <style:paragraph-properties fo:text-align="justify" fo:line-height="150%" fo:text-indent="0.2479in"/>
    </style:style>
    <style:style style:name="P577" style:parent-style-name="Normalny" style:family="paragraph">
      <style:paragraph-properties fo:text-align="justify" fo:line-height="150%"/>
    </style:style>
    <style:style style:name="T578" style:parent-style-name="Domyślnaczcionkaakapitu" style:family="text">
      <style:text-properties fo:background-color="#80FFFF" style:text-underline-type="single" style:text-underline-style="solid" style:text-underline-width="auto" style:text-underline-mode="continuous"/>
    </style:style>
    <style:style style:name="T579" style:parent-style-name="Domyślnaczcionkaakapitu" style:family="text">
      <style:text-properties style:text-underline-type="single" style:text-underline-style="solid" style:text-underline-width="auto" style:text-underline-mode="continuous"/>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P588" style:parent-style-name="Normalny" style:family="paragraph">
      <style:paragraph-properties fo:text-align="justify" fo:line-height="150%" fo:text-indent="0.2479in"/>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style:style>
    <style:style style:name="T616" style:parent-style-name="Domyślnaczcionkaakapitu" style:family="text">
      <style:text-properties fo:background-color="#80FFFF" style:text-underline-type="single" style:text-underline-style="solid" style:text-underline-width="auto" style:text-underline-mode="continuous"/>
    </style:style>
    <style:style style:name="T617" style:parent-style-name="Domyślnaczcionkaakapitu" style:family="text">
      <style:text-properties style:text-underline-type="single" style:text-underline-style="solid" style:text-underline-width="auto" style:text-underline-mode="continuous"/>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P681" style:parent-style-name="Normalny" style:family="paragraph">
      <style:paragraph-properties fo:text-align="justify" fo:line-height="150%"/>
    </style:style>
    <style:style style:name="T682" style:parent-style-name="Domyślnaczcionkaakapitu" style:family="text">
      <style:text-properties style:text-underline-type="single" style:text-underline-style="solid" style:text-underline-width="auto" style:text-underline-mode="continuous"/>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479in"/>
    </style:style>
    <style:style style:name="P685" style:parent-style-name="Normalny" style:family="paragraph">
      <style:paragraph-properties fo:text-align="justify" fo:line-height="150%"/>
    </style:style>
    <style:style style:name="T686" style:parent-style-name="Domyślnaczcionkaakapitu" style:family="text">
      <style:text-properties style:text-underline-type="single" style:text-underline-style="solid" style:text-underline-width="auto" style:text-underline-mode="continuous"/>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P705" style:parent-style-name="Normalny" style:family="paragraph">
      <style:paragraph-properties fo:text-align="justify" fo:line-height="150%" fo:text-indent="0.2479in"/>
    </style:style>
    <style:style style:name="P706" style:parent-style-name="Normalny" style:family="paragraph">
      <style:paragraph-properties fo:text-align="justify" fo:line-height="150%"/>
    </style:style>
    <style:style style:name="T707" style:parent-style-name="Domyślnaczcionkaakapitu" style:family="text">
      <style:text-properties style:text-underline-type="single" style:text-underline-style="solid" style:text-underline-width="auto" style:text-underline-mode="continuous"/>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479in"/>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text-underline-type="single" style:text-underline-style="solid" style:text-underline-width="auto" style:text-underline-mode="continuous"/>
    </style:style>
    <style:style style:name="T744" style:parent-style-name="Domyślnaczcionkaakapitu" style:family="text">
      <style:text-properties style:text-underline-type="single" style:text-underline-style="solid" style:text-underline-width="auto" style:text-underline-mode="continuous"/>
    </style:style>
    <style:style style:name="T745" style:parent-style-name="Domyślnaczcionkaakapitu" style:family="text">
      <style:text-properties fo:background-color="#80FFFF"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text-underline-type="single" style:text-underline-style="solid" style:text-underline-width="auto" style:text-underline-mode="continuous"/>
    </style:style>
    <style:style style:name="T752" style:parent-style-name="Domyślnaczcionkaakapitu" style:family="text">
      <style:text-properties style:text-underline-type="single" style:text-underline-style="solid" style:text-underline-width="auto" style:text-underline-mode="continuous"/>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style:style>
    <style:style style:name="T774" style:parent-style-name="Domyślnaczcionkaakapitu" style:family="text">
      <style:text-properties style:text-underline-type="single" style:text-underline-style="solid" style:text-underline-width="auto" style:text-underline-mode="continuous"/>
    </style:style>
    <style:style style:name="T775" style:parent-style-name="Domyślnaczcionkaakapitu" style:family="text">
      <style:text-properties fo:background-color="#80FFFF" style:text-underline-type="single" style:text-underline-style="solid" style:text-underline-width="auto" style:text-underline-mode="continuous"/>
    </style:style>
    <style:style style:name="T776" style:parent-style-name="Domyślnaczcionkaakapitu" style:family="text">
      <style:text-properties style:text-underline-type="single" style:text-underline-style="solid" style:text-underline-width="auto" style:text-underline-mode="continuous"/>
    </style:style>
    <style:style style:name="T777" style:parent-style-name="Domyślnaczcionkaakapitu" style:family="text">
      <style:text-properties fo:background-color="#80FFFF" style:text-underline-type="single" style:text-underline-style="solid" style:text-underline-width="auto" style:text-underline-mode="continuous"/>
    </style:style>
    <style:style style:name="P778" style:parent-style-name="Normalny" style:family="paragraph">
      <style:paragraph-properties fo:text-align="justify" fo:line-height="150%" fo:text-indent="0.2479in"/>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T798" style:parent-style-name="Domyślnaczcionkaakapitu" style:family="text">
      <style:text-properties style:text-underline-type="single" style:text-underline-style="solid" style:text-underline-width="auto" style:text-underline-mode="continuous"/>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style:text-underline-type="single" style:text-underline-style="solid" style:text-underline-width="auto" style:text-underline-mode="continuous"/>
    </style:style>
    <style:style style:name="T801" style:parent-style-name="Domyślnaczcionkaakapitu" style:family="text">
      <style:text-properties fo:background-color="#80FFFF" style:text-underline-type="single" style:text-underline-style="solid" style:text-underline-width="auto" style:text-underline-mode="continuous"/>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fo:text-indent="0.2479in"/>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T820" style:parent-style-name="Domyślnaczcionkaakapitu" style:family="text">
      <style:text-properties style:text-underline-type="single" style:text-underline-style="solid" style:text-underline-width="auto" style:text-underline-mode="continuous"/>
    </style:style>
    <style:style style:name="T821" style:parent-style-name="Domyślnaczcionkaakapitu" style:family="text">
      <style:text-properties fo:background-color="#80FFFF" style:text-underline-type="single" style:text-underline-style="solid" style:text-underline-width="auto" style:text-underline-mode="continuous"/>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style:style>
    <style:style style:name="T837" style:parent-style-name="Domyślnaczcionkaakapitu" style:family="text">
      <style:text-properties style:text-underline-type="single" style:text-underline-style="solid" style:text-underline-width="auto" style:text-underline-mode="continuous"/>
    </style:style>
    <style:style style:name="P838" style:parent-style-name="Normalny" style:family="paragraph">
      <style:paragraph-properties fo:text-align="justify" fo:line-height="150%" fo:text-indent="0.2479in"/>
    </style:style>
    <style:style style:name="P839" style:parent-style-name="Normalny" style:family="paragraph">
      <style:paragraph-properties fo:text-align="justify" fo:line-height="150%"/>
    </style:style>
    <style:style style:name="T840" style:parent-style-name="Domyślnaczcionkaakapitu" style:family="text">
      <style:text-properties style:text-underline-type="single" style:text-underline-style="solid" style:text-underline-width="auto" style:text-underline-mode="continuous"/>
    </style:style>
    <style:style style:name="T841" style:parent-style-name="Domyślnaczcionkaakapitu" style:family="text">
      <style:text-properties fo:background-color="#80FFFF" style:text-underline-type="single" style:text-underline-style="solid" style:text-underline-width="auto" style:text-underline-mode="continuous"/>
    </style:style>
    <style:style style:name="T842" style:parent-style-name="Domyślnaczcionkaakapitu" style:family="text">
      <style:text-properties style:text-underline-type="single" style:text-underline-style="solid" style:text-underline-width="auto" style:text-underline-mode="continuous"/>
    </style:style>
    <style:style style:name="T843" style:parent-style-name="Domyślnaczcionkaakapitu" style:family="text">
      <style:text-properties fo:background-color="#80FFFF" style:text-underline-type="single" style:text-underline-style="solid" style:text-underline-width="auto" style:text-underline-mode="continuous"/>
    </style:style>
    <style:style style:name="T844" style:parent-style-name="Domyślnaczcionkaakapitu" style:family="text">
      <style:text-properties style:text-underline-type="single" style:text-underline-style="solid" style:text-underline-width="auto" style:text-underline-mode="continuous"/>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P858" style:parent-style-name="Normalny" style:family="paragraph">
      <style:paragraph-properties fo:text-align="justify" fo:line-height="150%"/>
    </style:style>
    <style:style style:name="T859" style:parent-style-name="Domyślnaczcionkaakapitu" style:family="text">
      <style:text-properties style:text-underline-type="single" style:text-underline-style="solid" style:text-underline-width="auto" style:text-underline-mode="continuous"/>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style:style>
    <style:style style:name="T864" style:parent-style-name="Domyślnaczcionkaakapitu" style:family="text">
      <style:text-properties style:text-underline-type="single" style:text-underline-style="solid" style:text-underline-width="auto" style:text-underline-mode="continuous"/>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T873" style:parent-style-name="Domyślnaczcionkaakapitu" style:family="text">
      <style:text-properties style:text-underline-type="single" style:text-underline-style="solid" style:text-underline-width="auto" style:text-underline-mode="continuous"/>
    </style:style>
    <style:style style:name="T874" style:parent-style-name="Domyślnaczcionkaakapitu" style:family="text">
      <style:text-properties fo:background-color="#80FFFF" style:text-underline-type="single" style:text-underline-style="solid" style:text-underline-width="auto" style:text-underline-mode="continuous"/>
    </style:style>
    <style:style style:name="T875" style:parent-style-name="Domyślnaczcionkaakapitu" style:family="text">
      <style:text-properties style:text-underline-type="single" style:text-underline-style="solid" style:text-underline-width="auto" style:text-underline-mode="continuous"/>
    </style:style>
    <style:style style:name="T876" style:parent-style-name="Domyślnaczcionkaakapitu" style:family="text">
      <style:text-properties fo:background-color="#80FFFF" style:text-underline-type="single" style:text-underline-style="solid" style:text-underline-width="auto" style:text-underline-mode="continuous"/>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style:style>
    <style:style style:name="T880" style:parent-style-name="Domyślnaczcionkaakapitu" style:family="text">
      <style:text-properties style:text-underline-type="single" style:text-underline-style="solid" style:text-underline-width="auto" style:text-underline-mode="continuous"/>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style:style>
    <style:style style:name="T892" style:parent-style-name="Domyślnaczcionkaakapitu" style:family="text">
      <style:text-properties style:text-underline-type="single" style:text-underline-style="solid" style:text-underline-width="auto" style:text-underline-mode="continuous"/>
    </style:style>
    <style:style style:name="T893" style:parent-style-name="Domyślnaczcionkaakapitu" style:family="text">
      <style:text-properties fo:background-color="#80FFFF" style:text-underline-type="single" style:text-underline-style="solid" style:text-underline-width="auto" style:text-underline-mode="continuous"/>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style>
    <style:style style:name="T897" style:parent-style-name="Domyślnaczcionkaakapitu" style:family="text">
      <style:text-properties fo:background-color="#80FFFF" style:text-underline-type="single" style:text-underline-style="solid" style:text-underline-width="auto" style:text-underline-mode="continuous"/>
    </style:style>
    <style:style style:name="T898" style:parent-style-name="Domyślnaczcionkaakapitu" style:family="text">
      <style:text-properties style:text-underline-type="single" style:text-underline-style="solid" style:text-underline-width="auto" style:text-underline-mode="continuous"/>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P904" style:parent-style-name="Normalny" style:family="paragraph">
      <style:paragraph-properties fo:text-align="justify" fo:line-height="150%"/>
    </style:style>
    <style:style style:name="T905" style:parent-style-name="Domyślnaczcionkaakapitu" style:family="text">
      <style:text-properties style:text-underline-type="single" style:text-underline-style="solid" style:text-underline-width="auto" style:text-underline-mode="continuous"/>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style:style>
    <style:style style:name="P915" style:parent-style-name="Normalny" style:family="paragraph">
      <style:paragraph-properties fo:text-align="justify" fo:line-height="150%"/>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style:style>
    <style:style style:name="P918" style:parent-style-name="Normalny" style:family="paragraph">
      <style:paragraph-properties fo:text-align="justify" fo:line-height="150%"/>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style:style>
    <style:style style:name="P921" style:parent-style-name="Normalny" style:family="paragraph">
      <style:paragraph-properties fo:text-align="justify" fo:line-height="150%"/>
    </style:style>
    <style:style style:name="T922" style:parent-style-name="Domyślnaczcionkaakapitu" style:family="text">
      <style:text-properties fo:background-color="#80FFFF"/>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fo:background-color="#80FFFF" style:text-underline-type="single" style:text-underline-style="solid" style:text-underline-width="auto" style:text-underline-mode="continuous"/>
    </style:style>
    <style:style style:name="T925" style:parent-style-name="Domyślnaczcionkaakapitu" style:family="text">
      <style:text-properties style:text-underline-type="single" style:text-underline-style="solid" style:text-underline-width="auto" style:text-underline-mode="continuous"/>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479in"/>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479in"/>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479in"/>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style:style>
    <style:style style:name="T962" style:parent-style-name="Domyślnaczcionkaakapitu" style:family="text">
      <style:text-properties style:text-underline-type="single" style:text-underline-style="solid" style:text-underline-width="auto" style:text-underline-mode="continuous"/>
    </style:style>
    <style:style style:name="P963" style:parent-style-name="Normalny" style:family="paragraph">
      <style:paragraph-properties fo:text-align="justify" fo:line-height="150%" fo:text-indent="0.2479in"/>
    </style:style>
    <style:style style:name="P964" style:parent-style-name="Normalny" style:family="paragraph">
      <style:paragraph-properties fo:text-align="justify" fo:line-height="150%"/>
    </style:style>
    <style:style style:name="T965" style:parent-style-name="Domyślnaczcionkaakapitu" style:family="text">
      <style:text-properties style:text-underline-type="single" style:text-underline-style="solid" style:text-underline-width="auto" style:text-underline-mode="continuous"/>
    </style:style>
    <style:style style:name="T966" style:parent-style-name="Domyślnaczcionkaakapitu" style:family="text">
      <style:text-properties fo:background-color="#80FFFF" style:text-underline-type="single" style:text-underline-style="solid" style:text-underline-width="auto" style:text-underline-mode="continuous"/>
    </style:style>
    <style:style style:name="T967" style:parent-style-name="Domyślnaczcionkaakapitu" style:family="text">
      <style:text-properties style:text-underline-type="single" style:text-underline-style="solid" style:text-underline-width="auto" style:text-underline-mode="continuous"/>
    </style:style>
    <style:style style:name="T968" style:parent-style-name="Domyślnaczcionkaakapitu" style:family="text">
      <style:text-properties fo:background-color="#80FFFF" style:text-underline-type="single" style:text-underline-style="solid" style:text-underline-width="auto" style:text-underline-mode="continuous"/>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text-underline-type="single" style:text-underline-style="solid" style:text-underline-width="auto" style:text-underline-mode="continuous"/>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479in"/>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P1007" style:parent-style-name="Normalny" style:family="paragraph">
      <style:paragraph-properties fo:text-align="justify" fo:line-height="150%" fo:text-indent="0.2479in"/>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479in"/>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P1019" style:parent-style-name="Normalny" style:family="paragraph">
      <style:paragraph-properties fo:text-align="justify" fo:line-height="150%"/>
    </style:style>
    <style:style style:name="T1020" style:parent-style-name="Domyślnaczcionkaakapitu" style:family="text">
      <style:text-properties fo:background-color="#80FFFF" style:text-underline-type="single" style:text-underline-style="solid" style:text-underline-width="auto" style:text-underline-mode="continuous"/>
    </style:style>
    <style:style style:name="T1021" style:parent-style-name="Domyślnaczcionkaakapitu" style:family="text">
      <style:text-properties style:text-underline-type="single" style:text-underline-style="solid" style:text-underline-width="auto" style:text-underline-mode="continuous"/>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style:style>
    <style:style style:name="P1026" style:parent-style-name="Normalny" style:family="paragraph">
      <style:paragraph-properties fo:text-align="justify" fo:line-height="150%" fo:text-indent="0.2479in"/>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style:style>
    <style:style style:name="T1030" style:parent-style-name="Domyślnaczcionkaakapitu" style:family="text">
      <style:text-properties style:text-underline-type="single" style:text-underline-style="solid" style:text-underline-width="auto" style:text-underline-mode="continuous"/>
    </style:style>
    <style:style style:name="T1031" style:parent-style-name="Domyślnaczcionkaakapitu" style:family="text">
      <style:text-properties fo:background-color="#80FFFF" style:text-underline-type="single" style:text-underline-style="solid" style:text-underline-width="auto" style:text-underline-mode="continuous"/>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style:style>
    <style:style style:name="T1036" style:parent-style-name="Domyślnaczcionkaakapitu" style:family="text">
      <style:text-properties fo:background-color="#80FFFF" style:text-underline-type="single" style:text-underline-style="solid" style:text-underline-width="auto" style:text-underline-mode="continuous"/>
    </style:style>
    <style:style style:name="T1037" style:parent-style-name="Domyślnaczcionkaakapitu" style:family="text">
      <style:text-properties style:text-underline-type="single" style:text-underline-style="solid" style:text-underline-width="auto" style:text-underline-mode="continuous"/>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fo:text-indent="0.2479in"/>
    </style:style>
    <style:style style:name="P1040" style:parent-style-name="Normalny" style:family="paragraph">
      <style:paragraph-properties fo:text-align="justify" fo:line-height="150%"/>
    </style:style>
    <style:style style:name="T1041" style:parent-style-name="Domyślnaczcionkaakapitu" style:family="text">
      <style:text-properties style:text-underline-type="single" style:text-underline-style="solid" style:text-underline-width="auto" style:text-underline-mode="continuous"/>
    </style:style>
    <style:style style:name="T1042" style:parent-style-name="Domyślnaczcionkaakapitu" style:family="text">
      <style:text-properties fo:background-color="#80FFFF" style:text-underline-type="single" style:text-underline-style="solid" style:text-underline-width="auto" style:text-underline-mode="continuous"/>
    </style:style>
    <style:style style:name="T1043" style:parent-style-name="Domyślnaczcionkaakapitu" style:family="text">
      <style:text-properties style:text-underline-type="single" style:text-underline-style="solid" style:text-underline-width="auto" style:text-underline-mode="continuous"/>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tab-stops>
          <style:tab-stop style:type="left" style:leader-style="dotted" style:leader-text="." style:position="4.4854in"/>
        </style:tab-stops>
      </style:paragraph-properties>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style:style>
    <style:style style:name="T1062" style:parent-style-name="Domyślnaczcionkaakapitu" style:family="text">
      <style:text-properties style:text-underline-type="single" style:text-underline-style="solid" style:text-underline-width="auto" style:text-underline-mode="continuous"/>
    </style:style>
    <style:style style:name="T1063" style:parent-style-name="Domyślnaczcionkaakapitu" style:family="text">
      <style:text-properties fo:background-color="#80FFFF" style:text-underline-type="single" style:text-underline-style="solid" style:text-underline-width="auto" style:text-underline-mode="continuous"/>
    </style:style>
    <style:style style:name="T1064" style:parent-style-name="Domyślnaczcionkaakapitu" style:family="text">
      <style:text-properties style:text-underline-type="single" style:text-underline-style="solid" style:text-underline-width="auto" style:text-underline-mode="continuous"/>
    </style:style>
    <style:style style:name="T1065" style:parent-style-name="Domyślnaczcionkaakapitu" style:family="text">
      <style:text-properties fo:background-color="#80FFFF" style:text-underline-type="single" style:text-underline-style="solid" style:text-underline-width="auto" style:text-underline-mode="continuous"/>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T1070" style:parent-style-name="Domyślnaczcionkaakapitu" style:family="text">
      <style:text-properties style:text-underline-type="single" style:text-underline-style="solid" style:text-underline-width="auto" style:text-underline-mode="continuous"/>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style:style>
    <style:style style:name="T1077" style:parent-style-name="Domyślnaczcionkaakapitu" style:family="text">
      <style:text-properties fo:background-color="#80FFFF" style:text-underline-type="single" style:text-underline-style="solid" style:text-underline-width="auto" style:text-underline-mode="continuous"/>
    </style:style>
    <style:style style:name="T1078" style:parent-style-name="Domyślnaczcionkaakapitu" style:family="text">
      <style:text-properties style:text-underline-type="single" style:text-underline-style="solid" style:text-underline-width="auto" style:text-underline-mode="continuous"/>
    </style:style>
    <style:style style:name="T1079" style:parent-style-name="Domyślnaczcionkaakapitu" style:family="text">
      <style:text-properties fo:background-color="#80FFFF"/>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style:style>
    <style:style style:name="T1096" style:parent-style-name="Domyślnaczcionkaakapitu" style:family="text">
      <style:text-properties style:text-underline-type="single" style:text-underline-style="solid" style:text-underline-width="auto" style:text-underline-mode="continuous"/>
    </style:style>
    <style:style style:name="P1097" style:parent-style-name="Normalny" style:family="paragraph">
      <style:paragraph-properties fo:text-align="justify" fo:line-height="150%" fo:text-indent="0.2479in"/>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style:style>
    <style:style style:name="T1121" style:parent-style-name="Domyślnaczcionkaakapitu" style:family="text">
      <style:text-properties fo:background-color="#80FFFF" style:text-underline-type="single" style:text-underline-style="solid" style:text-underline-width="auto" style:text-underline-mode="continuous"/>
    </style:style>
    <style:style style:name="T1122" style:parent-style-name="Domyślnaczcionkaakapitu" style:family="text">
      <style:text-properties style:text-underline-type="single" style:text-underline-style="solid" style:text-underline-width="auto" style:text-underline-mode="continuous"/>
    </style:style>
    <style:style style:name="P1123" style:parent-style-name="Normalny" style:family="paragraph">
      <style:paragraph-properties fo:text-align="justify" fo:line-height="150%" fo:text-indent="0.2479in"/>
    </style:style>
    <style:style style:name="P1124" style:parent-style-name="Normalny" style:family="paragraph">
      <style:paragraph-properties fo:text-align="justify" fo:line-height="150%"/>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479in"/>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479in"/>
    </style:style>
    <style:style style:name="P1145" style:parent-style-name="Normalny" style:family="paragraph">
      <style:paragraph-properties fo:text-align="justify" fo:line-height="150%"/>
    </style:style>
    <style:style style:name="T1146" style:parent-style-name="Domyślnaczcionkaakapitu" style:family="text">
      <style:text-properties style:text-underline-type="single" style:text-underline-style="solid" style:text-underline-width="auto" style:text-underline-mode="continuous"/>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style:style>
    <style:style style:name="T1167" style:parent-style-name="Domyślnaczcionkaakapitu" style:family="text">
      <style:text-properties style:text-underline-type="single" style:text-underline-style="solid" style:text-underline-width="auto" style:text-underline-mode="continuous"/>
    </style:style>
    <style:style style:name="T1168" style:parent-style-name="Domyślnaczcionkaakapitu" style:family="text">
      <style:text-properties fo:background-color="#80FFFF" style:text-underline-type="single" style:text-underline-style="solid" style:text-underline-width="auto" style:text-underline-mode="continuous"/>
    </style:style>
    <style:style style:name="T1169" style:parent-style-name="Domyślnaczcionkaakapitu" style:family="text">
      <style:text-properties style:text-underline-type="single" style:text-underline-style="solid" style:text-underline-width="auto" style:text-underline-mode="continuous"/>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style:style>
    <style:style style:name="T1182" style:parent-style-name="Domyślnaczcionkaakapitu" style:family="text">
      <style:text-properties style:text-underline-type="single" style:text-underline-style="solid" style:text-underline-width="auto" style:text-underline-mode="continuous"/>
    </style:style>
    <style:style style:name="T1183" style:parent-style-name="Domyślnaczcionkaakapitu" style:family="text">
      <style:text-properties fo:background-color="#80FFFF" style:text-underline-type="single" style:text-underline-style="solid" style:text-underline-width="auto" style:text-underline-mode="continuous"/>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P1189" style:parent-style-name="Normalny" style:family="paragraph">
      <style:paragraph-properties fo:text-align="justify" fo:line-height="150%"/>
    </style:style>
    <style:style style:name="T1190" style:parent-style-name="Domyślnaczcionkaakapitu" style:family="text">
      <style:text-properties fo:background-color="#80FFFF" style:text-underline-type="single" style:text-underline-style="solid" style:text-underline-width="auto" style:text-underline-mode="continuous"/>
    </style:style>
    <style:style style:name="T1191" style:parent-style-name="Domyślnaczcionkaakapitu" style:family="text">
      <style:text-properties style:text-underline-type="single" style:text-underline-style="solid" style:text-underline-width="auto" style:text-underline-mode="continuous"/>
    </style:style>
    <style:style style:name="T1192" style:parent-style-name="Domyślnaczcionkaakapitu" style:family="text">
      <style:text-properties fo:background-color="#80FFFF" style:text-underline-type="single" style:text-underline-style="solid" style:text-underline-width="auto" style:text-underline-mode="continuous"/>
    </style:style>
    <style:style style:name="T1193" style:parent-style-name="Domyślnaczcionkaakapitu" style:family="text">
      <style:text-properties style:text-underline-type="single" style:text-underline-style="solid" style:text-underline-width="auto" style:text-underline-mode="continuous"/>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style:style>
    <style:style style:name="T1204" style:parent-style-name="Domyślnaczcionkaakapitu" style:family="text">
      <style:text-properties fo:background-color="#80FFFF" style:text-underline-type="single" style:text-underline-style="solid" style:text-underline-width="auto" style:text-underline-mode="continuous"/>
    </style:style>
    <style:style style:name="T1205" style:parent-style-name="Domyślnaczcionkaakapitu" style:family="text">
      <style:text-properties style:text-underline-type="single" style:text-underline-style="solid" style:text-underline-width="auto" style:text-underline-mode="continuous"/>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style:style>
    <style:style style:name="T1234" style:parent-style-name="Domyślnaczcionkaakapitu" style:family="text">
      <style:text-properties style:text-underline-type="single" style:text-underline-style="solid" style:text-underline-width="auto" style:text-underline-mode="continuous"/>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479in"/>
    </style:style>
    <style:style style:name="P1243" style:parent-style-name="Normalny" style:family="paragraph">
      <style:paragraph-properties fo:text-align="justify" fo:line-height="150%"/>
    </style:style>
    <style:style style:name="T1244" style:parent-style-name="Domyślnaczcionkaakapitu" style:family="text">
      <style:text-properties style:text-underline-type="single" style:text-underline-style="solid" style:text-underline-width="auto" style:text-underline-mode="continuous"/>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style:style>
    <style:style style:name="T1257" style:parent-style-name="Domyślnaczcionkaakapitu" style:family="text">
      <style:text-properties fo:background-color="#80FFFF" style:text-underline-type="single" style:text-underline-style="solid" style:text-underline-width="auto" style:text-underline-mode="continuous"/>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479in"/>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P1270" style:parent-style-name="Normalny" style:family="paragraph">
      <style:paragraph-properties fo:text-align="justify" fo:line-height="150%"/>
    </style:style>
    <style:style style:name="T1271" style:parent-style-name="Domyślnaczcionkaakapitu" style:family="text">
      <style:text-properties fo:background-color="#80FFFF" style:text-underline-type="single" style:text-underline-style="solid" style:text-underline-width="auto" style:text-underline-mode="continuous"/>
    </style:style>
    <style:style style:name="T1272" style:parent-style-name="Domyślnaczcionkaakapitu" style:family="text">
      <style:text-properties style:text-underline-type="single" style:text-underline-style="solid" style:text-underline-width="auto" style:text-underline-mode="continuous"/>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P1275" style:parent-style-name="Normalny" style:family="paragraph">
      <style:paragraph-properties fo:text-align="justify" fo:line-height="150%" fo:text-indent="0.2479in"/>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style:style>
    <style:style style:name="T1287" style:parent-style-name="Domyślnaczcionkaakapitu" style:family="text">
      <style:text-properties style:text-underline-type="single" style:text-underline-style="solid" style:text-underline-width="auto" style:text-underline-mode="continuous"/>
    </style:style>
    <style:style style:name="T1288" style:parent-style-name="Domyślnaczcionkaakapitu" style:family="text">
      <style:text-properties fo:background-color="#80FFFF" style:text-underline-type="single" style:text-underline-style="solid" style:text-underline-width="auto" style:text-underline-mode="continuous"/>
    </style:style>
    <style:style style:name="T1289" style:parent-style-name="Domyślnaczcionkaakapitu" style:family="text">
      <style:text-properties style:text-underline-type="single" style:text-underline-style="solid" style:text-underline-width="auto" style:text-underline-mode="continuous"/>
    </style:style>
    <style:style style:name="T1290" style:parent-style-name="Domyślnaczcionkaakapitu" style:family="text">
      <style:text-properties fo:background-color="#80FFFF" style:text-underline-type="single" style:text-underline-style="solid" style:text-underline-width="auto" style:text-underline-mode="continuous"/>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style:style>
    <style:style style:name="T1295" style:parent-style-name="Domyślnaczcionkaakapitu" style:family="text">
      <style:text-properties style:text-underline-type="single" style:text-underline-style="solid" style:text-underline-width="auto" style:text-underline-mode="continuous"/>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P1301" style:parent-style-name="Normalny" style:family="paragraph">
      <style:paragraph-properties fo:text-align="justify" fo:line-height="150%" fo:text-indent="0.2479in"/>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style:text-underline-type="single" style:text-underline-style="solid" style:text-underline-width="auto" style:text-underline-mode="continuous"/>
    </style:style>
    <style:style style:name="T1311" style:parent-style-name="Domyślnaczcionkaakapitu" style:family="text">
      <style:text-properties fo:background-color="#80FFFF" style:text-underline-type="single" style:text-underline-style="solid" style:text-underline-width="auto" style:text-underline-mode="continuous"/>
    </style:style>
    <style:style style:name="P1312" style:parent-style-name="Normalny" style:family="paragraph">
      <style:paragraph-properties fo:text-align="justify" fo:line-height="150%" fo:text-indent="0.2479in"/>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P1317" style:parent-style-name="Normalny" style:family="paragraph">
      <style:paragraph-properties fo:text-align="justify" fo:line-height="150%" fo:text-indent="0.2479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P1325" style:parent-style-name="Normalny" style:family="paragraph">
      <style:paragraph-properties fo:text-align="justify" fo:line-height="150%" fo:text-indent="0.2479in"/>
    </style:style>
    <style:style style:name="P1326" style:parent-style-name="Normalny" style:family="paragraph">
      <style:paragraph-properties fo:text-align="justify" fo:line-height="150%"/>
    </style:style>
    <style:style style:name="T1327" style:parent-style-name="Domyślnaczcionkaakapitu" style:family="text">
      <style:text-properties style:text-underline-type="single" style:text-underline-style="solid" style:text-underline-width="auto" style:text-underline-mode="continuous"/>
    </style:style>
    <style:style style:name="T1328" style:parent-style-name="Domyślnaczcionkaakapitu" style:family="text">
      <style:text-properties fo:background-color="#80FFFF" style:text-underline-type="single" style:text-underline-style="solid" style:text-underline-width="auto" style:text-underline-mode="continuous"/>
    </style:style>
    <style:style style:name="T1329" style:parent-style-name="Domyślnaczcionkaakapitu" style:family="text">
      <style:text-properties style:text-underline-type="single" style:text-underline-style="solid" style:text-underline-width="auto" style:text-underline-mode="continuous"/>
    </style:style>
    <style:style style:name="T1330" style:parent-style-name="Domyślnaczcionkaakapitu" style:family="text">
      <style:text-properties fo:background-color="#80FFFF" style:text-underline-type="single" style:text-underline-style="solid" style:text-underline-width="auto" style:text-underline-mode="continuous"/>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style:style>
    <style:style style:name="T1336" style:parent-style-name="Domyślnaczcionkaakapitu" style:family="text">
      <style:text-properties style:text-underline-type="single" style:text-underline-style="solid" style:text-underline-width="auto" style:text-underline-mode="continuous"/>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479in"/>
    </style:style>
    <style:style style:name="P1339" style:parent-style-name="Normalny" style:family="paragraph">
      <style:paragraph-properties fo:text-align="justify" fo:line-height="150%"/>
    </style:style>
    <style:style style:name="T1340" style:parent-style-name="Domyślnaczcionkaakapitu" style:family="text">
      <style:text-properties style:text-underline-type="single" style:text-underline-style="solid" style:text-underline-width="auto" style:text-underline-mode="continuous"/>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style:style>
    <style:style style:name="T1347" style:parent-style-name="Domyślnaczcionkaakapitu" style:family="text">
      <style:text-properties style:text-underline-type="single" style:text-underline-style="solid" style:text-underline-width="auto" style:text-underline-mode="continuous"/>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P1352" style:parent-style-name="Normalny" style:family="paragraph">
      <style:paragraph-properties fo:text-align="justify" fo:line-height="150%"/>
    </style:style>
    <style:style style:name="T1353" style:parent-style-name="Domyślnaczcionkaakapitu" style:family="text">
      <style:text-properties style:text-underline-type="single" style:text-underline-style="solid" style:text-underline-width="auto" style:text-underline-mode="continuous"/>
    </style:style>
    <style:style style:name="T1354" style:parent-style-name="Domyślnaczcionkaakapitu" style:family="text">
      <style:text-properties fo:background-color="#80FFFF" style:text-underline-type="single" style:text-underline-style="solid" style:text-underline-width="auto" style:text-underline-mode="continuous"/>
    </style:style>
    <style:style style:name="T1355" style:parent-style-name="Domyślnaczcionkaakapitu" style:family="text">
      <style:text-properties style:text-underline-type="single" style:text-underline-style="solid" style:text-underline-width="auto" style:text-underline-mode="continuous"/>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style:style>
    <style:style style:name="T1359" style:parent-style-name="Domyślnaczcionkaakapitu" style:family="text">
      <style:text-properties style:text-underline-type="single" style:text-underline-style="solid" style:text-underline-width="auto" style:text-underline-mode="continuous"/>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style:style>
    <style:style style:name="T1364" style:parent-style-name="Domyślnaczcionkaakapitu" style:family="text">
      <style:text-properties fo:background-color="#80FFFF" style:text-underline-type="single" style:text-underline-style="solid" style:text-underline-width="auto" style:text-underline-mode="continuous"/>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style:style>
    <style:style style:name="T1376" style:parent-style-name="Domyślnaczcionkaakapitu" style:family="text">
      <style:text-properties style:text-underline-type="single" style:text-underline-style="solid" style:text-underline-width="auto" style:text-underline-mode="continuous"/>
    </style:style>
    <style:style style:name="T1377" style:parent-style-name="Domyślnaczcionkaakapitu" style:family="text">
      <style:text-properties fo:background-color="#80FFFF" style:text-underline-type="single" style:text-underline-style="solid" style:text-underline-width="auto" style:text-underline-mode="continuous"/>
    </style:style>
    <style:style style:name="T1378" style:parent-style-name="Domyślnaczcionkaakapitu" style:family="text">
      <style:text-properties style:text-underline-type="single" style:text-underline-style="solid" style:text-underline-width="auto" style:text-underline-mode="continuous"/>
    </style:style>
    <style:style style:name="T1379" style:parent-style-name="Domyślnaczcionkaakapitu" style:family="text">
      <style:text-properties fo:background-color="#80FFFF" style:text-underline-type="single" style:text-underline-style="solid" style:text-underline-width="auto" style:text-underline-mode="continuous"/>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style:style>
    <style:style style:name="T1386" style:parent-style-name="Domyślnaczcionkaakapitu" style:family="text">
      <style:text-properties style:text-underline-type="single" style:text-underline-style="solid" style:text-underline-width="auto" style:text-underline-mode="continuous"/>
    </style:style>
    <style:style style:name="P1387" style:parent-style-name="Normalny" style:family="paragraph">
      <style:paragraph-properties fo:text-align="justify" fo:line-height="150%" fo:text-indent="0.2479in"/>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style:style>
    <style:style style:name="T1393" style:parent-style-name="Domyślnaczcionkaakapitu" style:family="text">
      <style:text-properties style:text-underline-type="single" style:text-underline-style="solid" style:text-underline-width="auto" style:text-underline-mode="continuous"/>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style:style>
    <style:style style:name="T1397" style:parent-style-name="Domyślnaczcionkaakapitu" style:family="text">
      <style:text-properties fo:background-color="#80FFFF" style:text-underline-type="single" style:text-underline-style="solid" style:text-underline-width="auto" style:text-underline-mode="continuous"/>
    </style:style>
    <style:style style:name="T1398" style:parent-style-name="Domyślnaczcionkaakapitu" style:family="text">
      <style:text-properties style:text-underline-type="single" style:text-underline-style="solid" style:text-underline-width="auto" style:text-underline-mode="continuous"/>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style:style>
    <style:style style:name="T1402" style:parent-style-name="Domyślnaczcionkaakapitu" style:family="text">
      <style:text-properties style:text-underline-type="single" style:text-underline-style="solid" style:text-underline-width="auto" style:text-underline-mode="continuous"/>
    </style:style>
    <style:style style:name="T1403" style:parent-style-name="Domyślnaczcionkaakapitu" style:family="text">
      <style:text-properties fo:background-color="#80FFFF" style:text-underline-type="single" style:text-underline-style="solid" style:text-underline-width="auto" style:text-underline-mode="continuous"/>
    </style:style>
    <style:style style:name="P1404" style:parent-style-name="Normalny" style:family="paragraph">
      <style:paragraph-properties fo:text-align="justify" fo:line-height="150%" fo:text-indent="0.2479in"/>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P1407" style:parent-style-name="Normalny" style:family="paragraph">
      <style:paragraph-properties fo:text-align="justify" fo:line-height="150%"/>
    </style:style>
    <style:style style:name="T1408" style:parent-style-name="Domyślnaczcionkaakapitu" style:family="text">
      <style:text-properties fo:background-color="#80FFFF" style:text-underline-type="single" style:text-underline-style="solid" style:text-underline-width="auto" style:text-underline-mode="continuous"/>
    </style:style>
    <style:style style:name="T1409" style:parent-style-name="Domyślnaczcionkaakapitu" style:family="text">
      <style:text-properties style:text-underline-type="single" style:text-underline-style="solid" style:text-underline-width="auto" style:text-underline-mode="continuous"/>
    </style:style>
    <style:style style:name="T1410" style:parent-style-name="Domyślnaczcionkaakapitu" style:family="text">
      <style:text-properties fo:background-color="#80FFFF" style:text-underline-type="single" style:text-underline-style="solid" style:text-underline-width="auto" style:text-underline-mode="continuous"/>
    </style:style>
    <style:style style:name="T1411" style:parent-style-name="Domyślnaczcionkaakapitu" style:family="text">
      <style:text-properties fo:background-color="#80FFFF"/>
    </style:style>
    <style:style style:name="P1412" style:parent-style-name="Normalny" style:family="paragraph">
      <style:paragraph-properties fo:text-align="justify" fo:line-height="150%" fo:text-indent="0.2479in"/>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style:style>
    <style:style style:name="T1415" style:parent-style-name="Domyślnaczcionkaakapitu" style:family="text">
      <style:text-properties style:text-underline-type="single" style:text-underline-style="solid" style:text-underline-width="auto" style:text-underline-mode="continuous"/>
    </style:style>
    <style:style style:name="T1416" style:parent-style-name="Domyślnaczcionkaakapitu" style:family="text">
      <style:text-properties fo:background-color="#80FFFF" style:text-underline-type="single" style:text-underline-style="solid" style:text-underline-width="auto" style:text-underline-mode="continuous"/>
    </style:style>
    <style:style style:name="T1417" style:parent-style-name="Domyślnaczcionkaakapitu" style:family="text">
      <style:text-properties style:text-underline-type="single" style:text-underline-style="solid" style:text-underline-width="auto" style:text-underline-mode="continuous"/>
    </style:style>
    <style:style style:name="T1418" style:parent-style-name="Domyślnaczcionkaakapitu" style:family="text">
      <style:text-properties fo:background-color="#80FFFF" style:text-underline-type="single" style:text-underline-style="solid" style:text-underline-width="auto" style:text-underline-mode="continuous"/>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style:style>
    <style:style style:name="T1423" style:parent-style-name="Domyślnaczcionkaakapitu" style:family="text">
      <style:text-properties style:text-underline-type="single" style:text-underline-style="solid" style:text-underline-width="auto" style:text-underline-mode="continuous"/>
    </style:style>
    <style:style style:name="T1424" style:parent-style-name="Domyślnaczcionkaakapitu" style:family="text">
      <style:text-properties fo:background-color="#80FFFF" style:text-underline-type="single" style:text-underline-style="solid" style:text-underline-width="auto" style:text-underline-mode="continuous"/>
    </style:style>
    <style:style style:name="T1425" style:parent-style-name="Domyślnaczcionkaakapitu" style:family="text">
      <style:text-properties style:text-underline-type="single" style:text-underline-style="solid" style:text-underline-width="auto" style:text-underline-mode="continuous"/>
    </style:style>
    <style:style style:name="T1426" style:parent-style-name="Domyślnaczcionkaakapitu" style:family="text">
      <style:text-properties fo:background-color="#80FFFF" style:text-underline-type="single" style:text-underline-style="solid" style:text-underline-width="auto" style:text-underline-mode="continuous"/>
    </style:style>
    <style:style style:name="T1427" style:parent-style-name="Domyślnaczcionkaakapitu" style:family="text">
      <style:text-properties style:text-underline-type="single" style:text-underline-style="solid" style:text-underline-width="auto" style:text-underline-mode="continuous"/>
    </style:style>
    <style:style style:name="T1428" style:parent-style-name="Domyślnaczcionkaakapitu" style:family="text">
      <style:text-properties fo:background-color="#80FFFF" style:text-underline-type="single" style:text-underline-style="solid" style:text-underline-width="auto" style:text-underline-mode="continuous"/>
    </style:style>
    <style:style style:name="T1429" style:parent-style-name="Domyślnaczcionkaakapitu" style:family="text">
      <style:text-properties style:text-underline-type="single" style:text-underline-style="solid" style:text-underline-width="auto" style:text-underline-mode="continuous"/>
    </style:style>
    <style:style style:name="T1430" style:parent-style-name="Domyślnaczcionkaakapitu" style:family="text">
      <style:text-properties fo:background-color="#80FFFF" style:text-underline-type="single" style:text-underline-style="solid" style:text-underline-width="auto" style:text-underline-mode="continuous"/>
    </style:style>
    <style:style style:name="T1431" style:parent-style-name="Domyślnaczcionkaakapitu" style:family="text">
      <style:text-properties style:text-underline-type="single" style:text-underline-style="solid" style:text-underline-width="auto" style:text-underline-mode="continuous"/>
    </style:style>
    <style:style style:name="T1432" style:parent-style-name="Domyślnaczcionkaakapitu" style:family="text">
      <style:text-properties fo:background-color="#80FFFF" style:text-underline-type="single" style:text-underline-style="solid" style:text-underline-width="auto" style:text-underline-mode="continuous"/>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style>
    <style:style style:name="P1435" style:parent-style-name="Normalny" style:family="paragraph">
      <style:paragraph-properties fo:text-align="justify" fo:line-height="150%"/>
    </style:style>
    <style:style style:name="T1436" style:parent-style-name="Domyślnaczcionkaakapitu" style:family="text">
      <style:text-properties style:text-underline-type="single" style:text-underline-style="solid" style:text-underline-width="auto" style:text-underline-mode="continuous"/>
    </style:style>
    <style:style style:name="T1437" style:parent-style-name="Domyślnaczcionkaakapitu" style:family="text">
      <style:text-properties fo:background-color="#80FFFF" style:text-underline-type="single" style:text-underline-style="solid" style:text-underline-width="auto" style:text-underline-mode="continuous"/>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T1442" style:parent-style-name="Domyślnaczcionkaakapitu" style:family="text">
      <style:text-properties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style:style>
    <style:style style:name="T1446" style:parent-style-name="Domyślnaczcionkaakapitu" style:family="text">
      <style:text-properties style:text-underline-type="single" style:text-underline-style="solid" style:text-underline-width="auto" style:text-underline-mode="continuous"/>
    </style:style>
    <style:style style:name="T1447" style:parent-style-name="Domyślnaczcionkaakapitu" style:family="text">
      <style:text-properties fo:background-color="#80FFFF" style:text-underline-type="single" style:text-underline-style="solid" style:text-underline-width="auto" style:text-underline-mode="continuous"/>
    </style:style>
    <style:style style:name="T1448" style:parent-style-name="Domyślnaczcionkaakapitu" style:family="text">
      <style:text-properties style:text-underline-type="single" style:text-underline-style="solid" style:text-underline-width="auto" style:text-underline-mode="continuous"/>
    </style:style>
    <style:style style:name="T1449" style:parent-style-name="Domyślnaczcionkaakapitu" style:family="text">
      <style:text-properties fo:background-color="#80FFFF" style:text-underline-type="single" style:text-underline-style="solid" style:text-underline-width="auto" style:text-underline-mode="continuous"/>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fo:text-indent="0.2479in"/>
    </style:style>
    <style:style style:name="P1452" style:parent-style-name="Normalny" style:family="paragraph">
      <style:paragraph-properties fo:text-align="justify" fo:line-height="150%"/>
    </style:style>
    <style:style style:name="T1453" style:parent-style-name="Domyślnaczcionkaakapitu" style:family="text">
      <style:text-properties style:text-underline-type="single" style:text-underline-style="solid" style:text-underline-width="auto" style:text-underline-mode="continuous"/>
    </style:style>
    <style:style style:name="T1454" style:parent-style-name="Domyślnaczcionkaakapitu" style:family="text">
      <style:text-properties fo:background-color="#80FFFF" style:text-underline-type="single" style:text-underline-style="solid" style:text-underline-width="auto" style:text-underline-mode="continuous"/>
    </style:style>
    <style:style style:name="T1455" style:parent-style-name="Domyślnaczcionkaakapitu" style:family="text">
      <style:text-properties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style:style>
    <style:style style:name="T1458" style:parent-style-name="Domyślnaczcionkaakapitu" style:family="text">
      <style:text-properties style:text-underline-type="single" style:text-underline-style="solid" style:text-underline-width="auto" style:text-underline-mode="continuous"/>
    </style:style>
    <style:style style:name="P1459" style:parent-style-name="Normalny" style:family="paragraph">
      <style:paragraph-properties fo:text-align="justify" fo:line-height="150%" fo:text-indent="0.2479in"/>
    </style:style>
    <style:style style:name="P1460" style:parent-style-name="Normalny" style:family="paragraph">
      <style:paragraph-properties fo:text-align="justify" fo:line-height="150%"/>
    </style:style>
    <style:style style:name="T1461" style:parent-style-name="Domyślnaczcionkaakapitu" style:family="text">
      <style:text-properties style:text-underline-type="single" style:text-underline-style="solid" style:text-underline-width="auto" style:text-underline-mode="continuous"/>
    </style:style>
    <style:style style:name="P1462" style:parent-style-name="Normalny" style:family="paragraph">
      <style:paragraph-properties fo:text-align="justify" fo:line-height="150%" fo:text-indent="0.2479in"/>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style:style>
    <style:style style:name="T1467" style:parent-style-name="Domyślnaczcionkaakapitu" style:family="text">
      <style:text-properties style:text-underline-type="single" style:text-underline-style="solid" style:text-underline-width="auto" style:text-underline-mode="continuous"/>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style:style>
    <style:style style:name="T1471" style:parent-style-name="Domyślnaczcionkaakapitu" style:family="text">
      <style:text-properties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479in"/>
    </style:style>
    <style:style style:name="P1473" style:parent-style-name="Normalny" style:family="paragraph">
      <style:paragraph-properties fo:text-align="justify" fo:line-height="150%" fo:text-indent="0.2479in"/>
    </style:style>
    <style:style style:name="P1474" style:parent-style-name="Normalny" style:family="paragraph">
      <style:paragraph-properties fo:text-align="justify" fo:line-height="150%"/>
    </style:style>
    <style:style style:name="T1475" style:parent-style-name="Domyślnaczcionkaakapitu" style:family="text">
      <style:text-properties style:text-underline-type="single" style:text-underline-style="solid" style:text-underline-width="auto" style:text-underline-mode="continuous"/>
    </style:style>
    <style:style style:name="P1476" style:parent-style-name="Normalny" style:family="paragraph">
      <style:paragraph-properties fo:text-align="justify" fo:line-height="150%" fo:text-indent="0.2479in"/>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style:style>
    <style:style style:name="T1479" style:parent-style-name="Domyślnaczcionkaakapitu" style:family="text">
      <style:text-properties style:text-underline-type="single" style:text-underline-style="solid" style:text-underline-width="auto" style:text-underline-mode="continuous"/>
    </style:style>
    <style:style style:name="P1480" style:parent-style-name="Normalny" style:family="paragraph">
      <style:paragraph-properties fo:text-align="justify" fo:line-height="150%" fo:text-indent="0.2479in"/>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P1498" style:parent-style-name="Normalny" style:family="paragraph">
      <style:paragraph-properties fo:text-align="justify" fo:line-height="150%"/>
    </style:style>
    <style:style style:name="T1499" style:parent-style-name="Domyślnaczcionkaakapitu" style:family="text">
      <style:text-properties style:text-underline-type="single" style:text-underline-style="solid" style:text-underline-width="auto" style:text-underline-mode="continuous"/>
    </style:style>
    <style:style style:name="P1500" style:parent-style-name="Normalny" style:family="paragraph">
      <style:paragraph-properties fo:text-align="justify" fo:line-height="150%" fo:text-indent="0.2479in"/>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T1506" style:parent-style-name="Domyślnaczcionkaakapitu" style:family="text">
      <style:text-properties fo:background-color="#80FFFF" style:text-underline-type="single" style:text-underline-style="solid" style:text-underline-width="auto" style:text-underline-mode="continuous"/>
    </style:style>
    <style:style style:name="T1507" style:parent-style-name="Domyślnaczcionkaakapitu" style:family="text">
      <style:text-properties style:text-underline-type="single" style:text-underline-style="solid" style:text-underline-width="auto" style:text-underline-mode="continuous"/>
    </style:style>
    <style:style style:name="T1508" style:parent-style-name="Domyślnaczcionkaakapitu" style:family="text">
      <style:text-properties fo:background-color="#80FFFF" style:text-underline-type="single" style:text-underline-style="solid" style:text-underline-width="auto" style:text-underline-mode="continuous"/>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fo:background-color="#80FFFF" style:text-underline-type="single" style:text-underline-style="solid" style:text-underline-width="auto" style:text-underline-mode="continuous"/>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P1513" style:parent-style-name="Normalny" style:family="paragraph">
      <style:paragraph-properties fo:text-align="justify" fo:line-height="150%"/>
    </style:style>
    <style:style style:name="T1514" style:parent-style-name="Domyślnaczcionkaakapitu" style:family="text">
      <style:text-properties style:text-underline-type="single" style:text-underline-style="solid" style:text-underline-width="auto" style:text-underline-mode="continuous"/>
    </style:style>
    <style:style style:name="P1515" style:parent-style-name="Normalny" style:family="paragraph">
      <style:paragraph-properties fo:text-align="justify" fo:line-height="150%" fo:text-indent="0.2479in"/>
    </style:style>
    <style:style style:name="P1516" style:parent-style-name="Normalny" style:family="paragraph">
      <style:paragraph-properties fo:text-align="justify" fo:line-height="150%"/>
    </style:style>
    <style:style style:name="T1517" style:parent-style-name="Domyślnaczcionkaakapitu" style:family="text">
      <style:text-properties style:text-underline-type="single" style:text-underline-style="solid" style:text-underline-width="auto" style:text-underline-mode="continuous"/>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style:style>
    <style:style style:name="T1527" style:parent-style-name="Domyślnaczcionkaakapitu" style:family="text">
      <style:text-properties style:text-underline-type="single" style:text-underline-style="solid" style:text-underline-width="auto" style:text-underline-mode="continuous"/>
    </style:style>
    <style:style style:name="P1528" style:parent-style-name="Normalny" style:family="paragraph">
      <style:paragraph-properties fo:text-align="justify" fo:line-height="150%" fo:text-indent="0.2479in"/>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style:style>
    <style:style style:name="T1538" style:parent-style-name="Domyślnaczcionkaakapitu" style:family="text">
      <style:text-properties style:text-underline-type="single" style:text-underline-style="solid" style:text-underline-width="auto" style:text-underline-mode="continuous"/>
    </style:style>
    <style:style style:name="T1539" style:parent-style-name="Domyślnaczcionkaakapitu" style:family="text">
      <style:text-properties fo:background-color="#80FFFF" style:text-underline-type="single" style:text-underline-style="solid" style:text-underline-width="auto" style:text-underline-mode="continuous"/>
    </style:style>
    <style:style style:name="T1540" style:parent-style-name="Domyślnaczcionkaakapitu" style:family="text">
      <style:text-properties style:text-underline-type="single" style:text-underline-style="solid" style:text-underline-width="auto" style:text-underline-mode="continuous"/>
    </style:style>
    <style:style style:name="P1541" style:parent-style-name="Normalny" style:family="paragraph">
      <style:paragraph-properties fo:text-align="justify" fo:line-height="150%" fo:text-indent="0.2479in"/>
    </style:style>
    <style:style style:name="P1542" style:parent-style-name="Normalny" style:family="paragraph">
      <style:paragraph-properties fo:text-align="justify" fo:line-height="150%"/>
    </style:style>
    <style:style style:name="T1543" style:parent-style-name="Domyślnaczcionkaakapitu" style:family="text">
      <style:text-properties style:text-underline-type="single" style:text-underline-style="solid" style:text-underline-width="auto" style:text-underline-mode="continuous"/>
    </style:style>
    <style:style style:name="T1544" style:parent-style-name="Domyślnaczcionkaakapitu" style:family="text">
      <style:text-properties fo:background-color="#80FFFF" style:text-underline-type="single" style:text-underline-style="solid" style:text-underline-width="auto" style:text-underline-mode="continuous"/>
    </style:style>
    <style:style style:name="T1545" style:parent-style-name="Domyślnaczcionkaakapitu" style:family="text">
      <style:text-properties style:text-underline-type="single" style:text-underline-style="solid" style:text-underline-width="auto" style:text-underline-mode="continuous"/>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P1561" style:parent-style-name="Normalny" style:family="paragraph">
      <style:paragraph-properties fo:text-align="justify" fo:line-height="150%"/>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text-underline-type="single" style:text-underline-style="solid" style:text-underline-width="auto" style:text-underline-mode="continuous"/>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479in"/>
    </style:style>
    <style:style style:name="P1573" style:parent-style-name="Normalny" style:family="paragraph">
      <style:paragraph-properties fo:text-align="justify" fo:line-height="150%"/>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T1575" style:parent-style-name="Domyślnaczcionkaakapitu" style:family="text">
      <style:text-properties style:text-underline-type="single" style:text-underline-style="solid" style:text-underline-width="auto" style:text-underline-mode="continuous"/>
    </style:style>
    <style:style style:name="T1576" style:parent-style-name="Domyślnaczcionkaakapitu" style:family="text">
      <style:text-properties fo:background-color="#80FFFF" style:text-underline-type="single" style:text-underline-style="solid" style:text-underline-width="auto" style:text-underline-mode="continuous"/>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fo:text-indent="0.2479in"/>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fo:text-indent="0.2479in"/>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style:style>
    <style:style style:name="T1611" style:parent-style-name="Domyślnaczcionkaakapitu" style:family="text">
      <style:text-properties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P1613" style:parent-style-name="Normalny" style:family="paragraph">
      <style:paragraph-properties fo:text-align="justify" fo:line-height="150%" fo:text-indent="0.2479in"/>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style:style>
    <style:style style:name="T1621" style:parent-style-name="Domyślnaczcionkaakapitu" style:family="text">
      <style:text-properties style:text-underline-type="single" style:text-underline-style="solid" style:text-underline-width="auto" style:text-underline-mode="continuous"/>
    </style:style>
    <style:style style:name="T1622" style:parent-style-name="Domyślnaczcionkaakapitu" style:family="text">
      <style:text-properties fo:background-color="#80FFFF" style:text-underline-type="single" style:text-underline-style="solid" style:text-underline-width="auto" style:text-underline-mode="continuous"/>
    </style:style>
    <style:style style:name="T1623" style:parent-style-name="Domyślnaczcionkaakapitu" style:family="text">
      <style:text-properties style:text-underline-type="single" style:text-underline-style="solid" style:text-underline-width="auto" style:text-underline-mode="continuous"/>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fo:text-indent="0.2479in"/>
    </style:style>
    <style:style style:name="P1626" style:parent-style-name="Normalny" style:family="paragraph">
      <style:paragraph-properties fo:text-align="justify" fo:line-height="150%" fo:text-indent="0.2479in"/>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P1629" style:parent-style-name="Normalny" style:family="paragraph">
      <style:paragraph-properties fo:text-align="justify" fo:line-height="150%" fo:text-indent="0.2479in"/>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style:style>
    <style:style style:name="T1636" style:parent-style-name="Domyślnaczcionkaakapitu" style:family="text">
      <style:text-properties style:text-underline-type="single" style:text-underline-style="solid" style:text-underline-width="auto" style:text-underline-mode="continuous"/>
    </style:style>
    <style:style style:name="P1637" style:parent-style-name="Normalny" style:family="paragraph">
      <style:paragraph-properties fo:text-align="justify" fo:line-height="150%" fo:text-indent="0.2479in"/>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style:style>
    <style:style style:name="T1641" style:parent-style-name="Domyślnaczcionkaakapitu" style:family="text">
      <style:text-properties fo:background-color="#80FFFF" style:text-underline-type="single" style:text-underline-style="solid" style:text-underline-width="auto" style:text-underline-mode="continuous"/>
    </style:style>
    <style:style style:name="T1642" style:parent-style-name="Domyślnaczcionkaakapitu" style:family="text">
      <style:text-properties style:text-underline-type="single" style:text-underline-style="solid" style:text-underline-width="auto" style:text-underline-mode="continuous"/>
    </style:style>
    <style:style style:name="T1643" style:parent-style-name="Domyślnaczcionkaakapitu" style:family="text">
      <style:text-properties fo:background-color="#80FFFF" style:text-underline-type="single" style:text-underline-style="solid" style:text-underline-width="auto" style:text-underline-mode="continuous"/>
    </style:style>
    <style:style style:name="T1644" style:parent-style-name="Domyślnaczcionkaakapitu" style:family="text">
      <style:text-properties style:text-underline-type="single" style:text-underline-style="solid" style:text-underline-width="auto" style:text-underline-mode="continuous"/>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style:style>
    <style:style style:name="T1660" style:parent-style-name="Domyślnaczcionkaakapitu" style:family="text">
      <style:text-properties style:text-underline-type="single" style:text-underline-style="solid" style:text-underline-width="auto" style:text-underline-mode="continuous"/>
    </style:style>
    <style:style style:name="T1661" style:parent-style-name="Domyślnaczcionkaakapitu" style:family="text">
      <style:text-properties fo:background-color="#80FFFF" style:text-underline-type="single" style:text-underline-style="solid" style:text-underline-width="auto" style:text-underline-mode="continuous"/>
    </style:style>
    <style:style style:name="T1662" style:parent-style-name="Domyślnaczcionkaakapitu" style:family="text">
      <style:text-properties style:text-underline-type="single" style:text-underline-style="solid" style:text-underline-width="auto" style:text-underline-mode="continuous"/>
    </style:style>
    <style:style style:name="P1663" style:parent-style-name="Normalny" style:family="paragraph">
      <style:paragraph-properties fo:text-align="justify" fo:line-height="150%" fo:text-indent="0.2479in"/>
    </style:style>
    <style:style style:name="P1664" style:parent-style-name="Normalny" style:family="paragraph">
      <style:paragraph-properties fo:text-align="justify" fo:line-height="150%"/>
    </style:style>
    <style:style style:name="T1665" style:parent-style-name="Domyślnaczcionkaakapitu" style:family="text">
      <style:text-properties style:text-underline-type="single" style:text-underline-style="solid" style:text-underline-width="auto" style:text-underline-mode="continuous"/>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style:style>
    <style:style style:name="T1669" style:parent-style-name="Domyślnaczcionkaakapitu" style:family="text">
      <style:text-properties style:text-underline-type="single" style:text-underline-style="solid" style:text-underline-width="auto" style:text-underline-mode="continuous"/>
    </style:style>
    <style:style style:name="T1670" style:parent-style-name="Domyślnaczcionkaakapitu" style:family="text">
      <style:text-properties fo:background-color="#80FFFF"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style:style>
    <style:style style:name="T1675" style:parent-style-name="Domyślnaczcionkaakapitu" style:family="text">
      <style:text-properties style:text-underline-type="single" style:text-underline-style="solid" style:text-underline-width="auto" style:text-underline-mode="continuous"/>
    </style:style>
    <style:style style:name="P1676" style:parent-style-name="Normalny" style:family="paragraph">
      <style:paragraph-properties fo:text-align="justify" fo:line-height="150%" fo:text-indent="0.2479in"/>
    </style:style>
    <style:style style:name="P1677" style:parent-style-name="Normalny" style:family="paragraph">
      <style:paragraph-properties fo:text-align="justify" fo:line-height="150%"/>
    </style:style>
    <style:style style:name="T1678" style:parent-style-name="Domyślnaczcionkaakapitu" style:family="text">
      <style:text-properties style:text-underline-type="single" style:text-underline-style="solid" style:text-underline-width="auto" style:text-underline-mode="continuous"/>
    </style:style>
    <style:style style:name="T1679" style:parent-style-name="Domyślnaczcionkaakapitu" style:family="text">
      <style:text-properties fo:background-color="#80FFFF" style:text-underline-type="single" style:text-underline-style="solid" style:text-underline-width="auto" style:text-underline-mode="continuous"/>
    </style:style>
    <style:style style:name="P1680" style:parent-style-name="Normalny" style:family="paragraph">
      <style:paragraph-properties fo:text-align="justify" fo:line-height="150%" fo:text-indent="0.2479in"/>
    </style:style>
    <style:style style:name="P1681" style:parent-style-name="Normalny" style:family="paragraph">
      <style:paragraph-properties fo:text-align="justify" fo:line-height="150%"/>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T1688" style:parent-style-name="Domyślnaczcionkaakapitu" style:family="text">
      <style:text-properties style:text-underline-type="single" style:text-underline-style="solid" style:text-underline-width="auto" style:text-underline-mode="continuous"/>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style:style>
    <style:style style:name="T1693" style:parent-style-name="Domyślnaczcionkaakapitu" style:family="text">
      <style:text-properties style:text-underline-type="single" style:text-underline-style="solid" style:text-underline-width="auto" style:text-underline-mode="continuous"/>
    </style:style>
    <style:style style:name="T1694" style:parent-style-name="Domyślnaczcionkaakapitu" style:family="text">
      <style:text-properties fo:background-color="#80FFFF" style:text-underline-type="single" style:text-underline-style="solid" style:text-underline-width="auto" style:text-underline-mode="continuous"/>
    </style:style>
    <style:style style:name="T1695" style:parent-style-name="Domyślnaczcionkaakapitu" style:family="text">
      <style:text-properties style:text-underline-type="single" style:text-underline-style="solid" style:text-underline-width="auto" style:text-underline-mode="continuous"/>
    </style:style>
    <style:style style:name="P1696" style:parent-style-name="Normalny" style:family="paragraph">
      <style:paragraph-properties fo:text-align="justify" fo:line-height="150%" fo:text-indent="0.2479in"/>
    </style:style>
    <style:style style:name="P1697" style:parent-style-name="Normalny" style:family="paragraph">
      <style:paragraph-properties fo:text-align="justify" fo:line-height="150%"/>
    </style:style>
    <style:style style:name="T1698" style:parent-style-name="Domyślnaczcionkaakapitu" style:family="text">
      <style:text-properties style:text-underline-type="single" style:text-underline-style="solid" style:text-underline-width="auto" style:text-underline-mode="continuous"/>
    </style:style>
    <style:style style:name="P1699" style:parent-style-name="Normalny" style:family="paragraph">
      <style:paragraph-properties fo:text-align="justify" fo:line-height="150%" fo:text-indent="0.2479in"/>
    </style:style>
    <style:style style:name="P1700" style:parent-style-name="Normalny" style:family="paragraph">
      <style:paragraph-properties fo:text-align="justify" fo:line-height="150%"/>
    </style:style>
    <style:style style:name="T1701" style:parent-style-name="Domyślnaczcionkaakapitu" style:family="text">
      <style:text-properties fo:background-color="#80FFFF" style:text-underline-type="single" style:text-underline-style="solid" style:text-underline-width="auto" style:text-underline-mode="continuous"/>
    </style:style>
    <style:style style:name="T1702" style:parent-style-name="Domyślnaczcionkaakapitu" style:family="text">
      <style:text-properties style:text-underline-type="single" style:text-underline-style="solid" style:text-underline-width="auto" style:text-underline-mode="continuous"/>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style:style>
    <style:style style:name="T1707" style:parent-style-name="Domyślnaczcionkaakapitu" style:family="text">
      <style:text-properties fo:background-color="#80FFFF" style:text-underline-type="single" style:text-underline-style="solid" style:text-underline-width="auto" style:text-underline-mode="continuous"/>
    </style:style>
    <style:style style:name="T1708" style:parent-style-name="Domyślnaczcionkaakapitu" style:family="text">
      <style:text-properties style:text-underline-type="single" style:text-underline-style="solid" style:text-underline-width="auto" style:text-underline-mode="continuous"/>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fo:text-indent="0.2479in"/>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fo:text-indent="0.2479in"/>
    </style:style>
    <style:style style:name="P1714" style:parent-style-name="Normalny" style:family="paragraph">
      <style:paragraph-properties fo:text-align="justify" fo:line-height="150%"/>
    </style:style>
    <style:style style:name="T1715" style:parent-style-name="Domyślnaczcionkaakapitu" style:family="text">
      <style:text-properties style:text-underline-type="single" style:text-underline-style="solid" style:text-underline-width="auto" style:text-underline-mode="continuous"/>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479in"/>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style:style>
    <style:style style:name="T1724" style:parent-style-name="Domyślnaczcionkaakapitu" style:family="text">
      <style:text-properties style:text-underline-type="single" style:text-underline-style="solid" style:text-underline-width="auto" style:text-underline-mode="continuous"/>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479in"/>
    </style:style>
    <style:style style:name="P1740" style:parent-style-name="Normalny" style:family="paragraph">
      <style:paragraph-properties fo:text-align="justify" fo:line-height="150%"/>
    </style:style>
    <style:style style:name="T1741" style:parent-style-name="Domyślnaczcionkaakapitu" style:family="text">
      <style:text-properties style:text-underline-type="single" style:text-underline-style="solid" style:text-underline-width="auto" style:text-underline-mode="continuous"/>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479in"/>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P1766" style:parent-style-name="Normalny" style:family="paragraph">
      <style:paragraph-properties fo:text-align="justify" fo:line-height="150%"/>
    </style:style>
    <style:style style:name="T1767" style:parent-style-name="Domyślnaczcionkaakapitu" style:family="text">
      <style:text-properties style:text-underline-type="single" style:text-underline-style="solid" style:text-underline-width="auto" style:text-underline-mode="continuous"/>
    </style:style>
    <style:style style:name="P1768" style:parent-style-name="Normalny" style:family="paragraph">
      <style:paragraph-properties fo:text-align="justify" fo:line-height="150%" fo:text-indent="0.2479in"/>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479in"/>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479in"/>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fo:background-color="#80FFFF" style:text-underline-type="single" style:text-underline-style="solid" style:text-underline-width="auto" style:text-underline-mode="continuous"/>
    </style:style>
    <style:style style:name="T1794" style:parent-style-name="Domyślnaczcionkaakapitu" style:family="text">
      <style:text-properties style:text-underline-type="single" style:text-underline-style="solid" style:text-underline-width="auto" style:text-underline-mode="continuous"/>
    </style:style>
    <style:style style:name="T1795" style:parent-style-name="Domyślnaczcionkaakapitu" style:family="text">
      <style:text-properties fo:background-color="#80FFFF" style:text-underline-type="single" style:text-underline-style="solid" style:text-underline-width="auto" style:text-underline-mode="continuous"/>
    </style:style>
    <style:style style:name="T1796" style:parent-style-name="Domyślnaczcionkaakapitu" style:family="text">
      <style:text-properties style:text-underline-type="single" style:text-underline-style="solid" style:text-underline-width="auto" style:text-underline-mode="continuous"/>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P1798" style:parent-style-name="Normalny" style:family="paragraph">
      <style:paragraph-properties fo:text-align="justify" fo:line-height="150%" fo:text-indent="0.2479in"/>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style:style>
    <style:style style:name="T1801" style:parent-style-name="Domyślnaczcionkaakapitu" style:family="text">
      <style:text-properties style:text-underline-type="single" style:text-underline-style="solid" style:text-underline-width="auto" style:text-underline-mode="continuous"/>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style:style>
    <style:style style:name="T1808" style:parent-style-name="Domyślnaczcionkaakapitu" style:family="text">
      <style:text-properties style:text-underline-type="single" style:text-underline-style="solid" style:text-underline-width="auto" style:text-underline-mode="continuous"/>
    </style:style>
    <style:style style:name="T1809" style:parent-style-name="Domyślnaczcionkaakapitu" style:family="text">
      <style:text-properties fo:background-color="#80FFFF" style:text-underline-type="single" style:text-underline-style="solid" style:text-underline-width="auto" style:text-underline-mode="continuous"/>
    </style:style>
    <style:style style:name="T1810" style:parent-style-name="Domyślnaczcionkaakapitu" style:family="text">
      <style:text-properties style:text-underline-type="single" style:text-underline-style="solid" style:text-underline-width="auto" style:text-underline-mode="continuous"/>
    </style:style>
    <style:style style:name="T1811" style:parent-style-name="Domyślnaczcionkaakapitu" style:family="text">
      <style:text-properties fo:background-color="#80FFFF" style:text-underline-type="single" style:text-underline-style="solid" style:text-underline-width="auto" style:text-underline-mode="continuous"/>
    </style:style>
    <style:style style:name="T1812" style:parent-style-name="Domyślnaczcionkaakapitu" style:family="text">
      <style:text-properties style:text-underline-type="single" style:text-underline-style="solid" style:text-underline-width="auto" style:text-underline-mode="continuous"/>
    </style:style>
    <style:style style:name="T1813" style:parent-style-name="Domyślnaczcionkaakapitu" style:family="text">
      <style:text-properties fo:background-color="#80FFFF" style:text-underline-type="single" style:text-underline-style="solid" style:text-underline-width="auto" style:text-underline-mode="continuous"/>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style:style>
    <style:style style:name="T1817" style:parent-style-name="Domyślnaczcionkaakapitu" style:family="text">
      <style:text-properties fo:background-color="#80FFFF" style:text-underline-type="single" style:text-underline-style="solid" style:text-underline-width="auto" style:text-underline-mode="continuous"/>
    </style:style>
    <style:style style:name="T1818" style:parent-style-name="Domyślnaczcionkaakapitu" style:family="text">
      <style:text-properties style:text-underline-type="single" style:text-underline-style="solid" style:text-underline-width="auto" style:text-underline-mode="continuous"/>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fo:text-indent="0.2479in"/>
    </style:style>
    <style:style style:name="P1826" style:parent-style-name="Normalny" style:family="paragraph">
      <style:paragraph-properties fo:text-align="justify" fo:line-height="150%" fo:text-indent="0.2479in"/>
    </style:style>
    <style:style style:name="P1827" style:parent-style-name="Normalny" style:family="paragraph">
      <style:paragraph-properties fo:text-align="justify" fo:line-height="150%"/>
    </style:style>
    <style:style style:name="T1828" style:parent-style-name="Domyślnaczcionkaakapitu" style:family="text">
      <style:text-properties style:text-underline-type="single" style:text-underline-style="solid" style:text-underline-width="auto" style:text-underline-mode="continuous"/>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T1831" style:parent-style-name="Domyślnaczcionkaakapitu" style:family="text">
      <style:text-properties fo:background-color="#80FFFF" style:text-underline-type="single" style:text-underline-style="solid" style:text-underline-width="auto" style:text-underline-mode="continuous"/>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fo:text-indent="0.2479in"/>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style:style>
    <style:style style:name="T1843" style:parent-style-name="Domyślnaczcionkaakapitu" style:family="text">
      <style:text-properties fo:background-color="#80FFFF" style:text-underline-type="single" style:text-underline-style="solid" style:text-underline-width="auto" style:text-underline-mode="continuous"/>
    </style:style>
    <style:style style:name="T1844" style:parent-style-name="Domyślnaczcionkaakapitu" style:family="text">
      <style:text-properties style:text-underline-type="single" style:text-underline-style="solid" style:text-underline-width="auto" style:text-underline-mode="continuous"/>
    </style:style>
    <style:style style:name="T1845" style:parent-style-name="Domyślnaczcionkaakapitu" style:family="text">
      <style:text-properties fo:background-color="#80FFFF" style:text-underline-type="single" style:text-underline-style="solid" style:text-underline-width="auto" style:text-underline-mode="continuous"/>
    </style:style>
    <style:style style:name="T1846" style:parent-style-name="Domyślnaczcionkaakapitu" style:family="text">
      <style:text-properties style:text-underline-type="single" style:text-underline-style="solid" style:text-underline-width="auto" style:text-underline-mode="continuous"/>
    </style:style>
    <style:style style:name="T1847" style:parent-style-name="Domyślnaczcionkaakapitu" style:family="text">
      <style:text-properties fo:background-color="#80FFFF" style:text-underline-type="single" style:text-underline-style="solid" style:text-underline-width="auto" style:text-underline-mode="continuous"/>
    </style:style>
    <style:style style:name="T1848" style:parent-style-name="Domyślnaczcionkaakapitu" style:family="text">
      <style:text-properties style:text-underline-type="single" style:text-underline-style="solid" style:text-underline-width="auto" style:text-underline-mode="continuous"/>
    </style:style>
    <style:style style:name="P1849" style:parent-style-name="Normalny" style:family="paragraph">
      <style:paragraph-properties fo:text-align="justify" fo:line-height="150%" fo:text-indent="0.2479in"/>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479in"/>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479in"/>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P1877" style:parent-style-name="Normalny" style:family="paragraph">
      <style:paragraph-properties fo:text-align="justify" fo:line-height="150%"/>
    </style:style>
    <style:style style:name="T1878" style:parent-style-name="Domyślnaczcionkaakapitu" style:family="text">
      <style:text-properties style:text-underline-type="single" style:text-underline-style="solid" style:text-underline-width="auto" style:text-underline-mode="continuous"/>
    </style:style>
    <style:style style:name="P1879" style:parent-style-name="Normalny" style:family="paragraph">
      <style:paragraph-properties fo:text-align="justify" fo:line-height="150%" fo:text-indent="0.2479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style:style>
    <style:style style:name="T1886" style:parent-style-name="Domyślnaczcionkaakapitu" style:family="text">
      <style:text-properties style:text-underline-type="single" style:text-underline-style="solid" style:text-underline-width="auto" style:text-underline-mode="continuous"/>
    </style:style>
    <style:style style:name="P1887" style:parent-style-name="Normalny" style:family="paragraph">
      <style:paragraph-properties fo:text-align="justify" fo:line-height="150%" fo:text-indent="0.2479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style:style>
    <style:style style:name="T1893" style:parent-style-name="Domyślnaczcionkaakapitu" style:family="text">
      <style:text-properties style:text-underline-type="single" style:text-underline-style="solid" style:text-underline-width="auto" style:text-underline-mode="continuous"/>
    </style:style>
    <style:style style:name="T1894" style:parent-style-name="Domyślnaczcionkaakapitu" style:family="text">
      <style:text-properties fo:background-color="#80FFFF" style:text-underline-type="single" style:text-underline-style="solid" style:text-underline-width="auto" style:text-underline-mode="continuous"/>
    </style:style>
    <style:style style:name="T1895" style:parent-style-name="Domyślnaczcionkaakapitu" style:family="text">
      <style:text-properties style:text-underline-type="single" style:text-underline-style="solid" style:text-underline-width="auto" style:text-underline-mode="continuous"/>
    </style:style>
    <style:style style:name="P1896" style:parent-style-name="Normalny" style:family="paragraph">
      <style:paragraph-properties fo:text-align="justify" fo:line-height="150%" fo:text-indent="0.2479in"/>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479in"/>
    </style:style>
    <style:style style:name="P1899" style:parent-style-name="Normalny" style:family="paragraph">
      <style:paragraph-properties fo:text-align="justify" fo:line-height="150%"/>
    </style:style>
    <style:style style:name="T1900" style:parent-style-name="Domyślnaczcionkaakapitu" style:family="text">
      <style:text-properties style:text-underline-type="single" style:text-underline-style="solid" style:text-underline-width="auto" style:text-underline-mode="continuous"/>
    </style:style>
    <style:style style:name="T1901" style:parent-style-name="Domyślnaczcionkaakapitu" style:family="text">
      <style:text-properties fo:background-color="#80FFFF" style:text-underline-type="single" style:text-underline-style="solid" style:text-underline-width="auto" style:text-underline-mode="continuous"/>
    </style:style>
    <style:style style:name="T1902" style:parent-style-name="Domyślnaczcionkaakapitu" style:family="text">
      <style:text-properties style:text-underline-type="single" style:text-underline-style="solid" style:text-underline-width="auto" style:text-underline-mode="continuous"/>
    </style:style>
    <style:style style:name="P1903" style:parent-style-name="Normalny" style:family="paragraph">
      <style:paragraph-properties fo:text-align="justify" fo:line-height="150%" fo:text-indent="0.2479in"/>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style:style>
    <style:style style:name="T1911" style:parent-style-name="Domyślnaczcionkaakapitu" style:family="text">
      <style:text-properties style:text-underline-type="single" style:text-underline-style="solid" style:text-underline-width="auto" style:text-underline-mode="continuous"/>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T1916" style:parent-style-name="Domyślnaczcionkaakapitu" style:family="text">
      <style:text-properties style:text-underline-type="single" style:text-underline-style="solid" style:text-underline-width="auto" style:text-underline-mode="continuous"/>
    </style:style>
    <style:style style:name="T1917" style:parent-style-name="Domyślnaczcionkaakapitu" style:family="text">
      <style:text-properties fo:background-color="#80FFFF" style:text-underline-type="single" style:text-underline-style="solid" style:text-underline-width="auto" style:text-underline-mode="continuous"/>
    </style:style>
    <style:style style:name="T1918" style:parent-style-name="Domyślnaczcionkaakapitu" style:family="text">
      <style:text-properties style:text-underline-type="single" style:text-underline-style="solid" style:text-underline-width="auto" style:text-underline-mode="continuous"/>
    </style:style>
    <style:style style:name="T1919" style:parent-style-name="Domyślnaczcionkaakapitu" style:family="text">
      <style:text-properties fo:background-color="#80FFFF" style:text-underline-type="single" style:text-underline-style="solid" style:text-underline-width="auto" style:text-underline-mode="continuous"/>
    </style:style>
    <style:style style:name="P1920" style:parent-style-name="Normalny" style:family="paragraph">
      <style:paragraph-properties fo:text-align="justify" fo:line-height="150%" fo:text-indent="0.2479in"/>
    </style:style>
    <style:style style:name="P1921" style:parent-style-name="Normalny" style:family="paragraph">
      <style:paragraph-properties fo:text-align="justify" fo:line-height="150%"/>
    </style:style>
    <style:style style:name="T1922" style:parent-style-name="Domyślnaczcionkaakapitu" style:family="text">
      <style:text-properties style:text-underline-type="single" style:text-underline-style="solid" style:text-underline-width="auto" style:text-underline-mode="continuous"/>
    </style:style>
    <style:style style:name="P1923" style:parent-style-name="Normalny" style:family="paragraph">
      <style:paragraph-properties fo:text-align="justify" fo:line-height="150%" fo:text-indent="0.2479in"/>
    </style:style>
    <style:style style:name="P1924" style:parent-style-name="Normalny" style:family="paragraph">
      <style:paragraph-properties fo:text-align="justify" fo:line-height="150%"/>
    </style:style>
    <style:style style:name="T1925" style:parent-style-name="Domyślnaczcionkaakapitu" style:family="text">
      <style:text-properties fo:background-color="#80FFFF" style:text-underline-type="single" style:text-underline-style="solid" style:text-underline-width="auto" style:text-underline-mode="continuous"/>
    </style:style>
    <style:style style:name="T1926" style:parent-style-name="Domyślnaczcionkaakapitu" style:family="text">
      <style:text-properties style:text-underline-type="single" style:text-underline-style="solid" style:text-underline-width="auto" style:text-underline-mode="continuous"/>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T1934" style:parent-style-name="Domyślnaczcionkaakapitu" style:family="text">
      <style:text-properties style:text-underline-type="single" style:text-underline-style="solid" style:text-underline-width="auto" style:text-underline-mode="continuous"/>
    </style:style>
    <style:style style:name="P1935" style:parent-style-name="Normalny" style:family="paragraph">
      <style:paragraph-properties fo:text-align="justify" fo:line-height="150%" fo:text-indent="0.2479in"/>
    </style:style>
    <style:style style:name="P1936" style:parent-style-name="Normalny" style:family="paragraph">
      <style:paragraph-properties fo:text-align="justify" fo:line-height="150%"/>
    </style:style>
    <style:style style:name="T1937" style:parent-style-name="Domyślnaczcionkaakapitu" style:family="text">
      <style:text-properties fo:background-color="#80FFFF" style:text-underline-type="single" style:text-underline-style="solid" style:text-underline-width="auto" style:text-underline-mode="continuous"/>
    </style:style>
    <style:style style:name="T1938" style:parent-style-name="Domyślnaczcionkaakapitu" style:family="text">
      <style:text-properties style:text-underline-type="single" style:text-underline-style="solid" style:text-underline-width="auto" style:text-underline-mode="continuous"/>
    </style:style>
    <style:style style:name="T1939" style:parent-style-name="Domyślnaczcionkaakapitu" style:family="text">
      <style:text-properties fo:background-color="#80FFFF" style:text-underline-type="single" style:text-underline-style="solid" style:text-underline-width="auto" style:text-underline-mode="continuous"/>
    </style:style>
    <style:style style:name="T1940" style:parent-style-name="Domyślnaczcionkaakapitu" style:family="text">
      <style:text-properties style:text-underline-type="single" style:text-underline-style="solid" style:text-underline-width="auto" style:text-underline-mode="continuous"/>
    </style:style>
    <style:style style:name="T1941" style:parent-style-name="Domyślnaczcionkaakapitu" style:family="text">
      <style:text-properties fo:background-color="#80FFFF" style:text-underline-type="single" style:text-underline-style="solid" style:text-underline-width="auto" style:text-underline-mode="continuous"/>
    </style:style>
    <style:style style:name="T1942" style:parent-style-name="Domyślnaczcionkaakapitu" style:family="text">
      <style:text-properties style:text-underline-type="single" style:text-underline-style="solid" style:text-underline-width="auto" style:text-underline-mode="continuous"/>
    </style:style>
    <style:style style:name="P1943" style:parent-style-name="Normalny" style:family="paragraph">
      <style:paragraph-properties fo:text-align="justify" fo:line-height="150%" fo:text-indent="0.2479in"/>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479in"/>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P1954" style:parent-style-name="Normalny" style:family="paragraph">
      <style:paragraph-properties fo:text-align="justify" fo:line-height="150%"/>
    </style:style>
    <style:style style:name="T1955" style:parent-style-name="Domyślnaczcionkaakapitu" style:family="text">
      <style:text-properties style:text-underline-type="single" style:text-underline-style="solid" style:text-underline-width="auto" style:text-underline-mode="continuous"/>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479in"/>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style:style>
    <style:style style:name="T1961" style:parent-style-name="Domyślnaczcionkaakapitu" style:family="text">
      <style:text-properties style:text-underline-type="single" style:text-underline-style="solid" style:text-underline-width="auto" style:text-underline-mode="continuous"/>
    </style:style>
    <style:style style:name="P1962" style:parent-style-name="Normalny" style:family="paragraph">
      <style:paragraph-properties fo:text-align="justify" fo:line-height="150%" fo:text-indent="0.2479in"/>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style:style>
    <style:style style:name="T1967" style:parent-style-name="Domyślnaczcionkaakapitu" style:family="text">
      <style:text-properties style:text-underline-type="single" style:text-underline-style="solid" style:text-underline-width="auto" style:text-underline-mode="continuous"/>
    </style:style>
    <style:style style:name="P1968" style:parent-style-name="Normalny" style:family="paragraph">
      <style:paragraph-properties fo:text-align="justify" fo:line-height="150%" fo:text-indent="0.2479in"/>
    </style:style>
    <style:style style:name="P1969" style:parent-style-name="Normalny" style:family="paragraph">
      <style:paragraph-properties fo:text-align="justify" fo:line-height="150%"/>
    </style:style>
    <style:style style:name="P1970" style:parent-style-name="Normalny" style:family="paragraph">
      <style:paragraph-properties fo:text-align="justify" fo:line-height="150%"/>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style:style>
    <style:style style:name="P1973" style:parent-style-name="Normalny" style:family="paragraph">
      <style:paragraph-properties fo:text-align="justify" fo:line-height="150%"/>
    </style:style>
    <style:style style:name="P1974" style:parent-style-name="Normalny" style:family="paragraph">
      <style:paragraph-properties fo:text-align="justify" fo:line-height="150%"/>
    </style:style>
    <style:style style:name="P1975" style:parent-style-name="Normalny" style:family="paragraph">
      <style:paragraph-properties fo:text-align="justify" fo:line-height="150%"/>
    </style:style>
    <style:style style:name="T1976" style:parent-style-name="Domyślnaczcionkaakapitu" style:family="text">
      <style:text-properties fo:background-color="#80FFFF"/>
    </style:style>
    <style:style style:name="T1977" style:parent-style-name="Domyślnaczcionkaakapitu" style:family="text">
      <style:text-properties style:text-underline-type="single" style:text-underline-style="solid" style:text-underline-width="auto" style:text-underline-mode="continuous"/>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style:text-underline-type="single" style:text-underline-style="solid" style:text-underline-width="auto" style:text-underline-mode="continuous"/>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fo:text-indent="0.2479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T1998" style:parent-style-name="Domyślnaczcionkaakapitu" style:family="text">
      <style:text-properties style:text-underline-type="single" style:text-underline-style="solid" style:text-underline-width="auto" style:text-underline-mode="continuous"/>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style:style>
    <style:style style:name="T2008" style:parent-style-name="Domyślnaczcionkaakapitu" style:family="text">
      <style:text-properties fo:background-color="#80FFFF" style:text-underline-type="single" style:text-underline-style="solid" style:text-underline-width="auto" style:text-underline-mode="continuous"/>
    </style:style>
    <style:style style:name="T2009" style:parent-style-name="Domyślnaczcionkaakapitu" style:family="text">
      <style:text-properties style:text-underline-type="single" style:text-underline-style="solid" style:text-underline-width="auto" style:text-underline-mode="continuous"/>
    </style:style>
    <style:style style:name="T2010" style:parent-style-name="Domyślnaczcionkaakapitu" style:family="text">
      <style:text-properties fo:background-color="#80FFFF" style:text-underline-type="single" style:text-underline-style="solid" style:text-underline-width="auto" style:text-underline-mode="continuous"/>
    </style:style>
    <style:style style:name="T2011" style:parent-style-name="Domyślnaczcionkaakapitu" style:family="text">
      <style:text-properties style:text-underline-type="single" style:text-underline-style="solid" style:text-underline-width="auto" style:text-underline-mode="continuous"/>
    </style:style>
    <style:style style:name="T2012" style:parent-style-name="Domyślnaczcionkaakapitu" style:family="text">
      <style:text-properties fo:background-color="#80FFFF" style:text-underline-type="single" style:text-underline-style="solid" style:text-underline-width="auto" style:text-underline-mode="continuous"/>
    </style:style>
    <style:style style:name="T2013" style:parent-style-name="Domyślnaczcionkaakapitu" style:family="text">
      <style:text-properties style:text-underline-type="single" style:text-underline-style="solid" style:text-underline-width="auto" style:text-underline-mode="continuous"/>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P2017" style:parent-style-name="Normalny" style:family="paragraph">
      <style:paragraph-properties fo:text-align="justify" fo:line-height="150%"/>
    </style:style>
    <style:style style:name="T2018" style:parent-style-name="Domyślnaczcionkaakapitu" style:family="text">
      <style:text-properties style:text-underline-type="single" style:text-underline-style="solid" style:text-underline-width="auto" style:text-underline-mode="continuous"/>
    </style:style>
    <style:style style:name="P2019" style:parent-style-name="Normalny" style:family="paragraph">
      <style:paragraph-properties fo:text-align="justify" fo:line-height="150%" fo:text-indent="0.2479in"/>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style:style>
    <style:style style:name="T2026" style:parent-style-name="Domyślnaczcionkaakapitu" style:family="text">
      <style:text-properties style:text-underline-type="single" style:text-underline-style="solid" style:text-underline-width="auto" style:text-underline-mode="continuous"/>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P2035" style:parent-style-name="Normalny" style:family="paragraph">
      <style:paragraph-properties fo:text-align="justify" fo:line-height="150%" fo:text-indent="0.2479in"/>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style:style>
    <style:style style:name="T2038" style:parent-style-name="Domyślnaczcionkaakapitu" style:family="text">
      <style:text-properties style:text-underline-type="single" style:text-underline-style="solid" style:text-underline-width="auto" style:text-underline-mode="continuous"/>
    </style:style>
    <style:style style:name="T2039" style:parent-style-name="Domyślnaczcionkaakapitu" style:family="text">
      <style:text-properties fo:background-color="#80FFFF" style:text-underline-type="single" style:text-underline-style="solid" style:text-underline-width="auto" style:text-underline-mode="continuous"/>
    </style:style>
    <style:style style:name="T2040" style:parent-style-name="Domyślnaczcionkaakapitu" style:family="text">
      <style:text-properties style:text-underline-type="single" style:text-underline-style="solid" style:text-underline-width="auto" style:text-underline-mode="continuous"/>
    </style:style>
    <style:style style:name="T2041" style:parent-style-name="Domyślnaczcionkaakapitu" style:family="text">
      <style:text-properties fo:background-color="#80FFFF" style:text-underline-type="single" style:text-underline-style="solid" style:text-underline-width="auto" style:text-underline-mode="continuous"/>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479in"/>
    </style:style>
    <style:style style:name="P2044" style:parent-style-name="Normalny" style:family="paragraph">
      <style:paragraph-properties fo:text-align="justify" fo:line-height="150%"/>
    </style:style>
    <style:style style:name="T2045" style:parent-style-name="Domyślnaczcionkaakapitu" style:family="text">
      <style:text-properties style:text-underline-type="single" style:text-underline-style="solid" style:text-underline-width="auto" style:text-underline-mode="continuous"/>
    </style:style>
    <style:style style:name="P2046" style:parent-style-name="Normalny" style:family="paragraph">
      <style:paragraph-properties fo:text-align="justify" fo:line-height="150%" fo:text-indent="0.2479in"/>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style:style>
    <style:style style:name="T2049" style:parent-style-name="Domyślnaczcionkaakapitu" style:family="text">
      <style:text-properties fo:background-color="#80FFFF" style:text-underline-type="single" style:text-underline-style="solid" style:text-underline-width="auto" style:text-underline-mode="continuous"/>
    </style:style>
    <style:style style:name="T2050" style:parent-style-name="Domyślnaczcionkaakapitu" style:family="text">
      <style:text-properties style:text-underline-type="single" style:text-underline-style="solid" style:text-underline-width="auto" style:text-underline-mode="continuous"/>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fo:text-indent="0.2479in"/>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style:style>
    <style:style style:name="T2055" style:parent-style-name="Domyślnaczcionkaakapitu" style:family="text">
      <style:text-properties style:text-underline-type="single" style:text-underline-style="solid" style:text-underline-width="auto" style:text-underline-mode="continuous"/>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fo:text-indent="0.2479in"/>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fo:text-indent="0.2479in"/>
    </style:style>
    <style:style style:name="P2065" style:parent-style-name="Normalny" style:family="paragraph">
      <style:paragraph-properties fo:text-align="justify" fo:line-height="150%"/>
    </style:style>
    <style:style style:name="T2066" style:parent-style-name="Domyślnaczcionkaakapitu" style:family="text">
      <style:text-properties fo:background-color="#80FFFF" style:text-underline-type="single" style:text-underline-style="solid" style:text-underline-width="auto" style:text-underline-mode="continuous"/>
    </style:style>
    <style:style style:name="T2067" style:parent-style-name="Domyślnaczcionkaakapitu" style:family="text">
      <style:text-properties style:text-underline-type="single" style:text-underline-style="solid" style:text-underline-width="auto" style:text-underline-mode="continuous"/>
    </style:style>
    <style:style style:name="T2068" style:parent-style-name="Domyślnaczcionkaakapitu" style:family="text">
      <style:text-properties fo:background-color="#80FFFF" style:text-underline-type="single" style:text-underline-style="solid" style:text-underline-width="auto" style:text-underline-mode="continuous"/>
    </style:style>
    <style:style style:name="T2069" style:parent-style-name="Domyślnaczcionkaakapitu" style:family="text">
      <style:text-properties style:text-underline-type="single" style:text-underline-style="solid" style:text-underline-width="auto" style:text-underline-mode="continuous"/>
    </style:style>
    <style:style style:name="T2070" style:parent-style-name="Domyślnaczcionkaakapitu" style:family="text">
      <style:text-properties fo:background-color="#80FFFF" style:text-underline-type="single" style:text-underline-style="solid" style:text-underline-width="auto" style:text-underline-mode="continuous"/>
    </style:style>
    <style:style style:name="T2071" style:parent-style-name="Domyślnaczcionkaakapitu" style:family="text">
      <style:text-properties style:text-underline-type="single" style:text-underline-style="solid" style:text-underline-width="auto" style:text-underline-mode="continuous"/>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T2076" style:parent-style-name="Domyślnaczcionkaakapitu" style:family="text">
      <style:text-properties style:text-underline-type="single" style:text-underline-style="solid" style:text-underline-width="auto" style:text-underline-mode="continuous"/>
    </style:style>
    <style:style style:name="P2077" style:parent-style-name="Normalny" style:family="paragraph">
      <style:paragraph-properties fo:text-align="justify" fo:line-height="150%" fo:text-indent="0.2479in"/>
    </style:style>
    <style:style style:name="P2078" style:parent-style-name="Normalny" style:family="paragraph">
      <style:paragraph-properties fo:text-align="justify" fo:line-height="150%"/>
    </style:style>
    <style:style style:name="T2079" style:parent-style-name="Domyślnaczcionkaakapitu" style:family="text">
      <style:text-properties style:text-underline-type="single" style:text-underline-style="solid" style:text-underline-width="auto" style:text-underline-mode="continuous"/>
    </style:style>
    <style:style style:name="P2080" style:parent-style-name="Normalny" style:family="paragraph">
      <style:paragraph-properties fo:text-align="justify" fo:line-height="150%" fo:text-indent="0.2479in"/>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style:style>
    <style:style style:name="T2083" style:parent-style-name="Domyślnaczcionkaakapitu" style:family="text">
      <style:text-properties style:text-underline-type="single" style:text-underline-style="solid" style:text-underline-width="auto" style:text-underline-mode="continuous"/>
    </style:style>
    <style:style style:name="P2084" style:parent-style-name="Normalny" style:family="paragraph">
      <style:paragraph-properties fo:text-align="justify" fo:line-height="150%" fo:text-indent="0.2479in"/>
    </style:style>
    <style:style style:name="P2085" style:parent-style-name="Normalny" style:family="paragraph">
      <style:paragraph-properties fo:text-align="justify" fo:line-height="150%"/>
    </style:style>
    <style:style style:name="T2086" style:parent-style-name="Domyślnaczcionkaakapitu" style:family="text">
      <style:text-properties fo:background-color="#80FFFF" style:text-underline-type="single" style:text-underline-style="solid" style:text-underline-width="auto" style:text-underline-mode="continuous"/>
    </style:style>
    <style:style style:name="T2087" style:parent-style-name="Domyślnaczcionkaakapitu" style:family="text">
      <style:text-properties style:text-underline-type="single" style:text-underline-style="solid" style:text-underline-width="auto" style:text-underline-mode="continuous"/>
    </style:style>
    <style:style style:name="P2088" style:parent-style-name="Normalny" style:family="paragraph">
      <style:paragraph-properties fo:text-align="justify" fo:line-height="150%" fo:text-indent="0.2479in"/>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P2096" style:parent-style-name="Normalny" style:family="paragraph">
      <style:paragraph-properties fo:text-align="justify" fo:line-height="150%" fo:text-indent="0.2479in"/>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fo:text-indent="0.2479in"/>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style:style>
    <style:style style:name="T2105" style:parent-style-name="Domyślnaczcionkaakapitu" style:family="text">
      <style:text-properties style:text-underline-type="single" style:text-underline-style="solid" style:text-underline-width="auto" style:text-underline-mode="continuous"/>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479in"/>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style:style>
    <style:style style:name="T2117" style:parent-style-name="Domyślnaczcionkaakapitu" style:family="text">
      <style:text-properties fo:background-color="#80FFFF" style:text-underline-type="single" style:text-underline-style="solid" style:text-underline-width="auto" style:text-underline-mode="continuous"/>
    </style:style>
    <style:style style:name="T2118" style:parent-style-name="Domyślnaczcionkaakapitu" style:family="text">
      <style:text-properties style:text-underline-type="single" style:text-underline-style="solid" style:text-underline-width="auto" style:text-underline-mode="continuous"/>
    </style:style>
    <style:style style:name="T2119" style:parent-style-name="Domyślnaczcionkaakapitu" style:family="text">
      <style:text-properties fo:background-color="#80FFFF" style:text-underline-type="single" style:text-underline-style="solid" style:text-underline-width="auto" style:text-underline-mode="continuous"/>
    </style:style>
    <style:style style:name="T2120" style:parent-style-name="Domyślnaczcionkaakapitu" style:family="text">
      <style:text-properties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479in"/>
    </style:style>
    <style:style style:name="P2122" style:parent-style-name="Normalny" style:family="paragraph">
      <style:paragraph-properties fo:text-align="justify" fo:line-height="150%" fo:text-indent="0.2479in"/>
    </style:style>
    <style:style style:name="P2123" style:parent-style-name="Normalny" style:family="paragraph">
      <style:paragraph-properties fo:text-align="justify" fo:line-height="150%"/>
    </style:style>
    <style:style style:name="T2124" style:parent-style-name="Domyślnaczcionkaakapitu" style:family="text">
      <style:text-properties style:text-underline-type="single" style:text-underline-style="solid" style:text-underline-width="auto" style:text-underline-mode="continuous"/>
    </style:style>
    <style:style style:name="P2125" style:parent-style-name="Normalny" style:family="paragraph">
      <style:paragraph-properties fo:text-align="justify" fo:line-height="150%" fo:text-indent="0.2479in"/>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fo:text-indent="0.2479in"/>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P2135" style:parent-style-name="Normalny" style:family="paragraph">
      <style:paragraph-properties fo:text-align="justify" fo:line-height="150%" fo:text-indent="0.2479in"/>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fo:text-indent="0.2479in"/>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style:style>
    <style:style style:name="T2147" style:parent-style-name="Domyślnaczcionkaakapitu" style:family="text">
      <style:text-properties style:text-underline-type="single" style:text-underline-style="solid" style:text-underline-width="auto" style:text-underline-mode="continuous"/>
    </style:style>
    <style:style style:name="P2148" style:parent-style-name="Normalny" style:family="paragraph">
      <style:paragraph-properties fo:text-align="justify" fo:line-height="150%" fo:text-indent="0.2479in"/>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style:style>
    <style:style style:name="T2152" style:parent-style-name="Domyślnaczcionkaakapitu" style:family="text">
      <style:text-properties style:text-underline-type="single" style:text-underline-style="solid" style:text-underline-width="auto" style:text-underline-mode="continuous"/>
    </style:style>
    <style:style style:name="P2153" style:parent-style-name="Normalny" style:family="paragraph">
      <style:paragraph-properties fo:text-align="justify" fo:line-height="150%" fo:text-indent="0.2479in"/>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style:tab-stops>
          <style:tab-stop style:type="left" style:position="3.5048in"/>
        </style:tab-stops>
      </style:paragraph-propertie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fo:text-indent="0.2479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479in"/>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style:style>
    <style:style style:name="T2171" style:parent-style-name="Domyślnaczcionkaakapitu" style:family="text">
      <style:text-properties style:text-underline-type="single" style:text-underline-style="solid" style:text-underline-width="auto" style:text-underline-mode="continuous"/>
    </style:style>
    <style:style style:name="T2172" style:parent-style-name="Domyślnaczcionkaakapitu" style:family="text">
      <style:text-properties fo:background-color="#80FFFF" style:text-underline-type="single" style:text-underline-style="solid" style:text-underline-width="auto" style:text-underline-mode="continuous"/>
    </style:style>
    <style:style style:name="T2173" style:parent-style-name="Domyślnaczcionkaakapitu" style:family="text">
      <style:text-properties style:text-underline-type="single" style:text-underline-style="solid" style:text-underline-width="auto" style:text-underline-mode="continuous"/>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fo:text-indent="0.2479in"/>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fo:text-indent="0.2479in"/>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style:style>
    <style:style style:name="T2187" style:parent-style-name="Domyślnaczcionkaakapitu" style:family="text">
      <style:text-properties style:text-underline-type="single" style:text-underline-style="solid" style:text-underline-width="auto" style:text-underline-mode="continuous"/>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479in"/>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fo:text-indent="0.2479in"/>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P2215" style:parent-style-name="Normalny" style:family="paragraph">
      <style:paragraph-properties fo:text-align="justify" fo:line-height="150%" fo:text-indent="0.2479in"/>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style:style>
    <style:style style:name="T2224" style:parent-style-name="Domyślnaczcionkaakapitu" style:family="text">
      <style:text-properties style:text-underline-type="single" style:text-underline-style="solid" style:text-underline-width="auto" style:text-underline-mode="continuous"/>
    </style:style>
    <style:style style:name="T2225" style:parent-style-name="Domyślnaczcionkaakapitu" style:family="text">
      <style:text-properties fo:background-color="#80FFFF" style:text-underline-type="single" style:text-underline-style="solid" style:text-underline-width="auto" style:text-underline-mode="continuous"/>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P2237" style:parent-style-name="Normalny" style:family="paragraph">
      <style:paragraph-properties fo:text-align="justify" fo:line-height="150%" fo:text-indent="0.2479in"/>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style:style>
    <style:style style:name="T2243" style:parent-style-name="Domyślnaczcionkaakapitu" style:family="text">
      <style:text-properties fo:background-color="#80FFFF" style:text-underline-type="single" style:text-underline-style="solid" style:text-underline-width="auto" style:text-underline-mode="continuous"/>
    </style:style>
    <style:style style:name="T2244" style:parent-style-name="Domyślnaczcionkaakapitu" style:family="text">
      <style:text-properties style:text-underline-type="single" style:text-underline-style="solid" style:text-underline-width="auto" style:text-underline-mode="continuous"/>
    </style:style>
    <style:style style:name="T2245" style:parent-style-name="Domyślnaczcionkaakapitu" style:family="text">
      <style:text-properties fo:background-color="#80FFFF" style:text-underline-type="single" style:text-underline-style="solid" style:text-underline-width="auto" style:text-underline-mode="continuous"/>
    </style:style>
    <style:style style:name="T2246" style:parent-style-name="Domyślnaczcionkaakapitu" style:family="text">
      <style:text-properties style:text-underline-type="single" style:text-underline-style="solid" style:text-underline-width="auto" style:text-underline-mode="continuous"/>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fo:text-indent="0.2479in"/>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tab-stops>
          <style:tab-stop style:type="left" style:position="0.7125in"/>
        </style:tab-stops>
      </style:paragraph-properties>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T2267" style:parent-style-name="Domyślnaczcionkaakapitu" style:family="text">
      <style:text-properties style:text-underline-type="single" style:text-underline-style="solid" style:text-underline-width="auto" style:text-underline-mode="continuous"/>
    </style:style>
    <style:style style:name="T2268" style:parent-style-name="Domyślnaczcionkaakapitu" style:family="text">
      <style:text-properties fo:background-color="#80FFFF" style:text-underline-type="single" style:text-underline-style="solid" style:text-underline-width="auto" style:text-underline-mode="continuous"/>
    </style:style>
    <style:style style:name="T2269" style:parent-style-name="Domyślnaczcionkaakapitu" style:family="text">
      <style:text-properties style:text-underline-type="single" style:text-underline-style="solid" style:text-underline-width="auto" style:text-underline-mode="continuous"/>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fo:text-indent="0.2479in"/>
    </style:style>
    <style:style style:name="P2272" style:parent-style-name="Normalny" style:family="paragraph">
      <style:paragraph-properties fo:text-align="justify" fo:line-height="150%"/>
    </style:style>
    <style:style style:name="T2273" style:parent-style-name="Domyślnaczcionkaakapitu" style:family="text">
      <style:text-properties style:text-underline-type="single" style:text-underline-style="solid" style:text-underline-width="auto" style:text-underline-mode="continuous"/>
    </style:style>
    <style:style style:name="T2274" style:parent-style-name="Domyślnaczcionkaakapitu" style:family="text">
      <style:text-properties fo:background-color="#80FFFF" style:text-underline-type="single" style:text-underline-style="solid" style:text-underline-width="auto" style:text-underline-mode="continuous"/>
    </style:style>
    <style:style style:name="T2275" style:parent-style-name="Domyślnaczcionkaakapitu" style:family="text">
      <style:text-properties style:text-underline-type="single" style:text-underline-style="solid" style:text-underline-width="auto" style:text-underline-mode="continuous"/>
    </style:style>
    <style:style style:name="T2276" style:parent-style-name="Domyślnaczcionkaakapitu" style:family="text">
      <style:text-properties fo:background-color="#80FFFF" style:text-underline-type="single" style:text-underline-style="solid" style:text-underline-width="auto" style:text-underline-mode="continuous"/>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479in"/>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fo:text-indent="0.2479in"/>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479in"/>
    </style:style>
    <style:style style:name="P2291" style:parent-style-name="Normalny" style:family="paragraph">
      <style:paragraph-properties fo:text-align="justify" fo:line-height="150%" fo:text-indent="0.2479in"/>
    </style:style>
    <style:style style:name="P2292" style:parent-style-name="Normalny" style:family="paragraph">
      <style:paragraph-properties fo:text-align="justify" fo:line-height="150%"/>
    </style:style>
    <style:style style:name="T2293" style:parent-style-name="Domyślnaczcionkaakapitu" style:family="text">
      <style:text-properties style:text-underline-type="single" style:text-underline-style="solid" style:text-underline-width="auto" style:text-underline-mode="continuous"/>
    </style:style>
    <style:style style:name="T2294" style:parent-style-name="Domyślnaczcionkaakapitu" style:family="text">
      <style:text-properties fo:background-color="#80FFFF" style:text-underline-type="single" style:text-underline-style="solid" style:text-underline-width="auto" style:text-underline-mode="continuous"/>
    </style:style>
    <style:style style:name="T2295" style:parent-style-name="Domyślnaczcionkaakapitu" style:family="text">
      <style:text-properties style:text-underline-type="single" style:text-underline-style="solid" style:text-underline-width="auto" style:text-underline-mode="continuous"/>
    </style:style>
    <style:style style:name="T2296" style:parent-style-name="Domyślnaczcionkaakapitu" style:family="text">
      <style:text-properties fo:background-color="#80FFFF" style:text-underline-type="single" style:text-underline-style="solid" style:text-underline-width="auto" style:text-underline-mode="continuous"/>
    </style:style>
    <style:style style:name="T2297" style:parent-style-name="Domyślnaczcionkaakapitu" style:family="text">
      <style:text-properties style:text-underline-type="single" style:text-underline-style="solid" style:text-underline-width="auto" style:text-underline-mode="continuous"/>
    </style:style>
    <style:style style:name="T2298" style:parent-style-name="Domyślnaczcionkaakapitu" style:family="text">
      <style:text-properties fo:background-color="#80FFFF" style:text-underline-type="single" style:text-underline-style="solid" style:text-underline-width="auto" style:text-underline-mode="continuous"/>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fo:text-indent="0.2479in"/>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fo:text-indent="0.2479in"/>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479in"/>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fo:text-indent="0.2479in"/>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T2331" style:parent-style-name="Domyślnaczcionkaakapitu" style:family="text">
      <style:text-properties style:text-underline-type="single" style:text-underline-style="solid" style:text-underline-width="auto" style:text-underline-mode="continuous"/>
    </style:style>
    <style:style style:name="T2332" style:parent-style-name="Domyślnaczcionkaakapitu" style:family="text">
      <style:text-properties fo:background-color="#80FFFF" style:text-underline-type="single" style:text-underline-style="solid" style:text-underline-width="auto" style:text-underline-mode="continuous"/>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479in"/>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P2346" style:parent-style-name="Normalny" style:family="paragraph">
      <style:paragraph-properties fo:text-align="justify" fo:line-height="150%" fo:text-indent="0.2479in"/>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fo:text-indent="0.2479in"/>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479in"/>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fo:text-indent="0.2479in"/>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style:style>
    <style:style style:name="T2400" style:parent-style-name="Domyślnaczcionkaakapitu" style:family="text">
      <style:text-properties style:text-underline-type="single" style:text-underline-style="solid" style:text-underline-width="auto" style:text-underline-mode="continuous"/>
    </style:style>
    <style:style style:name="T2401" style:parent-style-name="Domyślnaczcionkaakapitu" style:family="text">
      <style:text-properties fo:background-color="#80FFFF" style:text-underline-type="single" style:text-underline-style="solid" style:text-underline-width="auto" style:text-underline-mode="continuous"/>
    </style:style>
    <style:style style:name="T2402" style:parent-style-name="Domyślnaczcionkaakapitu" style:family="text">
      <style:text-properties style:text-underline-type="single" style:text-underline-style="solid" style:text-underline-width="auto" style:text-underline-mode="continuous"/>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fo:text-indent="0.2479in"/>
    </style:style>
    <style:style style:name="P2405" style:parent-style-name="Normalny" style:family="paragraph">
      <style:paragraph-properties fo:text-align="justify" fo:line-height="150%" fo:text-indent="0.2479in"/>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P2411" style:parent-style-name="Normalny" style:family="paragraph">
      <style:paragraph-properties fo:text-align="justify" fo:line-height="150%" fo:text-indent="0.2479in"/>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479in"/>
    </style:style>
    <style:style style:name="T2423" style:parent-style-name="Domyślnaczcionkaakapitu" style:family="text">
      <style:text-properties fo:background-color="#80FFFF"/>
    </style:style>
    <style:style style:name="P2424" style:parent-style-name="Normalny" style:family="paragraph">
      <style:paragraph-properties fo:text-align="justify" fo:line-height="150%"/>
    </style:style>
    <style:style style:name="T2425" style:parent-style-name="Domyślnaczcionkaakapitu" style:family="text">
      <style:text-properties fo:background-color="#80FFFF" style:text-underline-type="single" style:text-underline-style="solid" style:text-underline-width="auto" style:text-underline-mode="continuous"/>
    </style:style>
    <style:style style:name="T2426" style:parent-style-name="Domyślnaczcionkaakapitu" style:family="text">
      <style:text-properties style:text-underline-type="single" style:text-underline-style="solid" style:text-underline-width="auto" style:text-underline-mode="continuous"/>
    </style:style>
    <style:style style:name="T2427" style:parent-style-name="Domyślnaczcionkaakapitu" style:family="text">
      <style:text-properties fo:background-color="#80FFFF" style:text-underline-type="single" style:text-underline-style="solid" style:text-underline-width="auto" style:text-underline-mode="continuous"/>
    </style:style>
    <style:style style:name="T2428" style:parent-style-name="Domyślnaczcionkaakapitu" style:family="text">
      <style:text-properties style:text-underline-type="single" style:text-underline-style="solid" style:text-underline-width="auto" style:text-underline-mode="continuous"/>
    </style:style>
    <style:style style:name="T2429" style:parent-style-name="Domyślnaczcionkaakapitu" style:family="text">
      <style:text-properties fo:background-color="#80FFFF" style:text-underline-type="single" style:text-underline-style="solid" style:text-underline-width="auto" style:text-underline-mode="continuous"/>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fo:text-indent="0.2479in"/>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style:style>
    <style:style style:name="T2437" style:parent-style-name="Domyślnaczcionkaakapitu" style:family="text">
      <style:text-properties style:text-underline-type="single" style:text-underline-style="solid" style:text-underline-width="auto" style:text-underline-mode="continuous"/>
    </style:style>
    <style:style style:name="T2438" style:parent-style-name="Domyślnaczcionkaakapitu" style:family="text">
      <style:text-properties fo:background-color="#80FFFF" style:text-underline-type="single" style:text-underline-style="solid" style:text-underline-width="auto" style:text-underline-mode="continuous"/>
    </style:style>
    <style:style style:name="T2439" style:parent-style-name="Domyślnaczcionkaakapitu" style:family="text">
      <style:text-properties style:text-underline-type="single" style:text-underline-style="solid" style:text-underline-width="auto" style:text-underline-mode="continuous"/>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fo:text-indent="0.2479in"/>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P2448" style:parent-style-name="Normalny" style:family="paragraph">
      <style:paragraph-properties fo:text-align="justify" fo:line-height="150%" fo:text-indent="0.2479in"/>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P2457" style:parent-style-name="Normalny" style:family="paragraph">
      <style:paragraph-properties fo:text-align="justify" fo:line-height="150%" fo:text-indent="0.2479in"/>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479in"/>
    </style:style>
    <style:style style:name="P2463" style:parent-style-name="Normalny" style:family="paragraph">
      <style:paragraph-properties fo:text-align="justify" fo:line-height="150%" fo:text-indent="0.2479in"/>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P2472" style:parent-style-name="Normalny" style:family="paragraph">
      <style:paragraph-properties fo:text-align="justify" fo:line-height="150%" fo:text-indent="0.2479in"/>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P2478" style:parent-style-name="Normalny" style:family="paragraph">
      <style:paragraph-properties fo:text-align="justify" fo:line-height="150%"/>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fo:text-indent="0.2479in"/>
    </style:style>
    <style:style style:name="P2483" style:parent-style-name="Normalny" style:family="paragraph">
      <style:paragraph-properties fo:text-align="justify" fo:line-height="150%"/>
    </style:style>
    <style:style style:name="T2484" style:parent-style-name="Domyślnaczcionkaakapitu" style:family="text">
      <style:text-properties style:text-underline-type="single" style:text-underline-style="solid" style:text-underline-width="auto" style:text-underline-mode="continuous"/>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P2490" style:parent-style-name="Normalny" style:family="paragraph">
      <style:paragraph-properties fo:text-align="justify" fo:line-height="150%"/>
    </style:style>
    <style:style style:name="T2491" style:parent-style-name="Domyślnaczcionkaakapitu" style:family="text">
      <style:text-properties style:text-underline-type="single" style:text-underline-style="solid" style:text-underline-width="auto" style:text-underline-mode="continuous"/>
    </style:style>
    <style:style style:name="T2492" style:parent-style-name="Domyślnaczcionkaakapitu" style:family="text">
      <style:text-properties fo:background-color="#80FFFF" style:text-underline-type="single" style:text-underline-style="solid" style:text-underline-width="auto" style:text-underline-mode="continuous"/>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P2498" style:parent-style-name="Normalny" style:family="paragraph">
      <style:paragraph-properties fo:text-align="justify" fo:line-height="150%"/>
    </style:style>
    <style:style style:name="T2499" style:parent-style-name="Domyślnaczcionkaakapitu" style:family="text">
      <style:text-properties style:text-underline-type="single" style:text-underline-style="solid" style:text-underline-width="auto" style:text-underline-mode="continuous"/>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fo:text-indent="0.2479in"/>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style:style>
    <style:style style:name="T2505" style:parent-style-name="Domyślnaczcionkaakapitu" style:family="text">
      <style:text-properties style:text-underline-type="single" style:text-underline-style="solid" style:text-underline-width="auto" style:text-underline-mode="continuous"/>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T2507" style:parent-style-name="Domyślnaczcionkaakapitu" style:family="text">
      <style:text-properties style:text-underline-type="single" style:text-underline-style="solid" style:text-underline-width="auto" style:text-underline-mode="continuous"/>
    </style:style>
    <style:style style:name="P2508" style:parent-style-name="Normalny" style:family="paragraph">
      <style:paragraph-properties fo:text-align="justify" fo:line-height="150%" fo:text-indent="0.2479in"/>
    </style:style>
    <style:style style:name="P2509" style:parent-style-name="Normalny" style:family="paragraph">
      <style:paragraph-properties fo:text-align="justify" fo:line-height="150%"/>
    </style:style>
    <style:style style:name="T2510" style:parent-style-name="Domyślnaczcionkaakapitu" style:family="text">
      <style:text-properties style:text-underline-type="single" style:text-underline-style="solid" style:text-underline-width="auto" style:text-underline-mode="continuous"/>
    </style:style>
    <style:style style:name="P2511" style:parent-style-name="Normalny" style:family="paragraph">
      <style:paragraph-properties fo:text-align="justify" fo:line-height="150%" fo:text-indent="0.2479in"/>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style:style>
    <style:style style:name="T2516" style:parent-style-name="Domyślnaczcionkaakapitu" style:family="text">
      <style:text-properties fo:background-color="#80FFFF" style:text-underline-type="single" style:text-underline-style="solid" style:text-underline-width="auto" style:text-underline-mode="continuous"/>
    </style:style>
    <style:style style:name="T2517" style:parent-style-name="Domyślnaczcionkaakapitu" style:family="text">
      <style:text-properties style:text-underline-type="single" style:text-underline-style="solid" style:text-underline-width="auto" style:text-underline-mode="continuous"/>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fo:text-indent="0.2479in"/>
    </style:style>
    <style:style style:name="P2520" style:parent-style-name="Normalny" style:family="paragraph">
      <style:paragraph-properties fo:text-align="justify" fo:line-height="150%" fo:text-indent="0.2479in"/>
    </style:style>
    <style:style style:name="P2521" style:parent-style-name="Normalny" style:family="paragraph">
      <style:paragraph-properties fo:text-align="justify" fo:line-height="150%"/>
    </style:style>
    <style:style style:name="T2522" style:parent-style-name="Domyślnaczcionkaakapitu" style:family="text">
      <style:text-properties style:text-underline-type="single" style:text-underline-style="solid" style:text-underline-width="auto" style:text-underline-mode="continuous"/>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fo:text-indent="0.2479in"/>
    </style:style>
    <style:style style:name="T2525" style:parent-style-name="Domyślnaczcionkaakapitu" style:family="text">
      <style:text-properties fo:background-color="#80FFFF"/>
    </style:style>
    <style:style style:name="P2526" style:parent-style-name="Normalny" style:family="paragraph">
      <style:paragraph-properties fo:text-align="justify" fo:line-height="150%"/>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T2530" style:parent-style-name="Domyślnaczcionkaakapitu" style:family="text">
      <style:text-properties style:text-underline-type="single" style:text-underline-style="solid" style:text-underline-width="auto" style:text-underline-mode="continuous"/>
    </style:style>
    <style:style style:name="T2531" style:parent-style-name="Domyślnaczcionkaakapitu" style:family="text">
      <style:text-properties fo:background-color="#80FFFF" style:text-underline-type="single" style:text-underline-style="solid" style:text-underline-width="auto" style:text-underline-mode="continuous"/>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fo:text-indent="0.2479in"/>
    </style:style>
    <style:style style:name="P2534" style:parent-style-name="Normalny" style:family="paragraph">
      <style:paragraph-properties fo:text-align="justify" fo:line-height="150%"/>
    </style:style>
    <style:style style:name="T2535" style:parent-style-name="Domyślnaczcionkaakapitu" style:family="text">
      <style:text-properties style:text-underline-type="single" style:text-underline-style="solid" style:text-underline-width="auto" style:text-underline-mode="continuous"/>
    </style:style>
    <style:style style:name="T2536" style:parent-style-name="Domyślnaczcionkaakapitu" style:family="text">
      <style:text-properties fo:background-color="#80FFFF" style:text-underline-type="single" style:text-underline-style="solid" style:text-underline-width="auto" style:text-underline-mode="continuous"/>
    </style:style>
    <style:style style:name="T2537" style:parent-style-name="Domyślnaczcionkaakapitu" style:family="text">
      <style:text-properties style:text-underline-type="single" style:text-underline-style="solid" style:text-underline-width="auto" style:text-underline-mode="continuous"/>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fo:text-indent="0.2479in"/>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style:style>
    <style:style style:name="T2560" style:parent-style-name="Domyślnaczcionkaakapitu" style:family="text">
      <style:text-properties fo:background-color="#80FFFF" style:text-underline-type="single" style:text-underline-style="solid" style:text-underline-width="auto" style:text-underline-mode="continuous"/>
    </style:style>
    <style:style style:name="T2561" style:parent-style-name="Domyślnaczcionkaakapitu" style:family="text">
      <style:text-properties style:text-underline-type="single" style:text-underline-style="solid" style:text-underline-width="auto" style:text-underline-mode="continuous"/>
    </style:style>
    <style:style style:name="T2562" style:parent-style-name="Domyślnaczcionkaakapitu" style:family="text">
      <style:text-properties fo:background-color="#80FFFF" style:text-underline-type="single" style:text-underline-style="solid" style:text-underline-width="auto" style:text-underline-mode="continuous"/>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fo:text-indent="0.2479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fo:text-indent="0.2479in"/>
    </style:style>
    <style:style style:name="P2584" style:parent-style-name="Normalny" style:family="paragraph">
      <style:paragraph-properties fo:text-align="justify" fo:line-height="150%" fo:text-indent="0.2479in"/>
    </style:style>
    <style:style style:name="P2585" style:parent-style-name="Normalny" style:family="paragraph">
      <style:paragraph-properties fo:text-align="justify" fo:line-height="150%"/>
    </style:style>
    <style:style style:name="T2586" style:parent-style-name="Domyślnaczcionkaakapitu" style:family="text">
      <style:text-properties fo:background-color="#80FFFF" style:text-underline-type="single" style:text-underline-style="solid" style:text-underline-width="auto" style:text-underline-mode="continuous"/>
    </style:style>
    <style:style style:name="T2587" style:parent-style-name="Domyślnaczcionkaakapitu" style:family="text">
      <style:text-properties style:text-underline-type="single" style:text-underline-style="solid" style:text-underline-width="auto" style:text-underline-mode="continuous"/>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fo:text-indent="0.2479in"/>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style:style>
    <style:style style:name="T2593" style:parent-style-name="Domyślnaczcionkaakapitu" style:family="text">
      <style:text-properties style:text-underline-type="single" style:text-underline-style="solid" style:text-underline-width="auto" style:text-underline-mode="continuous"/>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P2601" style:parent-style-name="Normalny" style:family="paragraph">
      <style:paragraph-properties fo:text-align="justify" fo:line-height="150%" fo:text-indent="0.2479in"/>
    </style:style>
    <style:style style:name="T2602" style:parent-style-name="Domyślnaczcionkaakapitu" style:family="text">
      <style:text-properties fo:background-color="#80FFFF"/>
    </style:style>
    <style:style style:name="P2603" style:parent-style-name="Normalny" style:family="paragraph">
      <style:paragraph-properties fo:text-align="justify" fo:line-height="150%"/>
    </style:style>
    <style:style style:name="T2604" style:parent-style-name="Domyślnaczcionkaakapitu" style:family="text">
      <style:text-properties fo:background-color="#80FFFF" style:text-underline-type="single" style:text-underline-style="solid" style:text-underline-width="auto" style:text-underline-mode="continuous"/>
    </style:style>
    <style:style style:name="T2605" style:parent-style-name="Domyślnaczcionkaakapitu" style:family="text">
      <style:text-properties style:text-underline-type="single" style:text-underline-style="solid" style:text-underline-width="auto" style:text-underline-mode="continuous"/>
    </style:style>
    <style:style style:name="T2606" style:parent-style-name="Domyślnaczcionkaakapitu" style:family="text">
      <style:text-properties fo:background-color="#80FFFF" style:text-underline-type="single" style:text-underline-style="solid" style:text-underline-width="auto" style:text-underline-mode="continuous"/>
    </style:style>
    <style:style style:name="T2607" style:parent-style-name="Domyślnaczcionkaakapitu" style:family="text">
      <style:text-properties style:text-underline-type="single" style:text-underline-style="solid" style:text-underline-width="auto" style:text-underline-mode="continuous"/>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fo:text-indent="0.2479in"/>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style:style>
    <style:style style:name="T2612" style:parent-style-name="Domyślnaczcionkaakapitu" style:family="text">
      <style:text-properties style:text-underline-type="single" style:text-underline-style="solid" style:text-underline-width="auto" style:text-underline-mode="continuous"/>
    </style:style>
    <style:style style:name="T2613" style:parent-style-name="Domyślnaczcionkaakapitu" style:family="text">
      <style:text-properties fo:background-color="#80FFFF" style:text-underline-type="single" style:text-underline-style="solid" style:text-underline-width="auto" style:text-underline-mode="continuous"/>
    </style:style>
    <style:style style:name="T2614" style:parent-style-name="Domyślnaczcionkaakapitu" style:family="text">
      <style:text-properties style:text-underline-type="single" style:text-underline-style="solid" style:text-underline-width="auto" style:text-underline-mode="continuous"/>
    </style:style>
    <style:style style:name="T2615" style:parent-style-name="Domyślnaczcionkaakapitu" style:family="text">
      <style:text-properties fo:background-color="#80FFFF" style:text-underline-type="single" style:text-underline-style="solid" style:text-underline-width="auto" style:text-underline-mode="continuous"/>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fo:text-indent="0.2479in"/>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fo:text-indent="0.2479in"/>
    </style:style>
    <style:style style:name="P2620" style:parent-style-name="Normalny" style:family="paragraph">
      <style:paragraph-properties fo:text-align="justify" fo:line-height="150%"/>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style>
    <style:style style:name="P2624" style:parent-style-name="Normalny" style:family="paragraph">
      <style:paragraph-properties fo:text-align="justify" fo:line-height="150%" fo:text-indent="0.2479in"/>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P2631" style:parent-style-name="Normalny" style:family="paragraph">
      <style:paragraph-properties fo:text-align="justify" fo:line-height="150%"/>
    </style:style>
    <style:style style:name="T2632" style:parent-style-name="Domyślnaczcionkaakapitu" style:family="text">
      <style:text-properties style:text-underline-type="single" style:text-underline-style="solid" style:text-underline-width="auto" style:text-underline-mode="continuous"/>
    </style:style>
    <style:style style:name="T2633" style:parent-style-name="Domyślnaczcionkaakapitu" style:family="text">
      <style:text-properties fo:background-color="#80FFFF" style:text-underline-type="single" style:text-underline-style="solid" style:text-underline-width="auto" style:text-underline-mode="continuous"/>
    </style:style>
    <style:style style:name="T2634" style:parent-style-name="Domyślnaczcionkaakapitu" style:family="text">
      <style:text-properties fo:background-color="#80FFFF"/>
    </style:style>
    <style:style style:name="P2635" style:parent-style-name="Normalny" style:family="paragraph">
      <style:paragraph-properties fo:text-align="justify" fo:line-height="150%" fo:text-indent="0.2479in"/>
    </style:style>
    <style:style style:name="P2636" style:parent-style-name="Normalny" style:family="paragraph">
      <style:paragraph-properties fo:text-align="justify" fo:line-height="150%"/>
    </style:style>
    <style:style style:name="T2637" style:parent-style-name="Domyślnaczcionkaakapitu" style:family="text">
      <style:text-properties fo:background-color="#80FFFF" style:text-underline-type="single" style:text-underline-style="solid" style:text-underline-width="auto" style:text-underline-mode="continuous"/>
    </style:style>
    <style:style style:name="T2638" style:parent-style-name="Domyślnaczcionkaakapitu" style:family="text">
      <style:text-properties style:text-underline-type="single" style:text-underline-style="solid" style:text-underline-width="auto" style:text-underline-mode="continuous"/>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fo:text-indent="0.2479in"/>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fo:text-indent="0.2479in"/>
    </style:style>
    <style:style style:name="P2644" style:parent-style-name="Normalny" style:family="paragraph">
      <style:paragraph-properties fo:text-align="justify" fo:line-height="150%" fo:text-indent="0.2479in"/>
    </style:style>
    <style:style style:name="P2645" style:parent-style-name="Normalny" style:family="paragraph">
      <style:paragraph-properties fo:text-align="justify" fo:line-height="150%" fo:text-indent="0.2479in"/>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style:style>
    <style:style style:name="T2648" style:parent-style-name="Domyślnaczcionkaakapitu" style:family="text">
      <style:text-properties style:text-underline-type="single" style:text-underline-style="solid" style:text-underline-width="auto" style:text-underline-mode="continuous"/>
    </style:style>
    <style:style style:name="T2649" style:parent-style-name="Domyślnaczcionkaakapitu" style:family="text">
      <style:text-properties fo:background-color="#80FFFF"/>
    </style:style>
    <style:style style:name="P2650" style:parent-style-name="Normalny" style:family="paragraph">
      <style:paragraph-properties fo:text-align="justify" fo:line-height="150%" fo:text-indent="0.2479in"/>
    </style:style>
    <style:style style:name="P2651" style:parent-style-name="Normalny" style:family="paragraph">
      <style:paragraph-properties fo:text-align="justify" fo:line-height="150%"/>
    </style:style>
    <style:style style:name="P2652" style:parent-style-name="Normalny" style:family="paragraph">
      <style:paragraph-properties fo:text-align="justify" fo:line-height="150%" fo:text-indent="0.2479in"/>
    </style:style>
    <style:style style:name="P2653" style:parent-style-name="Normalny" style:family="paragraph">
      <style:paragraph-properties fo:text-align="justify" fo:line-height="150%" fo:text-indent="0.2479in"/>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style:style>
    <style:style style:name="T2657" style:parent-style-name="Domyślnaczcionkaakapitu" style:family="text">
      <style:text-properties fo:background-color="#80FFFF" style:text-underline-type="single" style:text-underline-style="solid" style:text-underline-width="auto" style:text-underline-mode="continuous"/>
    </style:style>
    <style:style style:name="T2658" style:parent-style-name="Domyślnaczcionkaakapitu" style:family="text">
      <style:text-properties style:text-underline-type="single" style:text-underline-style="solid" style:text-underline-width="auto" style:text-underline-mode="continuous"/>
    </style:style>
    <style:style style:name="T2659" style:parent-style-name="Domyślnaczcionkaakapitu" style:family="text">
      <style:text-properties fo:background-color="#80FFFF"/>
    </style:style>
    <style:style style:name="P2660" style:parent-style-name="Normalny" style:family="paragraph">
      <style:paragraph-properties fo:text-align="justify" fo:line-height="150%" fo:text-indent="0.2479in"/>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style:style>
    <style:style style:name="T2665" style:parent-style-name="Domyślnaczcionkaakapitu" style:family="text">
      <style:text-properties style:text-underline-type="single" style:text-underline-style="solid" style:text-underline-width="auto" style:text-underline-mode="continuous"/>
    </style:style>
    <style:style style:name="T2666" style:parent-style-name="Domyślnaczcionkaakapitu" style:family="text">
      <style:text-properties fo:background-color="#80FFFF" style:text-underline-type="single" style:text-underline-style="solid" style:text-underline-width="auto" style:text-underline-mode="continuous"/>
    </style:style>
    <style:style style:name="P2667" style:parent-style-name="Normalny" style:family="paragraph">
      <style:paragraph-properties fo:text-align="justify" fo:line-height="150%" fo:text-indent="0.2479in"/>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style:style>
    <style:style style:name="T2670" style:parent-style-name="Domyślnaczcionkaakapitu" style:family="text">
      <style:text-properties style:text-underline-type="single" style:text-underline-style="solid" style:text-underline-width="auto" style:text-underline-mode="continuous"/>
    </style:style>
    <style:style style:name="T2671" style:parent-style-name="Domyślnaczcionkaakapitu" style:family="text">
      <style:text-properties fo:background-color="#80FFFF" style:text-underline-type="single" style:text-underline-style="solid" style:text-underline-width="auto" style:text-underline-mode="continuous"/>
    </style:style>
    <style:style style:name="P2672" style:parent-style-name="Normalny" style:family="paragraph">
      <style:paragraph-properties fo:text-align="justify" fo:line-height="150%" fo:text-indent="0.2479in"/>
    </style:style>
    <style:style style:name="P2673" style:parent-style-name="Normalny" style:family="paragraph">
      <style:paragraph-properties fo:text-align="justify" fo:line-height="150%"/>
    </style:style>
    <style:style style:name="T2674" style:parent-style-name="Domyślnaczcionkaakapitu" style:family="text">
      <style:text-properties style:text-underline-type="single" style:text-underline-style="solid" style:text-underline-width="auto" style:text-underline-mode="continuous"/>
    </style:style>
    <style:style style:name="T2675" style:parent-style-name="Domyślnaczcionkaakapitu" style:family="text">
      <style:text-properties fo:background-color="#80FFFF" style:text-underline-type="single" style:text-underline-style="solid" style:text-underline-width="auto" style:text-underline-mode="continuous"/>
    </style:style>
    <style:style style:name="P2676" style:parent-style-name="Normalny" style:family="paragraph">
      <style:paragraph-properties fo:text-align="justify" fo:line-height="150%" fo:text-indent="0.2479in"/>
    </style:style>
    <style:style style:name="T2677" style:parent-style-name="Domyślnaczcionkaakapitu" style:family="text">
      <style:text-properties fo:background-color="#80FFFF"/>
    </style:style>
    <style:style style:name="P2678" style:parent-style-name="Normalny" style:family="paragraph">
      <style:paragraph-properties fo:text-align="justify" fo:line-height="150%"/>
    </style:style>
    <style:style style:name="T2679" style:parent-style-name="Domyślnaczcionkaakapitu" style:family="text">
      <style:text-properties style:text-underline-type="single" style:text-underline-style="solid" style:text-underline-width="auto" style:text-underline-mode="continuous"/>
    </style:style>
    <style:style style:name="T2680" style:parent-style-name="Domyślnaczcionkaakapitu" style:family="text">
      <style:text-properties fo:background-color="#80FFFF" style:text-underline-type="single" style:text-underline-style="solid" style:text-underline-width="auto" style:text-underline-mode="continuous"/>
    </style:style>
    <style:style style:name="T2681" style:parent-style-name="Domyślnaczcionkaakapitu" style:family="text">
      <style:text-properties style:text-underline-type="single" style:text-underline-style="solid" style:text-underline-width="auto" style:text-underline-mode="continuous"/>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fo:text-indent="0.2479in"/>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fo:text-indent="0.2479in"/>
    </style:style>
    <style:style style:name="P2687" style:parent-style-name="Normalny" style:family="paragraph">
      <style:paragraph-properties fo:text-align="justify" fo:line-height="150%"/>
    </style:style>
    <style:style style:name="T2688" style:parent-style-name="Domyślnaczcionkaakapitu" style:family="text">
      <style:text-properties style:text-underline-type="single" style:text-underline-style="solid" style:text-underline-width="auto" style:text-underline-mode="continuous"/>
    </style:style>
    <style:style style:name="T2689" style:parent-style-name="Domyślnaczcionkaakapitu" style:family="text">
      <style:text-properties fo:background-color="#80FFFF" style:text-underline-type="single" style:text-underline-style="solid" style:text-underline-width="auto" style:text-underline-mode="continuous"/>
    </style:style>
    <style:style style:name="T2690" style:parent-style-name="Domyślnaczcionkaakapitu" style:family="text">
      <style:text-properties style:text-underline-type="single" style:text-underline-style="solid" style:text-underline-width="auto" style:text-underline-mode="continuous"/>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fo:text-indent="0.2479in"/>
    </style:style>
    <style:style style:name="P2693" style:parent-style-name="Normalny" style:family="paragraph">
      <style:paragraph-properties fo:text-align="justify" fo:line-height="150%"/>
    </style:style>
    <style:style style:name="T2694" style:parent-style-name="Domyślnaczcionkaakapitu" style:family="text">
      <style:text-properties style:text-underline-type="single" style:text-underline-style="solid" style:text-underline-width="auto" style:text-underline-mode="continuous"/>
    </style:style>
    <style:style style:name="T2695" style:parent-style-name="Domyślnaczcionkaakapitu" style:family="text">
      <style:text-properties fo:background-color="#80FFFF" style:text-underline-type="single" style:text-underline-style="solid" style:text-underline-width="auto" style:text-underline-mode="continuous"/>
    </style:style>
    <style:style style:name="T2696" style:parent-style-name="Domyślnaczcionkaakapitu" style:family="text">
      <style:text-properties style:text-underline-type="single" style:text-underline-style="solid" style:text-underline-width="auto" style:text-underline-mode="continuous"/>
    </style:style>
    <style:style style:name="T2697" style:parent-style-name="Domyślnaczcionkaakapitu" style:family="text">
      <style:text-properties fo:background-color="#80FFFF" style:text-underline-type="single" style:text-underline-style="solid" style:text-underline-width="auto" style:text-underline-mode="continuous"/>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479in"/>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style:style>
    <style:style style:name="T2705" style:parent-style-name="Domyślnaczcionkaakapitu" style:family="text">
      <style:text-properties style:text-underline-type="single" style:text-underline-style="solid" style:text-underline-width="auto" style:text-underline-mode="continuous"/>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479in"/>
    </style:style>
    <style:style style:name="P2708" style:parent-style-name="Normalny" style:family="paragraph">
      <style:paragraph-properties fo:text-align="justify" fo:line-height="150%"/>
    </style:style>
    <style:style style:name="T2709" style:parent-style-name="Domyślnaczcionkaakapitu" style:family="text">
      <style:text-properties fo:background-color="#80FFFF" style:text-underline-type="single" style:text-underline-style="solid" style:text-underline-width="auto" style:text-underline-mode="continuous"/>
    </style:style>
    <style:style style:name="T2710" style:parent-style-name="Domyślnaczcionkaakapitu" style:family="text">
      <style:text-properties style:text-underline-type="single" style:text-underline-style="solid" style:text-underline-width="auto" style:text-underline-mode="continuous"/>
    </style:style>
    <style:style style:name="T2711" style:parent-style-name="Domyślnaczcionkaakapitu" style:family="text">
      <style:text-properties fo:background-color="#80FFFF"/>
    </style:style>
    <style:style style:name="P2712" style:parent-style-name="Normalny" style:family="paragraph">
      <style:paragraph-properties fo:text-align="justify" fo:line-height="150%" fo:text-indent="0.2479in"/>
    </style:style>
    <style:style style:name="P2713" style:parent-style-name="Normalny" style:family="paragraph">
      <style:paragraph-properties fo:text-align="justify" fo:line-height="150%"/>
    </style:style>
    <style:style style:name="T2714" style:parent-style-name="Domyślnaczcionkaakapitu" style:family="text">
      <style:text-properties style:text-underline-type="single" style:text-underline-style="solid" style:text-underline-width="auto" style:text-underline-mode="continuous"/>
    </style:style>
    <style:style style:name="T2715" style:parent-style-name="Domyślnaczcionkaakapitu" style:family="text">
      <style:text-properties fo:background-color="#80FFFF" style:text-underline-type="single" style:text-underline-style="solid" style:text-underline-width="auto" style:text-underline-mode="continuous"/>
    </style:style>
    <style:style style:name="T2716" style:parent-style-name="Domyślnaczcionkaakapitu" style:family="text">
      <style:text-properties style:text-underline-type="single" style:text-underline-style="solid" style:text-underline-width="auto" style:text-underline-mode="continuous"/>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P2719" style:parent-style-name="Normalny" style:family="paragraph">
      <style:paragraph-properties fo:text-align="justify" fo:line-height="150%"/>
    </style:style>
    <style:style style:name="T2720" style:parent-style-name="Domyślnaczcionkaakapitu" style:family="text">
      <style:text-properties style:text-underline-type="single" style:text-underline-style="solid" style:text-underline-width="auto" style:text-underline-mode="continuous"/>
    </style:style>
    <style:style style:name="T2721" style:parent-style-name="Domyślnaczcionkaakapitu" style:family="text">
      <style:text-properties fo:background-color="#80FFFF" style:text-underline-type="single" style:text-underline-style="solid" style:text-underline-width="auto" style:text-underline-mode="continuous"/>
    </style:style>
    <style:style style:name="T2722" style:parent-style-name="Domyślnaczcionkaakapitu" style:family="text">
      <style:text-properties style:text-underline-type="single" style:text-underline-style="solid" style:text-underline-width="auto" style:text-underline-mode="continuous"/>
    </style:style>
    <style:style style:name="T2723" style:parent-style-name="Domyślnaczcionkaakapitu" style:family="text">
      <style:text-properties fo:background-color="#80FFFF" style:text-underline-type="single" style:text-underline-style="solid" style:text-underline-width="auto" style:text-underline-mode="continuous"/>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fo:text-indent="0.2479in"/>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P2729" style:parent-style-name="Normalny" style:family="paragraph">
      <style:paragraph-properties fo:text-align="justify" fo:line-height="150%"/>
    </style:style>
    <style:style style:name="T2730" style:parent-style-name="Domyślnaczcionkaakapitu" style:family="text">
      <style:text-properties style:text-underline-type="single" style:text-underline-style="solid" style:text-underline-width="auto" style:text-underline-mode="continuous"/>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P2733" style:parent-style-name="Normalny" style:family="paragraph">
      <style:paragraph-properties fo:text-align="justify" fo:line-height="150%"/>
    </style:style>
    <style:style style:name="T2734" style:parent-style-name="Domyślnaczcionkaakapitu" style:family="text">
      <style:text-properties style:text-underline-type="single" style:text-underline-style="solid" style:text-underline-width="auto" style:text-underline-mode="continuous"/>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479in"/>
    </style:style>
    <style:style style:name="P2737" style:parent-style-name="Normalny" style:family="paragraph">
      <style:paragraph-properties fo:text-align="justify" fo:line-height="150%"/>
    </style:style>
    <style:style style:name="T2738" style:parent-style-name="Domyślnaczcionkaakapitu" style:family="text">
      <style:text-properties fo:background-color="#80FFFF" style:text-underline-type="single" style:text-underline-style="solid" style:text-underline-width="auto" style:text-underline-mode="continuous"/>
    </style:style>
    <style:style style:name="T2739" style:parent-style-name="Domyślnaczcionkaakapitu" style:family="text">
      <style:text-properties style:text-underline-type="single" style:text-underline-style="solid" style:text-underline-width="auto" style:text-underline-mode="continuous"/>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fo:text-indent="0.2479in"/>
    </style:style>
    <style:style style:name="P2742" style:parent-style-name="Normalny" style:family="paragraph">
      <style:paragraph-properties fo:text-align="justify" fo:line-height="150%"/>
    </style:style>
    <style:style style:name="T2743" style:parent-style-name="Domyślnaczcionkaakapitu" style:family="text">
      <style:text-properties style:text-underline-type="single" style:text-underline-style="solid" style:text-underline-width="auto" style:text-underline-mode="continuous"/>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fo:text-indent="0.2479in"/>
    </style:style>
    <style:style style:name="P2746" style:parent-style-name="Normalny" style:family="paragraph">
      <style:paragraph-properties fo:text-align="justify" fo:line-height="150%" fo:text-indent="0.2479in"/>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479in"/>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style:style>
    <style:style style:name="T2753" style:parent-style-name="Domyślnaczcionkaakapitu" style:family="text">
      <style:text-properties style:text-underline-type="single" style:text-underline-style="solid" style:text-underline-width="auto" style:text-underline-mode="continuous"/>
    </style:style>
    <style:style style:name="T2754" style:parent-style-name="Domyślnaczcionkaakapitu" style:family="text">
      <style:text-properties fo:background-color="#80FFFF"/>
    </style:style>
    <style:style style:name="P2755" style:parent-style-name="Normalny" style:family="paragraph">
      <style:paragraph-properties fo:text-align="justify" fo:line-height="150%" fo:text-indent="0.2479in"/>
    </style:style>
    <style:style style:name="P2756" style:parent-style-name="Normalny" style:family="paragraph">
      <style:paragraph-properties fo:text-align="justify" fo:line-height="150%"/>
    </style:style>
    <style:style style:name="T2757" style:parent-style-name="Domyślnaczcionkaakapitu" style:family="text">
      <style:text-properties style:text-underline-type="single" style:text-underline-style="solid" style:text-underline-width="auto" style:text-underline-mode="continuous"/>
    </style:style>
    <style:style style:name="T2758" style:parent-style-name="Domyślnaczcionkaakapitu" style:family="text">
      <style:text-properties fo:background-color="#80FFFF" style:text-underline-type="single" style:text-underline-style="solid" style:text-underline-width="auto" style:text-underline-mode="continuous"/>
    </style:style>
    <style:style style:name="T2759" style:parent-style-name="Domyślnaczcionkaakapitu" style:family="text">
      <style:text-properties style:text-underline-type="single" style:text-underline-style="solid" style:text-underline-width="auto" style:text-underline-mode="continuous"/>
    </style:style>
    <style:style style:name="T2760" style:parent-style-name="Domyślnaczcionkaakapitu" style:family="text">
      <style:text-properties fo:background-color="#80FFFF" style:text-underline-type="single" style:text-underline-style="solid" style:text-underline-width="auto" style:text-underline-mode="continuous"/>
    </style:style>
    <style:style style:name="T2761" style:parent-style-name="Domyślnaczcionkaakapitu" style:family="text">
      <style:text-properties style:text-underline-type="single" style:text-underline-style="solid" style:text-underline-width="auto" style:text-underline-mode="continuous"/>
    </style:style>
    <style:style style:name="T2762" style:parent-style-name="Domyślnaczcionkaakapitu" style:family="text">
      <style:text-properties fo:background-color="#80FFFF" style:text-underline-type="single" style:text-underline-style="solid" style:text-underline-width="auto" style:text-underline-mode="continuous"/>
    </style:style>
    <style:style style:name="T2763" style:parent-style-name="Domyślnaczcionkaakapitu" style:family="text">
      <style:text-properties style:text-underline-type="single" style:text-underline-style="solid" style:text-underline-width="auto" style:text-underline-mode="continuous"/>
    </style:style>
    <style:style style:name="T2764" style:parent-style-name="Domyślnaczcionkaakapitu" style:family="text">
      <style:text-properties fo:background-color="#80FFFF" style:text-underline-type="single" style:text-underline-style="solid" style:text-underline-width="auto" style:text-underline-mode="continuous"/>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fo:text-indent="0.2479in"/>
    </style:style>
    <style:style style:name="T2772" style:parent-style-name="Domyślnaczcionkaakapitu" style:family="text">
      <style:text-properties fo:background-color="#80FFFF"/>
    </style:style>
    <style:style style:name="P2773" style:parent-style-name="Normalny" style:family="paragraph">
      <style:paragraph-properties fo:text-align="justify" fo:line-height="150%" fo:text-indent="0.2479in"/>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style:style>
    <style:style style:name="P2776" style:parent-style-name="Normalny" style:family="paragraph">
      <style:paragraph-properties fo:text-align="justify" fo:line-height="150%" fo:text-indent="0.2479in"/>
    </style:style>
    <style:style style:name="P2777" style:parent-style-name="Normalny" style:family="paragraph">
      <style:paragraph-properties fo:text-align="justify" fo:line-height="150%" fo:text-indent="0.2479in"/>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fo:text-indent="0.2479in"/>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fo:text-indent="0.2479in"/>
    </style:style>
    <style:style style:name="T2790" style:parent-style-name="Domyślnaczcionkaakapitu" style:family="text">
      <style:text-properties fo:background-color="#80FFFF"/>
    </style:style>
    <style:style style:name="P2791" style:parent-style-name="Normalny" style:family="paragraph">
      <style:paragraph-properties fo:text-align="justify" fo:line-height="150%" fo:text-indent="0.2479in"/>
    </style:style>
    <style:style style:name="P2792" style:parent-style-name="Normalny" style:family="paragraph">
      <style:paragraph-properties fo:text-align="justify" fo:line-height="150%"/>
    </style:style>
    <style:style style:name="T2793" style:parent-style-name="Domyślnaczcionkaakapitu" style:family="text">
      <style:text-properties style:text-underline-type="single" style:text-underline-style="solid" style:text-underline-width="auto" style:text-underline-mode="continuous"/>
    </style:style>
    <style:style style:name="T2794" style:parent-style-name="Domyślnaczcionkaakapitu" style:family="text">
      <style:text-properties fo:background-color="#80FFFF"/>
    </style:style>
    <style:style style:name="P2795" style:parent-style-name="Normalny" style:family="paragraph">
      <style:paragraph-properties fo:text-align="justify" fo:line-height="150%" fo:text-indent="0.2479in"/>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style:style>
    <style:style style:name="P2798" style:parent-style-name="Normalny" style:family="paragraph">
      <style:paragraph-properties fo:text-align="justify" fo:line-height="150%" fo:text-indent="0.2479in"/>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style:style>
    <style:style style:name="T2807" style:parent-style-name="Domyślnaczcionkaakapitu" style:family="text">
      <style:text-properties fo:background-color="#80FFFF" style:text-underline-type="single" style:text-underline-style="solid" style:text-underline-width="auto" style:text-underline-mode="continuous"/>
    </style:style>
    <style:style style:name="T2808" style:parent-style-name="Domyślnaczcionkaakapitu" style:family="text">
      <style:text-properties style:text-underline-type="single" style:text-underline-style="solid" style:text-underline-width="auto" style:text-underline-mode="continuous"/>
    </style:style>
    <style:style style:name="T2809" style:parent-style-name="Domyślnaczcionkaakapitu" style:family="text">
      <style:text-properties fo:background-color="#80FFFF" style:text-underline-type="single" style:text-underline-style="solid" style:text-underline-width="auto" style:text-underline-mode="continuous"/>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479in"/>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style:style>
    <style:style style:name="T2814" style:parent-style-name="Domyślnaczcionkaakapitu" style:family="text">
      <style:text-properties style:text-underline-type="single" style:text-underline-style="solid" style:text-underline-width="auto" style:text-underline-mode="continuous"/>
    </style:style>
    <style:style style:name="T2815" style:parent-style-name="Domyślnaczcionkaakapitu" style:family="text">
      <style:text-properties fo:background-color="#80FFFF"/>
    </style:style>
    <style:style style:name="P2816" style:parent-style-name="Normalny" style:family="paragraph">
      <style:paragraph-properties fo:text-align="justify" fo:line-height="150%" fo:text-indent="0.2479in"/>
    </style:style>
    <style:style style:name="P2817" style:parent-style-name="Normalny" style:family="paragraph">
      <style:paragraph-properties fo:text-align="justify" fo:line-height="150%"/>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479in"/>
    </style:style>
    <style:style style:name="P2820" style:parent-style-name="Normalny" style:family="paragraph">
      <style:paragraph-properties fo:text-align="justify" fo:line-height="150%"/>
    </style:style>
    <style:style style:name="T2821" style:parent-style-name="Domyślnaczcionkaakapitu" style:family="text">
      <style:text-properties style:text-underline-type="single" style:text-underline-style="solid" style:text-underline-width="auto" style:text-underline-mode="continuous"/>
    </style:style>
    <style:style style:name="T2822" style:parent-style-name="Domyślnaczcionkaakapitu" style:family="text">
      <style:text-properties fo:background-color="#80FFFF"/>
    </style:style>
    <style:style style:name="P2823" style:parent-style-name="Normalny" style:family="paragraph">
      <style:paragraph-properties fo:text-align="justify" fo:line-height="150%" fo:text-indent="0.2479in"/>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fo:text-indent="0.2479in"/>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P2835" style:parent-style-name="Normalny" style:family="paragraph">
      <style:paragraph-properties fo:text-align="justify" fo:line-height="150%" fo:text-indent="0.2479in"/>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fo:text-indent="0.2479in"/>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P2844" style:parent-style-name="Normalny" style:family="paragraph">
      <style:paragraph-properties fo:text-align="justify" fo:line-height="150%" fo:text-indent="0.2479in"/>
    </style:style>
    <style:style style:name="T2845" style:parent-style-name="Domyślnaczcionkaakapitu" style:family="text">
      <style:text-properties fo:background-color="#80FFFF"/>
    </style:style>
    <style:style style:name="P2846" style:parent-style-name="Normalny" style:family="paragraph">
      <style:paragraph-properties fo:text-align="justify" fo:line-height="150%" fo:text-indent="0.2479in"/>
    </style:style>
    <style:style style:name="P2847" style:parent-style-name="Normalny" style:family="paragraph">
      <style:paragraph-properties fo:text-align="justify" fo:line-height="150%"/>
    </style:style>
    <style:style style:name="T2848" style:parent-style-name="Domyślnaczcionkaakapitu" style:family="text">
      <style:text-properties fo:background-color="#80FFFF" style:text-underline-type="single" style:text-underline-style="solid" style:text-underline-width="auto" style:text-underline-mode="continuous"/>
    </style:style>
    <style:style style:name="T2849" style:parent-style-name="Domyślnaczcionkaakapitu" style:family="text">
      <style:text-properties style:text-underline-type="single" style:text-underline-style="solid" style:text-underline-width="auto" style:text-underline-mode="continuous"/>
    </style:style>
    <style:style style:name="T2850" style:parent-style-name="Domyślnaczcionkaakapitu" style:family="text">
      <style:text-properties fo:background-color="#80FFFF" style:text-underline-type="single" style:text-underline-style="solid" style:text-underline-width="auto" style:text-underline-mode="continuous"/>
    </style:style>
    <style:style style:name="T2851" style:parent-style-name="Domyślnaczcionkaakapitu" style:family="text">
      <style:text-properties style:text-underline-type="single" style:text-underline-style="solid" style:text-underline-width="auto" style:text-underline-mode="continuous"/>
    </style:style>
    <style:style style:name="T2852" style:parent-style-name="Domyślnaczcionkaakapitu" style:family="text">
      <style:text-properties fo:background-color="#80FFFF" style:text-underline-type="single" style:text-underline-style="solid" style:text-underline-width="auto" style:text-underline-mode="continuous"/>
    </style:style>
    <style:style style:name="T2853" style:parent-style-name="Domyślnaczcionkaakapitu" style:family="text">
      <style:text-properties style:text-underline-type="single" style:text-underline-style="solid" style:text-underline-width="auto" style:text-underline-mode="continuous"/>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479in"/>
    </style:style>
    <style:style style:name="T2856" style:parent-style-name="Domyślnaczcionkaakapitu" style:family="text">
      <style:text-properties fo:background-color="#80FFFF"/>
    </style:style>
    <style:style style:name="P2857" style:parent-style-name="Normalny" style:family="paragraph">
      <style:paragraph-properties fo:text-align="justify" fo:line-height="150%"/>
    </style:style>
    <style:style style:name="T2858" style:parent-style-name="Domyślnaczcionkaakapitu" style:family="text">
      <style:text-properties fo:background-color="#80FFFF" style:text-underline-type="single" style:text-underline-style="solid" style:text-underline-width="auto" style:text-underline-mode="continuous"/>
    </style:style>
    <style:style style:name="T2859" style:parent-style-name="Domyślnaczcionkaakapitu" style:family="text">
      <style:text-properties style:text-underline-type="single" style:text-underline-style="solid" style:text-underline-width="auto" style:text-underline-mode="continuous"/>
    </style:style>
    <style:style style:name="T2860" style:parent-style-name="Domyślnaczcionkaakapitu" style:family="text">
      <style:text-properties fo:background-color="#80FFFF" style:text-underline-type="single" style:text-underline-style="solid" style:text-underline-width="auto" style:text-underline-mode="continuous"/>
    </style:style>
    <style:style style:name="T2861" style:parent-style-name="Domyślnaczcionkaakapitu" style:family="text">
      <style:text-properties style:text-underline-type="single" style:text-underline-style="solid" style:text-underline-width="auto" style:text-underline-mode="continuous"/>
    </style:style>
    <style:style style:name="T2862" style:parent-style-name="Domyślnaczcionkaakapitu" style:family="text">
      <style:text-properties fo:background-color="#80FFFF" style:text-underline-type="single" style:text-underline-style="solid" style:text-underline-width="auto" style:text-underline-mode="continuous"/>
    </style:style>
    <style:style style:name="T2863" style:parent-style-name="Domyślnaczcionkaakapitu" style:family="text">
      <style:text-properties fo:background-color="#80FFFF"/>
    </style:style>
    <style:style style:name="P2864" style:parent-style-name="Normalny" style:family="paragraph">
      <style:paragraph-properties fo:text-align="justify" fo:line-height="150%" fo:text-indent="0.2479in"/>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fo:text-indent="0.2479in"/>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style:style>
    <style:style style:name="T2872" style:parent-style-name="Domyślnaczcionkaakapitu" style:family="text">
      <style:text-properties style:text-underline-type="single" style:text-underline-style="solid" style:text-underline-width="auto" style:text-underline-mode="continuous"/>
    </style:style>
    <style:style style:name="P2873" style:parent-style-name="Normalny" style:family="paragraph">
      <style:paragraph-properties fo:text-align="justify" fo:line-height="150%" fo:text-indent="0.2479in"/>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P2888" style:parent-style-name="Normalny" style:family="paragraph">
      <style:paragraph-properties fo:text-align="justify" fo:line-height="150%"/>
    </style:style>
    <style:style style:name="T2889" style:parent-style-name="Domyślnaczcionkaakapitu" style:family="text">
      <style:text-properties style:text-underline-type="single" style:text-underline-style="solid" style:text-underline-width="auto" style:text-underline-mode="continuous"/>
    </style:style>
    <style:style style:name="T2890" style:parent-style-name="Domyślnaczcionkaakapitu" style:family="text">
      <style:text-properties fo:background-color="#80FFFF" style:text-underline-type="single" style:text-underline-style="solid" style:text-underline-width="auto" style:text-underline-mode="continuous"/>
    </style:style>
    <style:style style:name="T2891" style:parent-style-name="Domyślnaczcionkaakapitu" style:family="text">
      <style:text-properties style:text-underline-type="single" style:text-underline-style="solid" style:text-underline-width="auto" style:text-underline-mode="continuous"/>
    </style:style>
    <style:style style:name="P2892" style:parent-style-name="Normalny" style:family="paragraph">
      <style:paragraph-properties fo:text-align="justify" fo:line-height="150%" fo:text-indent="0.2479in"/>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style:tab-stops>
          <style:tab-stop style:type="left" style:position="1.7013in"/>
        </style:tab-stops>
      </style:paragraph-properties>
    </style:style>
    <style:style style:name="T2898" style:parent-style-name="Domyślnaczcionkaakapitu" style:family="text">
      <style:text-properties fo:background-color="#80FFFF" style:text-underline-type="single" style:text-underline-style="solid" style:text-underline-width="auto" style:text-underline-mode="continuous"/>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text-underline-type="single" style:text-underline-style="solid" style:text-underline-width="auto" style:text-underline-mode="continuous"/>
    </style:style>
    <style:style style:name="T2901" style:parent-style-name="Domyślnaczcionkaakapitu" style:family="text">
      <style:text-properties fo:background-color="#80FFFF"/>
    </style:style>
    <style:style style:name="P2902" style:parent-style-name="Normalny" style:family="paragraph">
      <style:paragraph-properties fo:text-align="justify" fo:line-height="150%" fo:text-indent="0.2479in"/>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style:style>
    <style:style style:name="T2905" style:parent-style-name="Domyślnaczcionkaakapitu" style:family="text">
      <style:text-properties style:text-underline-type="single" style:text-underline-style="solid" style:text-underline-width="auto" style:text-underline-mode="continuous"/>
    </style:style>
    <style:style style:name="T2906" style:parent-style-name="Domyślnaczcionkaakapitu" style:family="text">
      <style:text-properties fo:background-color="#80FFFF" style:text-underline-type="single" style:text-underline-style="solid" style:text-underline-width="auto" style:text-underline-mode="continuous"/>
    </style:style>
    <style:style style:name="T2907" style:parent-style-name="Domyślnaczcionkaakapitu" style:family="text">
      <style:text-properties style:text-underline-type="single" style:text-underline-style="solid" style:text-underline-width="auto" style:text-underline-mode="continuous"/>
    </style:style>
    <style:style style:name="T2908" style:parent-style-name="Domyślnaczcionkaakapitu" style:family="text">
      <style:text-properties fo:background-color="#80FFFF" style:text-underline-type="single" style:text-underline-style="solid" style:text-underline-width="auto" style:text-underline-mode="continuous"/>
    </style:style>
    <style:style style:name="T2909" style:parent-style-name="Domyślnaczcionkaakapitu" style:family="text">
      <style:text-properties style:text-underline-type="single" style:text-underline-style="solid" style:text-underline-width="auto" style:text-underline-mode="continuous"/>
    </style:style>
    <style:style style:name="T2910" style:parent-style-name="Domyślnaczcionkaakapitu" style:family="text">
      <style:text-properties fo:background-color="#80FFFF" style:text-underline-type="single" style:text-underline-style="solid" style:text-underline-width="auto" style:text-underline-mode="continuous"/>
    </style:style>
    <style:style style:name="T2911" style:parent-style-name="Domyślnaczcionkaakapitu" style:family="text">
      <style:text-properties style:text-underline-type="single" style:text-underline-style="solid" style:text-underline-width="auto" style:text-underline-mode="continuous"/>
    </style:style>
    <style:style style:name="T2912" style:parent-style-name="Domyślnaczcionkaakapitu" style:family="text">
      <style:text-properties fo:background-color="#80FFFF" style:text-underline-type="single" style:text-underline-style="solid" style:text-underline-width="auto" style:text-underline-mode="continuous"/>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P2925" style:parent-style-name="Normalny" style:family="paragraph">
      <style:paragraph-properties fo:text-align="justify" fo:line-height="150%">
        <style:tab-stops>
          <style:tab-stop style:type="left" style:position="2.1784in"/>
        </style:tab-stops>
      </style:paragraph-properties>
    </style:style>
    <style:style style:name="T2926" style:parent-style-name="Domyślnaczcionkaakapitu" style:family="text">
      <style:text-properties fo:background-color="#80FFFF" style:text-underline-type="single" style:text-underline-style="solid" style:text-underline-width="auto" style:text-underline-mode="continuous"/>
    </style:style>
    <style:style style:name="T2927" style:parent-style-name="Domyślnaczcionkaakapitu" style:family="text">
      <style:text-properties style:text-underline-type="single" style:text-underline-style="solid" style:text-underline-width="auto" style:text-underline-mode="continuous"/>
    </style:style>
    <style:style style:name="T2928" style:parent-style-name="Domyślnaczcionkaakapitu" style:family="text">
      <style:text-properties fo:background-color="#80FFFF" style:text-underline-type="single" style:text-underline-style="solid" style:text-underline-width="auto" style:text-underline-mode="continuous"/>
    </style:style>
    <style:style style:name="T2929" style:parent-style-name="Domyślnaczcionkaakapitu" style:family="text">
      <style:text-properties fo:background-color="#80FFFF"/>
    </style:style>
    <style:style style:name="P2930" style:parent-style-name="Normalny" style:family="paragraph">
      <style:paragraph-properties fo:text-align="justify" fo:line-height="150%" fo:text-indent="0.2479in"/>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P2946" style:parent-style-name="Normalny" style:family="paragraph">
      <style:paragraph-properties fo:text-align="justify" fo:line-height="150%"/>
    </style:style>
    <style:style style:name="T2947" style:parent-style-name="Domyślnaczcionkaakapitu" style:family="text">
      <style:text-properties style:text-underline-type="single" style:text-underline-style="solid" style:text-underline-width="auto" style:text-underline-mode="continuous"/>
    </style:style>
    <style:style style:name="T2948" style:parent-style-name="Domyślnaczcionkaakapitu" style:family="text">
      <style:text-properties fo:background-color="#80FFFF" style:text-underline-type="single" style:text-underline-style="solid" style:text-underline-width="auto" style:text-underline-mode="continuous"/>
    </style:style>
    <style:style style:name="T2949" style:parent-style-name="Domyślnaczcionkaakapitu" style:family="text">
      <style:text-properties style:text-underline-type="single" style:text-underline-style="solid" style:text-underline-width="auto" style:text-underline-mode="continuous"/>
    </style:style>
    <style:style style:name="T2950" style:parent-style-name="Domyślnaczcionkaakapitu" style:family="text">
      <style:text-properties fo:background-color="#80FFFF" style:text-underline-type="single" style:text-underline-style="solid" style:text-underline-width="auto" style:text-underline-mode="continuous"/>
    </style:style>
    <style:style style:name="T2951" style:parent-style-name="Domyślnaczcionkaakapitu" style:family="text">
      <style:text-properties style:text-underline-type="single" style:text-underline-style="solid" style:text-underline-width="auto" style:text-underline-mode="continuous"/>
    </style:style>
    <style:style style:name="T2952" style:parent-style-name="Domyślnaczcionkaakapitu" style:family="text">
      <style:text-properties fo:background-color="#80FFFF" style:text-underline-type="single" style:text-underline-style="solid" style:text-underline-width="auto" style:text-underline-mode="continuous"/>
    </style:style>
    <style:style style:name="T2953" style:parent-style-name="Domyślnaczcionkaakapitu" style:family="text">
      <style:text-properties style:text-underline-type="single" style:text-underline-style="solid" style:text-underline-width="auto" style:text-underline-mode="continuous"/>
    </style:style>
    <style:style style:name="T2954" style:parent-style-name="Domyślnaczcionkaakapitu" style:family="text">
      <style:text-properties fo:background-color="#80FFFF" style:text-underline-type="single" style:text-underline-style="solid" style:text-underline-width="auto" style:text-underline-mode="continuous"/>
    </style:style>
    <style:style style:name="T2955" style:parent-style-name="Domyślnaczcionkaakapitu" style:family="text">
      <style:text-properties fo:background-color="#80FFFF"/>
    </style:style>
    <style:style style:name="P2956" style:parent-style-name="Normalny" style:family="paragraph">
      <style:paragraph-properties fo:text-align="justify" fo:line-height="150%" fo:text-indent="0.2479in"/>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P2959" style:parent-style-name="Normalny" style:family="paragraph">
      <style:paragraph-properties fo:text-align="justify" fo:line-height="150%"/>
    </style:style>
    <style:style style:name="T2960" style:parent-style-name="Domyślnaczcionkaakapitu" style:family="text">
      <style:text-properties fo:background-color="#80FFFF" style:text-underline-type="single" style:text-underline-style="solid" style:text-underline-width="auto" style:text-underline-mode="continuous"/>
    </style:style>
    <style:style style:name="T2961" style:parent-style-name="Domyślnaczcionkaakapitu" style:family="text">
      <style:text-properties style:text-underline-type="single" style:text-underline-style="solid" style:text-underline-width="auto" style:text-underline-mode="continuous"/>
    </style:style>
    <style:style style:name="T2962" style:parent-style-name="Domyślnaczcionkaakapitu" style:family="text">
      <style:text-properties fo:background-color="#80FFFF" style:text-underline-type="single" style:text-underline-style="solid" style:text-underline-width="auto" style:text-underline-mode="continuous"/>
    </style:style>
    <style:style style:name="T2963" style:parent-style-name="Domyślnaczcionkaakapitu" style:family="text">
      <style:text-properties style:text-underline-type="single" style:text-underline-style="solid" style:text-underline-width="auto" style:text-underline-mode="continuous"/>
    </style:style>
    <style:style style:name="T2964" style:parent-style-name="Domyślnaczcionkaakapitu" style:family="text">
      <style:text-properties fo:background-color="#80FFFF"/>
    </style:style>
    <style:style style:name="P2965" style:parent-style-name="Normalny" style:family="paragraph">
      <style:paragraph-properties fo:text-align="justify" fo:line-height="150%" fo:text-indent="0.2479in"/>
    </style:style>
    <style:style style:name="T2966" style:parent-style-name="Domyślnaczcionkaakapitu" style:family="text">
      <style:text-properties fo:background-color="#80FFFF"/>
    </style:style>
    <style:style style:name="P2967" style:parent-style-name="Normalny" style:family="paragraph">
      <style:paragraph-properties fo:text-align="justify" fo:line-height="150%"/>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P2970" style:parent-style-name="Normalny" style:family="paragraph">
      <style:paragraph-properties fo:text-align="justify" fo:line-height="150%" fo:text-indent="0.2479in"/>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479in"/>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style:style>
    <style:style style:name="T2983" style:parent-style-name="Domyślnaczcionkaakapitu" style:family="text">
      <style:text-properties style:text-underline-type="single" style:text-underline-style="solid" style:text-underline-width="auto" style:text-underline-mode="continuous"/>
    </style:style>
    <style:style style:name="T2984" style:parent-style-name="Domyślnaczcionkaakapitu" style:family="text">
      <style:text-properties fo:background-color="#80FFFF" style:text-underline-type="single" style:text-underline-style="solid" style:text-underline-width="auto" style:text-underline-mode="continuous"/>
    </style:style>
    <style:style style:name="T2985" style:parent-style-name="Domyślnaczcionkaakapitu" style:family="text">
      <style:text-properties style:text-underline-type="single" style:text-underline-style="solid" style:text-underline-width="auto" style:text-underline-mode="continuous"/>
    </style:style>
    <style:style style:name="P2986" style:parent-style-name="Normalny" style:family="paragraph">
      <style:paragraph-properties fo:text-align="justify" fo:line-height="150%" fo:text-indent="0.2479in"/>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P2990" style:parent-style-name="Normalny" style:family="paragraph">
      <style:paragraph-properties fo:text-align="justify" fo:line-height="150%"/>
    </style:style>
    <style:style style:name="T2991" style:parent-style-name="Domyślnaczcionkaakapitu" style:family="text">
      <style:text-properties style:text-underline-type="single" style:text-underline-style="solid" style:text-underline-width="auto" style:text-underline-mode="continuous"/>
    </style:style>
    <style:style style:name="P2992" style:parent-style-name="Normalny" style:family="paragraph">
      <style:paragraph-properties fo:text-align="justify" fo:line-height="150%" fo:text-indent="0.2479in"/>
    </style:style>
    <style:style style:name="P2993" style:parent-style-name="Normalny" style:family="paragraph">
      <style:paragraph-properties fo:text-align="justify" fo:line-height="150%"/>
    </style:style>
    <style:style style:name="T2994" style:parent-style-name="Domyślnaczcionkaakapitu" style:family="text">
      <style:text-properties style:text-underline-type="single" style:text-underline-style="solid" style:text-underline-width="auto" style:text-underline-mode="continuous"/>
    </style:style>
    <style:style style:name="T2995" style:parent-style-name="Domyślnaczcionkaakapitu" style:family="text">
      <style:text-properties fo:background-color="#80FFFF" style:text-underline-type="single" style:text-underline-style="solid" style:text-underline-width="auto" style:text-underline-mode="continuous"/>
    </style:style>
    <style:style style:name="T2996" style:parent-style-name="Domyślnaczcionkaakapitu" style:family="text">
      <style:text-properties style:text-underline-type="single" style:text-underline-style="solid" style:text-underline-width="auto" style:text-underline-mode="continuous"/>
    </style:style>
    <style:style style:name="T2997" style:parent-style-name="Domyślnaczcionkaakapitu" style:family="text">
      <style:text-properties fo:background-color="#80FFFF" style:text-underline-type="single" style:text-underline-style="solid" style:text-underline-width="auto" style:text-underline-mode="continuous"/>
    </style:style>
    <style:style style:name="T2998" style:parent-style-name="Domyślnaczcionkaakapitu" style:family="text">
      <style:text-properties style:text-underline-type="single" style:text-underline-style="solid" style:text-underline-width="auto" style:text-underline-mode="continuous"/>
    </style:style>
    <style:style style:name="T2999" style:parent-style-name="Domyślnaczcionkaakapitu" style:family="text">
      <style:text-properties fo:background-color="#80FFFF" style:text-underline-type="single" style:text-underline-style="solid" style:text-underline-width="auto" style:text-underline-mode="continuous"/>
    </style:style>
    <style:style style:name="T3000" style:parent-style-name="Domyślnaczcionkaakapitu" style:family="text">
      <style:text-properties style:text-underline-type="single" style:text-underline-style="solid" style:text-underline-width="auto" style:text-underline-mode="continuous"/>
    </style:style>
    <style:style style:name="T3001" style:parent-style-name="Domyślnaczcionkaakapitu" style:family="text">
      <style:text-properties fo:background-color="#80FFFF"/>
    </style:style>
    <style:style style:name="P3002" style:parent-style-name="Normalny" style:family="paragraph">
      <style:paragraph-properties fo:text-align="justify" fo:line-height="150%" fo:text-indent="0.2479in"/>
    </style:style>
    <style:style style:name="P3003" style:parent-style-name="Normalny" style:family="paragraph">
      <style:paragraph-properties fo:text-align="justify" fo:line-height="150%"/>
    </style:style>
    <style:style style:name="T3004" style:parent-style-name="Domyślnaczcionkaakapitu" style:family="text">
      <style:text-properties style:text-underline-type="single" style:text-underline-style="solid" style:text-underline-width="auto" style:text-underline-mode="continuous"/>
    </style:style>
    <style:style style:name="T3005" style:parent-style-name="Domyślnaczcionkaakapitu" style:family="text">
      <style:text-properties fo:background-color="#80FFFF" style:text-underline-type="single" style:text-underline-style="solid" style:text-underline-width="auto" style:text-underline-mode="continuous"/>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style>
    <style:style style:name="P3008" style:parent-style-name="Normalny" style:family="paragraph">
      <style:paragraph-properties fo:text-align="justify" fo:line-height="150%" fo:text-indent="0.2479in"/>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style:style>
    <style:style style:name="P3012" style:parent-style-name="Normalny" style:family="paragraph">
      <style:paragraph-properties fo:text-align="justify" fo:line-height="150%" fo:text-indent="0.2479in"/>
    </style:style>
    <style:style style:name="T3013" style:parent-style-name="Domyślnaczcionkaakapitu" style:family="text">
      <style:text-properties fo:background-color="#80FFFF"/>
    </style:style>
    <style:style style:name="P3014" style:parent-style-name="Normalny" style:family="paragraph">
      <style:paragraph-properties fo:text-align="justify" fo:line-height="150%"/>
    </style:style>
    <style:style style:name="T3015" style:parent-style-name="Domyślnaczcionkaakapitu" style:family="text">
      <style:text-properties style:text-underline-type="single" style:text-underline-style="solid" style:text-underline-width="auto" style:text-underline-mode="continuous"/>
    </style:style>
    <style:style style:name="T3016" style:parent-style-name="Domyślnaczcionkaakapitu" style:family="text">
      <style:text-properties fo:background-color="#80FFFF" style:text-underline-type="single" style:text-underline-style="solid" style:text-underline-width="auto" style:text-underline-mode="continuous"/>
    </style:style>
    <style:style style:name="T3017" style:parent-style-name="Domyślnaczcionkaakapitu" style:family="text">
      <style:text-properties style:text-underline-type="single" style:text-underline-style="solid" style:text-underline-width="auto" style:text-underline-mode="continuous"/>
    </style:style>
    <style:style style:name="T3018" style:parent-style-name="Domyślnaczcionkaakapitu" style:family="text">
      <style:text-properties fo:background-color="#80FFFF" style:text-underline-type="single" style:text-underline-style="solid" style:text-underline-width="auto" style:text-underline-mode="continuous"/>
    </style:style>
    <style:style style:name="T3019" style:parent-style-name="Domyślnaczcionkaakapitu" style:family="text">
      <style:text-properties fo:background-color="#80FFFF"/>
    </style:style>
    <style:style style:name="P3020" style:parent-style-name="Normalny" style:family="paragraph">
      <style:paragraph-properties fo:text-align="justify" fo:line-height="150%" fo:text-indent="0.2479in"/>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fo:text-indent="0.2479in"/>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Stowarzyszeń i Samorządu Terytorialnego</text:p>
      <text:p text:style-name="P3">TYTUŁ= STENOGRAM z posiedzenia Grupy do spraw Stowarzyszeń [6]</text:p>
      <text:p text:style-name="P4">DATA= 7 marca 1989 r.</text:p>
      <text:p text:style-name="P5">SYGNATURA= C9540/14</text:p>
      <text:p text:style-name="P6">INW= 46047</text:p>
      <text:p text:style-name="P7">TEKST=</text:p>
      <text:p text:style-name="P8">Stenogram<text:s/><text:span text:style-name="T9">z</text:span><text:s/>obrad Grupy do Spraw Stowarzyszeń w dn<text:span text:style-name="T10">i</text:span>u<text:s/><text:span text:style-name="T11">7</text:span><text:s/>mar<text:span text:style-name="T12">ca</text:span><text:s/>1<text:span text:style-name="T13">989</text:span><text:s/>r<text:span text:style-name="T14">.</text:span></text:p>
      <text:p text:style-name="P15">/Obradom<text:s/>przewodniczy<text:s/>ob.<text:s/><text:span text:style-name="T16">Jan<text:s/></text:span><text:span text:style-name="T17">B</text:span><text:span text:style-name="T18">r</text:span><text:span text:style-name="T19">ol</text:span><text:span text:style-name="T20">/</text:span>.</text:p>
      <text:p text:style-name="P21"><text:span text:style-name="T22">P</text:span><text:span text:style-name="T23">rze</text:span><text:span text:style-name="T24">w</text:span><text:span text:style-name="T25">od</text:span><text:span text:style-name="T26">n</text:span><text:span text:style-name="T27">i</text:span><text:span text:style-name="T28">c</text:span><text:span text:style-name="T29">zący</text:span>:</text:p>
      <text:p text:style-name="P30">Na drugim posiedzeniu serdecznie państwa witam, tak z panią współprzewodniczącą panią Grabską żeśmy się umówili, że przez połowę dzisiaj ja poprowadzę nasze obrady, a później pani przewodni<text:span text:style-name="T31">cz</text:span>ąca.</text:p>
      <text:p text:style-name="P32">Otóż trochę optymistycznie wyznaczyliśmy dzisiejszy termin dlatego, że wydawało się, że uporamy się z tym projektem ustawy do końca w grupie redakcyjnej. No, niestety nie zdołaliśmy przedyskutować tych wszystkich problemów, które jeszcze są podnoszone na tle tego projektu. Dlatego myślę, że dzisiaj powinniśmy może omówić te zagadnienia, które państwo uznajecie jeszcze za dyskusyjne po pracy grupy redakcyjnej, a w drugiej części, no może by pracował już ten zespół redakcyjny w dalszym ciągu na<text:span text:style-name="T33">d</text:span><text:s/>projektem ustawy.</text:p>
      <text:p text:style-name="P34">No z naszej strony projekt został przedstawiony. Uważamy, że jest on w miarę dojrzały i stąd też jeżeli nie wiem kto z państwa by zechciał przedstawić jeszcze<text:s/>te wymagające dzisiaj na naszej grupie roboczej sprawy, które wymagają tutaj omówienia i ewentualnie zajęcia stanowiska, bądź to dojdziemy do jakiegoś porozumienia, bądź też no spiszemy sprawy do protokołu rozbieżności jeżeli do takich byśmy wspólnych ustaleń nie doszli.</text:p>
      <text:p text:style-name="P35">Proszę bardz<text:span text:style-name="T36">o.</text:span></text:p>
      <text:p text:style-name="P37"><text:span text:style-name="T38">O</text:span><text:span text:style-name="T39">b. <text:s text:c="22"/></text:span><text:span text:style-name="T40">:</text:span></text:p>
      <text:p text:style-name="P41">Jeżeli można, ja bym proponowała, żeby do końca nie dyskutować dzisiaj ustaleń, to znaczy przedstawić te rozbieżności, natomiast protokół zrobić dopiero po omówieniu całości ponieważ są niektóre rzeczy, które się wiążą i jeżeli na przykład jakaś sprawa będzie pozytywnie rozstrzygnięta w drugie<text:span text:style-name="T42">j</text:span><text:s/>połowie, to można coś ustąpić z pierwszej i na odwrót prawda. To są rzeczy jakoś związane w całości.</text:p>
      <text:p text:style-name="P43">Więc dzisiaj byłoby nam dosyć trudno zrobić taki dokładn<text:span text:style-name="T44">y<text:s/></text:span>protokół na co się godzimy lub nie godzimy w pierwszej połowie ustawy, prawda.</text:p>
      <text:p text:style-name="P45">Stąd ja myślę, że ja bym proponowała, żeby przyjąć taki tryb pracy, że z naszej strony by tutaj pan Rutkowski przedstawił krótko te punkty rozbieżności prawda, i ewentualnie byśmy to odłożyli do dalszej dyskusji po pr<text:span text:style-name="T46">a</text:span>cy nad całości<text:span text:style-name="T47">ą</text:span>.<text:span text:style-name="T48"><text:s/></text:span>Z naszej s<text:span text:style-name="T49">tr</text:span>ony my mamy jeszcze parę spraw praktycznych do przedstawienia, które są częściowo wynikiem dyskusji poprzednio przeprowadzonej, a chcielibyśmy tu uzyskać bądź sprawę zgodności, bądź rozbieżności. Wpłynęły te, jest jedna sprawa, która była nie ruszana, to jest stowarzyszeń rozwiązanych w okresie stalinowskim. Jest sprawa nowa, która nam wpłynęła co do majątku ZPAP, ponieważ w tej chwili ministerstwo chce przekazywać to co ma w swojej gestii, Ministerstwo Kultury i Sztuki jakiejś nowo powstającej fundacji, a my zwracamy się o to, żeby tego nie było do czasu<text:s/><text:soft-page-break/>rejestracji związku plastyków, który by powinien w tym brać udział.</text:p>
      <text:p text:style-name="P50">To są<text:span text:style-name="T51"><text:s/></text:span>sp<text:span text:style-name="T52">rawy</text:span><text:s/>praktyczne, które chcielibyśmy jeszcze przedyskutować dziś przed południem i zrobić protokół zbieżności<text:s/>lub rozbieżności.</text:p>
      <text:p text:style-name="P53">Jest sprawa<text:s/><text:span text:style-name="T54">z</text:span><text:s/>naszej strony postawienia spra<text:span text:style-name="T55">w</text:span>y ustawy o zgromadzeni<text:span text:style-name="T56">ac</text:span>h i tutaj podjęcia jakiejś decyzji<text:span text:style-name="T57">.</text:span><text:s/>I to by był pakiet zanim zostawimy zespół węższy redakcyjny do ustawy o stowarzyszeniach do dalszej pracy.</text:p>
      <text:p text:style-name="P58">Także ja bym tak proponowała, żeby nad stowarzyszeniami, raczej tutaj nad samą ustawą krótko się wzajemnie poinformować o stanie kwestii, i odłożyć ostateczny protokół do następnego spotkania i potem przejść do tych rzeczy bardziej praktycznych, no i ustaliwszy możliwie szybko następne zebrani<text:span text:style-name="T59">e</text:span>,<text:s/><text:span text:style-name="T60">z</text:span>ostawić państwa do t<text:span text:style-name="T61">ej</text:span><text:s/>dalsz<text:span text:style-name="T62">ej</text:span><text:s/>redak<text:span text:style-name="T63">cji</text:span>.</text:p>
      <text:p text:style-name="P64"><text:span text:style-name="T65">Przewodniczący</text:span><text:span text:style-name="T66">:</text:span></text:p>
      <text:p text:style-name="P67">Proszę bardzo. Bardzo proszę wobec tego.</text:p>
      <text:p text:style-name="P68"><text:span text:style-name="T69">O</text:span><text:span text:style-name="T70">b. <text:s text:c="22"/></text:span><text:span text:style-name="T71">:</text:span></text:p>
      <text:p text:style-name="P72">Ja bym prosił o głos w sprawach naszych dyskusji na tem<text:span text:style-name="T73">at</text:span><text:s/>prawa o stowarzyszeniach.</text:p>
      <text:p text:style-name="P74">Otóż w małej grupie roboczej przedyskutow<text:span text:style-name="T75">al</text:span>iśmy 1 marca część projektu ustawy przedstawionego przez stronę rządową. Zajmowaliśmy się dwoma pierwszymi rozdziałami, tyle zdołaliśm<text:span text:style-name="T76">y<text:s/></text:span>w ciągu tych iluś tam siedmiu chyba godzin przejść z całego projektu to jest mniej więcej połowa, to są artykuły od pierwszego do dwudziestego trzeciego.</text:p>
      <text:p text:style-name="P77">Przy czym od razu chcę zaznaczyć, że pewne artykuły zostały pominięte w tej dyskusji z tej przyczyny, że główna sprawa, w której występują rozbieżności stanowisk, mianowicie sprawa stowarzyszeń zwykłych, jest powiązana z tak licznymi artykułami, że właściwie wszędzie tam, gdzie dochodziliśmy<text:s/><text:span text:style-name="T78">d</text:span>o tej kwestii, że brzmienie artykułu zależy od tego, czy stowarzyszenia zwykłe będą utrzymane, czy będą zlikwidowane,<text:s/>przechodziliśmy przez ten artykuł nie dyskutując, no bo nie było właściwie sensu zatrzymyw<text:span text:style-name="T79">ać</text:span><text:s/>się nad takimi artykuł<text:span text:style-name="T80">am</text:span>i<text:span text:style-name="T81">.</text:span></text:p>
      <text:p text:style-name="P82">Ustalono zmiany w niektórych artykułach, które można określić jako zmiany stosunkowo d<text:span text:style-name="T83">r</text:span>obne<text:span text:style-name="T84">.</text:span><text:s/>Może ze względu na to, że państwa, którzy jeszcze tych spraw nie znają, te sprawy mogą interesować, ja krótko powiem, w których artykułach wprowadzono zmiany w stosunku do projektu, który państwo ze strony rządowej wszyscy otrzymali.</text:p>
      <text:p text:style-name="P85">Mianowicie, w art. 2 w ust. 3 skreślono ostatnich kilka wyrazów, to znaczy w zakresie niezbędnym do jego funkcjonowania.</text:p>
      <text:p text:style-name="P86">Następnie w art<text:span text:style-name="T87">.</text:span><text:s/>10 w ust. 1 w pkt. 1 skreślono wyraz - słowo<text:s/>„wyraźnie”<text:span text:style-name="T88">.</text:span></text:p>
      <text:p text:style-name="P89"><text:span text:style-name="T90">W</text:span><text:s/>punkcie 3 skreślono słowo<text:s/>„szczegółowo”.</text:p>
      <text:p text:style-name="P91">Skreślono cały punkt siódmy, który mówi sposób rozstrzygania sporów zaistniałych w stowarzyszeniu.</text:p>
      <text:p text:style-name="P92"><text:span text:style-name="T93">W</text:span><text:s/>następnym art<text:span text:style-name="T94">.</text:span><text:s/>11 w ust<text:span text:style-name="T95">.</text:span><text:s/>2 dokonano skreślenia w drugim zdaniu, które wobec tego i drobnych przeredagowań, które to zdanie brzmi:<text:s/>„W takim przypadku statut określa zasady wyboru delegatów i czas trwania ich kadencji”.</text:p>
      <text:p text:style-name="P96"><text:span text:style-name="T97">W</text:span><text:s/>art. 13 w ust. 1 dokonano takiej zmiany: Czytam brzmienie ustalone przyjęte, uzgodnione.</text:p>
      <text:p text:style-name="P98"><text:span text:style-name="T99">Przewodniczący</text:span>:</text:p>
      <text:p text:style-name="P100">W artykule którym?</text:p>
      <text:soft-page-break/>
      <text:p text:style-name="P101"><text:span text:style-name="T102">O</text:span><text:span text:style-name="T103">b. <text:s text:c="22"/></text:span><text:span text:style-name="T104">:</text:span></text:p>
      <text:p text:style-name="P105"><text:span text:style-name="T106">W</text:span><text:s/>art. 13<text:span text:style-name="T107">.</text:span><text:s/>Sąd rejestrowy wydaje postanowienie o zarejestrowaniu stowarzyszenia, po stwierdzeniu, że jego statut jest zgodny z przepisami prawa i założyciele spełniają<text:s/>wymagania określone ustawą<text:span text:style-name="T108">.</text:span></text:p>
      <text:p text:style-name="P109"><text:span text:style-name="T110">W</text:span><text:s/>następnym art. 14 jest tylko drobna zmiana stylistyczna,<text:span text:style-name="T111"><text:s/></text:span>można by to tak określić, mianowicie w ust<text:span text:style-name="T112">.</text:span><text:s/>1 zamiast<text:s/><text:span text:style-name="T113">„</text:span>może wyznaczać<text:span text:style-name="T114">”</text:span><text:s/>przyjęliśmy<text:s/>„wyznacza”<text:s/><text:span text:style-name="T115">-</text:span><text:s/>co jest logiczne.</text:p>
      <text:p text:style-name="P116"><text:span text:style-name="T117">W</text:span><text:s/>art. 1<text:span text:style-name="T118">5</text:span><text:s/><text:span text:style-name="T119">w</text:span><text:s/>ust<text:span text:style-name="T120">.</text:span><text:s/>1 zmiana w końcowej częśc<text:span text:style-name="T121">i</text:span><text:s/>tego zdania, które w tej chwili brzmi:<text:s/>„Sąd rejestrowy odmawia zarejestrowania stowarzyszenia, jeżeli nie spełnia ono warunków określonych w ustawie”<text:span text:style-name="T122">.</text:span></text:p>
      <text:p text:style-name="P123"><text:span text:style-name="T124">I</text:span><text:s/>wreszcie ostatnia zmiana, której dokonaliśmy, która została uzgodniona, jest to ar<text:span text:style-name="T125">t</text:span>. 22 z przedostatnich rozpatrywanych, mianowicie w ust<text:span text:style-name="T126">.</text:span><text:s/>1 drugie zdanie zostało zmienione na następujące:<text:s/>„Założycielami i członkami związku mogą być także inne osoby prawne z tym, że osoby prawne mające ce<text:span text:style-name="T127">l</text:span>e zarobkowe, mogą być jedynie członkami wspier<text:span text:style-name="T128">aj</text:span>ącymi”.</text:p>
      <text:p text:style-name="P129">I to są zmiany uzgodnione.</text:p>
      <text:p text:style-name="P130">Natomiast n<text:span text:style-name="T131">aj</text:span>ważniejsze postulaty zgłaszane przez naszą stronę spotkały się ze sprzeciwem i pozostały bez uzgodnienia. Są to mianowicie trzy sprawy.</text:p>
      <text:p text:style-name="P132">Po pierwsze, jest to sprawa utrzymania stowarzyszeń zwykłych. Sprawa, która występuje już w poprzednim projekcie z września ubiegłego roku, w tym projekcie, który był poddany pod dyskusję publiczną, jako wariant - ta sprawa występuje tam tylko w postaci wariantu strony kościelnej.</text:p>
      <text:p text:style-name="P133">Do tej sprawy rzecz jasna mamy swoje dość dokładne uzasadnienie. Ja tutaj tylko sygnalizuję po prostu same punkty.</text:p>
      <text:p text:style-name="P134">Drugą sprawą sporną według nas istotną, jest to sprawa wypowiadania się stowarzyszeń w sprawach publicznych.</text:p>
      <text:p text:style-name="P135">Nasza strona mianowicie proponuje, ażeby<text:s/><text:span text:style-name="T136">w</text:span><text:s/>art. 1 liczącym obecnie dwa ustępy, dodać ustęp trzeci o brzmieniu<text:s/>następującym:<text:s/>„Ustawa nie ogranicza prawa stowarzyszeń do wypowiadania się w sprawach publicznych”.</text:p>
      <text:p text:style-name="P137">Oczywiście w razie potrzeby jesteśmy gotowi też to bliżej uzasadnić dlaczego o to występujemy.</text:p>
      <text:p text:style-name="P138"><text:span text:style-name="T139">I</text:span><text:s/>wreszcie jest sprawa trzecia, z którą nasza strona występuje, jest to mianowicie nasz postulat, ażeby w art. 7, który mówi o tym, jakie mianowicie organizacje nie podlegają przepisom tej ustawy o stowarzyszeniach, ażeby wymienić tam na pierwszym miejscu partie polityczne.</text:p>
      <text:p text:style-name="P140"><text:span text:style-name="T141">W</text:span><text:s/>razie potrzeby, jak wspominałem tutaj również mogę przytoczyć uzasadnienie naszego poglądu<text:span text:style-name="T142">.</text:span></text:p>
      <text:p text:style-name="P143">Jeszcze może kilka słów na temat dalszego ciągu tej ustawy, tego projektu ustawy. Otóż jak tu już właśnie była mowa, dyskusję nad tą drugą części<text:span text:style-name="T144">ą</text:span><text:s/>odroczono, ale już w tej chwili wiemy z wymiany poglądów, poczynając od pierwszego inaugur<text:span text:style-name="T145">acyj</text:span>nego zebrania całego wielkiego podzespołu, że tutaj istnieje różnica poglądów. Rysują się zasadnicze rozbieżności stanowisk w sprawach tak istotnych jak zwłaszcza nadzór nad stowarzyszeniami no i tu można przewidywać, że też będą to sprawy bardzo dyskutowane w nadziei, przynajmniej z naszej strony, że może dojdziemy jednak do jakiegoś uzgodnienia<text:span text:style-name="T146">.</text:span></text:p>
      <text:p text:style-name="P147">I to chyba tyle w tej chwili miałbym do powiedzenia<text:span text:style-name="T148">.</text:span></text:p>
      <text:p text:style-name="P149"><text:span text:style-name="T150">Przewodnicząc</text:span><text:span text:style-name="T151">y</text:span><text:span text:style-name="T152">:</text:span></text:p>
      <text:p text:style-name="P153">Dziękuję bardzo<text:span text:style-name="T154">.</text:span><text:s/>Jest prośba,<text:s/><text:span text:style-name="T155">żeb</text:span><text:span text:style-name="T156">y</text:span><text:s/>podawać nazwiska, dlatego, że nagrywają nasze obrady i w związku z tym.<text:span text:style-name="T157">..</text:span></text:p>
      <text:soft-page-break/>
      <text:p text:style-name="P158"><text:span text:style-name="T159">O</text:span><text:span text:style-name="T160">b. <text:s text:c="22"/></text:span><text:span text:style-name="T161">:</text:span></text:p>
      <text:p text:style-name="P162">Ja jeszcze miałabym prośbę, żeby tu odnośnie tego coście<text:s/><text:span text:style-name="T163">p</text:span>aństwo już dyskutowali, swoje uwagi mógł powiedzieć pan<text:s/>mecenas Rozma<text:span text:style-name="T164">r</text:span>ynowicz, który miał jeszcze konkretną sprawę odnośnie właśnie składu sędziowskiego, sędziego czy dwu ławników, czy też trzech sędziów<text:span text:style-name="T165">.</text:span></text:p>
      <text:p text:style-name="P166">Ponieważ była jak wiem na zespole ta kwestia poruszana, on tą sprawę zbadał, więc żeby jeszcze mógł tutaj dodać swoje uwagi. Jeśli można.</text:p>
      <text:p text:style-name="P167"><text:span text:style-name="T168">Przewodniczący</text:span>:</text:p>
      <text:p text:style-name="P169">Tak, może byłoby nawet dobrze, gdybyście państwo przedstawili może wszystkie te w podstawowych kwestiach różnice, jakie zachodzą między tym projektem<text:span text:style-name="T170">.</text:span>.<text:span text:style-name="T171">.</text:span></text:p>
      <text:p text:style-name="P172"><text:span text:style-name="T173">O</text:span><text:span text:style-name="T174">b. <text:s text:c="22"/></text:span><text:span text:style-name="T175">:</text:span></text:p>
      <text:p text:style-name="P176">Znaczy<text:s/><text:span text:style-name="T177">te</text:span><text:s/>argumentac<text:span text:style-name="T178">je.</text:span></text:p>
      <text:p text:style-name="P179"><text:span text:style-name="T180">Przewodni</text:span><text:span text:style-name="T181">cz</text:span><text:span text:style-name="T182">ąc</text:span><text:span text:style-name="T183">y</text:span><text:span text:style-name="T184">:</text:span></text:p>
      <text:p text:style-name="P185">Tak. Nie, nie, argumenta<text:span text:style-name="T186">cj</text:span>e, tylko jakie kwestie są jeszcze sporne poza tymi, które zostały przed chwilą przedstawione.</text:p>
      <text:p text:style-name="P187"><text:span text:style-name="T188">O</text:span><text:span text:style-name="T189">b. <text:s text:c="22"/></text:span><text:span text:style-name="T190">:</text:span></text:p>
      <text:p text:style-name="P191">Pan ma ten cały spis, prawda.</text:p>
      <text:p text:style-name="P192"><text:span text:style-name="T193">Pr</text:span><text:span text:style-name="T194">ze</text:span><text:span text:style-name="T195">wodni</text:span><text:span text:style-name="T196">cz</text:span><text:span text:style-name="T197">ąc</text:span><text:span text:style-name="T198">y</text:span><text:span text:style-name="T199">:</text:span></text:p>
      <text:p text:style-name="P200">Nie chodzi o redakcyjne, tylko chodzi o te podstawowe w kwestiach nadzoru, co tutaj państwo uważacie prawda, jest no należałoby przeredagować, czy zmienić itd.</text:p>
      <text:p text:style-name="P201"><text:span text:style-name="T202">O</text:span><text:span text:style-name="T203">b. <text:s text:c="22"/></text:span><text:span text:style-name="T204">:</text:span></text:p>
      <text:p text:style-name="P205">To jeśli można, to ja bym w takim razie<text:span text:style-name="T206">.</text:span>.<text:span text:style-name="T207">.</text:span></text:p>
      <text:p text:style-name="P208"><text:span text:style-name="T209">Prz</text:span><text:span text:style-name="T210">ew</text:span><text:span text:style-name="T211">odn</text:span><text:span text:style-name="T212">ic</text:span><text:span text:style-name="T213">ząc</text:span><text:span text:style-name="T214">y</text:span><text:span text:style-name="T215">:</text:span></text:p>
      <text:p text:style-name="P216">W podstawowych sprawach.</text:p>
      <text:p text:style-name="P217"><text:span text:style-name="T218">Ob.</text:span><text:span text:style-name="T219"><text:s/>Henryk Rutkowski</text:span>:</text:p>
      <text:p text:style-name="P220">Tak,<text:s/><text:span text:style-name="T221">t</text:span>ak. To ja bym jeszcze tutaj w tej chwili jeszcze raz poprosił o głos dla protokołu…</text:p>
      <text:p text:style-name="P222"><text:span text:style-name="T223">/</text:span><text:span text:style-name="T224">P</text:span>roszę nazwisko podać/.</text:p>
      <text:p text:style-name="P225">Henryk Rutkowski, ponieważ właśnie poprzednio może niezbyt w<text:span text:style-name="T226">yraź</text:span>nie to n<text:span text:style-name="T227">az</text:span>wisko padło<text:span text:style-name="T228">.</text:span></text:p>
      <text:p text:style-name="P229">Otóż proszę państw<text:span text:style-name="T230">a,</text:span><text:s/>tu może mniej sprawnie będą re<text:span text:style-name="T231">fe</text:span>rował ponieważ to jest raczej przygotowane w ten sposób, jak już do tej szczegółowej dyskusji, a nie chciałbym się wdawać w drobniejsze szczegóły, no ale czasem może to nie tak sprawnie mi pójdzie<text:s/><text:span text:style-name="T232">-</text:span><text:s/>proszę wybaczyć.</text:p>
      <text:p text:style-name="P233"><text:span text:style-name="T234">W</text:span><text:s/>każdym razie do art<text:span text:style-name="T235">.</text:span><text:s/>24, gdzie jest mowa o sprawowaniu nadzoru przez organ nadzorujący i gdzie tutaj w ogóle jeżeli chodzi o samą sprawę nadzoru nad stowarzyszeniami, tu można by mieć w ogóle pewne zasadnicze wątpliwości do jakiego stopnia władze administr<text:span text:style-name="T236">acyj</text:span>ne powinny samodzielność, niezależność stowarzyszeń nadzorować, w tych sprawach być może jeszcze pan Kurczewski będzie się wypowiadał<text:span text:style-name="T237">.</text:span><text:s/>Ja tylko do pewnych szczegółów, które tutaj mam zanotowane chciałbym przejść.</text:p>
      <text:p text:style-name="P238">Mianowicie z rzeczy szczegółowych, ale dla nas istotnych ważne jest w ust. 1 w pkt. 3, ażeby przeglądanie przez organ nadzorujący w lokalu stowarzyszenia dokumentów wszelakich odbywało się za zgodą sądu, a nie z własnej inicjatywy organu nadzorującego<text:span text:style-name="T239">.</text:span></text:p>
      <text:p text:style-name="P240">Jeżeli zaś idzie o punkt 4, ażeby jego brzmienie było takie, jakie było w poprzedniej wersji, o ile dobrze<text:s/><text:soft-page-break/>pamiętam, była to wersja uzgodniona, a nie alternatywn<text:span text:style-name="T241">a</text:span>, a nie wariantowa, która nie przewidywała kontroli zebrań zarządu i nie wymieniała funduszy pochodzących z ofiarności publicznej.</text:p>
      <text:p text:style-name="P242"><text:span text:style-name="T243">W</text:span><text:s/>tymże samym art<text:span text:style-name="T244">.</text:span><text:s/>24 jesteśmy przeciwni ustępowi 3, który jest też ustępem nowo wprowadzonym przez stronę rządową w stosunku do poprzedniego projektu, gdzie był w tej części uzgodnionej<text:s/><text:span text:style-name="T245">ze</text:span><text:s/>stroną kościelną ten artykuł i nie miał tego, mianowicie jest to wymierzanie kary grzywny przez organ nadzorujący<text:span text:style-name="T246">.<text:s/></text:span>Tego poprzednio nie było.</text:p>
      <text:p text:style-name="P247">W art<text:span text:style-name="T248">.</text:span><text:s/>25 proponujemy zasadnicze przeredagowanie w związku z tym, że inną zupełnie jest sprawą niezgodność działalności stowarzyszenia z prawem, a zupełnie czymś innym jest sprzeczność ze statutem stowarzyszenia, który to statut jak wiadomo, jest przecież dziełem samego stowarzyszenia.<text:s/><text:span text:style-name="T249">I</text:span><text:s/>wszelkie zmiany w tym statucie stowarzyszenie samo może wprowadzać. To wobec tego rzutuje na sprawę art. 25 i na konieczność jego przeredagowani<text:span text:style-name="T250">a</text:span>.</text:p>
      <text:p text:style-name="P251"><text:span text:style-name="T252">W</text:span><text:s/>dalszym ciągu występuje zasadnicza kwestia, jak będzie wyglądała sprawa nadzoru prowadzonego przez sąd. Myśmy do tej pory stali na stanowisku, że byłby to proces cywilny, prowadzony przed sądem wojewódzkim i z tego właśnie wynikające konsekwencje tutaj rzutują chyba na parę różnych artykułów, w co już nie chciałbym wchodzić szczegółowo.</text:p>
      <text:p text:style-name="P253">Sprawa istotna, to jest art. 26, mianowicie kary wymierzane przez sąd. Otóż spośród tych kar, które w ust. 1 są zestawione w czterech punktach, jesteśmy stanow<text:span text:style-name="T254">c</text:span>zo przeciwni karze umieszczonej w pkt. 3, która mówi o zawieszeniu zarządu i o mian<text:span text:style-name="T255">o</text:span>waniu kuratora. Jesteśmy temu przeciwni, ponieważ tego rodzaju sytuacja może właściwie prowadzić do ubezwłasnowolnienia członków stowarzyszenia i w takiej sytuacji lepiej już jest w ogóle rozwiązać stowarzyszenie, niż wymierzać tego rodzaju<text:s/><text:span text:style-name="T256">k</text:span><text:span text:style-name="T257">a</text:span><text:span text:style-name="T258">ry.</text:span></text:p>
      <text:p text:style-name="P259">Podobnie to rzutuje jeszcze na j<text:span text:style-name="T260">ak</text:span>i<text:span text:style-name="T261">ś</text:span><text:s/>następny artykuł, w którym sprawa ta też występuje, gdzie również jesteśmy przeciwko tego typu postępowaniu.</text:p>
      <text:p text:style-name="P262">Następnie mamy tam jakieś drobniejsze rzeczy, to już może tutaj pominę. To są jakieś tam szczegóły powiedzmy coś ma trwa<text:span text:style-name="T263">ć</text:span><text:s/>rok, czy powiedzmy 6 miesięcy, tak jak tutaj przewidu<text:span text:style-name="T264">je</text:span>my.</text:p>
      <text:p text:style-name="P265">Natomiast mamy tak, dopiero powiedziałbym przy 30 art. mamy zasadnicze zastrzeżenia co do tego artykułu i nasze stanowisko jest takie, ażeby z tego artykułu zrezygnowa<text:span text:style-name="T266">ć</text:span>,<text:s/><text:span text:style-name="T267">artyk</text:span>uł<text:s/><text:span text:style-name="T268">te</text:span>n<text:s/><text:span text:style-name="T269">skaso</text:span>w<text:span text:style-name="T270">ać.</text:span></text:p>
      <text:p text:style-name="P271">I tutaj to są wszystko właściwie artykuły, które mają właśnie związek z nadzorem nad stowarzyszeniami.<text:s/><text:span text:style-name="T272">W</text:span><text:s/>r<text:span text:style-name="T273">o</text:span>zdziale o majątku i o likwidacji następnym rozdziale nie mamy zastrzeżeń.</text:p>
      <text:p text:style-name="P274">Natomiast dopiero w przepisach prz<text:span text:style-name="T275">ej</text:span>ściowych i końcowych,<text:span text:style-name="T276"><text:s/></text:span>jawią się sprawy takie, które tutaj już czę<text:span text:style-name="T277">ści</text:span>owo występowały.</text:p>
      <text:p text:style-name="P278"><text:span text:style-name="T279">A</text:span><text:s/>więc po pierwsze: skasowanie art. 40, który mówi o Związku Harcerstwa Polskiego.</text:p>
      <text:p text:style-name="P280">Dalej - zmiany redakcyjne w art. 45, ale to chyba nie są sprawy istotne.</text:p>
      <text:p text:style-name="P281">Natomiast po art. 45 widzielibyśmy potrzebę dodania dwóch artykułów, które występowały w pierwszej, poprzedniej wersji opublikowanej wersji prawa o stowarzyszeniach w wariancie kościelnym. Mianowicie dawny artykuł z wariantu kościelnego 42 i dawny z tegoż wariantu art. 45<text:span text:style-name="T282">.</text:span><text:s/>Jeden dotyczy<text:s/><text:span text:style-name="T283">sp</text:span>r<text:span text:style-name="T284">aw</text:span><text:s/>kultury fizycznej, stowarzyszeń i związków kultury fizycznej; drugi dotyczy organizacji wiejskich.</text:p>
      <text:p text:style-name="P285">No jaka jest intencja naszej propozycji, to już państwo wiedzą, bośmy o tym chyba tutaj wspominali.</text:p>
      <text:p text:style-name="P286">I wreszcie sprawą oczywistą jest, że jeżeli chcemy<text:s/>zachować stowarzyszenia zwykłe, to<text:s/><text:span text:style-name="T287">a</text:span>rt<text:span text:style-name="T288">.</text:span><text:s/>49 naszym zdaniem jest zupełnie zbędny<text:span text:style-name="T289">.</text:span></text:p>
      <text:soft-page-break/>
      <text:p text:style-name="P290">To chyba wszystkie istotniejsze rzeczy, chyba niczego ze spraw ważniejszych tu nie pominąłem, które bym tu państwu chciał przedstawić<text:span text:style-name="T291">.</text:span></text:p>
      <text:p text:style-name="P292">Dziękuję<text:span text:style-name="T293">.</text:span></text:p>
      <text:p text:style-name="P294"><text:span text:style-name="T295">Przewodniczący</text:span><text:span text:style-name="T296">:</text:span></text:p>
      <text:p text:style-name="P297">Dziękuję bardzo<text:span text:style-name="T298">.</text:span></text:p>
      <text:p text:style-name="P299">Czy badanie zgodności ze statutem, jako podstawa do nadzoru jest utrzymane, czy nie?</text:p>
      <text:p text:style-name="P300"><text:span text:style-name="T301">O</text:span><text:span text:style-name="T302">b. <text:s text:c="22"/></text:span><text:span text:style-name="T303">:</text:span></text:p>
      <text:p text:style-name="P304">To właśnie pan wymieniał, że w sprawie nadzoru istnieje sprawa różnicy między niezgodnością z prawem i niezgodnością ze statutem, no i rzecz jasna,<text:s/><text:span text:style-name="T305">ż</text:span>e my tu postulujemy, żeby nadzór nie karał, nie występował o ukaranie co do niezgodności ze statutem jako, że tutaj tylko członkowie mieliby - mają w gruncie rzeczy prawo domagać się i istnieje nadzór wewnątrz o to<text:span text:style-name="T306">.</text:span><text:s/>Tym bardziej, że jest to bardzo łatwe do pewnego nadużywania ze strony administrac<text:span text:style-name="T307">ji</text:span>, wielki taki jeszcze jeden worek, w który wszystko można wepchnąć<text:span text:style-name="T308">.</text:span></text:p>
      <text:p text:style-name="P309">Ale to myślę właśnie jest sprawa do tej już dyskusji na tym zespole.</text:p>
      <text:p text:style-name="P310">Ale jeszcze chciałam prosić, żeby pan Rozmarynowicz mógł kilka słów powiedzieć.</text:p>
      <text:p text:style-name="P311"><text:span text:style-name="T312">P</text:span><text:span text:style-name="T313">rzew</text:span><text:span text:style-name="T314">odnicz</text:span><text:span text:style-name="T315">ą</text:span><text:span text:style-name="T316">c</text:span><text:span text:style-name="T317">y</text:span>:</text:p>
      <text:p text:style-name="P318">Proszę bardzo. Może najpierw państwo zreferują swoje uwagi, potem przejdziemy..<text:span text:style-name="T319">.</text:span></text:p>
      <text:p text:style-name="P320"><text:span text:style-name="T321">Ob</text:span><text:span text:style-name="T322">.</text:span><text:span text:style-name="T323"><text:s/>Andrzej Rozmarynowicz</text:span>:</text:p>
      <text:p text:style-name="P324">Ja mam wątpliwości do art. 15 pkt. 2. Mianowicie jes<text:span text:style-name="T325">t</text:span><text:s/>propozycja<text:s/><text:span text:style-name="T326">-</text:span><text:s/>mianowicie<text:s/><text:span text:style-name="T327">z</text:span><text:s/>propozycji rządowej wynika, że chodzi o jednego sędziego jako przewodniczącego oraz dwóch ła<text:span text:style-name="T328">w</text:span>ników.</text:p>
      <text:p text:style-name="P329">Według tego, jak starałem się to znaleźć w kodeksie postępowania cywilnego, taka instytucja w sądzie wojewódzkim w ogóle nie istnieje.</text:p>
      <text:p text:style-name="P330">Istnieje instytucja trzech sędziów zawodowych, którzy mają możliwość i zgodnie z przepisami rozpoznają dwie sprawy, dwa rodzaje spraw, o ubezwłasnowolnienie i o uznanie orzeczeń<text:span text:style-name="T331"><text:s/></text:span>sądów zagranicznych<text:span text:style-name="T332">.</text:span><text:s/><text:span text:style-name="T333">W</text:span><text:s/>innych przypadkach nie rozpoznają sędziowie zawodowi<text:span text:style-name="T334">.</text:span><text:s/>Ale ani w jednym przypadku nie ma sytuacji, żeby był jeden sędzia i dwóch ławników.</text:p>
      <text:p text:style-name="P335"><text:span text:style-name="T336">W</text:span><text:s/>związku z tym obstaję za tym, abyśmy ten punkt zmienili w składzie trzech sędziów zawodowych. Bo to, że to ma być skład trzech, to to jest oczywist<text:span text:style-name="T337">e</text:span>,<text:s/>no niemniej jednak to nie może być skład trzech z dodaniem dwóch ławników, bo byłoby to o<text:span text:style-name="T338">cz</text:span>ywiście sprze<text:span text:style-name="T339">cz</text:span>ne z obowiązu<text:span text:style-name="T340">ją</text:span>cymi przepisami k.p.c. w tej chwili.</text:p>
      <text:p text:style-name="P341">Jeszcze jeden argument marginesowy, ale także mający znaczenie dla sprawy<text:span text:style-name="T342">.</text:span><text:s/>Mianowicie istnieje przepis, który uniemożliwia, pracę w charakterze ławników, czy działalność w charakterze ławników, no powiedzmy adwokatom, funkcjonariusze milicji obywatelskiej.</text:p>
      <text:p text:style-name="P343">Natomiast odnośnie adwokatów, to funkcjonuje do końca życia, bo a<text:span text:style-name="T344">d</text:span>wokat jest adwokatem do końca życia. Funkcjonariusz jest funk<text:span text:style-name="T345">cjo</text:span>n<text:span text:style-name="T346">ar</text:span>iu<text:span text:style-name="T347">szem</text:span><text:s/>do momentu, w którym zakończy pracę, no może mieć 40 - 45 lat i bardzo często się zdarza w sądach, to nie jest sprawa, z którą by występował tu w tym momencie, my występujemy o to wielokrotnie już w różnych<text:s/>gremiach o zmianę przepisów kodeksu postępowania cywilnego, i bardzo często się zdaje, że funkc<text:span text:style-name="T348">jo</text:span>nariusze potem przechodzą do przedsiębiorstw na jakieś tam stanowiska zastępców dyrektorów, mają hobby, żeby zostać ławnikiem i zostają ławnikami, u nas w<text:s/><text:soft-page-break/>Krakowie, w każdym razie duży procent ławników wywodzi się z byłych funk<text:span text:style-name="T349">cjo</text:span>nariuszy milicji obywatelskiej<text:span text:style-name="T350">.</text:span></text:p>
      <text:p text:style-name="P351">No jeżeli są zastrzeżenia, a bywają odnośnie kontroli nadzoru, to tą drogą można by wprowadzić idealnie<text:s/>nadzór dodatkowy do orzekania na temat stowarzyszeń<text:span text:style-name="T352">.</text:span></text:p>
      <text:p text:style-name="P353">Stąd obstaję i wydaje mi się, to wynika z kodeksu postępowania cywilnego, obstaję za tym, żeby skład trzech sędziów zawodowych tu w tym przepisie wprowadzić<text:span text:style-name="T354">.</text:span></text:p>
      <text:p text:style-name="P355">Mamy wątpliwości co do art. 15 pkt. 1 czy on w ogóle powinien istnieć, ale ponieważ już pan Dąbrowski referował, przepraszam Rutkowsk<text:span text:style-name="T356">i</text:span>, przepr<text:span text:style-name="T357">as</text:span>zam bardz<text:span text:style-name="T358">o</text:span>, re<text:span text:style-name="T359">fe</text:span>rowa<text:span text:style-name="T360">ł</text:span>, że powinien zostać z tą zmianą, że<text:s/><text:span text:style-name="T361">w</text:span><text:s/>ustawie no na ten temat się nie wypowiadam<text:span text:style-name="T362">.</text:span></text:p>
      <text:p text:style-name="P363">Dziękuję bardzo.</text:p>
      <text:p text:style-name="P364"><text:span text:style-name="T365">Przewodnicząc</text:span><text:span text:style-name="T366">y</text:span><text:span text:style-name="T367">:</text:span></text:p>
      <text:p text:style-name="P368">Proszę bardzo, pytania pan by miał, tak.</text:p>
      <text:p text:style-name="P369"><text:span text:style-name="T370">O</text:span><text:span text:style-name="T371">b. Antoni P</text:span><text:span text:style-name="T372">ar</text:span><text:span text:style-name="T373">i</text:span><text:span text:style-name="T374">s</text:span><text:span text:style-name="T375"><text:s/></text:span><text:span text:style-name="T376">-</text:span><text:span text:style-name="T377"><text:s/>Kra</text:span><text:span text:style-name="T378">jo</text:span><text:span text:style-name="T379">wy Związek Rolników</text:span>:</text:p>
      <text:p text:style-name="P380">Ja mam pytanie formalne do strony solidarnościow<text:span text:style-name="T381">ej.<text:s/></text:span>Mianowicie jeżeli na<text:s/>„stoliku”<text:s/>pluralistycznym i na<text:s/>„stoliku”<text:s/>rolniczym uzgodniona jest już<text:s/><text:span text:style-name="T382">sprawa</text:span><text:s/>znana zresztą chyba wszystkim stosunku społeczno-zawodowych organizacji do tworzenia ustawy o związkach zawodowych rolników, to czy w dalszym ciągu na tym<text:s/>„stoliku”<text:s/>w ogóle ma sens omawianie wariantu drugiego art. 45? Jeżeli tak, to ja będę dalej mówi<text:span text:style-name="T383">ł</text:span>.</text:p>
      <text:p text:style-name="P384"><text:span text:style-name="T385">O</text:span><text:span text:style-name="T386">b. <text:s text:c="22"/></text:span><text:span text:style-name="T387">:</text:span></text:p>
      <text:p text:style-name="P388">Problem jest<text:s/><text:span text:style-name="T389">w</text:span><text:s/>tym, jeżeli pan może tutaj<text:s/><text:span text:style-name="T390">z</text:span><text:s/>tamtych<text:s/>„stolików”<text:s/>ewentualnie przenieść informację, problem jest<text:s/><text:span text:style-name="T391">w<text:s/></text:span>tym, że stowarzyszenia to nie chodzi o zawodowe, bo tam są omawiane sprawy no typu związków zawodowych, ale prócz związków zawodowych mogą być n<text:span text:style-name="T392">aj</text:span>rozmaitsze stowarzyszeni<text:span text:style-name="T393">a</text:span>, i nam chodzi po prostu mer<text:span text:style-name="T394">yt</text:span>orycznie o to, żeby ludność wiejska nie miała tu żadnych, ale to żadn<text:span text:style-name="T395">y</text:span>ch ograniczeń w robieniu sobie jakich chce stowarzyszeń, kulturowych, n<text:span text:style-name="T396">aj</text:span>rozmaitszych innych, które w danym układzie były jednak jakoś ujęte w pewne monopole, żeby miała zupełnie takie same pod tym względem swobodę, jaką ma ludność miejska, no<text:span text:style-name="T397">.</text:span><text:s/>O to me<text:span text:style-name="T398">r</text:span>ytorycznie chodzi<text:span text:style-name="T399">.</text:span></text:p>
      <text:p text:style-name="P400">Możemy się wspólnie zastanowi<text:span text:style-name="T401">ć</text:span>, jak to ująć prawda ustawowo<text:span text:style-name="T402">.</text:span><text:s/>Ale tego rodzaju powiedzmy punkt, który stwierdza tą absolutną swobodę tworzeniu stowarzyszeń, jest to naszym zdaniem niezbędne<text:span text:style-name="T403">.</text:span></text:p>
      <text:p text:style-name="P404">/Dyskusja poza zasięgiem mikrofonu/<text:span text:style-name="T405">.</text:span></text:p>
      <text:p text:style-name="P406"><text:span text:style-name="T407">Przewodniczący</text:span>:</text:p>
      <text:p text:style-name="P408">Proszę bardzo.</text:p>
      <text:p text:style-name="P409"><text:span text:style-name="T410">Ob. Antoni Paris</text:span>:</text:p>
      <text:p text:style-name="P411">Podejrzewam, że jest nieporozumienie. To znaczy się tak<text:span text:style-name="T412">.</text:span><text:s/>Jeżeli pani profesor pyta o to co było na tych dwóch<text:s/>„stolikach”, to ja krótko powiem, że na samym wstępie w ogóle rozmów uzgodniono, że będzie tworzona ustawa o związkach zawodowych. Tą ustawę się tworzy, na roboczo będzie chyba jutro takie spotkanie<text:span text:style-name="T413">.</text:span><text:s/>Są to już końcowe fazy chyba tworzenia tej ustawy o związkach zawodowych rolników indywidu<text:span text:style-name="T414">al</text:span>nych<text:span text:style-name="T415">.</text:span></text:p>
      <text:p text:style-name="P416">Ale jeśli chodzi o stowarzyszenia, jeśli chodzi o to, co pani powiedziała, że chodzi o jakiś monopol itd., itd. No więc gdyby nawet przyjąć ten wariant, no to jak się ma do tego zapis art. 8 - ja dysponuję starym tekstem<text:s/><text:span text:style-name="T417">-</text:span><text:s/>zapis art<text:span text:style-name="T418">.</text:span><text:s/>8 ust. 1 pkt 1 projektu o stowarzyszeniach, to jest po pierwsze, który mówi przecież, że<text:s/><text:soft-page-break/>prawo o stowarzyszeniach nie podlegają organizacje społeczne działające na podstawie odrębnych ustaw. To jest pierwsze.</text:p>
      <text:p text:style-name="P419">Po drugie. Jak w stosunku do art<text:span text:style-name="T420">.</text:span><text:s/>1 ust<text:span text:style-name="T421">.</text:span><text:s/>1<text:s/><text:span text:style-name="T422">-</text:span><text:s/>przecież wszyscy obywatele - tam jest zapis - mają prawo do stowarzyszania się, my nie zamykamy nikomu drogi do stowarzyszania<text:s/><text:span text:style-name="T423">się.</text:span></text:p>
      <text:p text:style-name="P424">Ja w ogóle nie rozumiem sprawy art. 45 w ujęciu, w chwili obecn<text:span text:style-name="T425">ej.</text:span><text:s/>Nie zadawala mnie głos pani profesor, absolutnie, jest to zupełnie niewyjaśnione.</text:p>
      <text:p text:style-name="P426">Wariant drugi dotyczy rolników. Proszę bardzo, ja odczytam w ta<text:span text:style-name="T427">k</text:span>im razie.</text:p>
      <text:p text:style-name="P428"><text:span text:style-name="T429">W</text:span><text:s/>art. 45, o którym tutaj był łaskaw pan prof. Rutkowski mówić, to zapis jest taki:</text:p>
      <text:p text:style-name="P430">„W ustawie z dnia 8<text:s/><text:span text:style-name="T431">paź</text:span>dziernika - cytuję dosłownie - 1982 r<text:span text:style-name="T432">.</text:span><text:s/>o społeczno-zawodowych organiza<text:span text:style-name="T433">cj</text:span>ach rolników, Dziennik<text:s/><text:span text:style-name="T434">U</text:span>st<text:span text:style-name="T435">aw</text:span><text:s/>Nr 32 poz. 217<text:span text:style-name="T436">.</text:span></text:p>
      <text:p text:style-name="P437">W art. 3 dotychczasową treść oznacza się jako ust. 1 i dodaje się ust. 2 w brzmieniu:<text:s/><text:span text:style-name="T438">„</text:span>Osoby wymienione w art. 1 ust. 1 mogą tworzyć również organizacje rolników na podstawie u<text:span text:style-name="T439">s</text:span>taw<text:span text:style-name="T440">y</text:span><text:s/>z dnia<text:s/><text:span text:style-name="T441">...</text:span><text:s/>Prawo o stowarzyszeniach, Dziennik Nr”<text:s/>itd.,<text:s/><text:span text:style-name="T442">i</text:span>td.</text:p>
      <text:p text:style-name="P443">Ja stanowczo zresztą protestuję i z innego względu, mianowicie przepisy ustawy z 8 października mówią wyraźnie<text:s/>jak możemy tworzyć kółka rolnicze na przykład i stowarzyszenia<text:span text:style-name="T444">,</text:span><text:s/>że muszą to być rolnicy. Przynajmniej ośmiu rolników, dwóch może być ewentualnie mieszkańców wsi związanych z rolnictwem, natomiast prawo o stowarzyszeniach daje dowolność dla mieszkańców prawda wsi tworzenia stowarzyszeń<text:span text:style-name="T445">.</text:span><text:s/><text:span text:style-name="T446">I</text:span><text:s/>wówczas jako społeczno-zawodowa organizacja mogliby reprezentować sprawy rolników nierolnicy.</text:p>
      <text:p text:style-name="P447">Także jest tu na miejscu mój stanowczy protest, jeśli chodzi o powracanie do art<text:span text:style-name="T448">.</text:span><text:s/>45<text:span text:style-name="T449">.</text:span></text:p>
      <text:p text:style-name="P450">Dziękuję bardzo.</text:p>
      <text:p text:style-name="P451"><text:span text:style-name="T452">Przewodniczący</text:span>:</text:p>
      <text:p text:style-name="P453">No więc może tak. Żeby zamknąć dyskusję nad tym problemem nam od początku wydaje się, że jest to oczywiście zbędny przepis, oczywiście zbędny. Nie można wyważać otwartych drzwi, no bo mu<text:span text:style-name="T454">s</text:span>ielibyśmy napisać, że prawo do stowarzyszania się mają również mieszkańcy miast, może później jeszcze emeryci itd.</text:p>
      <text:p text:style-name="P455">Ten przepis miałby rację bytu wówczas, gdyby istniała jakakolwiek wątpliwość, że istnieje jakaś reglamenta<text:span text:style-name="T456">cj</text:span>a co do stowarzyszania się na wsi. Przecież takiego przepisu nigdzie nie ma. Wprost przeciwnie.</text:p>
      <text:p text:style-name="P457">Zarówno ustawa o społeczno-zawodowych organiza<text:span text:style-name="T458">cj</text:span>ach rolniczych kreuje odpowiednie organizacje na wsi, ale to są zupełnie specyficzne organizacje, nie mające ze stowarzyszeniam<text:span text:style-name="T459">i</text:span><text:s/>nic wspólnego. Wiele stowarzyszeń już w tej chwili istnieje na wsi. W ogóle nie wiem, w czym jest problem. Tego do tej pory nikt nie potrafił wyjaśnić.</text:p>
      <text:p text:style-name="P460">Więc ja proponuję, żebyśmy tych rzeczy nie dyskutowali, w sposób może jeszcze na tym zespole redakcyjnym. Może prawnicy powiedzą, no gdzie jest to ograniczenie, gdzie są ograniczenia<text:span text:style-name="T461">.</text:span><text:s/>Bo inaczej wprowadzamy jakiś przepis, który właściwie niewiele daje<text:span text:style-name="T462">.</text:span></text:p>
      <text:p text:style-name="P463">Pan prof. Bafia w tej sprawie, proszę bardzo.</text:p>
      <text:p text:style-name="P464"><text:span text:style-name="T465">Ob</text:span><text:span text:style-name="T466">.</text:span><text:span text:style-name="T467"><text:s/>Jerzy Bafia</text:span>:</text:p>
      <text:p text:style-name="P468">Tak właśnie, bo mnie się zdaje, że w tej chwili sytua<text:span text:style-name="T469">cj</text:span>a jest jasn<text:span text:style-name="T470">a</text:span>.</text:p>
      <text:soft-page-break/>
      <text:p text:style-name="P471"><text:span text:style-name="T472">W</text:span><text:s/>momencie, kiedy zaczynały się te prace w tym gronie wąskim przed wieloma miesiącami, to to zostało zapisane<text:s/><text:span text:style-name="T473">w</text:span><text:s/>takim sensie, że po prostu dla strony kościelnej był problem, ale był to problem nie stowarzyszeń, tylko by<text:span text:style-name="T474">ł</text:span><text:s/>to problem prawda rozwiązania problemów społeczno-zawodowych organizacji rolniczych, żeby tam znieść monopol.<text:s/><text:span text:style-name="T475">I</text:span><text:s/>do tego nie trzeba ustawy o stowarzyszeniach, bo to nie pasowało do tej ustawy<text:span text:style-name="T476">.</text:span><text:s/>Zresztą panowie, którzy brali w tym udział mieli świadomość tego, tylko chcieliby, żeby ten problem nie zginął. On w tej chwili myślę, że nie ginie, w świetle także tej dyskusji, tylko się znajduje gdzie indziej.</text:p>
      <text:p text:style-name="P477">Więc rzeczywiście chyba nie warto byłoby tej tematyki podtrzymywać. Jeżeli jest w niej jeszcze coś, co nie zadowala tego problemu w sferze prawda rozbicia monopolu, jak się mówiło, no to tam trzeba to dyskutowa<text:span text:style-name="T478">ć</text:span>, w tematyce społeczno-zawodowych organizacji rolników.</text:p>
      <text:p text:style-name="P479">Natomiast tutaj rzeczywiście to stwarza a contrario, to co mówi minister Brol i od początku prawda powstawał<text:span text:style-name="T480">.<text:s/></text:span>Co to znaczy? To znaczy, że nie ma swobody zrz<text:span text:style-name="T481">e</text:span>szania się na ws<text:span text:style-name="T482">i.</text:span></text:p>
      <text:p text:style-name="P483"><text:span text:style-name="T484">O</text:span><text:span text:style-name="T485">b. Antoni Paris</text:span>:</text:p>
      <text:p text:style-name="P486">Bo nie m<text:span text:style-name="T487">a.</text:span></text:p>
      <text:p text:style-name="P488"><text:span text:style-name="T489">Ob</text:span><text:span text:style-name="T490">.</text:span><text:span text:style-name="T491"><text:s/>Jerzy Bafia</text:span><text:span text:style-name="T492">:</text:span></text:p>
      <text:p text:style-name="P493">Jak to nie ma<text:span text:style-name="T494">.</text:span><text:s/>No, każdy rolnik<text:s/><text:span text:style-name="T495">w</text:span><text:s/>tej chwili może zebrać<text:s/><text:span text:style-name="T496">s</text:span>ię z innym rolnikiem i założyć sobie jakąkolwiek organizację<text:span text:style-name="T497">.<text:s/></text:span>W świetle tej ustawy mówimy<text:span text:style-name="T498">.</text:span><text:s/>W świetle tej ustawy.</text:p>
      <text:p text:style-name="P499">Jest problem tylko właśnie jakiego typu, żeby to nie była organizacja w sferze społeczno-zawodow<text:span text:style-name="T500">ej.</text:span><text:s/>To tylko w tym zakresie nie ma. Ale to nie jest problematyka stowarzyszeń, tylko problematyka związkowo-zawodow<text:span text:style-name="T501">a</text:span>.</text:p>
      <text:p text:style-name="P502">Chodzi o to, żeby się zrozumieć w tej sprawie, bo nie ma<text:s/>sporu właściwie merytorycznego od początku z punktu widzenia ustawy o stowarzyszeniach. Jest natomiast<text:s/><text:span text:style-name="T503">-</text:span><text:s/>trzymanie się tego, to jest tworzenie przesłanki takiej, że rzeczywiście nie jest jasna w ogóle jakaś podejrzana sprawa swobody zrzeszania się na wsi itd. A jej nie ma, jej nie ma<text:span text:style-name="T504">.</text:span></text:p>
      <text:p text:style-name="P505"><text:span text:style-name="T506">Przewodniczący</text:span>:</text:p>
      <text:p text:style-name="P507">Więc jeszcze raz chciałbym podkreślić, że w tej chwili jest już właściwie przygotowany projekt ustawy o związkach zawodowych rolników indywidu<text:span text:style-name="T508">al</text:span>nych i wł<text:span text:style-name="T509">aś</text:span>ciwie jest to akt prawny, który właściwie jest konkurencyjny w stosunku do społeczno-zawodowych organizacji rolniczych i tak on jest rozumiany.</text:p>
      <text:p text:style-name="P510">A zatem sprawa tej sfery zawodowej jest rozwiązywana w ramach zespołu do spraw pluralizmu związkowego i tu nie ma już większych problemów, poza uzgodnieniem tekstu samego tekstu ustawy.</text:p>
      <text:p text:style-name="P511">Co się natomiast tyczy stowarzyszeń, to rzecz jasna istnieje pełna swoboda zrzeszania się, tworzenie jakichkolwiek stowarzyszeń i ten projekt ustawy no jest tego najlepszym<text:s/>dowodem<text:span text:style-name="T512">.</text:span><text:s/>Więc zapisywanie czegokolwiek, że na wsi nie może być ograniczenia<text:s/><text:span text:style-name="T513">w</text:span><text:s/>zrzeszaniu się rolników indywidu<text:span text:style-name="T514">a</text:span>ln<text:span text:style-name="T515">yc</text:span>h, no jest po prostu niezrozumiałe<text:span text:style-name="T516">.</text:span><text:s/>Nie z punktu widzenia merytorycznego, tylko formalnego<text:span text:style-name="T517">.</text:span></text:p>
      <text:p text:style-name="P518">Proszę bardzo. Tylko proszę nazwisko.</text:p>
      <text:p text:style-name="P519"><text:span text:style-name="T520">Ob. Stefan Bratkowski</text:span>:</text:p>
      <text:p text:style-name="P521">Po pierwsze różnimy się w ocenie stanu faktycznego. A po drugie stan prawny wygląda w te<text:span text:style-name="T522">n</text:span><text:s/>sposób, że mamy tą ustawę, na którą właśnie powoływał się teraz przedmówca reprezentujący organizację<text:s/><text:span text:style-name="T523">-</text:span><text:s/>Związek Kółek i Organizacji Rolniczych.</text:p>
      <text:soft-page-break/>
      <text:p text:style-name="P524">Gdyby ta ustawa została delegowana, jest to zresztą moim zdaniem ustawa całkowicie niepotrzebna, jest to właśnie klasyczna ustawa ch<text:span text:style-name="T525">ar</text:span>akteryzu<text:span text:style-name="T526">ją</text:span>ca ten stan overregulation, tej nadregul<text:span text:style-name="T527">ac</text:span>ji, które u nas naturalnie służyły jednak określonym interesom biurokracji.</text:p>
      <text:p text:style-name="P528">Nie potrzeba ta<text:span text:style-name="T529">k</text:span>iej ustawy, jeżeli jest prawo o stowarzyszeniach, to prawo o stowarzyszeniach takie jakie jest, takie jakie panowie proponują wystarczałoby zupełnie dla celów organizowania się wsi.</text:p>
      <text:p text:style-name="P530">Wszelkie inne regulacje są całkowicie niepotrzebne.</text:p>
      <text:p text:style-name="P531">Ja tu na poprzednim spotkaniu mówiłem dosyć szeroko o tym,<text:s/>jaki jest stosunek tradycji kółek rolniczych dla przykładu do rzeczywistości dzisiejszych k<text:span text:style-name="T532">ó</text:span>łek rolniczych.</text:p>
      <text:p text:style-name="P533"><text:span text:style-name="T534">Przewodni</text:span><text:span text:style-name="T535">cz</text:span><text:span text:style-name="T536">ąc</text:span><text:span text:style-name="T537">y</text:span><text:span text:style-name="T538">:</text:span></text:p>
      <text:p text:style-name="P539">Ale panie redaktorze przepraszam, ....</text:p>
      <text:p text:style-name="P540"><text:span text:style-name="T541">Ob. Stefan Bratkowski</text:span>:</text:p>
      <text:p text:style-name="P542">Tak, ale ja mówię dlatego, że jeżeli ta ustawa ma obowiązywać nadal, to w związku z tym trzeba jasno i wyraźnie powiedzieć,<text:s/><text:span text:style-name="T543">ż</text:span>e jeżeli będziecie państwo w tej sposób stawiać sprawy w stosunku do<text:s/>kółek<text:s/>rolniczych, że bądź ta ustawa jest niesprawiedliwa, bądź jest monopolistyczna, bądź trzeba jeszcze cokolwiek robić z kółkami rolniczymi, to my również potrafimy się zachować w taki sam sposób, jak i państwo w stosunku do ustawy o związkach zawodowych rolników.</text:p>
      <text:p text:style-name="P544">Dziękuję bardzo.</text:p>
      <text:p text:style-name="P545"><text:span text:style-name="T546">Przewodni</text:span><text:span text:style-name="T547">c</text:span><text:span text:style-name="T548">ząc</text:span><text:span text:style-name="T549">y</text:span>:</text:p>
      <text:p text:style-name="P550">Więc proponuję właśnie zamknąć tą sprawę, bo rzeczywiście sądzę, że nie różnimy się merytorycznie, tylko po prostu od strony formalnej, że nie ma ograniczeń. Byłby to przepis zupełnie niezrozumi<text:span text:style-name="T551">ał</text:span>y, ale sądzę, że warto go jeszcze przedyskutow<text:span text:style-name="T552">ać</text:span><text:s/>w gronie prawników.</text:p>
      <text:p text:style-name="P553"><text:span text:style-name="T554">O</text:span><text:span text:style-name="T555">b</text:span><text:span text:style-name="T556">.</text:span><text:span text:style-name="T557"><text:s/>Jan Zalewski</text:span>:</text:p>
      <text:p text:style-name="P558">Ja mam pytanie, czy mogę?</text:p>
      <text:p text:style-name="P559">/Proszę/<text:span text:style-name="T560">.</text:span></text:p>
      <text:p text:style-name="P561">Mam pytanie następujące. Jak należy rozumieć przepis art. 7 pkt 1, że przepisom ustawy nie podlegają organizacje społeczne działające na podstawie odrębnych ustaw lub międzynarodowych umów, których Polska Rzeczpospolita Ludowa jest stroną? Czy nie w tym tutaj paragrafie właśnie pogrzebany jest tak zwany<text:s/><text:span text:style-name="T562">„</text:span>pies<text:span text:style-name="T563">”</text:span><text:span text:style-name="T564">.</text:span></text:p>
      <text:p text:style-name="P565">My przecież nie mówimy o ustawie o Kółkach Rolniczych, my mówimy o pewnej określonej praktyce, która do dnia dzisiejszego z naszej wiedzy, dobrej wiedzy jest na wsi stoso<text:span text:style-name="T566">w</text:span>ana<text:span text:style-name="T567">.</text:span></text:p>
      <text:p text:style-name="P568">I mówiąc o tym mieliśmy właśnie na myśli i ten paragraf, który może być par<text:span text:style-name="T569">a</text:span>grafem ogranicz<text:span text:style-name="T570">aj</text:span>ącym, ponieważ na podstawie innych ustaw prawda może nie być możliwe zar<text:span text:style-name="T571">e</text:span>jestrowanie<text:span text:style-name="T572">...</text:span></text:p>
      <text:p text:style-name="P573"><text:span text:style-name="T574">Przewodnicząc</text:span><text:span text:style-name="T575">y</text:span>:</text:p>
      <text:p text:style-name="P576">Jakiej ustawy?</text:p>
      <text:p text:style-name="P577"><text:span text:style-name="T578">O</text:span><text:span text:style-name="T579">b. Jan Zalewski</text:span>:</text:p>
      <text:p text:style-name="P580">Właśnie między innymi tej ustawy o kulturze fizycznej, o kółkach rolniczych itd.,<text:s/><text:span text:style-name="T581">i</text:span>td.</text:p>
      <text:p text:style-name="P582">To jest moje pytanie: jak wobec tego należy rozumieć ten przepis.</text:p>
      <text:p text:style-name="P583"><text:span text:style-name="T584">Przewodniczący</text:span>:</text:p>
      <text:p text:style-name="P585">To znaczy, że organizacje społeczne, które działają na podstawie innych ustaw, jak na przykład ustawa<text:s/><text:soft-page-break/>o społeczno-zawodowych organiza<text:span text:style-name="T586">cj</text:span>ach rolników, jak związki zawodowe, a więc ustawa o związkach zawodowych, przyszła ustawa o związkach zawodowych rolników indywidu<text:span text:style-name="T587">al</text:span>nych, nie podlega ustawie o stowarzyszeniach. I taki jest sens tego przepisu. Dziękuję bardzo.</text:p>
      <text:p text:style-name="P588">Może byśmy przeszli obecnie do tych, do omówienia tych spraw, które są nadal sporne.</text:p>
      <text:p text:style-name="P589">Pierwsza spraw<text:span text:style-name="T590">a</text:span>, to s<text:span text:style-name="T591">to</text:span>warzyszenia zwykłe. Otóż proszę państwa, nasze stanowisko państwo znacie, że tu nie chodzi o to, że my sprzeciwiamy się jakiejś bardzo tej luźnej<text:s/><text:span text:style-name="T592">fo</text:span>rmie stowarzyszania si<text:span text:style-name="T593">ę</text:span>, wprost przeciwni<text:span text:style-name="T594">e</text:span>. Uważamy, że nie należy zbyt s<text:span text:style-name="T595">fo</text:span>rmalizować tych zwłaszcza tego, tych potrzeb zbierania się ludzi dla jakiś określonych bardzo doraźnych często celów.</text:p>
      <text:p text:style-name="P596">Chcieliśmy w związku z tym, aby bardzo jakoś stworzyć najbardziej proste formy takiego zbierania się, gromadzenia, żeby po prostu nie było w tym zakresie zbytniego formalizmu.</text:p>
      <text:p text:style-name="P597">Widzę, że państwo podtrzymują jednak, że należy to<text:s/>s<text:span text:style-name="T598">fo</text:span>rmalizować. Chciałbym, jesteśmy gotowi<text:s/><text:span text:style-name="T599">d</text:span>o dyskusji wobec tego w tej sprawie i jeżeli tylko z tego powodu miałoby dojść do zasadniczych rozbieżności, w projekcie ustawy, to wydaje się, że możemy dyskutować jaka byłaby ta forma stowarzyszeń zwykłych. Rzecz jasna, że wtedy wycofujem<text:span text:style-name="T600">y<text:s/></text:span>te zmiany w ustawie o zgromadzeniach, które proponowaliśmy, bo to wtedy byłoby zbędne.</text:p>
      <text:p text:style-name="P601">Chciałbym tylko jednoznacznie podkreślić dla przyszłości i dla praktyki, że to nie strona rządowa s<text:span text:style-name="T602">fo</text:span>rmalizowała w przyszłej ustawie te kwestie<text:span text:style-name="T603">.</text:span><text:s/>Żeby była jasność, i to byśmy chcieli bardzo mocno akcentować, że nie my jesteśmy zwolennikami tego form<text:span text:style-name="T604">al</text:span>izmu zrzeszania się i w związku z<text:s/><text:span text:style-name="T605">t</text:span>ym wprowadzenia tej formy stowarzyszeń zwykłych.<text:s/>To chciałbym jednoznacznie jednak określić dlatego, że uw<text:span text:style-name="T606">ażam</text:span>y że praktyka potwierdzi słuszność naszych przewidywań, to znaczy, że będzie tak jak było dotychczas, że ludzie będą się gromadzić w różnych doraźnych celach bez notyfikacji, bez zgłaszania, że w związku z tym mogą być różnego typu kłopoty, bo nowa ustawa jak zwykle pr<text:span text:style-name="T607">aw</text:span>da będzie działała i będą jednak wymuszane pewne te obowiązki z tym związane.</text:p>
      <text:p text:style-name="P608">Więc dlatego bym bardzo prosił, żeby tu była pełna jasność, że my nie jesteśmy za<text:s/><text:span text:style-name="T609">fo</text:span>rm<text:span text:style-name="T610">al</text:span>izowaniem tych takich doraźnych gromadzeń dla doraźnych celów.</text:p>
      <text:p text:style-name="P611"><text:span text:style-name="T612">A</text:span><text:s/>jeżeli uważacie państwo, że to jednak jest potrzebna ta<text:s/><text:span text:style-name="T613">fo</text:span>rmalistyk<text:span text:style-name="T614">a</text:span>, biorąca się od 1932 r., a już w tej chwili nieprzestrzegana, no to wobec tego do tego wrócimy.<text:s/>To możemy wobec tego podjąć dyskusję także i w tych sprawach, w tej sprawie.</text:p>
      <text:p text:style-name="P615"><text:span text:style-name="T616">O</text:span><text:span text:style-name="T617">b. <text:s text:c="22"/></text:span><text:span text:style-name="T618">:</text:span></text:p>
      <text:p text:style-name="P619">Czy można jeżeli pan minister pozwoli, bo to jest jedna ze spraw bardziej konkretnych, a niesłychanie rzeczywiście z naszego punktu widzenia ważnych<text:span text:style-name="T620">.</text:span></text:p>
      <text:p text:style-name="P621">Otóż chciałbym tak tutaj zacząć swoją wypowiedź.</text:p>
      <text:p text:style-name="P622">Rozumiem, że są grupy, są zespoły ludzi, które się organizują dla jakiś doraźnych, krótkotrwałych celów, rozmaite komitety organizac<text:span text:style-name="T623">yj</text:span>ne z jakiś tam doraźnych okazji. I dla takich grup rzeczywiście nie jest celowe utrzymywanie kategorii stowarzyszeń zwykłych<text:span text:style-name="T624">.</text:span><text:s/>Nie są to po prostu stowarzyszenia, są to doraźne grupy i by<text:span text:style-name="T625">ć</text:span><text:s/>może właśnie dla takich grup wystarczył<text:span text:style-name="T626">ab</text:span>y tylko liber<text:span text:style-name="T627">al</text:span>iza<text:span text:style-name="T628">cj</text:span>a przepisów d<text:span text:style-name="T629">otycz</text:span>ących zgromadzeń, żeby tutaj można rzec, cała sprawa z satysfakcją wszystkich zainteresowanych stron została rozwiązana.</text:p>
      <text:p text:style-name="P630">Nam jednak idzie o stowarzyszenia w bardziej istotnym rozumieniu, a zatem tak jak mówi zresztą projekt<text:s/><text:soft-page-break/>ustawy, o zrzeszenia mające cechę trwałości, przynajmniej w intencjach, w zamierzeniu mające tę cechę.</text:p>
      <text:p text:style-name="P631">Otóż stowarzyszenia zwykłe istnieją dotychczas, i to istnieją zarówno w prawie do dzisiaj obowiązującym, jak i w rzeczywistości społecznej, chociaż tych zgłoszonych stowarzyszeń zwykłych jest niewiele, ale fakt ten daje się łatwo wyjaśnić stanowiskiem władz<text:span text:style-name="T632">;</text:span><text:s/>w ciągu bowiem dziesięcioleci władze były programowo niechętne powstawaniu nowych stowarzyszeń<text:span text:style-name="T633">.</text:span></text:p>
      <text:p text:style-name="P634">Naszym zdaniem likwidacja tej kategorii zrzeszeń oznaczałoby cofnięcie się w stosunku do stanu obecnego.</text:p>
      <text:p text:style-name="P635">Istotna różnica między stowarzyszeniami zwykłymi a zarejestrowanymi polega nie na tym, że te pierwsze miałyby być<text:s/>krótkotrwałe, tylko polega n<text:span text:style-name="T636">a</text:span><text:s/>tym, że te pierwsze nie mają osobowości prawn<text:span text:style-name="T637">ej,</text:span><text:s/>którą uzyskuje się w wyniku rejestracji<text:span text:style-name="T638">.</text:span></text:p>
      <text:p text:style-name="P639">A dodatkowo<text:s/><text:span text:style-name="T640">-</text:span><text:s/>stowarzyszenia zwykłe mogą mieć bardzo prostą strukturę organiz<text:span text:style-name="T641">ac</text:span>yjną, może być jeden prezes, jeden sekretarz i koniec<text:span text:style-name="T642">.</text:span><text:s/>Natomiast stowarzyszenia zar<text:span text:style-name="T643">ej</text:span>estrowane, no muszą się stosować tak jak i dzisiaj do pewnych wymogów ustawowych, w szczególności muszą posiadać organ kontroli wewnętrznej, co w każdym razie<text:s/><text:span text:style-name="T644">i</text:span><text:s/>obecny projekt ustawy przewiduje i co uważamy za w pełni zasadne.</text:p>
      <text:p text:style-name="P645">Stowarzyszenia zwykłe to przeważnie są małe grupy o zasięgu, działające w zasięgu lokalnym, chociaż mogą być także zrzeszenia ludzi mieszk<text:span text:style-name="T646">aj</text:span>ących w różnych miejscowościach<text:span text:style-name="T647">.</text:span></text:p>
      <text:p text:style-name="P648">I teraz strona rządowa wypowiada pogląd, tak w każdym razie już to usłyszeliśmy w dyskusji, że powinny istnieć ustalone kryteria, które pozwoliłyby władzom odróżniać stowarzyszenia podlegające i niepodlegające rejestracji<text:span text:style-name="T649">.</text:span></text:p>
      <text:p text:style-name="P650">Otóż nam trudno się zgodzić z takim poglądem, ponieważ naszym zdaniem to nie władze mają decydować, które stowarzyszenie chce być zar<text:span text:style-name="T651">ej</text:span>estrowane, a które chce pozostać jako zwykłe<text:span text:style-name="T652">.</text:span><text:s/><text:span text:style-name="T653">T</text:span>ak jak uprawnieniem stowarzyszenia jest samodzielne określanie celów programów działania i struktury organizac<text:span text:style-name="T654">yj</text:span>n<text:span text:style-name="T655">ej,</text:span><text:s/>tu cytuję dokładnie sformułowanie z art.<text:s/><text:span text:style-name="T656">2</text:span><text:s/>ust<text:span text:style-name="T657">.</text:span><text:s/><text:span text:style-name="T658">2<text:s/></text:span>tego właśnie omawianego przez nas projektu ustawy, tak też i wybór kategorii, czy to ma być kategoria stowarzyszenia zwykłego, czy to ma być kategoria stowarzyszenia zarejestrowanego, należy do samych zainteresowanych, czy chcą mieć osobowość prawną, czy im to jest niepotrzebne.</text:p>
      <text:p text:style-name="P659"><text:span text:style-name="T660">W</text:span><text:s/>wypadku stowarzyszeń zwykłych chodzi bowiem o łatwość<text:s/>tworzenia różnorodnych małych zrzeszeń, które nie mając potrzeby posiadania osobowości prawnej, nie mają tej potrzeby, nie mają też konieczności w związku z tym poddania się i procedurze rejestracyjnej, i mogą posiadać najprostszą strukturę organiz<text:span text:style-name="T661">acyj</text:span>ną<text:span text:style-name="T662">.</text:span></text:p>
      <text:p text:style-name="P663">Natomiast<text:s/><text:span text:style-name="T664">-</text:span><text:s/>co na przykład je różni od zwykłych, doraźnych zgromadzeń, różni je przede wszystkim to, że mają własną nazwę, to się może w<text:span text:style-name="T665">yd</text:span>awać mało znaczące, ale przypominam, że o sprawie nadstowarzyszeń, również i w projekcie dzisiaj przez nas dyskutowanym mówi się wyraźnie i jak również i<text:s/><text:span text:style-name="T666">w<text:s/></text:span>tym wariancie kościelnym, który dotyczył stowarzysze<text:span text:style-name="T667">ń</text:span><text:s/>zwykłych, również sprawa nazwy jest wydobyta, no bo ostatecznie chodzi o to, że nazwa jest tą jakąś cechą, która członków stowarzyszenia jednoczy, a zarazem odróżnia tę grupę tych właśnie ludzi, którzy do tego należą od innych<text:span text:style-name="T668">.</text:span><text:s/>Jest czymś, co może służyć i w koresponden<text:span text:style-name="T669">cj</text:span>i, i w propagowaniu własnych celów itd. Krótko mówiąc,<text:s/>nie jest to sprawa taka mało ważna, a jest to istotna różnica między zwykłymi zgrom<text:span text:style-name="T670">ad</text:span>zeniami, dor<text:span text:style-name="T671">aź</text:span>nymi zgromadzeniam<text:span text:style-name="T672">i</text:span>, a stowarzyszeni<text:span text:style-name="T673">ami.</text:span></text:p>
      <text:soft-page-break/>
      <text:p text:style-name="P674"><text:span text:style-name="T675">I</text:span><text:s/>ostatnie z mojej strony zdanie. Likwida<text:span text:style-name="T676">cj</text:span>a tej kategorii stowarzyszeń zwykłych oznaczałaby hamowanie społecznej aktywności zami<text:span text:style-name="T677">as</text:span>t pobudzania ini<text:span text:style-name="T678">cjatyw,</text:span><text:s/>czemu przecież ma służyć nowe prawo o stowarzyszeni<text:span text:style-name="T679">ac</text:span>h.</text:p>
      <text:p text:style-name="P680">Dziękuję.</text:p>
      <text:p text:style-name="P681"><text:span text:style-name="T682">Przewodniczący</text:span><text:span text:style-name="T683">:</text:span></text:p>
      <text:p text:style-name="P684">Tak. Dziękuję. Czy jeszcze ktoś w sprawie stowarzyszeń zwykłych?</text:p>
      <text:p text:style-name="P685"><text:span text:style-name="T686">Ob. Jan Zalewski</text:span>:</text:p>
      <text:p text:style-name="P687">Panie ministrze, ja bym osobiście przyjął na siebie tę odpowiedzialność, jak pan to chce na nas zrzucić, tego s<text:span text:style-name="T688">fo</text:span>rmalizowania. Przyjąłbym dlatego, że istnieją dwie koncepcje jak zwykle<text:span text:style-name="T689">.</text:span><text:s/>Jedna z nich powiada, że im mniej dokładny zapis w statucie, czy w prawie, tym większa możliwość lawirowania prawda, interpretowania itd<text:span text:style-name="T690">.</text:span>,<text:s/><text:span text:style-name="T691">i</text:span>td<text:span text:style-name="T692">.</text:span></text:p>
      <text:p text:style-name="P693">Ale my wiemy, także z doświadczeń, że brak takiego zapisu nie zawsze służy społecznej aktywności i społecznym możliwościom. Że bardzo często służy on raczej represjom lub niechęciom władzy okazywanym w bardzo różny sposób i dlatego uważam, że to co jest zapisane w sferze prawa do organizowania się, w sferze wolności obywatelski<text:span text:style-name="T694">ej</text:span><text:s/>jest chyba w tym wypadku rzeczą potrzebną.</text:p>
      <text:p text:style-name="P695">Ja myślę również, że ponieważ obie strony jak sądzę, starają się doprowadzić do pewnego ładu prawnego, to ten argument, że od momentu zapisu w prawie o stowarzyszeniach koniecznośc<text:span text:style-name="T696">i</text:span>, na przykład pewnego legalizowania prawda tych stowarzyszeń zwykłych, będzie ograniczał aktywność społeczną naszym zdaniem nie, a jeśli spadnie na tych ludzi obowiązek działania zgodnie z prawem, to my przeciwko temu nie mamy nic. Wręcz odwrotnie, wydaje się, że jest to i wychowawcze, i potrzebne, i że stanowić to będzie jeszcze dodatkową naukę życia w ładzie prawnym, w porządku prawnym.</text:p>
      <text:p text:style-name="P697"><text:span text:style-name="T698">T</text:span>ak<text:span text:style-name="T699">że</text:span><text:s/>ta<text:s/><text:span text:style-name="T700">fo</text:span>rmaliza<text:span text:style-name="T701">cj</text:span>a, która miałaby być w jakimś sensie naszą winą, niech nią pozostanie, w cudzysłowie oczywiście, niech nią pozostanie i myślę, że możemy wziąć na siebie tę odpowiedzialność.</text:p>
      <text:p text:style-name="P702">Dziękuję bardzo.</text:p>
      <text:p text:style-name="P703"><text:span text:style-name="T704">Przewodniczący</text:span>:</text:p>
      <text:p text:style-name="P705">Proszę pana, prof. Bafia.</text:p>
      <text:p text:style-name="P706"><text:span text:style-name="T707">Ob. Jerzy Bafia</text:span><text:span text:style-name="T708">:</text:span></text:p>
      <text:p text:style-name="P709">Ja myślę,<text:s/><text:span text:style-name="T710">ż</text:span>e tu jest taki i to warto sobie uświadomić, tu jest jednak taki dość ciekawy spór, który chyba nie m<text:span text:style-name="T711">a<text:s/></text:span>odkrytych jeszcze wszystkich konsekwen<text:span text:style-name="T712">cj</text:span>i. Bo punktem wyjścia jednak chyba powinna być pewna obserwacja socjologiczna<text:span text:style-name="T713">.</text:span><text:s/>Czy w sprawach takich właśnie prostych związków, kiedy jest jakiś określony cel, coś trzeba wspólnie razem załatwić, czy trzeba do tego, no bardzo formalnych takich różnych sposobów dojścia do tego celu? Bo propozycja strony kościelnej budziła u nas od początku w dyskusjach zastrzeżenia proszę państwa, bo to no zawierać umowy specjalne, kiedy jest bardzo proste zjawisko jakieś, to jakiś bardzo prosty cel, który ludzi ma połączyć. To jednak jest pomimo wszystko - tu my sobie możemy przerzucić w tą stronę, i powiedzieć, że my się nie boimy<text:s/><text:span text:style-name="T714">„</text:span>czarnego luda”<text:s/>prawda w postaci tam s<text:span text:style-name="T715">fo</text:span>rm<text:span text:style-name="T716">al</text:span>izowania itd. może to nie jest taka wielka groźba.</text:p>
      <text:p text:style-name="P717">Natomiast mnie się zdaje, że jest o wiele poważniejsza groźba, że projekty strony opozyc<text:span text:style-name="T718">yj</text:span>no-solidarnościow<text:span text:style-name="T719">ej</text:span><text:s/>mówiąc tak tytularnie, one prowadzą do tego, żeby władza państwowa form<text:span text:style-name="T720">al</text:span>izowała w ogóle bardzo mocno te stosunki w sferze zrzeszania się prostego. Bo jeżeli ma być jakieś proste<text:s/><text:soft-page-break/>stowarzyszenie, zwykłe takie, i ono ma by<text:span text:style-name="T721">ć</text:span><text:s/>sformalizowane, to z tego wynika, na pewno bodziec do daleko posuniętych rygorów. Ma ktoś pilnować, że jeżeli ktoś się powiąże bez zawarcia umów odpowiednich, bez scharakteryzowania się jako stowarzyszenie, to będą konsekwen<text:span text:style-name="T722">cj</text:span>e. To je<text:span text:style-name="T723">st</text:span><text:s/>bardzo charakterystyczna sytuacja, że rząd właściwie chce czegoś luźni<text:span text:style-name="T724">ej</text:span>szego, a państwo prowadzicie do pewnych takich sytuacj<text:span text:style-name="T725">i</text:span>,<text:span text:style-name="T726"><text:s/></text:span>które prawda mówiąc, no pilnujcie, bo jak ktoś się tam zbierze dla jakiegoś celu i nie s<text:span text:style-name="T727">fo</text:span>rmalizuje tego wszystkiego, to są podstawy do konsekwen<text:span text:style-name="T728">cj</text:span>i.</text:p>
      <text:p text:style-name="P729">Ja myślę, że to jest istotniejszy aspekt tej sprawy, jeżeli na to jest odpowiedź i nie budzi to żadnej wątpliwości, to<text:span text:style-name="T730">...</text:span></text:p>
      <text:p text:style-name="P731">Ale ja chciałbym jeszcze inną stronę tej sprawy podnieść<text:span text:style-name="T732">.</text:span><text:s/>Ja powiem szczerze tak, że mnie się nie bardzo podoba art<text:span text:style-name="T733">.</text:span><text:s/>42 w tej formie, że on jest nowelizacją ustawy o zgromadzeniach. Dlatego, że my mamy uregulować sprawę stowarzyszania się, w tym oczywiście akcie prawnym.</text:p>
      <text:p text:style-name="P734">Jest pytanie, czy gdybyśmy ten artykuł 2 ze znaczkiem a/ wyjęli z tych przepisów prz<text:span text:style-name="T735">ej</text:span>ściowych, tam z tych końcowych i powiedzieli, jakoś tak, że dla zwołania, odbywania wielokrotnych zgromadzeń, których przedmiotem jest ten sam cel nazywany czy uznany za zgromadzenia zwykłe, znaczy odbywanych w miejscu prawda tak, nazwany jest zgromadzeniami zwykłymi, no itd. Czy przeniesienie tego do tekstu ustawy z jakąś taką charakterystyką prawda, bo tu jest dość interesująca bardzo elastyczna forma. Ona jak mówię, może się nie podobać z tego powodu, że to jest nowelizacja zgromadzeń, ale można z tego zrobić przecież samodzielny artykuł tej ustawy, nawet z jakimś dodatkiem, że to jest właśnie w takim sensie jest to stowarzyszenie zwykłe jak mówi art. 42 w ust. 2 w tym punkcie 2 a/.<text:s/><text:span text:style-name="T736">M</text:span>oże to jest płaszczyzna, która by pogodziła obie strony i nie byłoby tych niebezpieczeństw, kto będzie bardziej winny w zakresie s<text:span text:style-name="T737">fo</text:span>rmalizowania i r<text:span text:style-name="T738">yg</text:span>or<text:span text:style-name="T739">yz</text:span>ow<text:span text:style-name="T740">a</text:span>nia w ogóle prostych form życia stowarzyszeniowego.</text:p>
      <text:p text:style-name="P741"><text:span text:style-name="T742">Przewodni</text:span><text:span text:style-name="T743">cz</text:span><text:span text:style-name="T744">ąc</text:span><text:span text:style-name="T745">y</text:span>:</text:p>
      <text:p text:style-name="P746">Proszę ba<text:span text:style-name="T747">r</text:span>dzo<text:span text:style-name="T748">.</text:span></text:p>
      <text:p text:style-name="P749"><text:span text:style-name="T750">Ob</text:span><text:span text:style-name="T751">.</text:span><text:span text:style-name="T752"><text:s/>Stanisława Grabska</text:span>:</text:p>
      <text:p text:style-name="P753">Otóż chodzi tutaj o przepis, który by<text:s/><text:span text:style-name="T754">-</text:span><text:s/>są dwie różne sytuacje na względzie, propozycji naszej i propozycji państw<text:span text:style-name="T755">a</text:span>.</text:p>
      <text:p text:style-name="P756">Otóż jedna sytua<text:span text:style-name="T757">cj</text:span>a, to jest sytuacja trwałego prostego stowarzyszenia. Druga sytuacja jest przejściowego komitetu. Sądzę, że dla trwałego stowarzyszenia prostego, konieczne<text:s/><text:span text:style-name="T758">je</text:span>st wprow<text:span text:style-name="T759">ad</text:span>zenie k<text:span text:style-name="T760">at</text:span>egorii s<text:span text:style-name="T761">to</text:span>w<text:span text:style-name="T762">ar</text:span>zy<text:span text:style-name="T763">sz</text:span>enia zwyk<text:span text:style-name="T764">łe</text:span>g<text:span text:style-name="T765">o</text:span>, a to z tej przyczyny, że te same rygory, o których pan profesor Bafia mówi, że mogą być zastosowane jeżeli ktoś nie dope<text:span text:style-name="T766">ł</text:span>ni warunków zawiązania stowarzyszenia zwykłego, gdy takiej kategorii nie ma, mogą być zastosowane również do tej samej działalności z tym, że będzie się wymagało jeszcze i rejestracji.</text:p>
      <text:p text:style-name="P767">Więc żarliwość organów administrac<text:span text:style-name="T768">yj</text:span>nych może być taka sama, natomiast nie będzie tej ustawy, która by pozwalała na te prostsze formy.</text:p>
      <text:p text:style-name="P769">Dlatego my obst<text:span text:style-name="T770">a</text:span>jemy przy stowarzyszeniach zwykłych.</text:p>
      <text:p text:style-name="P771">Natomiast czy nie umieścić jeszcze dodatkowo paragrafu, że komitety działające na krótką metę lub grupki, które robią sobie cykl spotkań, mogą zawiadomić o takiej działalności jeszcze im bardziej to ułatwić, no to takie dodatkowe dobrodzi<text:span text:style-name="T772">ej</text:span>stwo, to my byśmy się nie sprzeciwiali jako do dodatkowego. Natomiast nie zamiast możliwości stowarzyszeń zwykłych.</text:p>
      <text:soft-page-break/>
      <text:p text:style-name="P773"><text:span text:style-name="T774">Przewodni</text:span><text:span text:style-name="T775">cz</text:span><text:span text:style-name="T776">ąc</text:span><text:span text:style-name="T777">y</text:span>:</text:p>
      <text:p text:style-name="P778">Myślę, że argumenty już zostały wszystkie przedstawione.</text:p>
      <text:p text:style-name="P779">Sądz<text:span text:style-name="T780">ę,</text:span><text:s/><text:span text:style-name="T781">ż</text:span>e ta grupa red<text:span text:style-name="T782">ak</text:span>cyjna powinna pod<text:span text:style-name="T783">ją</text:span>ć jaką<text:span text:style-name="T784">ś<text:s/></text:span>próbę wkomponowania w ten projekt ustawy ewentualnie właśnie<text:s/>„stowarzyszeń zwykłych”<text:span text:style-name="T785">.</text:span><text:s/>Zobaczymy jaka będzie tego wymowa.</text:p>
      <text:p text:style-name="P786">Co z drugiej sprawy<text:span text:style-name="T787">.</text:span><text:s/>Wypowiadanie się stowarzyszeń<text:s/><text:span text:style-name="T788">w<text:s/></text:span>sprawach publicznych. No mniej więcej to samo co z tymi rolnikami prawda<text:span text:style-name="T789">.</text:span><text:s/><text:span text:style-name="T790">J</text:span>est to tak oczywista sprawa, że jej zapisać naszym zdaniem nie ma potrzeby. Co nie jest zabronione jest dozwolone<text:s/><text:span text:style-name="T791">-</text:span><text:s/>więc stąd też tego typu zapis jest naszym zdaniem zbędny w ustawie i właściwie takiego zapisu nie ma ani w ustawie o związkach zawodowych, ani w opracowywanej ustawie o związkach zawodowych rolników indywidualnych i naprawdę nie rozumiemy, co to miałoby oznaczać, że akurat w ustawie o stowarzyszeniach jest taki zapis, który mówi pr<text:span text:style-name="T792">aw</text:span>da, że wolno się wypowiadać w sprawach publicznie<text:span text:style-name="T793">.<text:s/></text:span>Jasne, że wolno się wypowiadać...</text:p>
      <text:p text:style-name="P794"><text:span text:style-name="T795">Ob.</text:span><text:span text:style-name="T796"><text:s/></text:span><text:span text:style-name="T797">Stanisław</text:span><text:span text:style-name="T798">a<text:s/></text:span><text:span text:style-name="T799">G</text:span><text:span text:style-name="T800">ra</text:span><text:span text:style-name="T801">bska</text:span><text:span text:style-name="T802">:</text:span></text:p>
      <text:p text:style-name="P803">Można będzie w tej sprawie?</text:p>
      <text:p text:style-name="P804">/Tak/.</text:p>
      <text:p text:style-name="P805">Panie ministrze, chodzi dokładnie o to, że na podstawie właśnie zarzutu o wypowiadaniu się w sprawach publicznych, do czego nie było zapisu w statucie, zostały rozwiązane różne stowarzyszenia, między innymi Związek Artystów Plastyków został rozwiązany, ponieważ dwa walne zebrania, zebranie krakowskie i zebranie warszawskie wypowiedziało się postulując relegalizację<text:s/>„Solidarności”<text:s/>i protestując przeciwko rozwiązaniu zarówno<text:s/>„Solidarności”<text:s/>jak innych związków zawodowych, uznano,<text:s/><text:span text:style-name="T806">ż</text:span>e ponieważ nie ma tego w statucie, że mogą się o takich rzeczach wypowiadać, bo statut<text:s/><text:span text:style-name="T807">-</text:span><text:s/>do czego innego są powołane, wobec tego zażądano, aby zarząd wycofał uchwały, co także byłoby niezgodne ze statutem, bo zarząd nie<text:s/><text:span text:style-name="T808">m</text:span>a prawa wycofywać uchwał, i<text:s/><text:span text:style-name="T809">z</text:span><text:s/><text:span text:style-name="T810">t</text:span>ego powodu rozwiązano stowarzyszeni<text:span text:style-name="T811">e.</text:span></text:p>
      <text:p text:style-name="P812">Były takie przypadki także do innych s<text:span text:style-name="T813">to</text:span>warzyszeń<text:span text:style-name="T814">.<text:s/></text:span>Nasza praktyka mówi, że jeżeli stowarzyszenie uchwala coś bardzo pochwalnego dla rządu, to nikt nie pyta, czy ma to zapisane w statucie, jeżeli broń Boże krytycznego, to zaraz jest sprawa, że nie ma tego w statucie.<text:s/><text:span text:style-name="T815">I</text:span><text:s/>z tego względu, że te rzeczy były i mogą się powtarzać, to nam chodzi o zapis, który taką praktykę wykluczy<text:span text:style-name="T816">.</text:span></text:p>
      <text:p text:style-name="P817"><text:span text:style-name="T818">Przewodni</text:span><text:span text:style-name="T819">cz</text:span><text:span text:style-name="T820">ąc</text:span><text:span text:style-name="T821">y</text:span><text:span text:style-name="T822">:</text:span></text:p>
      <text:p text:style-name="P823">No więc ja jeszcze raz podkreślam. No doświadczenia takie czy inne, tylko że my przecież tworzymy ustawę, gdzie wszelkie decyzje wobec stowarzyszenia będzie podejmował sąd<text:span text:style-name="T824">.<text:s/></text:span>A zatem jest to przecież zupełnie inna sytuacja prawna i pozycja pr<text:span text:style-name="T825">aw</text:span>na, w związku z tym także stowarzyszenia.</text:p>
      <text:p text:style-name="P826"><text:span text:style-name="T827">O</text:span><text:span text:style-name="T828">b. <text:s text:c="22"/></text:span><text:span text:style-name="T829">:</text:span></text:p>
      <text:p text:style-name="P830">Czy państwo zwracacie uwagę na ten fakt, że tu właściwie w preambule znalazł się ten element prawa czynnego uczestnictwa w życiu publicznym i wyrażania zróżnicowanych poglądów jako taka powiązana z konstytucją i podstawowymi prawami człowieka deklaracja kierunkow<text:span text:style-name="T831">a</text:span>, więc to o<text:span text:style-name="T832">c</text:span>zyw<text:span text:style-name="T833">i</text:span>ś<text:span text:style-name="T834">ci</text:span>e, że to można dyskutować, czy nie przenieść tego do tekstu, tylko że w tekście słownym, no trzeba by wówczas posługiwać się większą tu taką precyzją, która zresztą jest chyba nie do osiągnięcia, bo<text:s/><text:span text:style-name="T835">-</text:span><text:s/>natomiast w preambule jest tu bardzo wyraźna deklaracja, która czyni zadość temu postulatowi i wydaje się, że to jest postulat spełniony.</text:p>
      <text:p text:style-name="P836"><text:span text:style-name="T837">Przewodniczący</text:span>:</text:p>
      <text:soft-page-break/>
      <text:p text:style-name="P838">Proszę bardzo.</text:p>
      <text:p text:style-name="P839"><text:span text:style-name="T840">Ob</text:span><text:span text:style-name="T841">.</text:span><text:span text:style-name="T842"><text:s/>Andrzej R</text:span><text:span text:style-name="T843">oz</text:span><text:span text:style-name="T844">marynowicz</text:span><text:span text:style-name="T845">:</text:span></text:p>
      <text:p text:style-name="P846">Chciałem się posłużyć pewną analogią. Otóż Zjazd Adwokatury uchwalił na tle swoich praw wynikających<text:s/><text:span text:style-name="T847">z</text:span><text:s/>art<text:span text:style-name="T848">.</text:span><text:s/><text:span text:style-name="T849">1<text:s/></text:span>ustawy o ustroju adwokatury, w której mamy prawo włączać się do działalności prawnej tak twórczej, jak i wykonawczej zagadnienie,<text:s/><text:span text:style-name="T850">u</text:span>chwalił różne<text:s/><text:span text:style-name="T851">-</text:span><text:s/>podjął różne uchwały o charakterze społecznym, społeczno-politycznym także, ale wiążącym się z naszym zawodem.</text:p>
      <text:p text:style-name="P852">No wszystkie uchwały zostały uchylone przez Sąd Najwyższy właśnie ze względu na to, że powiedziano nam, że to się nie mieści w naszych wyraźnie ustalonych uprawnieniach wynikających z naszych regulaminów<text:span text:style-name="T853">.</text:span></text:p>
      <text:p text:style-name="P854">Także tutaj argument, że sąd będzie decydował,<text:s/><text:span text:style-name="T855">w</text:span><text:s/>tym przypadku także nie jest wystarcz<text:span text:style-name="T856">aj</text:span>ący. Dlatego utrzymanie tej naszej propozycji wydaje się konieczne.</text:p>
      <text:p text:style-name="P857">Dziękuję.</text:p>
      <text:p text:style-name="P858"><text:span text:style-name="T859">Przewodniczący</text:span>:</text:p>
      <text:p text:style-name="P860">Pr<text:span text:style-name="T861">o</text:span>sz<text:span text:style-name="T862">ę</text:span><text:s/>bardzo.</text:p>
      <text:p text:style-name="P863"><text:span text:style-name="T864">Ob. Rutkowski</text:span>:</text:p>
      <text:p text:style-name="P865">Proszę państwa, chciałbym jeszcze do tego doda<text:span text:style-name="T866">ć</text:span><text:s/>uwagę, że to co prof. Bafia powiedział, że występuje w preambule, ja również na to już zwracałem uwagę na posiedzeniu naszej małej grupy redakcyjnej. Są tam te słowa<text:s/><text:span text:style-name="T867">„</text:span>w celu umożliwienia obywatelom wyrażania zróżnicowanych poglądów<text:span text:style-name="T868">”</text:span>. Ale jeżeli ja się mogę na tym dobrze znać, jestem nie prawnikiem, tylko historykiem, to wydaje mi się, że preambuła nie jest przepisem zobowiązującym, jest tylko wstępe<text:span text:style-name="T869">m</text:span><text:s/>i dlatego...</text:p>
      <text:p text:style-name="P870"><text:span text:style-name="T871">Pr</text:span><text:span text:style-name="T872">ze</text:span><text:span text:style-name="T873">wodnicz</text:span><text:span text:style-name="T874">ą</text:span><text:span text:style-name="T875">c</text:span><text:span text:style-name="T876">y</text:span>:</text:p>
      <text:p text:style-name="P877">To bardzo sporna sprawa w doktrynie p<text:span text:style-name="T878">r</text:span>awa...</text:p>
      <text:p text:style-name="P879"><text:span text:style-name="T880">Ob. Rutkowski</text:span>:</text:p>
      <text:p text:style-name="P881">Ja się na tym nie znam<text:span text:style-name="T882">,</text:span><text:s/><text:span text:style-name="T883">w</text:span>ięc w każdym razie wydaje mi<text:s/>się,<text:s/><text:span text:style-name="T884">ż</text:span>e gdyby rzecz była ujęta wyraźnie w postaci odpowiedniego sformułowania w artykule, tak jak myśmy to proponowali w art. 1 w postaci ust<text:span text:style-name="T885">.</text:span><text:s/>3<text:s/><text:span text:style-name="T886">w</text:span><text:s/>formie choćby takiej - tu przecież nie upieram się przy tym, że jest to redakcja najlepsza - mogłaby podlegać jeszcze jakiemuś może i ulepszeniu, w każdym razie nasza propozycja jest taka: ustawa nie ogranicza prawa stowarzyszeń do wypowiadania się w sprawach publicznych<text:span text:style-name="T887">.</text:span><text:s/>Jest to s<text:span text:style-name="T888">fo</text:span>rmułowanie krótkie i wydaje mi się, że jasne.</text:p>
      <text:p text:style-name="P889">Natomiast może przy okazji<text:span text:style-name="T890">.</text:span><text:s/>Jeżeliby miała być wątpliwość, że to zbędne, to chciałbym zwrócić uwagę na to, że w tej samej ustawie, w art. 8 mamy ust. gdzie jeśli dobrze z kolei właśnie znowu mógłbym się orientować...</text:p>
      <text:p text:style-name="P891"><text:span text:style-name="T892">Przewodnicząc</text:span><text:span text:style-name="T893">y</text:span>:</text:p>
      <text:p text:style-name="P894"><text:span text:style-name="T895">W</text:span><text:s/>artykule ósmym?</text:p>
      <text:p text:style-name="P896"><text:span text:style-name="T897">O</text:span><text:span text:style-name="T898">b. Rutkowski</text:span>:</text:p>
      <text:p text:style-name="P899">Art. 8 ust.<text:s/><text:span text:style-name="T900">5</text:span><text:s/>gdzie też wydaje się, że sprawa jest dość oczywista, a jednak pisze się, że ustawa nie narusza uprawnień prokuratora. No więc wiadomo przecież, że prokuratura działa na podstawie własnych, znaczy odrębnych ustaw i czy akurat tego typu rzecz jest widocznie, jednak uznano, że takie zastrzeżenie tutaj powinno być.</text:p>
      <text:soft-page-break/>
      <text:p text:style-name="P901">Praktyka dowodzi, że brak wyraźnego tutaj powiedzmy s<text:span text:style-name="T902">fo</text:span>rmułowania w ustawie dotyczącej stowarzyszeń, działała przeciwko stowarzyszeniom. I dlatego obstajemy przy tym, żeby taki zapis tu się znalazł.</text:p>
      <text:p text:style-name="P903">Dziękuję.</text:p>
      <text:p text:style-name="P904"><text:span text:style-name="T905">Przewodniczący</text:span>:</text:p>
      <text:p text:style-name="P906">Całkowicie się z panem zgadzam co do ostatniej uwagi, że ten ustęp piąty jest moim, ale to moje prywatne zdanie zbędny<text:span text:style-name="T907">.</text:span><text:span text:style-name="T908"><text:s/></text:span>Poniew<text:span text:style-name="T909">a</text:span>ż pan Prokurator Generalny sobie życz<text:span text:style-name="T910">y,</text:span><text:s/>więc to jest, ale to jest oczywiście zbędne<text:span text:style-name="T911">.</text:span></text:p>
      <text:p text:style-name="P912">Proszę państwa, proponuję, byśmy zrobili 10<text:span text:style-name="T913">-</text:span>minutową przerwę na papierosa dla tych, co palą i...</text:p>
      <text:p text:style-name="P914"/>
      <text:p text:style-name="P915">/<text:span text:style-name="T916">Przerwa</text:span>/.</text:p>
      <text:p text:style-name="P917"/>
      <text:p text:style-name="P918">/<text:span text:style-name="T919">P</text:span>o przerwie/.</text:p>
      <text:p text:style-name="P920"/>
      <text:p text:style-name="P921"><text:span text:style-name="T922">/</text:span>Po przerwie obradom<text:s/><text:span text:style-name="T923">przewodniczy ob</text:span><text:span text:style-name="T924">.</text:span><text:span text:style-name="T925"><text:s/>Jan Brol</text:span>/<text:span text:style-name="T926">.</text:span></text:p>
      <text:p text:style-name="P927"><text:span text:style-name="T928">Przewodnicząc</text:span><text:span text:style-name="T929">y</text:span>:</text:p>
      <text:p text:style-name="P930">...dlatego, że ta tematyka nie była jeszcze omawiana w tej grupie redakcyjnej, więc zostawmy na razie sprawy nadzoru, natomiast oczywiście, także już wystąpiła sprawa wyłączenia spod dz<text:span text:style-name="T931">i</text:span>ałania ustawy o stowarzyszeniach partii politycznych<text:span text:style-name="T932">.</text:span></text:p>
      <text:p text:style-name="P933">Otóż na taki zapis nie możemy się zgodzić z bardzo prostej przyczyny, że przede wszystkim trzeba by odpowiedzieć na dwa dość istotne pytania<text:span text:style-name="T934">.</text:span></text:p>
      <text:p text:style-name="P935">Pierwsze<text:s/><text:span text:style-name="T936">-</text:span><text:s/>czy organizacja o charakterze politycznym mogą działać jako stowarzyszenia<text:span text:style-name="T937">.</text:span><text:s/>Przyjęliśmy, że ma być pluralizm stowarzyszeniowy również w sprawach politycznych.<text:s/><text:span text:style-name="T938">A</text:span><text:s/>zatem organizacja, stowarzyszenie może mieć również charakter polityczny, a wtedy powstaje pytanie, jakie są kryteria różnicujące między stowarzyszeniem a partią polityczną<text:span text:style-name="T939">.<text:s/></text:span>A jeszcze dalej idąc, no odpowiedź na pytanie - j<text:span text:style-name="T940">a</text:span>kie, jaka ma być definicja partii politycznych.</text:p>
      <text:p text:style-name="P941">Otóż gdybyśmy wyłączyli w tej chwili sprawę partii politycznych, powstaje pytanie, jak ustosunkować się do całej tej tematyki związanej z partiami politycznymi.</text:p>
      <text:p text:style-name="P942"><text:span text:style-name="T943">U</text:span>ważamy, że to jest problem bardzo istotny, który powinna, na które powinna odpowiedzieć dyskusja nad przyszłą konstytucją. I dopiero wtedy mielibyśmy pełny obraz, bo obecnie nie jesteśmy w stanie udzielić odpowiedzi na te pytania, które przed chwilą postawiłem.</text:p>
      <text:p text:style-name="P944">Wyłączenie partii politycznych stawia w bardzo trudnej<text:s/>sytuacji przede wszystkim sądy. Dlatego że sądy musiałyby wobec tego bada<text:span text:style-name="T945">ć,</text:span><text:s/>czy organizacja, która na przykład ma charakter polityczny, nie jest partią polityczną, a zatem sąd musiałby zdefiniować jaka to jest organizacja, która ma cechy partii polityczne<text:span text:style-name="T946">j.</text:span></text:p>
      <text:p text:style-name="P947">Wystarczy popatrzeć do naszych podręczników prawa konstytucyjnego, definicji partii politycznych j<text:span text:style-name="T948">es</text:span>t mnóstwo<text:span text:style-name="T949">,<text:s/></text:span>każda inna i rzeczywiście prowadzilibyśmy bardzo zasadnicze problemy nad sto<text:span text:style-name="T950">s</text:span>owaniem tej ustawy<text:span text:style-name="T951">.</text:span><text:s/>Stąd też uważamy, że sprawa partii politycznych powinna być unormowan<text:span text:style-name="T952">a</text:span>,<text:s/><text:span text:style-name="T953">c</text:span>zy przedyskutowana w toku prac nad przyszłą konstytucją i wtedy no będzie jednozn<text:span text:style-name="T954">ac</text:span>znie określone także i sprawa zakresu działania czy funk<text:span text:style-name="T955">cjo</text:span>nowania tej ustawy o s<text:span text:style-name="T956">to</text:span>warzyszeni<text:span text:style-name="T957">ac</text:span>h, o których dzisiaj mówimy<text:span text:style-name="T958">.</text:span></text:p>
      <text:soft-page-break/>
      <text:p text:style-name="P959">Więc stąd też prawda ten zapis nam wydaje się no po prostu w tej chwili nie do przyjęcia, ze względu na te trudności, jakie stworzyłoby od razu stosowanie ustawy o stowarzyszeniach w praktyce<text:span text:style-name="T960">.</text:span><text:s/>Tyle w tej sprawie. Proszę bardzo.</text:p>
      <text:p text:style-name="P961"><text:span text:style-name="T962">Ob. Stanisława Grabska</text:span>:</text:p>
      <text:p text:style-name="P963">Ja proponuję, żebyśmy tej sprawy ostatecznie tutaj nie dyskutowali, bo dojdziemy tylko do powtarzania, że tak powiem, stanowisk. Tylko sformułowali pewną tu rozbieżność zajęcia stanowisk i przekazali na polityczny<text:s/>„stolik”, niech oni to załatwiają.</text:p>
      <text:p text:style-name="P964"><text:span text:style-name="T965">P</text:span><text:span text:style-name="T966">rz</text:span><text:span text:style-name="T967">ewodnicz</text:span><text:span text:style-name="T968">ą</text:span><text:span text:style-name="T969">c</text:span><text:span text:style-name="T970">y</text:span><text:span text:style-name="T971">:</text:span></text:p>
      <text:p text:style-name="P972">Tak jest. Możemy tak także tą sprawę odnotować.</text:p>
      <text:p text:style-name="P973">I ostatnia sprawa, do której chciałem się ustosunkować.<text:s/>No przede wszystkim jest chyba jakoś tak, że funk<text:span text:style-name="T974">cjo</text:span>n<text:span text:style-name="T975">ar</text:span>iu<text:span text:style-name="T976">sz</text:span>e<text:s/><text:span text:style-name="T977">-</text:span><text:s/>emerytowani<text:s/><text:span text:style-name="T978">fu</text:span>nk<text:span text:style-name="T979">cj</text:span>onariusze milicji obywatelski<text:span text:style-name="T980">ej</text:span><text:s/>są aplikantami i w związku z tym, kiedy wprowadzimy skład ławniczy, niejako oni przejmą nadzór sądowy<text:span text:style-name="T981">.</text:span></text:p>
      <text:p text:style-name="P982">No proszę p<text:span text:style-name="T983">a</text:span>ń<text:span text:style-name="T984">st</text:span>w<text:span text:style-name="T985">a</text:span>, ja naprawdę nie chciałbym się do tego ustosunkowyw<text:span text:style-name="T986">ać,</text:span><text:s/>bo wielotysięczna rzesza ławników ludowych reprezentuje przecież wszystkie środowiska<text:span text:style-name="T987">. W</text:span>szyscy wiemy, jak są typowani, jak są wybierani ławnicy<text:span text:style-name="T988">.<text:s/></text:span>I nie to jest tutaj chyba n<text:span text:style-name="T989">aj</text:span>istotni<text:span text:style-name="T990">ej</text:span>sze<text:span text:style-name="T991">.</text:span><text:s/>Są ławnicy pochodzący z różnych środowisk, o różnych<text:s/>światopoglądach, o różnych profesjach<text:span text:style-name="T992">.</text:span><text:s/>Mamy owszem także i emerytowanych ławników, emerytów ławników, zresztą wielokrotnie ratują sytuację, o czym pan mecenas doskonale wie, kiedy nie przychodzi ten ławnik czynny zawodowo, powstaje pytanie, czy odroczyć rozprawę i odesłać z kwitkiem 20 - 30 ławników, wtedy właśnie ci ławnicy emeryci po prostu spieszą na pomoc, żeby jednak rozprawy się odbyły.</text:p>
      <text:p text:style-name="P993">Natomiast co do składu sądzącego, no to prawda, że w sądzie wojewódzkim jest już bardzo mało spraw pierwszej instancji, w sprawach cywilnych, ale podstawowy skład k<text:span text:style-name="T994">.</text:span>p.c. jest przecież składem ławniczym<text:span text:style-name="T995">.</text:span><text:s/>Taki jest skład. Wszystkie inne to są wyjątki od zasady. Podstawowym składem według kodeksu postępowania cywilnego jest skład ławniczy. I zapis ten powstał w wyniku zastrzeżeń, jakie strona kościelna zgłosiła w toku prac nad projektem tej ustawy, że nie by<text:span text:style-name="T996">ł</text:span>oby słusznym, aby jednoosobowo były rozpoznawane te sprawy. Bo wszystkie sprawy nieprocesowe są rozpoznawane w składzie jednego sędziego zawodowego bez udziału ł<text:span text:style-name="T997">a</text:span>wnik<text:span text:style-name="T998">ów.</text:span><text:span text:style-name="T999"><text:s/></text:span>Więc dlatego zaproponow<text:span text:style-name="T1000">al</text:span>iśmy skład podstawowy.</text:p>
      <text:p text:style-name="P1001">Natomiast nie ma potrzeby, aby tutaj wprowadzać skład zawodowy. Nie są to sprawy przecież tak skomplikowane, ani pod względem faktycznym, ani jurydycznym, żeby w tej chwili czynić tutaj wyjątek od zasady, która jest przewidziana w kodeksie postępowania cywilnego, stąd zaproponowaliśmy skład ławnicz<text:span text:style-name="T1002">y.</text:span><text:s/>Jest to ten skład, który zresztą gdyby nawet przyjąć to co państwo proponujecie, co strona kościelna swego czasu proponowała, że to ma być proces, no to tym bardziej<text:s/>w<text:s/>procesie zawsze występują ławnicy, już bez zapisu nawet prawd<text:span text:style-name="T1003">a</text:span>, j<text:span text:style-name="T1004">e</text:span>st to skład wtedy ławniczy<text:span text:style-name="T1005">.</text:span></text:p>
      <text:p text:style-name="P1006">Więc dlatego uważamy, że to zaakcentowanie tego zwykłego składu sądzącego i po drugie rozprawy, zabezpiecza w pełni te interesy, o które zabiegała zarówno strona kościelna, jak i państwo, aby tutaj było zawsze to rozstrzygnięcie, było przez nie publiczne, jawne, aby dokonywał tego sąd, nie jednoosobowo, ale w odpowiednim składzie, no i po prostu, aby to było rozstrzygnięcie bezstronne i zgodne z prawem.</text:p>
      <text:p text:style-name="P1007">Więc stąd też nie jest tu jakaś manipula<text:span text:style-name="T1008">cj</text:span>a, żeby wprowadzić specjalnych ławników, bo przecież nie taka jest intencja tego prawda, a tak to mogło zabrzmieć z ust pana me<text:span text:style-name="T1009">c</text:span>ena<text:span text:style-name="T1010">sa</text:span>, że my tutaj chcemy stworzyć<text:s/><text:soft-page-break/>jakiś ekstra skład, listę ławników prawda, którzy właśnie będą zasilać ten skład sądzący.</text:p>
      <text:p text:style-name="P1011">Więc dlatego bym proponował, aby wycofać tę uwagę, bo naprawdę jest ona<text:s/><text:span text:style-name="T1012">-</text:span><text:s/>tak jakoś stawia nas bardzo w przykrej sytuacji, że tutaj nieprawda znowu chcemy jakąś manipulację urządzić. Po prostu chcieliśmy wyjść naprzeciw tym postulatom, które uzn<text:span text:style-name="T1013">al</text:span>iśmy za słuszn<text:span text:style-name="T1014">e.</text:span><text:s/>Sprawy są za pow<text:span text:style-name="T1015">aż</text:span>ne, aby<text:s/>jednak był skład jednoosobowy i<text:s/><text:span text:style-name="T1016">z</text:span><text:s/>tego punktu widzenia pełna zgoda był<text:span text:style-name="T1017">a.</text:span></text:p>
      <text:p text:style-name="P1018">Proszę bardzo, panie mecenasie.</text:p>
      <text:p text:style-name="P1019"><text:span text:style-name="T1020">O</text:span><text:span text:style-name="T1021">b. <text:s text:c="22"/></text:span><text:span text:style-name="T1022">:</text:span></text:p>
      <text:p text:style-name="P1023">No w<text:span text:style-name="T1024">i</text:span>ęc panie ministrze, w sądzie wojewódzkim według mojego rozeznania, pierwszej instancji, tylko w dwóch przypadkach jest skład trzech sędziów zawodowych. Nie ma ani razu składu z ławnikami w sądzie wojewódzkim. Nie ma takiej sytuacji. A myśmy przyjęli założenie, że funkcjonujemy w sądzie wojewódzkim.</text:p>
      <text:p text:style-name="P1025">/Tak/.</text:p>
      <text:p text:style-name="P1026"><text:span text:style-name="T1027">W</text:span><text:s/>związku z tym od sądu wo<text:span text:style-name="T1028">je</text:span>wódzkiego coś więcej niż skład jednoosobowy to może być tylko według aktualnie obowiązującego kodeksu postępowania cywilnego. Może być tylko skład zawodowy trzech.</text:p>
      <text:p text:style-name="P1029"><text:span text:style-name="T1030">Przewodnicząc</text:span><text:span text:style-name="T1031">y</text:span><text:span text:style-name="T1032">:</text:span></text:p>
      <text:p text:style-name="P1033">Więc panie mecenasie, w sprawach procesowych jest skład ławniczy w sądzie w<text:span text:style-name="T1034">oj</text:span>ewódzkim...</text:p>
      <text:p text:style-name="P1035"><text:span text:style-name="T1036">O</text:span><text:span text:style-name="T1037">b. <text:s text:c="22"/></text:span><text:span text:style-name="T1038">:</text:span></text:p>
      <text:p text:style-name="P1039">Ale jesteśmy w nieprocesowych...</text:p>
      <text:p text:style-name="P1040"><text:span text:style-name="T1041">Przewodn</text:span><text:span text:style-name="T1042">icz</text:span><text:span text:style-name="T1043">ący</text:span>:</text:p>
      <text:p text:style-name="P1044">W nieprocesowym, kiedy tak stanowi ustawa. I my chcemy, żeby tak postanowiła ustawa i w tym jest cała sprawa. Dlatego, że początkowo pisaliśmy<text:s/>„nieprocesowy”<text:s/>i bez określenia składu. Byłby wtedy skład<text:s/><text:span text:style-name="T1045">je</text:span>dnoosobowy.<text:s/>I w związku z tym strona kościelna powiada, za poważne sprawy, aby był to skład jednoosobowy. Stąd wprowadziliśmy skład ławniczy.</text:p>
      <text:p text:style-name="P1046">Jeżeli państwo uznają, że ma być skład jednoosobowy, a nie chcielibyśmy składu zawodowego dlatego, że to jest<text:s/>wyjątek od zasady już naprawdę wtedy ubezwłasnowolnienie, kiedy się człowiekowi odbiera zdolność do czynności prawnych, no to jest tak poważna sprawa, gdzie rzeczywiście ocena musi być wszechstronna i te sprawy są w składach zawodowych, jak uznanie orzeczenia zagranicznego<text:span text:style-name="T1047">.</text:span><text:s/>To są bardzo wyjątkowe sprawy<text:span text:style-name="T1048">.</text:span></text:p>
      <text:p text:style-name="P1049">Postępowanie nieprocesowe zarówno w sądzie rejonowym jak i w sądzie wojewódzkim toczy się w składzie jednoosobowym.</text:p>
      <text:p text:style-name="P1050">My chcemy wprowadzić od tego wyjątek i na rozprawie prawda, tak że nie na posiedzeniu niejawnym, na rozprawie. To<text:s/><text:span text:style-name="T1051">s</text:span>ą dwa wyjątki oczywiście od zasad k<text:span text:style-name="T1052">.</text:span>p.c., w tym aspekcie postępowania nieprocesowego.</text:p>
      <text:p text:style-name="P1053"><text:span text:style-name="T1054">O</text:span><text:span text:style-name="T1055">b. <text:s text:c="22"/></text:span><text:span text:style-name="T1056">:</text:span></text:p>
      <text:p text:style-name="P1057">To będzie następny wyjątek ze względu na to, że nie ma tak jak mówię, ani jednej sprawy<text:span text:style-name="T1058">,</text:span><text:s/>ani jednej zespołu spraw w sądzie wojewódzkim z ławnikami w pierwszej instancji<text:span text:style-name="T1059">.</text:span><text:s/>Nie ma<text:span text:style-name="T1060">.</text:span><text:s/>Także sąd wojewódzki będzie sobie musiał dobierać ławników specjalnie dla danej, nie wię...</text:p>
      <text:p text:style-name="P1061"><text:span text:style-name="T1062">Przewodni</text:span><text:span text:style-name="T1063">cz</text:span><text:span text:style-name="T1064">ąc</text:span><text:span text:style-name="T1065">y</text:span>:</text:p>
      <text:p text:style-name="P1066">Nie panie mecenasie<text:span text:style-name="T1067">.</text:span><text:s/>Przecież one się toczą w wydziałach cywilnych.</text:p>
      <text:p text:style-name="P1068"><text:span text:style-name="T1069">O</text:span><text:span text:style-name="T1070">b. <text:s text:c="22"/></text:span><text:span text:style-name="T1071">:</text:span></text:p>
      <text:soft-page-break/>
      <text:p text:style-name="P1072">Ale odrębnie cywilne, odrębnie procesowe w odrębnych terminach. Taki ja mam zwyczaj<text:span text:style-name="T1073">.</text:span>.<text:span text:style-name="T1074">.</text:span><text:s/>Przepraszam<text:span text:style-name="T1075">.</text:span></text:p>
      <text:p text:style-name="P1076"><text:span text:style-name="T1077">O</text:span><text:span text:style-name="T1078">b. <text:s text:c="22"/></text:span><text:span text:style-name="T1079">:</text:span></text:p>
      <text:p text:style-name="P1080">Jeszcze w tej sprawie. Ja myślę, że tu warto jednak wprowadzić, no bardzo istotny element, który teraz jest fundament<text:span text:style-name="T1081">al</text:span>nym takim punktem wyjścia, mianowicie to jest problem konstytuc<text:span text:style-name="T1082">yj</text:span>ności rozwiązań. Przecież to jest do<text:s/>zakwestionowania<text:s/><text:span text:style-name="T1083">z</text:span><text:s/>punktu widzenia skład trzyosobowy, tu mógłby być proponowany, ale jako odstępstwo, bo ja bym rozumiał tą propozycję pańską, gdyby pan powiedział,<text:s/><text:span text:style-name="T1084">ż</text:span>e jest sędzia, dwóch ławników, natomiast w jakiś szczególnych wypadkach, skomplikowanych, proponujemy skład<text:s/><text:span text:style-name="T1085">3</text:span><text:s/>sędziów. Inaczej to jest w ogóle problem konstytucyjności.</text:p>
      <text:p text:style-name="P1086">Konstytucja przecież wyznacza skład sędzia, dwóch ławników, jako podstawowy, nieprocesowe postępowanie jest wyjątkiem od tego. Jeżeli my w nieprocesowym wracamy na pozycje konstytucyjne, to jest bardzo dobrze, prawda. No oczywiście można pozostać przy tej zasadzie, że kontynuuje się wyjątek i bez ławników jednoosobowo, prawda<text:span text:style-name="T1087">.</text:span></text:p>
      <text:p text:style-name="P1088">A poza tym chciałbym powiedzieć jednak jeszcze, żebyśmy nie zapominali, że jest w prawie pewna instytucja prawna, którą warto wykorzystywać możliwość wyłączenia ławnika<text:s/><text:span text:style-name="T1089">z</text:span>e składu rozstrzyg<text:span text:style-name="T1090">aj</text:span>ącego, jeżeli powiedzmy.<text:span text:style-name="T1091">..</text:span></text:p>
      <text:p text:style-name="P1092">Oczywiście podstawy wyłączenia może są nie zawsze z tego punktu widzenia, o którym pan mówi, wystarcz<text:span text:style-name="T1093">aj</text:span>ące prawda, ale jednak są i możliwość sporu wokół kształtowania składu sądzącego istnieje, także zdaje się, że to jest<text:span text:style-name="T1094">..</text:span>.</text:p>
      <text:p text:style-name="P1095"><text:span text:style-name="T1096">Przewodniczący</text:span>:</text:p>
      <text:p text:style-name="P1097">A jeszcze ja może bym dodał co do całej praktyki ławników w sądach, bo to tak jakoś zabrzmiało tutaj dość tak dla tych naprawdę ofiarnych i ludzi, bo w końcu społecznie świadczą tą pracę w sądzie - dość niekorzystnie.</text:p>
      <text:p text:style-name="P1098">Otóż sądy mają jedną listę ławniczą, za wyjątkiem sądów pracy. Dlatego że ławnicy do sądów pracy są wybierani odrębnie z kandydatów zgłoszonych przez związki zawodowe,<text:s/>i administrację<text:span text:style-name="T1099">.</text:span></text:p>
      <text:p text:style-name="P1100">Natomiast<text:s/><text:span text:style-name="T1101">w</text:span><text:s/>sprawach cywilnych i karnych jest jedna lista ławników<text:span text:style-name="T1102">.</text:span><text:s/>Na początku kadencji każdy ławnik deklaruje się gdzie chce sądzić<text:span text:style-name="T1103">.</text:span><text:s/>I dzieli się tą listę na dwie części<text:span text:style-name="T1104">.</text:span><text:s/>Na ławników do spraw cywilnych i na ławników do spraw karnych<text:span text:style-name="T1105">.</text:span><text:s/>I w sądzie wojewódzkim i w sądzie rejonowym. I ta lista tych zdeklarowanych już, no tam mniej więcej musi być pewna proporcja w zależności od liczby spraw prawda, to już tam prezes nad tym<text:s/><text:span text:style-name="T1106">cz</text:span>uwa, jest jedna w sądzie wojewódzkim lista dla ławników, którzy deklarowali się orzekać w sprawach cywilnych i z tamtej listy będą powoływani ławnicy także do tych spraw, o których tu mowa.</text:p>
      <text:p text:style-name="P1107">Nie ma żadnego tam wyboru, że teraz z tej listy pewną grupę się wyselek<text:span text:style-name="T1108">cj</text:span>onuje i oni będą orzekać w sprawach dotyczących stowarzyszeń.<text:s/><text:span text:style-name="T1109">W</text:span><text:s/>ogóle jest to niedopuszcz<text:span text:style-name="T1110">al</text:span>na sprawa.</text:p>
      <text:p text:style-name="P1111">Regulamin sądowy mówi, że wyznacza się według listy, a zatem według kolejności prawda, chyba że ławnik zgłosi, że w tym czasie on nie może prawda itd., itd<text:span text:style-name="T1112">.</text:span><text:s/>albo nie przyjdzie i wtedy ci emeryci, którzy no po prostu no niestety, ale taka jest rzeczywistość, muszą zastępować awaryjnie tych ławników, którzy niezdyscyplinowanie nie przychodzą na wyznaczone terminy do składu.</text:p>
      <text:p text:style-name="P1113">Więc ja myślę, że powinniśmy zamknąć tą dyskusję, jeżeli państwo się zgodzą, sądzę, że ten skład to nie przeszkadza, żeby skorzystać, ten zapis nie stoi na przeszkodzie, aby skorzystał sąd z przepisu k.p.c<text:span text:style-name="T1114">.</text:span>,<text:s/><text:soft-page-break/>który pozwala o czym mówił prof. Bafia, że w sprawach skomplikowanych, zarządzeniem Prezesa Sądu można wtedy w składzie trzech sędziów zawodowych<text:span text:style-name="T1115">.</text:span><text:span text:style-name="T1116"><text:s/></text:span>To oczywiście na przeszkodzie temu nie stoi. Nie można natomiast zarządzeniem prezesa jednoosobowo. To przesądza ten przepis, że do tego jednoosobowego orzekania nie jest to dopusz<text:span text:style-name="T1117">czal</text:span>ne.</text:p>
      <text:p text:style-name="P1118">To tyle w tych sprawach, które dzisiaj zostały podniesione. Pozostałe no sądzę, że powinny by<text:span text:style-name="T1119">ć</text:span><text:s/>omówione już w tym gronie węższym.</text:p>
      <text:p text:style-name="P1120"><text:span text:style-name="T1121">O</text:span><text:span text:style-name="T1122">b. Stanisława Grabska</text:span>:</text:p>
      <text:p text:style-name="P1123">Można?</text:p>
      <text:p text:style-name="P1124">/Proszę/<text:span text:style-name="T1125">.</text:span></text:p>
      <text:p text:style-name="P1126">Ja chciałam teraz przejść do następnych naszych spraw, które chcielibyśmy nim się rozejdziemy, jeszcze załatwić.</text:p>
      <text:p text:style-name="P1127">Jedna sprawa to jest to, że zgłaszamy projekt o zmiany ustawy o zgromadzeniach. Naszym zdaniem łączy to się z życiem<text:s/><text:span text:style-name="T1128">s</text:span>towarzyszeniowym i powinno, że tak powiem być na tym naszym zespole omawiane.</text:p>
      <text:p text:style-name="P1129">My w każdym razie serwujemy stronie rządowo-koalicyjn<text:span text:style-name="T1130">a<text:s/></text:span>ten nasz projekt, prosimy o zapoznanie się z nim i ewentualnie, no może obie strony się jeszcze tutaj zastanowią nad sprawą tej kompetencji, co do której wiem, że pan minister uważa, że nie jesteśmy kompetentni, ewentualnie zrobimy powiedzmy protokół rozbieżności co do naszej kompetencji i zwrócimy się do<text:s/>„stolików”<text:s/>wyższych o decydowanie, gdzie to ma być omawiane prawda. To jest jedna sprawa.</text:p>
      <text:p text:style-name="P1131">Możemy tutaj pana Kurczewskiego poprosić, żeby krótko przedstawił ten nasz projekt, bądź pan minister uważa,<text:s/><text:span text:style-name="T1132">ż</text:span>e dzisiaj nie ma co w ogóle zaczynać omawiani<text:span text:style-name="T1133">a</text:span>,<text:s/><text:span text:style-name="T1134">t</text:span>ylko czekać na rozstrzygnięcie, co do sprawy kompetencji, że tak powiem,<text:s/>„stolika”<text:s/>politycznego, czy prawda powyżej nas.<text:s/><text:span text:style-name="T1135">W</text:span><text:s/>takim razie byśmy<text:s/><text:span text:style-name="T1136">po</text:span><text:s/><text:span text:style-name="T1137">p</text:span>ros<text:span text:style-name="T1138">tu</text:span><text:s/>p<text:span text:style-name="T1139">odali</text:span><text:span text:style-name="T1140">,</text:span><text:s/><text:span text:style-name="T1141">że</text:span><text:s/>sprawa zost<text:span text:style-name="T1142">ała</text:span><text:s/>przez nas<text:s/>postawiona, że... i dalszy bieg<text:span text:style-name="T1143">.</text:span></text:p>
      <text:p text:style-name="P1144">Więc może co do tego może pan minister powie jak pan uważa.</text:p>
      <text:p text:style-name="P1145"><text:span text:style-name="T1146">Przewodniczący</text:span>:</text:p>
      <text:p text:style-name="P1147">Więc ja proponuję<text:s/><text:span text:style-name="T1148">-</text:span><text:s/>więc proszę państwa, przede wszystkim chciałem złożyć następujące oświadczenie. Że po pierwsze<text:s/><text:span text:style-name="T1149">-</text:span><text:s/>uważamy, że ustawa o zgromadzeniach wymaga nowelizacji<text:span text:style-name="T1150">.</text:span><text:s/>I co do tego jesteśmy zgodni.</text:p>
      <text:p text:style-name="P1151">Po drugie<text:s/><text:span text:style-name="T1152">-</text:span><text:s/>uważamy jednak, że sprawa nowelizacji ustawy o zgromadzeniach to nie jest sprawa, którą można załatwić szybko, że jest to jak się mówiło<text:s/><text:span text:style-name="T1153">„</text:span>mała nowelizacja<text:span text:style-name="T1154">”</text:span><text:s/>ustawy o związkach zawodowych, przy czym co rusz przybywa tyle problemów, że w tej chwili nie wiadomo, kiedy się zamknie w ogóle dyskusję na temat nowelizacji ustawy o związkach zawodowych. To wymaga pewnego czasu i dlatego też mamy wątpliwości, czy jesteśmy w stanie w tej chwili w toku obrad<text:s/><text:span text:style-name="T1155">„</text:span>okrągłego stołu”<text:s/>dopracować się już koncepcji nowej ustawy czy nowelizacji ustawy o zgromadzeniach. I to po pierwsze.</text:p>
      <text:p text:style-name="P1156">Po drugie<text:s/><text:span text:style-name="T1157">-</text:span><text:s/>no my jesteśmy powołani tylko do ustawy o stowarzyszeniach.<text:s/><text:span text:style-name="T1158">S</text:span>tąd też, tak jak pani przewodnicząca słusznie zwróciła uwagę, stoimy na stanowisku, że nie jesteśmy kompetentni, żeby w tej chwili rozpocząć merytoryczne prace nad taką nowelizacją.</text:p>
      <text:p text:style-name="P1159">Proponujemy więc, aby te koncepcje, te propozycje, które państwo mają, no stanowiły dla przyszłej, dla<text:s/><text:span text:style-name="T1160">-</text:span><text:s/>stanowiły no materiał pomocny do przyszłych prac nad nowelizacją ustawy o zg<text:span text:style-name="T1161">r</text:span>omadzeni<text:span text:style-name="T1162">ac</text:span>h, bo niewątpliwie - jeszcze raz to chciałbym podkreśli<text:span text:style-name="T1163">ć</text:span>, także uważamy potrzebę takiej zmiany<text:s/><text:span text:style-name="T1164">cz</text:span>y to nowej<text:s/><text:soft-page-break/>ustawy, czy nowelizacji, to zależy od materii, która byłaby tym objęta<text:span text:style-name="T1165">.</text:span></text:p>
      <text:p text:style-name="P1166"><text:span text:style-name="T1167">Ob</text:span><text:span text:style-name="T1168">.</text:span><text:span text:style-name="T1169"><text:s/>Stanisława Grabska</text:span>:</text:p>
      <text:p text:style-name="P1170">Ja mam pytanie. Wobec tego, że to by miało być przekazane dla przyszłych prac, to jest możliwość albo przekazania naszego projektu społecznego do przyszłych prac jako projektu społecznego,<text:s/><text:span text:style-name="T1171">al</text:span>bo<text:s/><text:span text:style-name="T1172">je</text:span>st możliwość przek<text:span text:style-name="T1173">az</text:span>ania pr<text:span text:style-name="T1174">oj</text:span>ek<text:span text:style-name="T1175">tu</text:span><text:s/>społecznego z jakąś, że tak powiem, oceną również strony rządowo-koalic<text:span text:style-name="T1176">yj</text:span>n<text:span text:style-name="T1177">ej.</text:span><text:s/><text:span text:style-name="T1178">I</text:span><text:s/>wtedy jest albo podjęcie dyskusji nad tym i jakiś protokół no oceny zbieżności, rozbieżności, który się dalej podaje, albo jest sprawa po prostu tej sytuacji, że strona rządowo-ko<text:span text:style-name="T1179">al</text:span>ic<text:span text:style-name="T1180">yj</text:span>na uważając, że to jest nie miejsce, nie kompetencja, nie wypowiada się wcale, natomiast przekazujemy całą sprawę razem z naszym projektem na przykład na<text:s/>„stolik”<text:s/>polityczny.</text:p>
      <text:p text:style-name="P1181"><text:span text:style-name="T1182">Przewodnicząc</text:span><text:span text:style-name="T1183">y</text:span>:</text:p>
      <text:p text:style-name="P1184">Więc proponujemy w ten sposób, żebyśmy przyjęli w zapisie, który już będziemy chyba na następnym naszym posiedzeniu w jakiś sposób redagować,<text:s/><text:span text:style-name="T1185">ab</text:span>yśmy przyjęli takie stanowisko, że opowiadamy si<text:span text:style-name="T1186">ę</text:span><text:s/>jednomyślnie, bo my również za potrzebą nowelizacji ustawy o zgromadzeniach. I że państwo jako strona opozycyjno-solidarnościowa przedstawiliście państwo ten materiał jako materiał do przyszłej nowelizacji czy zmiany w ustawie o zgromadzeniach<text:span text:style-name="T1187">.</text:span></text:p>
      <text:p text:style-name="P1188">Natomiast co do ocen i co do różnic zdań, jak jeszcze raz podkreślam, nie jesteśmy kompetentni w tej sprawie.</text:p>
      <text:p text:style-name="P1189"><text:span text:style-name="T1190">O</text:span><text:span text:style-name="T1191">b. Stanisława Gr</text:span><text:span text:style-name="T1192">a</text:span><text:span text:style-name="T1193">bska</text:span>:</text:p>
      <text:p text:style-name="P1194">Dobrze<text:span text:style-name="T1195">.</text:span><text:s/>To myślę,<text:s/><text:span text:style-name="T1196">ż</text:span>e na tym możemy tą sprawę w tej chwili zostawić do następnego naszego spotkania prawda i ostatecznego s<text:span text:style-name="T1197">fo</text:span>rmu<text:span text:style-name="T1198">ło</text:span>w<text:span text:style-name="T1199">an</text:span>ia stanowisk<text:span text:style-name="T1200">.</text:span></text:p>
      <text:p text:style-name="P1201">Natomiast mamy jeszcze tutaj<text:span text:style-name="T1202">...</text:span></text:p>
      <text:p text:style-name="P1203"><text:span text:style-name="T1204">O</text:span><text:span text:style-name="T1205">b. <text:s text:c="22"/></text:span><text:span text:style-name="T1206">:</text:span></text:p>
      <text:p text:style-name="P1207"><text:span text:style-name="T1208">/</text:span>Nie włączony mikro<text:span text:style-name="T1209">fo</text:span>n/<text:span text:style-name="T1210">.</text:span></text:p>
      <text:p text:style-name="P1211"><text:span text:style-name="T1212">...</text:span>po komentarzach dlatego, że jednak ten projekt, który go rozumiem nie ma co przedstawiać dzisiaj ustnie, skoro został przedstawiony pisemnie, no w pewnym sensie został - był zapowiedziany na poprzednich zebraniach, no zarówno w moim wystąpieniu na pierwszym, inaugurującym spotkaniu, jak i w wystąpieniu pani dr Pawłowicz na poprzednim posiedzeniu grupy roboczej<text:span text:style-name="T1213">.</text:span></text:p>
      <text:p text:style-name="P1214">Ja chciałbym powiedzieć dwie rzeczy jeszcze tytułem komentarza tylk<text:span text:style-name="T1215">o</text:span>.</text:p>
      <text:p text:style-name="P1216">Ten projekt przygotowywała grupa prawników, przeprowadzono tam badania porównawcze, no i z nich by wynikało, że to można również bywają ustawodawstwa, które krótko to ujmuj<text:span text:style-name="T1217">ę</text:span>,<text:span text:style-name="T1218"><text:s/></text:span>po prostu, powiadając na przykład, że obywatele duńscy mają bez potrzeby uprzedniego zezwolenia swobodę odbywania zgromadzeń o niezbrojnym charakterze, konstytucja duńska reguluję całą sprawę zgromadzeń, podobnie jak stowarzyszeń w jednych..<text:span text:style-name="T1219">.</text:span><text:s/>i właściwie to ułożenie takich artykułów, to jest sprawa podejrzewam jednego posiedzenia grupy roboczej prawdę mówiąc.</text:p>
      <text:p text:style-name="P1220">Także nie jestem pewien czy argument nad potrzebą głębokich studiów tutaj jest całkowicie uzasadniony<text:span text:style-name="T1221">.</text:span></text:p>
      <text:p text:style-name="P1222">No, a druga sprawa, to to, że oczywiście to sprawę można odkładać, tylko że rzeczywistość tutaj zagląda właśnie oknami, mam nadzieję, że nie ulicami, no te zgromadzenia, to jest sprawa bardzo paląca<text:span text:style-name="T1223">.</text:span></text:p>
      <text:p text:style-name="P1224">Nieprzypadkowo w rozmaitych konstytucjach też to prawo do zgromadzania się towarzyszy prawu do<text:s/><text:soft-page-break/>stowarzyszania się<text:span text:style-name="T1225">.</text:span><text:span text:style-name="T1226"><text:s/></text:span>Ja nie widzę logicznej możliwości, wręcz rozwiązania problemu stowarzyszeń, ani w końcu w projekcie rządowym też tam zajrzano na moment do prawa o zgromadzeni<text:span text:style-name="T1227">ac</text:span>h<text:span text:style-name="T1228">.<text:s/></text:span>Nie widzę możliwości załatwiania tego kolejno, bo one się wzajemnie łączą<text:span text:style-name="T1229">.</text:span></text:p>
      <text:p text:style-name="P1230">Dodam tylko, że w badaniach ogólnopolskich, które przeprowadziłem na jesieni ubiegłego roku, większość zdecydowana społeczeństwa opowiadała się za prawem do demonstracji ulicznych, spokojnych i przeciwko stosowaniu przemocy przez siły porządkowe przy rozpędzaniu antyrządowych demonstrac<text:span text:style-name="T1231">ji</text:span><text:s/>o politycznym charakterze<text:span text:style-name="T1232">.</text:span></text:p>
      <text:p text:style-name="P1233"><text:span text:style-name="T1234">Przewodniczący</text:span>:</text:p>
      <text:p text:style-name="P1235">Ale<text:s/><text:span text:style-name="T1236">je</text:span>steśmy zgodni, że rzeczywiście trzeba po<text:span text:style-name="T1237">dj</text:span>ą<text:span text:style-name="T1238">ć</text:span>, dlatego że w tej chwili sądzę, że tych otwartych prac legislacyjnych związanych z<text:s/><text:span text:style-name="T1239">„</text:span>okrągłym stołem<text:span text:style-name="T1240">”</text:span><text:s/>jest tak dużo, że po prostu nie jesteśmy w stanie tego wszystkiego przerobić<text:span text:style-name="T1241">.<text:s/></text:span>To jest po prostu niemożliwe.</text:p>
      <text:p text:style-name="P1242">Jeszcze w tej sprawie? Proszę bardzo.</text:p>
      <text:p text:style-name="P1243"><text:span text:style-name="T1244">Ob. Jan Zalewski</text:span>:</text:p>
      <text:p text:style-name="P1245">Panie ministrze, ja mam taką propozycję<text:span text:style-name="T1246">.</text:span><text:s/>Ponieważ idąc śladem wypowiedzi pana Kurczewskiego, mam inną propozycję, abyśmy zwrócili się do naszych zwierzchników z p<text:span text:style-name="T1247">r</text:span>ośbą o to, abyśmy byli kompetentni. Po prostu taki przypadek już miał miejsce jak wiem przy innym stole, że także określono się jako niekompetentni, a później ten<text:s/>„stół”<text:s/>wyższy te kompetencje tej grupie roboczej przekazał.</text:p>
      <text:p text:style-name="P1248">Ja myślę, że to jest rzeczywiście sprawa, którą powinniśmy, jeżeli jest to możliwe, wspólnie z prawem o stowarzyszeniach rozpatrzyć i rozważyć.</text:p>
      <text:p text:style-name="P1249">Ja<text:s/>przyznaję<text:s/><text:span text:style-name="T1250">p</text:span>anu rację,<text:s/><text:span text:style-name="T1251">ż</text:span>e te kompetencje są ograniczone<text:s/><text:span text:style-name="T1252">w</text:span><text:s/>tej chwili, ale przecież nic nie stoi na przeszkodzie,<text:s/><text:span text:style-name="T1253">ab</text:span>yśmy te kompetencje uzyskali. Ja wiem, że krótkość zapisu wcale nie znaczy, że nie jest to sprawa ważna, bo przecież ustawa, która ma tylko 3,5 strony jest tak samo ważna jak olbrzymie prawo, kodeks karny, czy kodeks cywilny, ale sądzę, że jesteśmy w stanie się uporać z tym w naszym gronie na pewno jeszcze do końca naszych prac.</text:p>
      <text:p text:style-name="P1254">Dziękuję bardzo<text:span text:style-name="T1255">.</text:span></text:p>
      <text:p text:style-name="P1256"><text:span text:style-name="T1257">Pr</text:span><text:span text:style-name="T1258">z</text:span><text:span text:style-name="T1259">ewod</text:span><text:span text:style-name="T1260">n</text:span><text:span text:style-name="T1261">iczący</text:span>:</text:p>
      <text:p text:style-name="P1262">Ja nie chciałbym tutaj, żebym był rozumiany, że chcę tu w jakiś sposób odłożyć sprawę. To nie w tym jest rzecz. Tylko proszę państwa, no autentycznie jest w t<text:span text:style-name="T1263">e</text:span>j chwili tyle otwartych prac legislacyjnych, że na dzień dzisiejszy mimo żeśmy planowali,<text:s/><text:span text:style-name="T1264">ż</text:span>e zakończymy w tym zespole redakcyjnym omawiać projekt ustawy o stowarzyszeniach, nie zdążyliśmy.</text:p>
      <text:p text:style-name="P1265">Wczoraj na posiedzeniu Zespołu do spraw Pluralizmu Związkowego nie byliśmy w stanie przedstawić projektu ustawy o związkach zawodowych rolników indywidu<text:span text:style-name="T1266">al</text:span>nych. Itd.</text:p>
      <text:p text:style-name="P1267">No, naprawdę jest w tej chwili tyle otwartych prac leg<text:span text:style-name="T1268">i</text:span>slacyjnych, że nie widzę osobiście, nie widzę możliwości, żebyśmy my mogli z naszej strony dzisiaj otworzyć tą sprawę ustawy o stowarzyszeniach.</text:p>
      <text:p text:style-name="P1269">Proszę bardzo.</text:p>
      <text:p text:style-name="P1270"><text:span text:style-name="T1271">O</text:span><text:span text:style-name="T1272">b. <text:s text:c="22"/></text:span><text:span text:style-name="T1273">:</text:span></text:p>
      <text:p text:style-name="P1274">Ja myślę, że trzeba tu jednak mieć na uwadze dwie kwestie jeszcze takie, które są dość ważne. Mianowicie no nie jest to takie zbyt dobre podejście, które traktuje prawo w takich kategoriach, że my to tak siądziemy, ciach, ciach i napiszemy. Jest to stosunek do prawa dość taki lekki.<text:s/>On zresztą się w<text:s/><text:soft-page-break/>konsekwencji nie potwierdza, bo później się okazuje, że jest po drodze cała masa problemów, tak jak się okazywało przy ustawie o stowarzyszeniach się szuka jakiś rozwiązań.</text:p>
      <text:p text:style-name="P1275">Więc to trzeba chyba także nawet poszukując w ramach prac<text:s/>„okrągłego stołu”<text:s/>tego co jest ważne, żeby autorytet prawa przez te prace się wzmocnił, a nie żeby powiedzmy wyszło tak, że to my w ciągu paru godzin, dni jesteśmy w stanie wszystko napisać, uzgodnić i mieć już gotowy projekt.</text:p>
      <text:p text:style-name="P1276">Z tego punktu widzenia ja powiem swoje osobiste zdanie, moim zdaniem jest bardzo niedobrze, że państwo zaczynacie od projektu zredagowania, bo to nigdy nie sprzyja właściwie konstruktywnej dyskusji. Lepsze by było, gdyby tu były sformułowano jakieś założenia, takie podstawowe powiedzmy myśli, które powinny lec<text:s/>u podstaw. Chcę powiedzieć, że myśmy tak zaczynali na przykład prace nad ustawą o stowarzyszeniach. Najpierw były założenia opracowan<text:span text:style-name="T1277">e</text:span><text:s/>przez obie strony, na paru stronach, podstawowe takie elementy, no po przedyskutowaniu tego, przeszło si<text:span text:style-name="T1278">ę</text:span><text:s/>do etapu pr<text:span text:style-name="T1279">aw</text:span>da, kiedy się później redaguje. No jest to oczywiście przecież związane z nie tylko z podstawowymi elementami procesu legislacyjnego. Bo mówi się, że najpierw się przygotowuje założenia, takie społeczno-polityczne, później się przechodzi do etapu ich realizacji, ale to także pomaga w przekroczeniu pewnych progów, które tutaj są. Przecież są tu różnego typu konsultacje, kontakty prawda w różnych środowiskach. Na pewno sięgnęli państwo do jakiś dobrych autorytetów. No, ale wiemy, że w sferze prawa to jest taka sytuacja, że jak są dwa autorytety, to są co najmniej trzy poglądy.<text:s/><text:span text:style-name="T1280">I</text:span><text:s/><text:span text:style-name="T1281">w</text:span><text:s/>związku z tym trzeba to mieć na uwadze<text:span text:style-name="T1282">.</text:span></text:p>
      <text:p text:style-name="P1283">Więc ja nie wiem co pan przewodniczący sądzi, ale moim zdaniem byłoby może dobrze, gdyby to zostało potraktowane przygotowane w formie takich założeń społeczno-politycznych, wtedy być może można byłoby jakiś krok konstruktywny zrobić, prawda<text:span text:style-name="T1284">.</text:span><text:s/>Natomiast tak od razu siąść, gotowy projekt prawda, i już tego, to nie jest to droga typowa dla prac legislacyjnych, oczywiście jeśli się je traktuje poważnie, jako dokument, który miałby znowu służyć tam na dziesiątki lat w Polsce jako zasadnicze nowe rozwiązanie<text:span text:style-name="T1285">.</text:span></text:p>
      <text:p text:style-name="P1286"><text:span text:style-name="T1287">Przewodnicz</text:span><text:span text:style-name="T1288">ą</text:span><text:span text:style-name="T1289">c</text:span><text:span text:style-name="T1290">y</text:span>:</text:p>
      <text:p text:style-name="P1291">Ja myślę, że jakiś zapis, tak jak mówiłem, ten zapis<text:span text:style-name="T1292">...</text:span><text:s/>Proszę bardzo<text:span text:style-name="T1293">...</text:span></text:p>
      <text:p text:style-name="P1294"><text:span text:style-name="T1295">Ob. Jacek Kurczewski</text:span>:</text:p>
      <text:p text:style-name="P1296">.<text:span text:style-name="T1297">..</text:span>z panem profesorem na temat pracy legislac<text:span text:style-name="T1298">yj</text:span>nej, bo tutaj znamy autorytet pana profesora, natomiast zwrócę uwagę, że myśmy - w końcu ja przypominałem, że myśmy to dzisiaj nie jest pierwszy raz, kiedy to pytanie o zgromadzenia stawi<text:span text:style-name="T1299">am</text:span>y.</text:p>
      <text:p text:style-name="P1300">Przecież ja już na samym początku wyliczałem takich siedem jakby głównych założeń wręcz prac nad ustawą o zgromadzeniach, to w tym protokole z pierwszego posiedzenia można znaleźć.</text:p>
      <text:p text:style-name="P1301">Myśmy czekali na reakcję strony rządowo-koalic<text:span text:style-name="T1302">yj</text:span>nej. Ta reakcja nie przyszła, no więc po prostu w poczuciu odpowiedzialności za to, że sprawa jest tak ważna, no musieliśmy zrobić tą pracę, którą właściwie wygodniej by nam było, żeby przecież, zawsze są takie aspekty negocjacji, żeby strona rządowa przygotowała swój projekt. Oczywiście, projekt jest projektem, to jest roboczy<text:span text:style-name="T1303">,</text:span><text:s/>kropka<text:span text:style-name="T1304">.</text:span></text:p>
      <text:p text:style-name="P1305">Ale oczywiście można by powołać grupę roboczą jakąś w składzie konkretnym, innym osobowym, przecież nie musimy się my wszyscy tym zajmować, to jest<text:s/><text:span text:style-name="T1306">-</text:span><text:s/>i sobie popracować nad tym, być może to by doprowadziło do uzgodnienia właśnie zasad.</text:p>
      <text:p text:style-name="P1307"><text:span text:style-name="T1308">Przewodni</text:span><text:span text:style-name="T1309">cz</text:span><text:span text:style-name="T1310">ąc</text:span><text:span text:style-name="T1311">y</text:span>:</text:p>
      <text:soft-page-break/>
      <text:p text:style-name="P1312">Więc proszę państwa, my pracujemy w ramach<text:s/>„stolika”<text:s/>politycznego. Został powołany Zespół do spraw Stowarzyszeń i Samorządu Terytorialnego, a ten z kolei powołał tą naszą grupę roboczą do spraw stowarzyszeń.</text:p>
      <text:p text:style-name="P1313">No, więc w żadnym tym pionie nie widzę właśnie zlecenia dotychczas sprawy ustawy o zgromadzeniach<text:span text:style-name="T1314">.</text:span><text:s/>To nie oznacza<text:s/><text:span text:style-name="T1315">-</text:span><text:s/>jeszcze raz chciałbym podkreślić - nie znaczy, że chcę formalnie, że tak powiem, załatwić ten problem. Tylko po prostu, przy tych otwartych w tej chwili pracach, bardzo poważnych, jeżeli będziemy nadal rozszerzać dalsze pola, no to przecież nie ma mowy, żebyśmy mogli w krótkim czasie w jakiś sposób reasumować nasze prace. Po prostu one muszą<text:s/><text:span text:style-name="T1316">z</text:span><text:s/>natury rzeczy trwać.</text:p>
      <text:p text:style-name="P1317">Praca nad projektem ustawy o stowarzyszeni<text:span text:style-name="T1318">ac</text:span>h trwała prawie rok prawda w tej chwili, już prawie rok. Nie jest praca legislacyjna, nie jest pracą, którą się wykonuje szybko dlatego, że<text:s/><text:span text:style-name="T1319">r</text:span>óżne są koncepcje, do każdej ustawy są takie i inne różnice zdań i z natury rzeczy wymaga to dyskusji, a przede wszystkim także przemyśleń<text:span text:style-name="T1320">.</text:span></text:p>
      <text:p text:style-name="P1321">Zawsze jestem zwolennikiem jakiegoś<text:s/><text:span text:style-name="T1322">-</text:span><text:s/>spokojnej pracy nad projektem ustawy i wiele przykładów świadczy, że tam, gdzie pracę legislacyjną cechuje pośpiech, to prędzej czy<text:s/>później ustawa wymaga bardzo szybkich nowelizacji<text:span text:style-name="T1323">.<text:s/></text:span>To jest to nieszczęście nasze.</text:p>
      <text:p text:style-name="P1324">Także nie chciałbym tutaj, jeszcze raz podkreślam, przy pełnym uznaniu potrzeby, bo rzeczywiście obecna ustawa już nie odpowiada dzisiejszym warunkom, ale pracujmy nad tym spokojnie.</text:p>
      <text:p text:style-name="P1325">Proszę bardzo.</text:p>
      <text:p text:style-name="P1326"><text:span text:style-name="T1327">Ob</text:span><text:span text:style-name="T1328">.</text:span><text:span text:style-name="T1329"><text:s/>Stanisława Grabsk</text:span><text:span text:style-name="T1330">a</text:span>:</text:p>
      <text:p text:style-name="P1331">Ja bym chciała jeszcze tutaj dojść do pewnej konkretyza<text:span text:style-name="T1332">cj</text:span>i, prawda<text:span text:style-name="T1333">.</text:span><text:s/>Czy jeżeli byśmy się zwrócili do<text:s/>„stolika”<text:s/>politycznego o ewentualne zlecenie naszej grupie roboczej jeszcze podjęcia sprawy właśnie o ustawy o zgromadzeniach, to czy można by myśleć o stworzeniu wtedy jakiejś mieszanej grupy ze strony państwa i ze strony naszej, czy też podjęcie jakiejś grupy, która by ze strony waszej przedstawiła projekt i dalszej pracy, choćby w sensie jakiegoś rozpoczęcia cyklu prac, jeżeli pan minister uważa, że na to trzeba czy pół roku, czy roku, że to przejdzie poza granice.<text:span text:style-name="T1334">..</text:span></text:p>
      <text:p text:style-name="P1335"><text:span text:style-name="T1336">Przewodniczący</text:span><text:span text:style-name="T1337">:</text:span></text:p>
      <text:p text:style-name="P1338">Ja nie twierdzę, że trzeba roku.</text:p>
      <text:p text:style-name="P1339"><text:span text:style-name="T1340">Ob. Stanisława Grabska</text:span>:</text:p>
      <text:p text:style-name="P1341">..<text:span text:style-name="T1342">.</text:span>no to jest jeszcze możliwość, no jakiegoś przygotowania choćby tych podstawowych rzeczy, przekazania potem jakiemu zespołowi, ale chodzi o to, żeby ta cała sprawa legalizac<text:span text:style-name="T1343">yj</text:span>na ruszyła z miejsca. Znaczy zadaniem powiedzmy<text:s/>„okrągłego stołu”<text:s/>jest ruszenie z miejsca tych spraw, to nie wystarczy, że się powie, że ona powinna być załatwiona. No, żeby tutaj powstał i zespół robiący projekt, i ale ja<text:s/>rozumiem, że możemy się zwrócić do<text:s/>„stolika”<text:s/>politycznego o tego rodzaju delegację, no i potem jest kwestia stworzenia jakiegoś zespołu, który by te rzeczy podjął i jakiegoś forum prawda, które by to na tyle przedyskutowało, żeby po zakończeniu<text:s/>„okrągłego stołu”<text:s/>jakiejś grupie mogło to wszystko przekazać<text:span text:style-name="T1344">.</text:span><text:s/>No pan minister już jest w tym zespole od stowarzyszeń, myślę, że mógłby taki sam zespół powstać do jakiś dalszych potem dyskusji<text:span text:style-name="T1345">.</text:span></text:p>
      <text:p text:style-name="P1346"><text:span text:style-name="T1347">Przewodniczący</text:span>:</text:p>
      <text:p text:style-name="P1348">Więc ja zaproponowałem takie rozwiązanie, żeby w naszym końcowym protokole z prac naszej grupy<text:s/><text:soft-page-break/>roboczej odnotować, jako nasze stanowisko grupy, potrzebę nowelizacji czy uchwalenia /nawet pilną potrzebę/, pilną potrzebę uchwalenia nowej czy znowelizowania dotychczasow<text:span text:style-name="T1349">ej</text:span><text:s/>ustawy o zgromadzeniach i odnotować jednocześnie, że strona społeczno- solidarnościowa przedstawiła jako materiał do prac nad tą ustawą własny projekt, który będzie służył no do dalszych prac nad ustawą<text:span text:style-name="T1350">.</text:span></text:p>
      <text:p text:style-name="P1351">I sądzę, że w ten sposób odnotowaliśmy wspólne stanowisk o potrzebie właśnie podjęcia tych prac pilnych, ale natomiast nie widzimy możliwości podjęcia tej pracy w tej chwili.</text:p>
      <text:p text:style-name="P1352"><text:span text:style-name="T1353">Ob</text:span><text:span text:style-name="T1354">.</text:span><text:span text:style-name="T1355"><text:s/>Stanisława Grabska</text:span>:</text:p>
      <text:p text:style-name="P1356">Czy moglibyśmy ewentualnie wobec tego dzisiaj sformułować pewną zbieżność i rozbieżność w tym sensie, że zbieżność nasza polega<text:s/><text:span text:style-name="T1357">n</text:span>a tym, że wspólnie uważamy, że konieczna jest nowelizacja, zmiana ustawy o zgromadzeniach...</text:p>
      <text:p text:style-name="P1358"><text:span text:style-name="T1359">Przewodniczący</text:span>:</text:p>
      <text:p text:style-name="P1360">Albo uchwalenie now<text:span text:style-name="T1361">ej,</text:span><text:s/>albo nowelizacja, ale my tego nie przesądzamy<text:span text:style-name="T1362">...</text:span></text:p>
      <text:p text:style-name="P1363"><text:span text:style-name="T1364">Ob.</text:span><text:span text:style-name="T1365"><text:s/>Stanisława Grabsk</text:span><text:span text:style-name="T1366">a</text:span><text:span text:style-name="T1367">:</text:span></text:p>
      <text:p text:style-name="P1368">Zmian<text:span text:style-name="T1369">a.</text:span></text:p>
      <text:p text:style-name="P1370">Natomiast rozbieżność polega na tym, że strona solidarnościowa przedstawia projekt ustawy i proponuje zajęcie się stworzeniem projektu ustawy w ramach<text:s/><text:span text:style-name="T1371">„</text:span>okrągłego stołu”<text:s/>uważając, że tutaj<text:s/>„stolik”<text:s/>polityczny mógłby nam dać legalizację, natomiast strona rządowo-koalic<text:span text:style-name="T1372">yj</text:span>na uważa, że rzecz przerasta sprawę<text:s/><text:span text:style-name="T1373">„</text:span>okrągłego stołu”.<text:span text:style-name="T1374">..</text:span></text:p>
      <text:p text:style-name="P1375"><text:span text:style-name="T1376">Przewodni</text:span><text:span text:style-name="T1377">cz</text:span><text:span text:style-name="T1378">ąc</text:span><text:span text:style-name="T1379">y</text:span>:</text:p>
      <text:p text:style-name="P1380">Nie,<text:s/><text:span text:style-name="T1381">n</text:span>ie,<text:s/><text:span text:style-name="T1382">n</text:span>ie<text:span text:style-name="T1383">.</text:span><text:s/>Tylko ze względu na cały szereg w tej chwili toczących się<text:span text:style-name="T1384">...</text:span></text:p>
      <text:p text:style-name="P1385"><text:span text:style-name="T1386">Ob. Stanisława Grabska</text:span>:</text:p>
      <text:p text:style-name="P1387">Przerasta możliwość załatwienia tej sprawy i proponuje tylko dołączenie projektu społecznego do zasadniczego stwierdzenia o potrzebie w ostatecznym tym<text:span text:style-name="T1388">..</text:span>.</text:p>
      <text:p text:style-name="P1389"><text:span text:style-name="T1390">I</text:span><text:s/>mnie się zdaje, że tą rozbieżność, zbieżność i rozbieżność możemy dzisiaj sformułować i dzisiaj przekazać jako takie właśnie s<text:span text:style-name="T1391">fo</text:span>rmułowanie<text:s/>„stolikowi”<text:s/>politycznemu.</text:p>
      <text:p text:style-name="P1392"><text:span text:style-name="T1393">Przewodniczący</text:span>:</text:p>
      <text:p text:style-name="P1394">Jeżeli państwo uznacie, że to należy przekazać prawda<text:span text:style-name="T1395">...</text:span></text:p>
      <text:p text:style-name="P1396"><text:span text:style-name="T1397">O</text:span><text:span text:style-name="T1398">b. Stanisława Grabska</text:span>:</text:p>
      <text:p text:style-name="P1399">Ja uważam, dlatego że oni czekają na nasze zajęcie stanowiska w tej sprawie. Ja wiem od prof. Geremka, czekają na to, żebyśmy to zajęli stanowisko. Dlatego ja uważam, że trzeba to sformułować, może poprosić kogoś z<text:span text:style-name="T1400">.</text:span>..</text:p>
      <text:p text:style-name="P1401"><text:span text:style-name="T1402">Przewodnicząc</text:span><text:span text:style-name="T1403">y</text:span>:</text:p>
      <text:p text:style-name="P1404">To dzi<text:span text:style-name="T1405">s</text:span>i<text:span text:style-name="T1406">aj</text:span>? Mieliśmy jakiś dokument zredagować<text:s/>wspólny?</text:p>
      <text:p text:style-name="P1407"><text:span text:style-name="T1408">Ob.</text:span><text:span text:style-name="T1409"><text:s/>Stanisława Grabsk</text:span><text:span text:style-name="T1410">a</text:span><text:span text:style-name="T1411">:</text:span></text:p>
      <text:p text:style-name="P1412">Nie! No tylko tą zbieżność i rozbieżność<text:span text:style-name="T1413">...</text:span></text:p>
      <text:p text:style-name="P1414"><text:span text:style-name="T1415">Przewodnicz</text:span><text:span text:style-name="T1416">ą</text:span><text:span text:style-name="T1417">c</text:span><text:span text:style-name="T1418">y</text:span>:</text:p>
      <text:p text:style-name="P1419">To myśmy ustalili,<text:s/><text:span text:style-name="T1420">n</text:span>ie ma potrzeby<text:span text:style-name="T1421">...</text:span></text:p>
      <text:p text:style-name="P1422"><text:span text:style-name="T1423">O</text:span><text:span text:style-name="T1424">b.</text:span><text:span text:style-name="T1425"><text:s/></text:span><text:span text:style-name="T1426">St</text:span><text:span text:style-name="T1427">anisł</text:span><text:span text:style-name="T1428">aw</text:span><text:span text:style-name="T1429">a Gr</text:span><text:span text:style-name="T1430">ab</text:span><text:span text:style-name="T1431">sk</text:span><text:span text:style-name="T1432">a</text:span><text:span text:style-name="T1433">:</text:span></text:p>
      <text:p text:style-name="P1434">Jak mamy przekazać, to trzeba w jakiejś formie napisać.</text:p>
      <text:soft-page-break/>
      <text:p text:style-name="P1435"><text:span text:style-name="T1436">Przewodniczą</text:span><text:span text:style-name="T1437">cy</text:span>:</text:p>
      <text:p text:style-name="P1438">Ale to w końcowym. Ja proponowałem, żebyśmy to zrobili w końcowym<text:span text:style-name="T1439">...</text:span></text:p>
      <text:p text:style-name="P1440"><text:span text:style-name="T1441">O</text:span><text:span text:style-name="T1442">b. Stanisława Grabska</text:span>:</text:p>
      <text:p text:style-name="P1443">No, ale my proponujemy co innego. Więc ponieważ jest to pewna rozbieżność, to ja bym proponowała, żeby dzisiaj tą rozbieżność zapisać, że mianowicie<text:s/><text:span text:style-name="T1444">-</text:span><text:s/>pan minister, strona rządowa proponuje taki zapis końcowy, natomiast my stawiamy propozycję konieczności rozwiązania tego w sprawach<text:s/>„okrągłego stołu”<text:s/>no i niech<text:s/>„stolik”<text:s/>wtedy polityczny nad tym się głowi, no.</text:p>
      <text:p text:style-name="P1445"><text:span text:style-name="T1446">Przewodnicz</text:span><text:span text:style-name="T1447">ą</text:span><text:span text:style-name="T1448">c</text:span><text:span text:style-name="T1449">y</text:span><text:span text:style-name="T1450">:</text:span></text:p>
      <text:p text:style-name="P1451">Ja rozumiem, mnie się wydaje, że taki zapis nie jest jakimś zapisem merytorycznym, który właściwie powinniśmy dzisiaj podejmować. Mamy pracować nad projektem ustawy o stowarzyszeniach. Raptem podejmujemy zupełnie inną tematykę</text:p>
      <text:p text:style-name="P1452"><text:span text:style-name="T1453">O</text:span><text:span text:style-name="T1454">b.</text:span><text:span text:style-name="T1455"><text:s/>Stanisława Grabska</text:span>:</text:p>
      <text:p text:style-name="P1456">No dobrze, to w takim razie powiedzmy obie strony to mogą we własnym zakresie sformułować.</text:p>
      <text:p text:style-name="P1457"><text:span text:style-name="T1458">Przewodniczący</text:span>:</text:p>
      <text:p text:style-name="P1459">We własnym zakresie sformułować. Proszę bardzo.<text:bookmark-start text:name="bookmark0"/><text:bookmark-end text:name="bookmark0"/></text:p>
      <text:p text:style-name="P1460"><text:span text:style-name="T1461">Ob. Antoni Paris</text:span>:</text:p>
      <text:p text:style-name="P1462">Jeżeli to już jest<text:s/><text:span text:style-name="T1463">w</text:span><text:s/>fazie składania wniosku na<text:s/>„stolik”<text:s/>polityczny, to ja mam taką uwagę<text:span text:style-name="T1464">.</text:span><text:s/>Ponieważ tutaj w projekcie społecznym obok samorządu pracowniczego nie ma wymienionego samorządu rolniczego, a taki istnieje, aby przypadkiem w takich grupach roboczych nie zabrakło p<text:span text:style-name="T1465">r</text:span>zedstawicieli samorządu rolniczego przy omawianiu.</text:p>
      <text:p text:style-name="P1466"><text:span text:style-name="T1467">Przewodniczący</text:span>:</text:p>
      <text:p text:style-name="P1468">Tak, ale my nie podejmujemy tego tematu<text:span text:style-name="T1469">.</text:span></text:p>
      <text:p text:style-name="P1470"><text:span text:style-name="T1471">Ob. Antoni Paris</text:span>:</text:p>
      <text:p text:style-name="P1472">Tak zrozumiałem, że dwie strony będą stawiać swoje odrębne wnioski, w związku z tym na pewno będzie z tamtej strony być może będzie wniosek o stworzenie takiej grupy.</text:p>
      <text:p text:style-name="P1473">No gdyby była taka grupa, to widzę to niebezpieczeństwo pominięcia już w tym projekcie samorządu rolniczego. Dziękuję.</text:p>
      <text:p text:style-name="P1474"><text:span text:style-name="T1475">Przewodniczący</text:span>:</text:p>
      <text:p text:style-name="P1476">Jeżeli będzie, to także na pewno zn<text:span text:style-name="T1477">aj</text:span>dzie się miejsce dla przedstawiciela samorządu rolniczego. Proszę bardzo.</text:p>
      <text:p text:style-name="P1478"><text:span text:style-name="T1479">Ob. Stanisława Grabska</text:span>:</text:p>
      <text:p text:style-name="P1480">Mamy teraz następne sprawy. Mianowicie chodzi o cztery kolejne sprawy.</text:p>
      <text:p text:style-name="P1481">Pierwsza<text:s/><text:span text:style-name="T1482">-</text:span><text:s/>chodzi o stowarzyszenia rozwiązane w okresie stalinowskim, w których nie objęło nasze oświadczenie poprzednie, bo się odnosiło tylko do tych rozwiązanych w okresie po stanie wojennym. I proponuję tego rodzaju zajęcie stanowiska.</text:p>
      <text:p text:style-name="P1483">Grupa robocza<text:s/>„okrągłego stołu”<text:s/>do spraw stowarzyszeń stwierdza konieczność relegaliza<text:span text:style-name="T1484">cj</text:span>i tych stowarzyszeń<text:s/>ro<text:span text:style-name="T1485">z</text:span>wiąz<text:span text:style-name="T1486">an</text:span>ych w okresie stalinowskim, których członkowie o to wystąpią oraz konieczność zwrócenia tym stowarzyszeniom ich majątku<text:span text:style-name="T1487">.</text:span></text:p>
      <text:p text:style-name="P1488">Użyłam tu słowa<text:s/>„relegalizacji<text:span text:style-name="T1489">”</text:span><text:s/>dlatego, że jeśli chodzi o stowarzyszenia, które zostały rozwiązane w<text:s/><text:soft-page-break/>stanie wojennym, to strona wasza, strona rządowo-ko<text:span text:style-name="T1490">al</text:span>icyjna mówiła o pójściu do Canossy, które nie powinno istnieć.</text:p>
      <text:p text:style-name="P1491">Natomiast jeśli chodzi o okres stalinowski, to z tym już nikt się nie wiąże, więc tu możn<text:span text:style-name="T1492">a</text:span><text:s/><text:span text:style-name="T1493">b</text:span>y śmiało użyć tego słowa<text:span text:style-name="T1494">.</text:span></text:p>
      <text:p text:style-name="P1495">No jeżeli by tutaj były zastrzeżenia, no to proszę o ich ewentualne wyrażenie<text:span text:style-name="T1496">.</text:span><text:s/>Ale sądzę, że tego rodzaju stwierdzenie nie powinno budzić zastrzeżeń.</text:p>
      <text:p text:style-name="P1497">Czy nie wiem, czy przedstawić wszystkie sprawy po kolei, czy przedstawiać każdą i potem dyskusja?</text:p>
      <text:p text:style-name="P1498"><text:span text:style-name="T1499">Przewodniczący</text:span>:</text:p>
      <text:p text:style-name="P1500">Może ogólnie<text:span text:style-name="T1501">.</text:span></text:p>
      <text:p text:style-name="P1502"><text:span text:style-name="T1503">O</text:span><text:span text:style-name="T1504">b.</text:span><text:span text:style-name="T1505"><text:s/>Stanisł</text:span><text:span text:style-name="T1506">aw</text:span><text:span text:style-name="T1507">a Gr</text:span><text:span text:style-name="T1508">a</text:span><text:span text:style-name="T1509">bsk</text:span><text:span text:style-name="T1510">a</text:span><text:span text:style-name="T1511">:</text:span></text:p>
      <text:p text:style-name="P1512">Nie, bo potem mam następne sprawy, ale to też szczegółowe, więc chyba najpierw co do tego, czy byłaby zgoda na takie oświadczenia?</text:p>
      <text:p text:style-name="P1513"><text:span text:style-name="T1514">Przewodniczący</text:span>:</text:p>
      <text:p text:style-name="P1515">No więc jeżeli idzie o naszą stronę, to nie wydaje nam się, tak jak już mówiłem na poprzednim posiedzeniu, o ile tamta deklaracja była, tak się wydawało konieczna, no tutaj każde stowarzyszenie na podstawie tego projektu ustawy może powstać.</text:p>
      <text:p text:style-name="P1516"><text:span text:style-name="T1517">Ob. Stanisława Grabska</text:span>:</text:p>
      <text:p text:style-name="P1518">Powstać. Ale chodzi o, że tak powiem, powstanie na<text:s/>nowo<text:span text:style-name="T1519">.</text:span><text:s/>Może tu by pan Rozmarynowicz przedstawił sprawę bardzo starego stowarzyszenia założonego przez księdza Piotra Skargę, które zostało rozwiązane w okresie stalinowskim<text:s/><text:span text:style-name="T1520">-</text:span><text:s/>już X razy prosi o właśnie relegalizację, o samo powstanie na nowo, a nie na tworzenie nowego stowarzyszenia i nie może tego uzyskać<text:span text:style-name="T1521">.</text:span></text:p>
      <text:p text:style-name="P1522">Więc to jest pewien casus, który wskazuje jednak na sytu<text:span text:style-name="T1523">acj</text:span>ę bardzi<text:span text:style-name="T1524">ej</text:span><text:s/>ogólną<text:span text:style-name="T1525">.</text:span></text:p>
      <text:p text:style-name="P1526"><text:span text:style-name="T1527">Przewodniczący</text:span>:</text:p>
      <text:p text:style-name="P1528">No więc proszę państwa, przecież takimi deklaracjami nie załatwimy sprawy powstawania stowarzyszeń. Bo te, które istniały, jeżeli są byli członkowie tych stowarzyszeń, to przecież otwierają się wszelkie możliwości powstawania ich na nowo.</text:p>
      <text:p text:style-name="P1529">Relegalizacja. Co to znaczy<text:s/><text:span text:style-name="T1530">„</text:span>relegalizacja<text:span text:style-name="T1531">”</text:span><text:span text:style-name="T1532">.</text:span><text:s/>To znaczy uznanie, że nie było rozwiązania. To to wymaga określonej normy prawnej. Nie ma podstawy prawnej na taką, na takie przyjęcie nieistniejącego stowarzyszenia, które by w tej chwili mogło być uznane za nadal działające. Ja takiej normy prawnej w naszym prawie nie widzę.</text:p>
      <text:p text:style-name="P1533">Stąd też i oświadczenie w tym zakresie nie wydaje się tutaj potrzebne w świetle tego, co robimy w projekcie ustawy o stowarzyszeni<text:span text:style-name="T1534">ac</text:span>h, gdzie właściwie grupa założycieli, która będzie chciała założyć te stowarzyszenia, które zostały w okresie stalinowskim rozwiązane, będą mogły powstać tak jak<text:span text:style-name="T1535">.</text:span>.. i sięgnąć do tych tradycji, które mają i do tych historycznych tradycji.<text:s/>Takie jest nasze stanowisko w tej sprawie<text:span text:style-name="T1536">.</text:span></text:p>
      <text:p text:style-name="P1537"><text:span text:style-name="T1538">Ob</text:span><text:span text:style-name="T1539">.</text:span><text:span text:style-name="T1540"><text:s/>Stanisława Grabska:</text:span></text:p>
      <text:p text:style-name="P1541">A majątek?</text:p>
      <text:p text:style-name="P1542"><text:span text:style-name="T1543">Ob</text:span><text:span text:style-name="T1544">.</text:span><text:span text:style-name="T1545"><text:s/>Wojciech Lamentowicz:</text:span></text:p>
      <text:p text:style-name="P1546">Jest to zagadnienie możliwości kontynuacji danych stowarzyszeń,<text:s/><text:span text:style-name="T1547">p</text:span>rzerwan<text:span text:style-name="T1548">ej</text:span><text:s/>kontynuacji w sposób, który możemy uzna<text:span text:style-name="T1549">ć</text:span><text:s/>za nielegalny, w sposób stosowany w okresie stalinowskim<text:span text:style-name="T1550">...</text:span><text:s/>Miłosierdzia z Krakowa<text:s/><text:soft-page-break/>było posiadaczem wielu nieruchomości poważnych i prowadziło bardzo szeroką akcję charytatywną<text:span text:style-name="T1551">.</text:span><text:s/>Ta akcja została przerwana decyzją administracyjną, że nie jest to potrzebnie, bo już się tym zajmuje PCK i kilka innych organizacji i na tej podstawie przejęto 10 czy 12 domów, w tej chwili dokładnie nie pamiętam. Były wszelkie możliwe odwołania od tego nieskuteczne.<text:span text:style-name="T1552"><text:s/></text:span>Do tego stowarzyszenia należało wiele osób z całej Polski, no i że nie wspomnę, księdza kardynała Wojtyłę, który tym się bardzo opiekował.</text:p>
      <text:p text:style-name="P1553">Szkoda historyczna bardzo duża. Przyczyna likwidacji to jest okres stalinowski. I my możemy w trybie postępowania, o wznowienie postępowania, czy jakimś innym, no przywrócić temu stowarzyszeniu te prawa, które miało od początku.<text:s/>J<text:span text:style-name="T1554">es</text:span>t w tej chwili jeszcze około 20 - 25 członków w pełni zdatnych do funkc<text:span text:style-name="T1555">jo</text:span>nowania na terenie Polski, no i oni chcą.</text:p>
      <text:p text:style-name="P1556">Zwracaliśmy się do władz administracyjnych w Krakowie, powiedziano właśnie nam o tym, proszę bardzo, zgłoście na nowo to stowarzyszenie, to si<text:span text:style-name="T1557">ę</text:span><text:s/>wtedy zastanowimy czy jest s<text:span text:style-name="T1558">e</text:span>n<text:span text:style-name="T1559">s</text:span><text:s/>go powoływania czy nie.</text:p>
      <text:p text:style-name="P1560">Nie chodzi o na nowo, chodzi o niestracenie historycznej szansy kontynuacji czegoś, co trwa już od kilku wieków.</text:p>
      <text:p text:style-name="P1561"><text:span text:style-name="T1562">Przewodnicząc</text:span><text:span text:style-name="T1563">y</text:span>:</text:p>
      <text:p text:style-name="P1564">Tak. Tylko że<text:s/><text:span text:style-name="T1565">m</text:span>y tutaj tych sp<text:span text:style-name="T1566">r</text:span>aw nie jesteśmy<text:s/><text:span text:style-name="T1567">w</text:span><text:s/>stanie rozstrzygać, bo przecież poza panem, no na przykład ta sprawa no nie wiem czy komuś jeszcze jest znana, żeby można było się wypowiedzieć, co od strony prawnej, czy powiedzmy być może, że są podstawy do wznowienia, ja tego nie wykluczam. No trzeba by zbadać z punktu widzenia kodeksu postępowania administracyjnego prawda itd.</text:p>
      <text:p text:style-name="P1568">Ale nie wydaje się, żebyśmy w tej chwili mogli z naszej strony no wypowiadać pewną ogólną deklarację, nie znając tej problematyki, ani od strony jurydycznej, ani od strony politycznej, ani od strony stanu rzeczy jaki istnieje obecnie. Stąd też wydaje się, że sprawa ta powinna być załatwiona no zgodnie z obowiązującymi przepisami praw<text:span text:style-name="T1569">a</text:span><text:s/>albo aktualnymi na gruncie obecnie obowiąz<text:span text:style-name="T1570">uj</text:span>ących przepisów, łącznie właśnie ze wznowieniem postępowani<text:span text:style-name="T1571">a</text:span>, jeżeli takie podstawy istnieją, albo też no te stowarzyszenia mogłyby na nowo powstać na podstawie nowej ustawy, sięgając do tych, do tego dorobku historycznego i dużej tradycji, o której tutaj pan mecenas Rozmarynowicz mówił. I wydaje się, że inaczej tej sprawy sądzę nie jesteśmy w stanie załatwić.</text:p>
      <text:p text:style-name="P1572">Proszę bardzo.</text:p>
      <text:p text:style-name="P1573"><text:span text:style-name="T1574">O</text:span><text:span text:style-name="T1575">b</text:span><text:span text:style-name="T1576">.</text:span><text:span text:style-name="T1577"><text:s/>Jan Zalewski</text:span>:</text:p>
      <text:p text:style-name="P1578">Panie ministrze, ja pozwolę sobie powołać się na to, co pan przed chwilą powiedział w swoim poprzednim wystąpieniu.</text:p>
      <text:p text:style-name="P1579">Otóż my działamy w ramach<text:s/>„stolika”<text:s/>politycznego. Ja doskonale rozumiem, że jeżeli nie jesteśmy na przykład kompetentni do opracowywania ustawy o zgromadzeniach, ponieważ<text:s/>nie dostaliśmy dokładnej<text:s/><text:span text:style-name="T1580">w</text:span><text:s/>tej sprawie delegacji, to otrzymaliśmy jak sądzę, wyraźną delegację do s<text:span text:style-name="T1581">fo</text:span>rmułowania pewnych intencji, które nas przy tym stole zgromadziły. Są to intencje no natury społeczno-polityczn<text:span text:style-name="T1582">ej.</text:span></text:p>
      <text:p text:style-name="P1583">I przecież my nie wymagamy tutaj przy tym stoliku decyzji odnośnie konkretnej organizacji, jednej organizacji, o której pan mecenas Rozmarynowicz mówił, dając ją jako przykład. Takich organizacji jest bardzo wiele. Do roku 1951 - 1952 likwidowano ich setki, a może nawet tysiące.</text:p>
      <text:p text:style-name="P1584"><text:span text:style-name="T1585">I</text:span><text:s/>chodzi o deklaracje intencji, o deklaracje politycznych intencji, że organizacje te mogą wznowić swoją<text:s/><text:soft-page-break/>działalność, gdyż były one w okresie błędów i wypaczeń, jak to się pięknie mówi, niesłusznie rozwiązane.</text:p>
      <text:p text:style-name="P1586">Jeszcze jedno. Jak pan minister zauważył i c<text:span text:style-name="T1587">a</text:span>ła<text:span text:style-name="T1588"><text:s/></text:span>strona koalic<text:span text:style-name="T1589">yj</text:span>no-rządowa, my odnośnie stowarzyszeń rozwiązanych w okresie stanu wojennego, nie występowaliśmy z racjami natury roszczeniow<text:span text:style-name="T1590">ej,</text:span><text:s/>rewindykacyjn<text:span text:style-name="T1591">ej.</text:span><text:s/>To znaczy, nie uznaliśmy za właściwe prosić o to, ażeby strona rządowo-koalicyjna przeprosiła ludzi, którzy zostali obrzuceni błotem, ażeby stowarzyszenia, które zostały rozwiązane przywrócić im dobre imię itd.,<text:s/><text:span text:style-name="T1592">i</text:span>td.</text:p>
      <text:p text:style-name="P1593">Niemniej wydaje mi się, że to nie dotyczy tego okresu, co do którego jesteśmy wszyscy zgodni, a przecież strona rządowo-ko<text:span text:style-name="T1594">al</text:span>icyjna przede wszystkim rozlicza się z okresem stalinowskim również i w Polsce, ażeby nie mieć możliwości podjęcia takiej no politycznej decyzji. To znaczy może nawet nie decyzji, ale intencji.</text:p>
      <text:p text:style-name="P1595">To przecież nie chodzi o to, jak powtarzam jeszcze raz,<text:s/><text:span text:style-name="T1596">że</text:span>b<text:span text:style-name="T1597">yś</text:span>my powiedzieli ta org<text:span text:style-name="T1598">an</text:span>i<text:span text:style-name="T1599">zacj</text:span>a konkretnie powinna być przywrócona, gdyż<text:span text:style-name="T1600">...</text:span><text:s/>Pan minister ma rację, trzeba byłoby sprawdzić problem tej organizacji i zobaczyć co się dzieje. Mnie się wydaje po prostu, że my jesteśmy do tego powołani i nie powinniśmy się rozejść od tego stołu bez podjęcia takiej decyzji, takiej deklaracji intencji. Przecież ta deklaracja, która została podjęta na poprzednim naszym spotkaniu także nie ma mocy prawnej prawda<text:span text:style-name="T1601">.</text:span></text:p>
      <text:p text:style-name="P1602">/Oczywiście/.</text:p>
      <text:p text:style-name="P1603">To nie jest przecież deklaracja, która automatycznie otwiera prawo do rejestracji stowarzyszeń twórczych, o których żeśmy mówili, ale jest ona deklaracją intencji<text:s/><text:span text:style-name="T1604">„</text:span>okrągłego stołu”, deklaracją intencji nawet już nie naszych, ale przecież ona przechodzi wyżej, ona będzie deklaracją intencji tego<text:s/>„okrągłego stołu”<text:s/>czy<text:s/>„stołu”<text:s/>politycznego, czy też tego najwyższego 54<text:span text:style-name="T1605">-</text:span>osobowego<text:s/>„stołu okrągłego”.</text:p>
      <text:p text:style-name="P1606">Ja myślę panie ministrze, że nie ma powodu obawiać się podjęcia takich decyzji, w których jesteśmy naprawdę kompetentni, do których zostaliśmy powołani<text:span text:style-name="T1607">.</text:span></text:p>
      <text:p text:style-name="P1608">Dziękuję bardzo<text:span text:style-name="T1609">.</text:span></text:p>
      <text:p text:style-name="P1610"><text:span text:style-name="T1611">Przewodniczący</text:span>:</text:p>
      <text:p text:style-name="P1612">No więc ja jeszcze raz chcę podkreślić, że deklaracja intencji, gdy idzie o stronę rządową, to przede wszystkim ten projekt ustawy, który prezentujemy.</text:p>
      <text:p text:style-name="P1613">Każde stowarzyszenie, które zostało rozwiązane w okresie stalinowskim, może być rejestrowane i jak sądzę stwarzamy tutaj podstawy nie tylko dla nowych stowarzyszeń, ale również dla tych, które rzeczywiście z dużymi tradycjami prawda, kiedyś musiały zaprzestać swojej działalności.</text:p>
      <text:p text:style-name="P1614">Wydawanie w tej sprawie natomiast specjalnego oświadczenia nie<text:s/><text:span text:style-name="T1615">-</text:span><text:s/>jak osobiście przy tym naszej tej grupie roboczej, no w tej chwili nie widzę, żebyśmy no na to mogli wyrazić zgodę<text:span text:style-name="T1616">.</text:span><text:s/>Także takie jest nasze tutaj w tej sprawie stanowisko<text:span text:style-name="T1617">.</text:span></text:p>
      <text:p text:style-name="P1618">Proszę bardzo<text:span text:style-name="T1619">.</text:span></text:p>
      <text:p text:style-name="P1620"><text:span text:style-name="T1621">Ob</text:span><text:span text:style-name="T1622">.</text:span><text:span text:style-name="T1623"><text:s/>Kalwas</text:span><text:span text:style-name="T1624">:</text:span></text:p>
      <text:p text:style-name="P1625">Ja w uzupełnieniu tych dwóch ostatnich wypowiedzi, chciałbym jeszcze dodać i zaproponować pewne rozwiązanie.</text:p>
      <text:p text:style-name="P1626">Podzielam pogląd o słuszności i celowości wyrażenia deklaracji intencji, to z jednej strony, jako że problem jest nie jednostkowy, tylko przecież lata pięćdziesiąte przyniosły unicestwienie większości, przeważ<text:span text:style-name="T1627">aj</text:span>ąc<text:span text:style-name="T1628">ej</text:span><text:s/>większości stowarzyszeń istniejących jeszcze znacznie wcześniej.</text:p>
      <text:soft-page-break/>
      <text:p text:style-name="P1629">I teraz rozwiązanie praktyczne, wbrew temu co pan minister powiedział, istnieje. Mianowicie niezależnie od tego, w jakiej formie sformułujemy deklarację intencji, to istnieje możliwość wprowadzenia do projektu ustawy, który jest przedmiotem naszego głównego zainteresowania, przepisu prz<text:span text:style-name="T1630">ej</text:span>ściowego odnoszącego się bezpośrednio do tych stowarzyszeń z tamtych lat<text:span text:style-name="T1631">.</text:span></text:p>
      <text:p text:style-name="P1632">Jest kwestią natomiast zredagowanie brzmienia tego<text:span text:style-name="T1633"><text:s/></text:span>postulowanego artykułu, ale to jest rozwiązanie odnoszące się do tej kategorii stowarzyszeń z czasów stalinowskich w przedmiocie ich uznania relegalizacji<text:span text:style-name="T1634">.</text:span><text:s/>Dziękuję.</text:p>
      <text:p text:style-name="P1635"><text:span text:style-name="T1636">Przewodniczący</text:span>:</text:p>
      <text:p text:style-name="P1637">Bo to jest nowa propozycja, ale dotychczas nikt, ani strona kościelna nie występował, ani państwo nie występowaliście dotychczas, to zupełnie nowa propozycja.</text:p>
      <text:p text:style-name="P1638">No jeżeli państwo przedstawicie taki przepis, to będziemy wtedy dyskutować co do możliwości. Proszę bardzo<text:span text:style-name="T1639">.</text:span></text:p>
      <text:p text:style-name="P1640"><text:span text:style-name="T1641">O</text:span><text:span text:style-name="T1642">b</text:span><text:span text:style-name="T1643">.</text:span><text:span text:style-name="T1644"><text:s/>Jan Zalewski</text:span>:</text:p>
      <text:p text:style-name="P1645">Mam jedno pytanie uściślające.<text:s/><text:span text:style-name="T1646">A</text:span><text:s/>co chcemy rozumieć<text:s/>pod pojęciem<text:s/><text:span text:style-name="T1647">„</text:span>czasów stalinowskich<text:span text:style-name="T1648">”</text:span><text:s/>sprecyzowanie<text:s/><text:span text:style-name="T1649">w</text:span><text:s/>czasie? Bo to jest niebagatelny problem<text:span text:style-name="T1650">.</text:span><text:s/>Bo jeżeli traktujemy jako czasy stalinowskie, czas życia Stalina, to wszystko co powstało po wojnie, było już w czasach stalinowskich z definicji. Jest to bardzo taka nieostra kategoria. Dziękuję.</text:p>
      <text:p text:style-name="P1651"><text:span text:style-name="T1652">O</text:span><text:span text:style-name="T1653">b. Jerzy Bafia</text:span>:</text:p>
      <text:p text:style-name="P1654">...ustrojowa. Myślę, że to pojęcie, do którego pan tutaj nawiązał, a które my stosujemy, rozumie<text:span text:style-name="T1655">ć</text:span><text:s/>należy w ten sposób, że chodzi o system polityczny, który wynika ze stalinowski<text:span text:style-name="T1656">ej</text:span><text:s/>konstytucji.<text:s/><text:span text:style-name="T1657">I</text:span><text:s/>to wyznacza istotę sprawy<text:span text:style-name="T1658">.</text:span></text:p>
      <text:p text:style-name="P1659"><text:span text:style-name="T1660">Ob</text:span><text:span text:style-name="T1661">.</text:span><text:span text:style-name="T1662"><text:s/>Jan Zalewski</text:span>:</text:p>
      <text:p text:style-name="P1663">Rozumiem zatem, że trwa do dziś, według tej logiki. Dziękuję.</text:p>
      <text:p text:style-name="P1664"><text:span text:style-name="T1665">Ob. Stefan Bratkowski</text:span>:</text:p>
      <text:p text:style-name="P1666">Za<text:s/>„okre<text:span text:style-name="T1667">s</text:span><text:s/>stalinowski”<text:s/>zwykło się uważać wszystko to, co zostało zamknięte VIII Plenum KC PZPR w roku 1956, czyli<text:s/>„polskim październikiem”. Wszystko co było przedtem.</text:p>
      <text:p text:style-name="P1668"><text:span text:style-name="T1669">Ob. Stanisława Grabsk</text:span><text:span text:style-name="T1670">a</text:span>:</text:p>
      <text:p text:style-name="P1671">Czy nie możn<text:span text:style-name="T1672">a</text:span><text:s/><text:span text:style-name="T1673">b</text:span>y sformułować nie<text:s/>„okres stalinowski”, albo sformułować<text:s/>„przed rokiem 1956”.</text:p>
      <text:p text:style-name="P1674"><text:span text:style-name="T1675">Przewodniczący</text:span>:</text:p>
      <text:p text:style-name="P1676">Pani przewodnicząca, no ja nasze tutaj stanowisko dość jednoznacznie dwukrotnie już wyraziłem.</text:p>
      <text:p text:style-name="P1677"><text:span text:style-name="T1678">Ob. Stanisława Grabsk</text:span><text:span text:style-name="T1679">a</text:span>:</text:p>
      <text:p text:style-name="P1680">Czyli w tym względzie także mamy, że tak powiem, rozbieżność do przedstawienia.</text:p>
      <text:p text:style-name="P1681">/Tak/.</text:p>
      <text:p text:style-name="P1682">Rozbieżność my przedstawiamy jako stanowisko strony solidarnościowo-opozyc<text:span text:style-name="T1683">yj</text:span>nej i pana odpowiedź, że uważa strona rządowo-koalic<text:span text:style-name="T1684">yj</text:span>na uważa to za niepotrzebne wobec istnienia nowej ustawy.</text:p>
      <text:p text:style-name="P1685"><text:span text:style-name="T1686">Przewodnic</text:span><text:span text:style-name="T1687">z</text:span><text:span text:style-name="T1688">ący</text:span>:</text:p>
      <text:p text:style-name="P1689">Wobec ustawy, która daje podstawę do rejestracji nie tylko nowym stowarzyszeniom, ale również tym, które o dużych tradycjach zostały rozwiązane w<text:s/><text:span text:style-name="T1690">„</text:span>okresie stalinowskim”<text:span text:style-name="T1691">.</text:span></text:p>
      <text:p text:style-name="P1692"><text:span text:style-name="T1693">Ob</text:span><text:span text:style-name="T1694">.</text:span><text:span text:style-name="T1695"><text:s/>Stanisława Grabska</text:span>:</text:p>
      <text:soft-page-break/>
      <text:p text:style-name="P1696">Tak. Natomiast strono solidarnościowa na to odpowiada, że nie daje to możliwości odzyskania ciągłości i naprawienia pewnej krzywdy wyrządzonej w tym okresie przez rozwiązanie i przez zabór mienia.</text:p>
      <text:p text:style-name="P1697"><text:span text:style-name="T1698">Przewodniczący</text:span>:</text:p>
      <text:p text:style-name="P1699">Więc tutaj dotychczas nie ma w ogóle wniosków takich, dlatego, że już nawet na gruncie obecnego prawa o stowarzyszeniach byłyby możliwości rejestracji tych stowarzyszeń na nowo. Ale jak tutaj podpowiada pan dyrektor, nie ma takich wniosków dotychczas. Nie ma takich wniosków.</text:p>
      <text:p text:style-name="P1700"><text:span text:style-name="T1701">O</text:span><text:span text:style-name="T1702">b. Stanisława Grabska</text:span>:</text:p>
      <text:p text:style-name="P1703">Natomiast są wnioski o powiedzmy<text:span text:style-name="T1704">.</text:span>.<text:span text:style-name="T1705">.</text:span></text:p>
      <text:p text:style-name="P1706"><text:span text:style-name="T1707">O</text:span><text:span text:style-name="T1708">b. <text:s text:c="22"/></text:span><text:span text:style-name="T1709">:</text:span></text:p>
      <text:p text:style-name="P1710"><text:span text:style-name="T1711">...</text:span>o rehabilita<text:span text:style-name="T1712">cj</text:span>i osób występowały władze z urzędu, tak że nie była to kwestia wniosków prywatnych.</text:p>
      <text:p text:style-name="P1713">Myślę, że w przypadku tym można by zastosować jakąś zbliżoną procedurę, chociaż rozumiem, że to jest w tej chwili...</text:p>
      <text:p text:style-name="P1714"><text:span text:style-name="T1715">Przewodniczący</text:span>:</text:p>
      <text:p text:style-name="P1716">...nie ma zarządu, nie ma ludzi prawda. Owszem, mogą być członkowie, no ale to muszą właśnie wykazać tą wolę reaktywowania takiej organiz<text:span text:style-name="T1717">acj</text:span>i.</text:p>
      <text:p text:style-name="P1718">Przecież my tutaj deklaracją sprawy nie załatwimy,<text:s/><text:span text:style-name="T1719">a</text:span><text:s/>n<text:span text:style-name="T1720">aj</text:span>ważniejsze jest, no intencja, możliwość. Stw<text:span text:style-name="T1721">a</text:span>rza się warunki do powstawania faktycznego tych organizacji i podjęcia działalności w nawiązaniu do tych właśnie czasami bardzo długich tradycji prawda, które te stowarzyszenia m<text:span text:style-name="T1722">aj</text:span>ą.</text:p>
      <text:p text:style-name="P1723"><text:span text:style-name="T1724">Ob. Stanisława Grabska</text:span>:</text:p>
      <text:p text:style-name="P1725">Panie ministrze, ogłoszenie tego rodzaju intencji ze strony władz, która by przeszła przez<text:s/><text:span text:style-name="T1726">„</text:span>okrągły stół<text:span text:style-name="T1727">”</text:span><text:span text:style-name="T1728"><text:s/></text:span>na temat relegaliza<text:span text:style-name="T1729">cj</text:span>i w każdej sytuacji, gdy członkowie tych rozwiązanych stowarzyszeń o to wystąpią,<text:s/><text:span text:style-name="T1730">r</text:span>azem z możliwością zwracania się o zwrot mienia, mogłoby dopiero wywołać to zwracanie się. Dopóki nie ma tego rodzaju oświadczenia, to nie będą się też zwracać<text:span text:style-name="T1731">.</text:span></text:p>
      <text:p text:style-name="P1732">Chodzi o to,<text:s/><text:span text:style-name="T1733">ż</text:span>e jeżeliby była taka intencja ogłoszona, to wtedy te s<text:span text:style-name="T1734">to</text:span>warzyszenia i żyjący ich członkowie, którzy należą, wiedzieliby, że mogą się o taką rzecz zwracać. Bo<text:s/><text:span text:style-name="T1735">ba</text:span>r<text:span text:style-name="T1736">dzo</text:span><text:s/>często się nie zwracają,<text:s/><text:span text:style-name="T1737">p</text:span>o prostu uważają,<text:s/><text:span text:style-name="T1738">ż</text:span>e rzecz byłaby nieskuteczna, a ogromna ilość zabiegów na darmo takich jak właśnie choćby to stowarzyszenie Arcybractwo Miłosierdzia podejmowało do tej pory na darmo.</text:p>
      <text:p text:style-name="P1739">Więc bez tego rodzaju intencji nie będziemy mieć też tych zgłoszeń i to jest jeszcze jeden powód, żeby tego rodzaju intencje wyrazić.</text:p>
      <text:p text:style-name="P1740"><text:span text:style-name="T1741">Przewodniczący</text:span>:</text:p>
      <text:p text:style-name="P1742">S<text:span text:style-name="T1743">tr</text:span>ona rządowa wielokrotnie swoje intencje w zakresie wolności stowarzyszeń wyrażała prezentując projekt ustawy, który jak państwo przecież także nie kwestionu<text:span text:style-name="T1744">je</text:span>ci<text:span text:style-name="T1745">e</text:span>, spieramy się właściwie o drobne sprawy, bardziej techniczne, niż te pryncypi<text:span text:style-name="T1746">al</text:span>ne, podstawowe w tym projekcie ustawy,<text:s/>no jest chyba najlepszym deklaracją intencji. Każdy wie, jest to bardzo dzisiaj przecież już upowszechnione. Ludzie czekają faktycznie, mamy cały szereg pytań, tele<text:span text:style-name="T1747">fo</text:span>nicznych, kiedy w końcu Sejm uchwali tą ustawę dlatego, że są tacy, którzy chcą założyć stowarzyszenie już na gruncie nowej ustawy.</text:p>
      <text:p text:style-name="P1748">Także wydaje się, że tu jest istota. To jest ta dekla<text:span text:style-name="T1749">r</text:span>a<text:span text:style-name="T1750">cj</text:span>a intencji, że tworzy się prawo, które pozwala każdemu, kto chce, bądź to tworzyć zupełnie nowe stowarzyszenia, bądź też nawiązać<text:s/><text:span text:style-name="T1751">-</text:span><text:s/>reaktywować dawniej istniejące stowarzyszenie na podstawie i obecnego prawa, i na podstawie nowego praw<text:span text:style-name="T1752">a.</text:span></text:p>
      <text:soft-page-break/>
      <text:p text:style-name="P1753">Zresztą muszę powiedzieć, to też jest chyba zauważalne, o ile dawniej korzystanie przez organy administra<text:span text:style-name="T1754">cj</text:span>i państwowej z klauzul i pożytku społecznego, było dość częste, tak<text:s/><text:span text:style-name="T1755">d</text:span>zi<text:span text:style-name="T1756">s</text:span>i<text:span text:style-name="T1757">aj</text:span><text:s/>właściwie jest to już rzecz, która prawie że nie występuje.</text:p>
      <text:p text:style-name="P1758">Każde stowarzyszenie, które występuje obecnie o rejestrację, tą rejestrację otrzymuje. Przykładów jest tu bardzo dużo, prasa o tym podaje, państwo znacie.</text:p>
      <text:p text:style-name="P1759">Więc dlatego sądzę, że nie jest tak, że ktoś dzisiaj w obawie przed tym, że go nie zar<text:span text:style-name="T1760">ej</text:span>estrują, nie zwraca się o taką rejestrację.</text:p>
      <text:p text:style-name="P1761">Co się tyczy majątku tamtych stowarzyszeń, no nie wiem w jaki sposób można by do tego majątku dojść. Jest to też sprawa, której w ogóle trzeba by... rozpoznawać, dlatego, że przecież niczego tutaj nie jesteśmy w stanie przesądzić prawda. Zwrot majątku. Co to znaczy zwrot majątku? Kiedy on powstał, jaki to jest majątek.<text:s/>Także sądzę,<text:s/><text:span text:style-name="T1762">ż</text:span>e to trzeba właśnie rozpoznawać, być może w najlepszej formie, w tej, gdzie są podstawy do wznowienia postępowania administracyjnego, to wznowić i wtedy można rozpoznać również te wszystki<text:span text:style-name="T1763">e</text:span><text:s/>dobra, które do takiego stowarzyszenia należały<text:span text:style-name="T1764">.</text:span></text:p>
      <text:p text:style-name="P1765">Natomiast my tutaj nie jesteśmy w stanie w tej naszej grupie roboczej załatwić tej sprawy. Stąd taka jest nasza intencja, żeby działać, albo konkretnie na mocy już obowiązujących przepisów, albo przyszłej ustawy, bo tutaj jest ta intencja tworzenia autentycznej wolności stowarzyszeń i wszystkie te stowarzyszenia, które były kiedyś rozwiązane, mają pełną szansę na nowo rozpocząć działania.</text:p>
      <text:p text:style-name="P1766"><text:span text:style-name="T1767">Ob. Jan Zalewski</text:span>:</text:p>
      <text:p text:style-name="P1768">Panie ministrze, ja zdają sobie sprawę, że my tu sobie rozmawiamy z tą częścią aparatu władzy, który chce rozmawiać i doceniam tę sytuację. Uważam i tu siedzących, i wszystkich tych, którzy podjęli taką decyzję, za ludzi godnych uznania, bo była to decyzja dosyć nieoczekiwana z jednej strony, a z drugiej strony dec<text:span text:style-name="T1769">y</text:span>z<text:span text:style-name="T1770">j</text:span>a dosyć wyjątkowa. I nie będę nawet wypominał, że Węgrzy są w tej chwili nieco dalej.<text:s/>Każdy postępuje swoim szlakiem i w tempie, jaki jemu odpowiada.</text:p>
      <text:p text:style-name="P1771">Chcę natomiast podkreślić pewną różnicę w poglądzie na sprawę stowarzyszeń rozwiązanych w okresie przed 19<text:span text:style-name="T1772">56<text:s/></text:span>rokiem.</text:p>
      <text:p text:style-name="P1773">Nam chodzi o usunięcie skutków bezprawia. Tu nie chodzi w tej chwili o załatwienie bieżących spraw, tu chodzi po prostu o oczyszczenie z pewnych nie tyle białych, ile czarnych plam naszej przeszłości w tych kwestiach.<text:s/>To oczywiście przecież nie jest możliwe, tak jak słusznie pan to podkreślił, ani załatwienie tego od razu, ani nawet załatwienie tego w przeciągu najbliższych tygodni czy miesięcy. Potrzebne są określone postępowania typu administracyjnego, określona procedura i to wszystko oczywiście jest kwestią następstw.</text:p>
      <text:p text:style-name="P1774">Natomiast jest rzeczą dla mnie no dosyć smutną,<text:s/><text:span text:style-name="T1775">ż</text:span>e po 30-paru latach, kiedy jednak w stosunku do osób zamordowanych, krzywdzonych, katowanych można było dojść do pewnych decyzji, no nie przywr<text:span text:style-name="T1776">acają</text:span>cych oczywiście tego co niemożliwe do przywrócenia, ale przynajmniej stwierdzających bezprawie, że nie możemy teraz dojść do właśnie dosyć prostej deklaracji, że to co się wtedy stało w przypadku tych stowarzyszeń, nie było w porządku<text:span text:style-name="T1777">.</text:span></text:p>
      <text:p text:style-name="P1778">I myślę, że jeżeli zapiszemy taką rozbieżność, to ta rozbieżność będzie jednak miała swój posmak polityczny w tym względzie i ja bym namawiał jednak, żeby nie kończąc dzisiaj tej sprawy, bo przecież mamy jeszcze przed sobą jakieś spotkania, to jednak pomyśleć nad ewentualnością, może po<text:s/><text:soft-page-break/>odpowiednich konsulta<text:span text:style-name="T1779">cj</text:span>ach, usunięcia i tych czarnych plam. To myślę bardzo dobrze zrobi naszej atmosferze społecznej. To nie są sprawy o tak ogromnym wymiarze majątkowym jakby się zdawało. Jedyne większe sprawy to są praktycznie<text:s/>„<text:span text:style-name="T1780">I</text:span>nki”<text:s/>czy też<text:s/><text:span text:style-name="T1781">„</text:span>Sokoła”<text:s/>i nie dotyczy to akurat jakiś olbrzymich zasobów pieniężnych czy też wielkich zasobów mi<text:span text:style-name="T1782">es</text:span>zk<text:span text:style-name="T1783">al</text:span>nych,<text:s/><text:span text:style-name="T1784">cz</text:span>y<text:s/><text:span text:style-name="T1785">te</text:span>ż budynków.</text:p>
      <text:p text:style-name="P1786">Niemniej sama sprawa wydaje mi się godna podjęcia, warta podjęcia i warta pokazania po prostu zademonstrowan<text:span text:style-name="T1787">i</text:span>a dobrej woli.</text:p>
      <text:p text:style-name="P1788">Ja bym proponował, żeby jednak nie formułować rozbieżności jeszcze raz, tylko po ewentualnej konsult<text:span text:style-name="T1789">ac</text:span>ji, zostawić sprawę na później, rozważyć jeszcze taką ewentualność, ponieważ mamy jeszcze trochę czasu<text:span text:style-name="T1790">.</text:span></text:p>
      <text:p text:style-name="P1791"><text:span text:style-name="T1792">P</text:span><text:span text:style-name="T1793">rze</text:span><text:span text:style-name="T1794">wodn</text:span><text:span text:style-name="T1795">icz</text:span><text:span text:style-name="T1796">ąc</text:span><text:span text:style-name="T1797">y</text:span>:</text:p>
      <text:p text:style-name="P1798">Pani przewodnicząca proponowała, żeby rozbieżności formułować na zakończenie naszych obrad. Możemy wtedy do sprawy wrócić, jeżeli państwo uważacie, że należałoby dalej dyskutować<text:span text:style-name="T1799">.</text:span><text:s/>My tutaj się nie sprzeciwiamy.</text:p>
      <text:p text:style-name="P1800"><text:span text:style-name="T1801">Ob. Stanisława Grabska</text:span>:</text:p>
      <text:p text:style-name="P1802">Jeżeli strona rządowo-ko<text:span text:style-name="T1803">al</text:span>icyjna uważa, że w tej sprawie mogłaby może nie takie s<text:span text:style-name="T1804">fo</text:span>rmułowania jak myśmy proponowali, ale inne zaproponować przywrac<text:span text:style-name="T1805">aj</text:span>ące właśnie ową praworządność chociażby zaproponować, że w toku spraw powiedzmy o przywrócenie jakkolwiek by to prawnie ująć, jeżeli byśmy mogli liczyć, że na następnym spotkaniu wrócimy do tej sprawy i stanowisko waszej strony może tu się uelastycznić, no to byśmy bardzo chętnie<text:s/><text:span text:style-name="T1806">t</text:span>o widzieli.</text:p>
      <text:p text:style-name="P1807"><text:span text:style-name="T1808">P</text:span><text:span text:style-name="T1809">rz</text:span><text:span text:style-name="T1810">ewodnicz</text:span><text:span text:style-name="T1811">ą</text:span><text:span text:style-name="T1812">c</text:span><text:span text:style-name="T1813">y</text:span>:</text:p>
      <text:p text:style-name="P1814">Ja nie widzę przeszkód, żebyśmy wrócili na następnym posiedzeniu. Proszę bardzo, możemy w<text:span text:style-name="T1815">ró</text:span>cić jeszcze do tej sprawy.</text:p>
      <text:p text:style-name="P1816"><text:span text:style-name="T1817">O</text:span><text:span text:style-name="T1818">b. Stanisława Grabska</text:span>:</text:p>
      <text:p text:style-name="P1819">Wobec tego ma<text:span text:style-name="T1820">m</text:span>y następną sprawę. Mieliśmy dość - mieliśmy już jedno oświadczenie, które mówiło o zrzeszeniu studentów wśród innych zrzeszeń, organizacji, które no prawda w deklaracji naszej intencji powinny zostać zalegalizowane.</text:p>
      <text:p text:style-name="P1821">Otóż jest jeszcze jedna sprawa związana z tym, Niezależnym Zrzeszeniem Studentów<text:span text:style-name="T1822">.</text:span><text:s/>Wydaje się,<text:s/><text:span text:style-name="T1823">ż</text:span>e legalizacja tego zrzeszenia jest rzeczą szczególnie pilną. To zrzeszenie uzyskało już pewne uspokojenie młodzieży. Jest takie bardzo ciekawe ich stanowisko zajęte w Lublinie. No tą sprawę mogliby nasi młodzi koledzy przedstawić jak to wygląda, ale oczywiście wiemy, jak niecierpliwa jest młodzież<text:span text:style-name="T1824">.</text:span></text:p>
      <text:p text:style-name="P1825">W związku z czym proponujemy tego rodzaju oświadczenie, że grupa robocza do spraw stowarzyszeń nawiązując do stanowiska z dnia 27 lutego, wnosi o to, by legalizacja Niezależnego Zrzeszenia Studentów nastąpiła najpóźniej do 31 marca 1989 r. na mocy jednego aktu prawnego w skali ogólnopolskiej w oparciu o już przedstawiony statut.</text:p>
      <text:p text:style-name="P1826">To jest propozycja naszej strony, a dla jej, że tak powiem, pewnego pokazania tutaj - pan minister poprzednio chciał widzieć jakąś dobrą stronę, wolę ze strony tego stowarzyszenia, myślę, że jego ostatnie działania tutaj tą dobrą wolę wykazują, co by wskazywało na właśnie tym większą zasadność takiego zajęcia stanowiska, ja bym prosiła właśnie, żeby kolega z Niezależnego Zrzeszenia Studentów mógł tutaj w tej sprawie zabrać głos.</text:p>
      <text:soft-page-break/>
      <text:p text:style-name="P1827"><text:span text:style-name="T1828">Przewodnicz</text:span><text:span text:style-name="T1829">ą</text:span><text:span text:style-name="T1830">c</text:span><text:span text:style-name="T1831">y</text:span>:</text:p>
      <text:p text:style-name="P1832">Więc jeżeli idzie o NZS, mnie się wydaje, że ta tematyka jest przede wszystkim przedmiotem ob<text:span text:style-name="T1833">r</text:span>ad<text:s/>„stolika”<text:s/>młodzieżowego i tam ona , że tak powiem no powinna być doprowadzona do końca.</text:p>
      <text:p text:style-name="P1834"><text:span text:style-name="T1835">M</text:span>y<text:span text:style-name="T1836">,</text:span><text:s/>gdy idzie o stowarzyszenie, możemy rozważać pewne problemy ogólne i tak rozumiałem naszą pracę, natomiast co do już konkretnej organizacji, trudno żebyśmy dzisiaj podejmowali powtórną jakąś uchwałę, czy deklarację poza tą, która już została wydana.</text:p>
      <text:p text:style-name="P1837">Natomiast teraz uszczegółowienie i wykonanie tego<text:s/>przede wszystkim powinno należeć i być przedyskutowane. Przyjęte pewne ustalenie w<text:s/>„stoliku”<text:s/>młodzieżowym<text:span text:style-name="T1838">.</text:span></text:p>
      <text:p text:style-name="P1839">Dlatego też nie widzę żebyśmy tu mieli kompetencje do dalszego określania sprawy<text:s/><text:span text:style-name="T1840">NZ</text:span>S<text:span text:style-name="T1841">.</text:span><text:s/>Takie jest nasze w tej sprawie stanowisko.</text:p>
      <text:p text:style-name="P1842"><text:span text:style-name="T1843">O</text:span><text:span text:style-name="T1844">b</text:span><text:span text:style-name="T1845">.</text:span><text:span text:style-name="T1846"><text:s/>Eryk Chojn</text:span><text:span text:style-name="T1847">ac</text:span><text:span text:style-name="T1848">ki</text:span>:</text:p>
      <text:p text:style-name="P1849">Panie ministrze, dochodzimy do sytuacji taki<text:span text:style-name="T1850">ej,</text:span><text:s/>że<text:s/>„stolik”<text:s/>młodzieżowy uważa, że ta sprawa ma stanąć na<text:s/>„stoliku”<text:s/>do spraw stowarzyszeń.<text:s/><text:span text:style-name="T1851">W</text:span><text:s/>tej chwili pan mówi, że to powinno być na<text:s/>„stoliku”<text:s/>młodzieżowym, a czas nagli i sytuacja zaczyna się w jakimś stopniu zaos<text:span text:style-name="T1852">t</text:span>rzać<text:span text:style-name="T1853">.</text:span></text:p>
      <text:p text:style-name="P1854">Kierownictwo<text:s/><text:span text:style-name="T1855">N</text:span>ZS, tak jak pani profesor powiedziała, wykazuje deklarację dobrej woli.<text:s/><text:span text:style-name="T1856">W</text:span><text:s/>Lublinie wezwaliśmy do zawieszenia wszelkich wieców, demonstracji ulicznych.<text:s/><text:span text:style-name="T1857">W</text:span><text:s/>związku z zapowiedzianym wiecem na dzień dzisiejszy, wstrzymaliśmy przeprowadzenie go na terenie miasta, na terenie ulicznym, żeby nie doprowadzić do zaostrzeń.</text:p>
      <text:p text:style-name="P1858">Uniwersytet Warszawski występuje do odpowiednich władz o zgodę w sprawie uczczenia obchodów wydarze<text:span text:style-name="T1859">ń</text:span><text:s/>marcowych. Jest to kolejny dowód, że<text:s/><text:span text:style-name="T1860">NZS</text:span><text:s/>chce działać zgodnie z prawem, zgodnie z obowiązującym prawem, a strona rządowa zmusza nas do podjęcia działań niezgodnych z tym prawem, do działań<text:s/>nieleg<text:span text:style-name="T1861">al</text:span>n<text:span text:style-name="T1862">yc</text:span>h<text:span text:style-name="T1863">.</text:span></text:p>
      <text:p text:style-name="P1864">Jak długo taka sytuacja ma trwać. My tutaj proponujemy oświadczenie, żeby wnieść to do<text:s/>„stolika”<text:s/>wyż<text:span text:style-name="T1865">ej,</text:span><text:s/>do odpowiednich władz, żeby uściślić to. Studenci na to czekają. Ja nie wiem co będzie po świętach. W tej chwili w naszych rozmowach, w spotkaniach ze studentami, studenci nie widzą efektów. Ciągle przedłużanie, jest brak ufności.</text:p>
      <text:p text:style-name="P1866">Ja powiedziałem<text:span text:style-name="T1867">,</text:span><text:s/><text:span text:style-name="T1868">cz</text:span>as nagli, my tą decyzję powinniśmy podnieść i powinniśmy<text:s/><text:span text:style-name="T1869">w</text:span><text:s/>końcu zaproponować coś konkretnego.<text:s/><text:span text:style-name="T1870">B</text:span>o w p<text:span text:style-name="T1871">e</text:span>wnym momencie może nastąpić sytuacja, że studenci powiedzą<text:s/><text:span text:style-name="T1872">„</text:span>dosyć<text:span text:style-name="T1873">”</text:span><text:span text:style-name="T1874">.</text:span><text:s/>Także my staramy się ze wszelkich stron pertraktować. Tutaj rozmawiamy<text:span text:style-name="T1875">.</text:span><text:s/>Coraz dalej wysuwamy te akty dobrej woli, a ze strony rządowej nie mamy nic.</text:p>
      <text:p text:style-name="P1876">Dziękuję.</text:p>
      <text:p text:style-name="P1877"><text:span text:style-name="T1878">Ob. Mariusz Kamiński - NZS</text:span>:</text:p>
      <text:p text:style-name="P1879">Na tej sali znajduje się pan pułkownik Garlej, jest to osoba, która z ramienia Ministra Spraw Wewnętrznych udzieliła nam ostatnio odmowy legalizacji. Na ostatnim naszym spotkaniu zgodziliśmy się co do tego, łącznie z panem pułkownikiem, który był w grupie redakcyjnej, że NZS może być z<text:span text:style-name="T1880">al</text:span>eg<text:span text:style-name="T1881">al</text:span>izowane i to jeszcze na mocy obecnie obowiązującej<text:span text:style-name="T1882"><text:s/></text:span>ustawy.<text:s/><text:span text:style-name="T1883">W</text:span><text:s/>związku z czym widzę, że zdanie pana pułkownika uległo zmianie i że prawdopodobnie na konsekwencję tego jest zmiana decyzji. Znaczy właśnie pan pułkownik opuścił przed chwilą salę, myślę, że może po przyjściu ustosunkuje się do tego, skoro zmienił jakby decyzję, którą wydał raptem półtora miesiąca temu, myślę, że jest osobą władną, która<text:s/><text:soft-page-break/>tą decyzję może uchylić po prostu. I to w zasadzie może nastąpić z dnia na dzień<text:span text:style-name="T1884">.</text:span><text:s/>Mamy tu osobę kompetentną, która jakby no przyznała się, że popełniła ten błąd, stosunkowo niedawno.</text:p>
      <text:p text:style-name="P1885"><text:span text:style-name="T1886">Przewodniczący</text:span>:</text:p>
      <text:p text:style-name="P1887">Mnie się wydaje, jeszcze raz podkreślam, że sprawę NZS trzeba widzieć w szerszym wymiarze, no w ogóle tych spraw organizacji młodzieżowych, które są - tak przecież żywo i szczegółowo dyskutowane tam, gdzie powinny być dyskutowane,<text:s/>to znaczy na<text:s/>„stoliku”<text:s/>młodzieżowym<text:span text:style-name="T1888">.</text:span><text:s/>Bo cóż my tutaj możemy załatwić poza tamtym<text:s/>„stolikiem”,<text:s/><text:span text:style-name="T1889">n</text:span>o przecież nie można wszędzie dyskutować w tej samej sprawie. Trzeba by zaprosić teraz tamtych, którzy no są władni podejmować merytoryczne tematy, a przecież my właściwie powinniśmy się skoncentrować na tych ogólnych sprawach, a nie załatwiać sprawy ad casum. To jest nasze stanowisko w tej sprawie. Możemy dalej dysku<text:span text:style-name="T1890">to</text:span>w<text:span text:style-name="T1891">ać...</text:span></text:p>
      <text:p text:style-name="P1892"><text:span text:style-name="T1893">Ob</text:span><text:span text:style-name="T1894">.</text:span><text:span text:style-name="T1895"><text:s/>Stanisława Grabska</text:span>:</text:p>
      <text:p text:style-name="P1896">Stolik młodzieżowy ma cały szereg spraw takich wychowawczych, uzgadniania zasad wychowawczych, różnych innych, natomiast jednak sprawa legalizacji stowarzyszenia niewątpliwie należy do<text:s/>„stolika”<text:s/>stowarzyszeniowego, bo niezależnie od tego, że to jest młodzież, to to jest stowarzyszenie<text:span text:style-name="T1897">.</text:span></text:p>
      <text:p text:style-name="P1898">Więc my nie możemy powiedzieć, że to do nas nie należy. To należy do nas.</text:p>
      <text:p text:style-name="P1899"><text:span text:style-name="T1900">Przewodni</text:span><text:span text:style-name="T1901">cz</text:span><text:span text:style-name="T1902">ący</text:span>:</text:p>
      <text:p text:style-name="P1903">To my mamy decydować o rejestracji. No przecież my nie będziemy decydować o rejestracji.</text:p>
      <text:p text:style-name="P1904"><text:span text:style-name="T1905">Ob. Stanisława Grabska</text:span>:</text:p>
      <text:p text:style-name="P1906">Decydować nie, natomiast możemy sformułować sprawę, że uważamy, że jest rzeczą pilną zadecydowanie przez<text:s/><text:span text:style-name="T1907">„</text:span>okrągły stół”<text:s/>jak najszybsze zadecydowanie o pilnym trybie legalizacji jednym aktem na podstawie<text:s/><text:span text:style-name="T1908">-</text:span><text:s/>więc to jako zwrócenie się do<text:s/>„okrągłego stołu”, do powiedzmy<text:s/>„stolika”<text:s/>politycznego, który powinien to rozstrzygnąć w sytuacji, kiedy jeden i drugi mówi, że tutaj jest niekompetentny do rozstrzygnięcia i młodzieżowy i nasz, no to takie zwracanie się tak jak poprzednio, też zwróciliśmy<text:s/><text:span text:style-name="T1909">s</text:span>ię do<text:s/>„okrągłego stołu”.</text:p>
      <text:p text:style-name="P1910"><text:span text:style-name="T1911">Przewodniczący</text:span>:</text:p>
      <text:p text:style-name="P1912">Więc myśmy już to podjęli<text:span text:style-name="T1913">.</text:span></text:p>
      <text:p text:style-name="P1914"><text:span text:style-name="T1915">O</text:span><text:span text:style-name="T1916">b</text:span><text:span text:style-name="T1917">.</text:span><text:span text:style-name="T1918"><text:s/>Stanisława Grabsk</text:span><text:span text:style-name="T1919">a</text:span>:</text:p>
      <text:p text:style-name="P1920">Podjęliśmy ogólnie, ale czy takie ponaglenie o pilności załatwienia sprawy nie możemy tego zrobić.</text:p>
      <text:p text:style-name="P1921"><text:span text:style-name="T1922">Przewodniczący</text:span>:</text:p>
      <text:p text:style-name="P1923">Ja nie widzę podstaw.</text:p>
      <text:p text:style-name="P1924"><text:span text:style-name="T1925">O</text:span><text:span text:style-name="T1926">b. <text:s text:c="22"/></text:span><text:span text:style-name="T1927">:</text:span></text:p>
      <text:p text:style-name="P1928">Ale tu było o szybkich decyzjach, podjęcia<text:s/><text:span text:style-name="T1929">w</text:span><text:s/>ramach prac szybkich decyzji. Było już w poprzednim spotkaniu s<text:span text:style-name="T1930">fo</text:span>rmułowane.</text:p>
      <text:p text:style-name="P1931"><text:span text:style-name="T1932">Przewodni</text:span><text:span text:style-name="T1933">cz</text:span><text:span text:style-name="T1934">ący</text:span>:</text:p>
      <text:p text:style-name="P1935">Proszę bardzo.</text:p>
      <text:p text:style-name="P1936"><text:span text:style-name="T1937">O</text:span><text:span text:style-name="T1938">b</text:span><text:span text:style-name="T1939">.</text:span><text:span text:style-name="T1940"><text:s/>J</text:span><text:span text:style-name="T1941">a</text:span><text:span text:style-name="T1942">n Szczepański</text:span>:</text:p>
      <text:p text:style-name="P1943">Panie ministrze, mnie się wydaje, że twierdzenie, że nie ma powodu, żeby przyśpieszać te spr<text:span text:style-name="T1944">a</text:span>w<text:span text:style-name="T1945">ę</text:span>, nie uwzględnia pewnej sytuacji, która powstała, zwłaszcza w Krakowie, gdzie można zaobserwować rodzaj bardzo niepokojącej eskalacji. Wystąpienia studenckie przybrały w tej chwili formę, chwilami aktów jakiś<text:s/><text:soft-page-break/>zupełnie nierozważnych i nieprzemyślanych, niemniej pociąga to za sobą reakcję no bardzo niebezpieczne.</text:p>
      <text:p text:style-name="P1946"><text:span text:style-name="T1947">W</text:span><text:s/>tej chwili nie wiem, czy pan minister o tym wie, ale prorektor Uniwersytetu Jagiellońskiego prof. Grodzicki, parę dni temu otrzymał formalny wyrok śmierci tele<text:span text:style-name="T1948">fo</text:span>nicznie od kogoś, kto się podał za przedstawiciela organizacji. Na zapytanie, jaka to organizacja, odpowiedziano<text:s/><text:span text:style-name="T1949">-</text:span><text:s/>pan nie musi tego wiedzieć.</text:p>
      <text:p text:style-name="P1950">Po całej serii bardzo drastycznych wydarzeń, pobiciu<text:s/>szeregu pracowników uniwersytetu, ciężkiemu pobiciu, jedna z tych osób do tej pory leży w szpitalu z pęknięciem czaszki, takie pogróżki nie wydają się bezpodstawne<text:span text:style-name="T1951">.</text:span><text:s/>Nie można ich lekceważyć.</text:p>
      <text:p text:style-name="P1952">Mnie się wydaje, że jeżeli<text:s/><text:span text:style-name="T1953">„</text:span>okrągły stół”<text:s/>nie będzie próbował wywrzeć jakiegoś wpływu tonizującego na te nastroje, możemy być świadkami wydarzeń no bardzo dramatycznych.</text:p>
      <text:p text:style-name="P1954"><text:span text:style-name="T1955">Przewodniczący</text:span><text:span text:style-name="T1956">:</text:span></text:p>
      <text:p text:style-name="P1957">Proszę państwa, proponuję króciutką przerwę<text:span text:style-name="T1958">.</text:span><text:s/>Obradujemy już ponad godzinę<text:span text:style-name="T1959">.</text:span></text:p>
      <text:p text:style-name="P1960"><text:span text:style-name="T1961">Ob. Stanisława Grabska</text:span>:</text:p>
      <text:p text:style-name="P1962">Mamy jeszcze<text:span text:style-name="T1963">...</text:span><text:s/>strony panie ministrze dwa, dwie sprawy i po czym będziemy mogli no chyba do obiadu zdążymy jeszcze te dwie sprawy krótkie omówić w sensie na tak lub na nie prawda z waszej strony, żeby po obiedzie zostawić już sprawę ustawy<text:span text:style-name="T1964">.</text:span><text:s/>Ja tylko sygnalizuję przed przerwą<text:span text:style-name="T1965">.</text:span></text:p>
      <text:p text:style-name="P1966"><text:span text:style-name="T1967">Przewodniczący</text:span>:</text:p>
      <text:p text:style-name="P1968">10 minut przerwy.</text:p>
      <text:p text:style-name="P1969"/>
      <text:p text:style-name="P1970">/<text:span text:style-name="T1971">Przerwa</text:span>/.</text:p>
      <text:p text:style-name="P1972"/>
      <text:p text:style-name="P1973">/Po przerwie/.</text:p>
      <text:p text:style-name="P1974"/>
      <text:p text:style-name="P1975"><text:span text:style-name="T1976">/</text:span>Po przerwie obradom<text:s/><text:span text:style-name="T1977">przewodniczy ob. Stanisława Grabska</text:span>/<text:span text:style-name="T1978">.</text:span></text:p>
      <text:p text:style-name="P1979"><text:span text:style-name="T1980">P</text:span><text:span text:style-name="T1981">rz</text:span><text:span text:style-name="T1982">ewodnicząca:</text:span></text:p>
      <text:p text:style-name="P1983">Otóż<text:s/>trzynastego<text:s/>zbierze się zespół redakcyjny o godzinie 10.00, bo przewidujemy, że dzisiaj to państwo mimo, że po południu macie jeszcze na zespół redakcyjny to zapewne nie skończycie, a dopiero na piątek<text:s/>siedemnastego<text:s/>mamy następny raz salę na zebranie całego naszego zespołu.</text:p>
      <text:p text:style-name="P1984">No ja myślę, że gdyby zespół redakcyjny tak okazał, że skończył pracę wcześniej, no to oczywiście możn<text:span text:style-name="T1985">a</text:span><text:s/><text:span text:style-name="T1986">b</text:span>y telefonicznie zawiadomić wszystkich, żeby tego<text:s/>trzynastego<text:s/>jeszcze się zebrać.<text:s/><text:span text:style-name="T1987">N</text:span>o, ale ja sądzę, że jednak będzie zespół redakcyjny pracował przez te - i dziś po południu i<text:s/>trzynastego<text:span text:style-name="T1988">.</text:span><text:s/><text:span text:style-name="T1989">I</text:span><text:s/>w takim razie nasze zebranie będzie<text:s/>siedemnastego, o 10.00 rano tutaj.<text:s/><text:span text:style-name="T1990">Z</text:span><text:s/>kwadransem akademickim, dobrze,<text:s/><text:span text:style-name="T1991">10</text:span>.1<text:span text:style-name="T1992">5</text:span>, na cały zespół.</text:p>
      <text:p text:style-name="P1993">Proszę państwa, mamy jeszcze parę spraw, bo tu pan minister mi przekazał teraz tą końcówkę, bo my chcemy skończyć do obiadu, tak żeby po obiedzie mógł już zespół redakcyjny pracować do tej piątej.</text:p>
      <text:p text:style-name="P1994">Otóż jeszcze myśmy nie skończyli sprawy tego NZ<text:span text:style-name="T1995">S</text:span>-u, mianowicie tutaj, ponieważ pojawił się adresat wypowiedzi kolegi, wobec tego proszę go o głos, kolegę, aby się zwrócił ponownie.</text:p>
      <text:p text:style-name="P1996"><text:span text:style-name="T1997">O</text:span><text:span text:style-name="T1998">b. <text:s text:c="22"/></text:span><text:span text:style-name="T1999">:</text:span></text:p>
      <text:soft-page-break/>
      <text:p text:style-name="P2000">Tak. Ponieważ pan pułkownik już jest na sali, wobec tego jako do osoby kompetentnej zwracam się do pana o uchylenie swojej wcześniejszej decyzji, o odmowie legalizac<text:span text:style-name="T2001">j</text:span>i<text:s/><text:span text:style-name="T2002">N</text:span>ZS-u, znaczy argumentując to o<text:span text:style-name="T2003">c</text:span>zywiście<text:s/>naszym poprzednim spotkaniem, czyli wynikiem naszego poprzedniego spotkania, gdzie pan również wchodził jakby do grupy redakcyjnej, która bezpośrednio stwierdziła, że uważamy, tutaj, iż istnieje możliwość legalizacji<text:s/><text:span text:style-name="T2004">N</text:span>ZS<text:span text:style-name="T2005">-</text:span>u jeszcze na mocy obecnych przepisów ustawy o stowarzyszeniach<text:span text:style-name="T2006">.</text:span></text:p>
      <text:p text:style-name="P2007"><text:span text:style-name="T2008">O</text:span><text:span text:style-name="T2009">b</text:span><text:span text:style-name="T2010">.</text:span><text:span text:style-name="T2011"><text:s/>Jerzy Ga</text:span><text:span text:style-name="T2012">rl</text:span><text:span text:style-name="T2013">ej</text:span>:</text:p>
      <text:p text:style-name="P2014">Ja nie chciałbym tutaj w tym miejscu załatwiać w ogóle tych spraw. Po pierwsze chciałbym powiedzie<text:span text:style-name="T2015">ć</text:span>, że na decyzje nie moją, bo to chciałbym wyraźnie podkreślić, że ja tylko<text:s/>podpisuję<text:s/>decyzje w imieniu Ministra Spraw Wewnętrznych, bo zostałem do tego upoważniony. To jest decyzja nie moja, indywidualna, tylko decyzja Ministra Spraw Wewnętrznych.</text:p>
      <text:p text:style-name="P2016">Otóż na tę decyzję z ostatnich dni grudnia, o ile dobrze pamiętam, nie wpłynął żaden wniosek, to znaczy nie wpłynął wniosek o uchylenie tej decyzji, nie został złożony ponowny wniosek o rejestrację, wobec tego no trudno mi samemu uchylać decyzje Ministra Spraw Wewnętrznych.</text:p>
      <text:p text:style-name="P2017"><text:span text:style-name="T2018">Ob. Przewodniczący - Jan Brol</text:span>:</text:p>
      <text:p text:style-name="P2019">Jeśli można, chciałbym jeszcze raz podkreślić, nasza grupa robocza nie jest od załatwiania indywidu<text:span text:style-name="T2020">al</text:span>nych spraw. Problem rejestracji NZS powinna być załatwiony w normalnym trybie, takim, jaki przewidują przepisy prawa, a natomiast wszyscy wiemy, że jest ona szeroko dyskutowana w całym pakiecie spraw organizacji młodzieżowych przy<text:s/>„stoliku”<text:s/>młodzieżowym. Stąd też proponuję, żebyśmy jednak no tutaj zdjęli z porządku obrad ten temat, ponieważ naprawdę nie czujemy się kompetentni, żeby załatwić sprawę indywidualnej organizacji i jej rejestracji.</text:p>
      <text:p text:style-name="P2021">Myśmy wydali oświadczenie prawda, że w ramach<text:s/><text:span text:style-name="T2022">„</text:span>okrągłego<text:s/>stołu<text:span text:style-name="T2023">”</text:span><text:s/>powinna ta sprawa być także załatwiona, łącznie z innymi organiza<text:span text:style-name="T2024">cj</text:span>ami i sądzę, no z naszej strony naprawdę nic więcej do powiedzenia w tej sprawie nie mamy.</text:p>
      <text:p text:style-name="P2025"><text:span text:style-name="T2026">Ob. Stanisława Grabska</text:span>:</text:p>
      <text:p text:style-name="P2027">Rozumiem, że tutaj możemy stwierdzić..<text:span text:style-name="T2028">.</text:span><text:s/>zbieżność.<text:span text:style-name="T2029">..<text:s/></text:span>intencji, że jak najszybciej powinna, że jak najszybciej to cośmy powiedzieli potwierdzenie naszej poprzedniej intencji, że powinna ta rzecz być jak najszybciej załatwiona, plus pewną rozbieżność, mianowicie, że zdaniem strony solidarnościowej należy oby jeszcze, że tak powiem zwrócić się o przyspieszenie tej sprawy, zwrócić się do<text:s/>„stolika”<text:s/>powiedzmy politycznego z przyspieszeniem tej sprawy, żeby najpóźniej do końca marca i żeby to było jednym aktem prawnym w skali ogólnopolski<text:span text:style-name="T2030">ej</text:span><text:s/>w opar<text:span text:style-name="T2031">c</text:span>iu o przedstawion<text:span text:style-name="T2032">y</text:span><text:s/><text:span text:style-name="T2033">s</text:span>tatu<text:span text:style-name="T2034">t.</text:span></text:p>
      <text:p text:style-name="P2035">Natomiast strona rządowo-koalic<text:span text:style-name="T2036">yj</text:span>na uważa taką rzecz za zbędną i za leżącą właściwości innych<text:s/>„stolików”.</text:p>
      <text:p text:style-name="P2037"><text:span text:style-name="T2038">Przewodnicz</text:span><text:span text:style-name="T2039">ą</text:span><text:span text:style-name="T2040">c</text:span><text:span text:style-name="T2041">y</text:span><text:span text:style-name="T2042">:</text:span></text:p>
      <text:p text:style-name="P2043">Także to nie jest kompetencja, żeby dzisiaj tutaj w tej grupie roboczej załatwić tą indywidualną sprawę.</text:p>
      <text:p text:style-name="P2044"><text:span text:style-name="T2045">Ob. Stanisława Grabska:</text:span></text:p>
      <text:p text:style-name="P2046">No rozumiem. Więc to będzie powiedzmy tego rodzaju zapis. Słucham<text:span text:style-name="T2047">?</text:span></text:p>
      <text:p text:style-name="P2048"><text:span text:style-name="T2049">O</text:span><text:span text:style-name="T2050">b. <text:s text:c="22"/></text:span><text:span text:style-name="T2051">:</text:span></text:p>
      <text:p text:style-name="P2052">Ja jeszcze chciałem może przypomnieć. Na ostatnim spotkaniu Zbigniew Bujak powiedział wyraźnie, że ta decyzja odnośnie NZS tu powinna zapaść,<text:s/><text:span text:style-name="T2053">ż</text:span>e takie były uzgodnienia tego<text:s/>„stolika”<text:s/>politycznego.</text:p>
      <text:soft-page-break/>
      <text:p text:style-name="P2054"><text:span text:style-name="T2055">Ob. Stanisława Grabska</text:span>:</text:p>
      <text:p text:style-name="P2056">Przepraszam kolego! Nie możemy<text:s/><text:span text:style-name="T2057">w</text:span><text:s/>nieskończoność<text:s/>tej sprawy dyskutować, bo pan minister powtórzy swoje, my powtórzymy swoje i tak można godzinę.</text:p>
      <text:p text:style-name="P2058">Wobec tego ja uważam, że jest jedyną rzeczą, którą mamy do zrobienia, to jest za<text:span text:style-name="T2059">p</text:span>isanie w protokole z naszej strony, żeśmy sprawę postawili, żeśmy otrzymali taką odpowiedź, przekazanie to w informacji<text:s/>„stolikowi”<text:s/>politycznemu, aby on to tam ostatecznie załatwił.</text:p>
      <text:p text:style-name="P2060">Co pan by chciał powiedzieć jeszcze w tej samej sprawie, argumen<text:span text:style-name="T2061">ta</text:span>cję. Słucham.</text:p>
      <text:p text:style-name="P2062"><text:span text:style-name="T2063">Ob. Piotr Czerwiec</text:span>:</text:p>
      <text:p text:style-name="P2064">Ja chciałem się zapytać, czy to stanowisko pana Garleja mamy traktować jako zachętę do ponownego wystąpienia na drogę prawną?</text:p>
      <text:p text:style-name="P2065"><text:span text:style-name="T2066">O</text:span><text:span text:style-name="T2067">b</text:span><text:span text:style-name="T2068">.</text:span><text:span text:style-name="T2069"><text:s/>Jerzy Ga</text:span><text:span text:style-name="T2070">rl</text:span><text:span text:style-name="T2071">ej</text:span>:</text:p>
      <text:p text:style-name="P2072">Ja jeszcze raz chciałem powtórzyć, że to jest stanowisko Ministra Spraw Wewnętrznych, który ma określone nazwisko, a nie dyrektora Garl<text:span text:style-name="T2073">ej</text:span>a.</text:p>
      <text:p text:style-name="P2074"><text:span text:style-name="T2075">O</text:span><text:span text:style-name="T2076">b. Piotr Czerwiec</text:span>:</text:p>
      <text:p text:style-name="P2077">Ja pytałem, czy to jest pana zachęta, żebyśmy ponownie wystąpili na drogę prawną? Pana słowa sprzed chwilą, sprzed chwili czy są taką zachętą?</text:p>
      <text:p text:style-name="P2078"><text:span text:style-name="T2079">Ob. Stanisława Grabska</text:span>:</text:p>
      <text:p text:style-name="P2080">Może nie docisk<text:span text:style-name="T2081">a</text:span>ć należy, a uznać to za zachętę.</text:p>
      <text:p text:style-name="P2082"><text:span text:style-name="T2083">Ob. Jerzy Garlej</text:span>:</text:p>
      <text:p text:style-name="P2084">Nie będę komentował po prostu.</text:p>
      <text:p text:style-name="P2085"><text:span text:style-name="T2086">O</text:span><text:span text:style-name="T2087">b. Stanisława Grabska</text:span>:</text:p>
      <text:p text:style-name="P2088">Mam jeszcze dwie sprawy. Jedna sprawa niestety panie ministrze, również nieco taka szczegółowa, przed czym pan minister się broni<text:span text:style-name="T2089">.</text:span></text:p>
      <text:p text:style-name="P2090">Ale jest sytuacja taka<text:span text:style-name="T2091">.</text:span><text:s/>Myśmy<text:s/><text:span text:style-name="T2092">w</text:span><text:s/>naszym poprzednim oświadczeniu wysuwali tą sprawę odzyskania majątku przez stowarzyszenia, które będą legalizowane, bądź w porozumieniu z innymi stowarzyszeniami, bądź z administra<text:span text:style-name="T2093">cj</text:span>ą tam, gdzie administra<text:span text:style-name="T2094">cj</text:span>a to tym dysponuje<text:span text:style-name="T2095">.</text:span></text:p>
      <text:p text:style-name="P2096">Ponieważ w międzyczasie toczy się sprawa przekazania majątku Związku Plastyków nowo powstającej fundacji, wobec tego strona solidarnościowa postuluje wystąpienie do pana Ministra Kultury i Sztuki, aby do czasu zar<text:span text:style-name="T2097">ej</text:span>estrowania Związku Pol<text:span text:style-name="T2098">s</text:span>kic<text:span text:style-name="T2099">h</text:span><text:s/>Artystów Plastyków, nie były podejmowane żadne decyzje odnośnie majątku<text:span text:style-name="T2100">.</text:span></text:p>
      <text:p text:style-name="P2101">Więc tutaj powiedzmy mamy taki projekt oświadczenia, ale no zasadnicza sprawa, czy by strona rządowa zgodziła się podzielić z nami tego typu oświadczenie, że grupa robocza do spraw stowarzyszeń zwraca się do Ministra Kultury i Sztuki, usilnie się domagając, by nie podejmowano żadnych decyzji odnośnie majątku rozwiązanego ZPAP, a to w związku ze spodziewaną rychłą legalizacją związku artys<text:span text:style-name="T2102">tó</text:span>w plastyków<text:span text:style-name="T2103">.</text:span></text:p>
      <text:p text:style-name="P2104"><text:span text:style-name="T2105">Ob. Jan Brol</text:span>:</text:p>
      <text:p text:style-name="P2106">Panie przewodnicząca słusznie zwróciła uwagę, że nasze stanowisko zostało już na tle<text:s/><text:span text:style-name="T2107">N</text:span>ZS-u dość jasno określone. My nie możemy tutaj zajmować się poszczególnymi sprawami dlatego, że nie wiem jaki to jest majątek, czy to jest... czyj majątek itd<text:span text:style-name="T2108">.</text:span><text:s/>Trudno wydawać oświadczenia w sprawach indywidu<text:span text:style-name="T2109">al</text:span>nych<text:span text:style-name="T2110">.</text:span><text:s/><text:soft-page-break/>Jesteśmy powołani do załatwiania spraw ogólnych i tak tylko możemy traktować nasze tut<text:span text:style-name="T2111">aj</text:span><text:s/>działanie<text:s/>i nasze kompetencje.</text:p>
      <text:p text:style-name="P2112">Ja nie mogę przyjąć jakiegokolwiek oświadczenia w tych sprawach, co nie przeszkadza, żebyście państwo we własnym zakresie, a zwłaszcza z<text:span text:style-name="T2113">ai</text:span>nteresowani zwrócili się do Ministra Kultury o wyjaśnienie tej sprawy, czy ewentualnie prawda o uzyskanie informacji.</text:p>
      <text:p text:style-name="P2114"><text:span text:style-name="T2115">W</text:span><text:s/>każdym razie nie sądzę, abyśmy byli kompetentni do wydawania takich oświadczeń.</text:p>
      <text:p text:style-name="P2116"><text:span text:style-name="T2117">O</text:span><text:span text:style-name="T2118">b</text:span><text:span text:style-name="T2119">.</text:span><text:span text:style-name="T2120"><text:s/>Stanisława Grabska</text:span>:</text:p>
      <text:p text:style-name="P2121">Rozumiem, czyli tu byłaby prawda kolejna nasza rozbieżność.</text:p>
      <text:p text:style-name="P2122">Aha, jeszcze w tej sprawie pan Bratkowski, proszę.</text:p>
      <text:p text:style-name="P2123"><text:span text:style-name="T2124">Oba Stefan Bratkowski</text:span>:</text:p>
      <text:p text:style-name="P2125">Myśmy akurat rozmawiali z panem ministrem na ten temat tele<text:span text:style-name="T2126">fo</text:span>nicznie<text:span text:style-name="T2127">,</text:span><text:s/>p<text:span text:style-name="T2128">r</text:span>oszę państwa tu chodzi nie tyle o samą w tej chwili wspólną jakąś decyzję co do głosu itd.,<text:s/><text:span text:style-name="T2129">i</text:span>td<text:span text:style-name="T2130">.</text:span><text:span text:style-name="T2131"><text:s/></text:span>Chodzi po prostu o praktyczne kroki, które by no nie doprowadziły naszej sytuacji tutaj do sytuacji producentów pustych słów.</text:p>
      <text:p text:style-name="P2132">Myślę, że pan dyrektor Garlej akurat pewnie potwierdzi to co ja wiem na temat majątku tego Związku Polskich Artystów Plastyków, to znaczy, że był to majątek ich własny, przez nich samych wypracowany i majątek dosyć pokaźny<text:span text:style-name="T2133">.</text:span></text:p>
      <text:p text:style-name="P2134">Chodzi tu po prostu o to, żeby nie stwarzać faktów dokonanych przed zakończeniem prac przy<text:s/>„okrągłym stole”.</text:p>
      <text:p text:style-name="P2135">Mamy do czynienia rzeczywiście w różnych innych<text:s/>sprawach z podobnymi działaniami administra<text:span text:style-name="T2136">cj</text:span>i i nie służą one dobrze atmosferze tego<text:s/>„okrągłego stołu”.</text:p>
      <text:p text:style-name="P2137">Myślę, że i w tym przypadku byłoby dosyć łatwo<text:s/>uniknąć dalszych jakiś rozbieżności czy też perturbacji, gdybyśmy na przykład panie ministrze, uzyskali ze strony pana osobiście, jako przewodniczącego strony rządowo-koalicyjnej deklarację, że pan porozumie się z ministrem Krawczukiem i przekaże mu opinie, że do czasu zakończenia przynajmniej obrad<text:s/><text:span text:style-name="T2138">„</text:span>okrągłego stołu<text:span text:style-name="T2139">”</text:span><text:s/>jeśli nie do czasu uregulowania statusu tego ZPAP, nie byłoby rzeczą zręczną wszczynać tego rodzaju działań, które by podważyły dobrą wiarę w stronę rządowo-koalic<text:span text:style-name="T2140">yj</text:span>ną w tych rozmowach<text:span text:style-name="T2141">.</text:span></text:p>
      <text:p text:style-name="P2142">Myślę, że taka formuła byłaby też do przyjęcia, być może mógłby to zrobić dyrektor Garlej, jako lepiej zorientowany w praktycznie w całej sprawie konkretnie<text:span text:style-name="T2143">.</text:span><text:s/>Chodziłoby po prostu o to, żeby nie doszło do sytuacji, w której my tutaj jesteśmy wszyscy razem dezawuowani działaniami, no nie chcę powiedzieć w złej wierze pod<text:span text:style-name="T2144">ej</text:span>mowanymi, bo może nie są podejmowane w złej wierze, ale w każdym razie na takie działania wygląda<text:span text:style-name="T2145">ją.</text:span></text:p>
      <text:p text:style-name="P2146"><text:span text:style-name="T2147">Ob. Stanisława Grabska</text:span>:</text:p>
      <text:p text:style-name="P2148">Czy pan minister chce na to odpowiedzieć?</text:p>
      <text:p text:style-name="P2149">Czyli o jakimś działaniu pana ministra, że tak powiem, nie oświadczeniu<text:span text:style-name="T2150">...</text:span></text:p>
      <text:p text:style-name="P2151"><text:span text:style-name="T2152">Ob. Jan Brol</text:span>:</text:p>
      <text:p text:style-name="P2153">My rozmawiamy dzisiaj tutaj przy naszym stoliku oficjalnie, więc ja tutaj rozumiałem to zupełnie od innej strony. O jakimś nieo<text:span text:style-name="T2154">ficj</text:span>alnym działaniu pana red. Bratkowskiego. Oficjalnych działań, no jakie ja mam tutaj kompetencje, poza tym, że mam przyjemność i obowiązek przewodniczyć tej stronie. Nie mam przecież żadnego z tego tytułu uprawnień<text:s/>do oddziaływania na innych, na inne organy administrac<text:span text:style-name="T2155">ji<text:s/></text:span>państwowej w<text:s/><text:soft-page-break/>zakresie ich działań, ich kompetencji.</text:p>
      <text:p text:style-name="P2156"><text:span text:style-name="T2157">Ob.<text:s/></text:span><text:span text:style-name="T2158">S</text:span><text:span text:style-name="T2159">tefan Bratkowski</text:span><text:span text:style-name="T2160">:</text:span></text:p>
      <text:p text:style-name="P2161">A czy we obrębie resortu spraw wewnętrznych byłaby możliwa taka ewentualność, że pan dyrektor Garlej, rozumiem, że za zgodą swoich szef<text:span text:style-name="T2162">ó</text:span>w, mógłby skierować jakąś taką oficjalną uwagę pod adresem Ministerstwa Kultury<text:s/><text:span text:style-name="T2163">i</text:span><text:s/>że działań, które by podważały dobrą wiarę, nie chodzi o język, bo ja tutaj mówię o intencji, a nie o s<text:span text:style-name="T2164">fo</text:span>rmułowaniach.</text:p>
      <text:p text:style-name="P2165"><text:span text:style-name="T2166">W</text:span><text:s/>każdym razie,<text:s/><text:span text:style-name="T2167">ż</text:span>e nie byłyby pożądane tego rodzaju działania, które by przed czasem przesądzały sprawy, które mają się rozwiązać w wyniku tego<text:s/>„okrągłego stołu<text:span text:style-name="T2168">”</text:span>. Chodzi po prostu o praktyczne działanie co do efektu, bo nam nie chodzi przecież o słowa, tylko chodzi o załatwienie sprawy, która może przysporzyć potem kupę rozgoryczenia i właśnie jak powiadam przypisania nam tutaj roli zupełnie przez nas niepożądane<text:span text:style-name="T2169">j.</text:span></text:p>
      <text:p text:style-name="P2170"><text:span text:style-name="T2171">Ob. Je</text:span><text:span text:style-name="T2172">r</text:span><text:span text:style-name="T2173">zy Garlej</text:span><text:span text:style-name="T2174">:</text:span></text:p>
      <text:p text:style-name="P2175">Panie redaktorze,<text:s/><text:span text:style-name="T2176">j</text:span>a chciałem powiedzieć, że Ministerstwo Spraw Wewnętrznych nie było likwidatorem ZPAP.<text:s/>ZPAP miało swojego likwidatora, który rozporządził majątkiem<text:span text:style-name="T2177">.<text:s/></text:span>No w<text:span text:style-name="T2178">i</text:span>ęc w tej sytuacji, ja nie za bardzo widzę rolę Ministe<text:span text:style-name="T2179">r</text:span>stwa Sp<text:span text:style-name="T2180">r</text:span>aw Wewnętrznych. Poza tym, że możemy coś sygnalizować.</text:p>
      <text:p text:style-name="P2181">Tak jak tu powiedział pan minister w drodze nieoficjalnej. Ja koresponden<text:span text:style-name="T2182">cj</text:span>i nie będę w tej materii prowadził.<text:s/>Ja nie mam tytułu po prostu prawnego do prowadzenia korespondencji w tej materii.</text:p>
      <text:p text:style-name="P2183"><text:span text:style-name="T2184">W</text:span><text:s/>1985 roku dla nas ślad się w ogóle, że tak powiem od strony administracyjnej urwał z chwilą wykreślenia<text:s/>decyzją dyrektora wydziału społeczno-administracyjnego stowarzyszenia z rejestru<text:span text:style-name="T2185">.</text:span><text:s/>Likwidatorem był Ministerstwo Kultury i Sztuki, o ile ja dobrze wiem.</text:p>
      <text:p text:style-name="P2186"><text:span text:style-name="T2187">Ob. Stanisława Grabska</text:span><text:span text:style-name="T2188">:</text:span></text:p>
      <text:p text:style-name="P2189"><text:span text:style-name="T2190">N</text:span>o myślę, że stoimy znowu wobec sprawy<text:span text:style-name="T2191">,</text:span><text:s/>która będzie nieuzgodniona i musimy ją jako nieuzgodnioną zaprotokółować z odrębnymi stanowiskami strony solidarnościowej,<text:s/><text:span text:style-name="T2192">i</text:span><text:s/>strony rządowo-ko<text:span text:style-name="T2193">al</text:span>icy<text:span text:style-name="T2194">jn</text:span>e<text:span text:style-name="T2195">j.</text:span><text:s/>Miano<text:span text:style-name="T2196">wici</text:span>e<text:s/><text:span text:style-name="T2197">stro</text:span>na so<text:span text:style-name="T2198">li</text:span>darnoś<text:span text:style-name="T2199">ci</text:span>owa proponuje zwrócenie się<text:span text:style-name="T2200"><text:s/></text:span>do Ministra Kultury i Sztuki z tym naglącym naleganiem na to, by sprawy majątkowe Związku Artystów Plastyków nie były rozstrzygane, aż do czasu powstania tego Związku, legalizacji tego Związku. Strona rządowo-koalicyjna powiada, że uważa, że nasz<text:s/>„stolik”<text:s/>nie jest w kompetencji do zwrócenia się z taką sprawą do Ministra Kultury i Sztuki.</text:p>
      <text:p text:style-name="P2201">Mamy jeszcze jedną sprawę, może wreszcie w tej ostatniej nam się uda uzyskać wspólne oświadczeni<text:span text:style-name="T2202">e</text:span>. Była bardzo długo dyskutowana sprawa harcerstwa<text:span text:style-name="T2203">,</text:span><text:s/><text:span text:style-name="T2204">b</text:span>o dyskusji samej nie ma sensu powracać, bo się wszystkie argumenty powtórzy, natomiast trzeba ją, że tak powiem, sfinalizować zbieżnością lub rozbieżnością<text:span text:style-name="T2205">.</text:span></text:p>
      <text:p text:style-name="P2206">Pr<text:span text:style-name="T2207">ojek</text:span>t s<text:span text:style-name="T2208">ol</text:span>ida<text:span text:style-name="T2209">rn</text:span>ościowo-opozyc<text:span text:style-name="T2210">yjn</text:span>y<text:s/><text:span text:style-name="T2211">jest</text:span><text:s/>tak<text:span text:style-name="T2212">i.</text:span><text:s/>Grupa robocza do spraw stowarzyszeń uważa za konieczne wprowadzenie pluralizmu organizacji harcerskiej z tym, że organizacje te będą miały różniące się między sobą mundury, nazwy, odznak<text:span text:style-name="T2213">i</text:span>.</text:p>
      <text:p text:style-name="P2214">Uważamy, że słowo<text:s/>„harcerstwo”<text:s/>w nazwie, symbolika harcerska wraz z krzyżem harcerskim są wspólnym dobrem ruchu<text:s/>harcerskiego i wszystkie organizacje harcerskie winny mieć do nich prawo.</text:p>
      <text:p text:style-name="P2215">Ocz<text:span text:style-name="T2216">yw</text:span>iście<text:s/><text:span text:style-name="T2217">jest</text:span><text:s/>pierwsza sprawa w ogóle tego oświadczenia, i druga sprawa jego brzmienia, które może być powiedzmy<text:s/><text:span text:style-name="T2218">w</text:span><text:s/>części zgodne, w części niezgodne<text:span text:style-name="T2219">.</text:span><text:s/>Tutaj dzisiaj byśmy chcieli mieć tą pewną zbieżność stanowisk, no daj Boże, jak największą zbieżność stanowisk uzyskaną.</text:p>
      <text:soft-page-break/>
      <text:p text:style-name="P2220"><text:span text:style-name="T2221">W</text:span>ięc tu proszę właśnie o odpowied<text:span text:style-name="T2222">ź.</text:span></text:p>
      <text:p text:style-name="P2223"><text:span text:style-name="T2224">Ob</text:span><text:span text:style-name="T2225">.</text:span><text:span text:style-name="T2226"><text:s/>Jan Brol</text:span><text:span text:style-name="T2227">:</text:span></text:p>
      <text:p text:style-name="P2228"><text:span text:style-name="T2229">W</text:span><text:s/>sprawie harcerstwa. Właściwie t<text:span text:style-name="T2230">a</text:span><text:s/>propozycja, którą pani przewodnicząca przedstawia odnosi się wprost do art<text:span text:style-name="T2231">.<text:s/></text:span>40 projektu ustawy, który jeszcze raz przypomnę brzmi, że Związek Harcerstwa Polskiego zachowuje dotychczasowe uprawnienia do pos<text:span text:style-name="T2232">ł</text:span>u<text:span text:style-name="T2233">gi</text:span>w<text:span text:style-name="T2234">an</text:span>ia się nazwą, mundurem, od<text:span text:style-name="T2235">znak</text:span>ami i symboliką harcerską. Uprawnienia ZHP w tym zakresie nie mogą być naruszone przez inne<text:s/><text:span text:style-name="T2236">st</text:span>owarzyszenia.</text:p>
      <text:p text:style-name="P2237">Więc stanowisko nasze, strony rządowej jest takie, aby utrzymać art. 40 w jego proponowanym brzmieniu. Idzie po prostu o to, aby jednak to co zresztą tutaj już przedstawiciel Związku Harcerstwa P<text:span text:style-name="T2238">ol</text:span>skiego na poprzednim naszym posiedzeniu szeroko uzasadnił, nie dopuścić do rozbicia tego związku.</text:p>
      <text:p text:style-name="P2239">Jeszcze raz chcę podkreślić, że ten przepis nie stoi w kolizji z możliwością tworzenia pluralistycznych organizacji młodzieżowych, zajmujących się również no takim działaniem, które się tak dość popularnie określa, działaniem skautingowym. Natomiast idzie o to, aby jednak zachować jednolity związek, który no ma takie uprawnienia, jak każdy inny związek do tych wypracowanych właśnie<text:s/>przez Związek Harcerstwa Polskiego swoich symboliki, swojego munduru i stąd też właściwie jesteśmy z<text:span text:style-name="T2240">a</text:span><text:s/>utrzymaniem art. 40<text:span text:style-name="T2241">,</text:span><text:s/>stąd też z natury rzeczy nie możemy podpisać się pod taką deklaracją, którą pani przewodnicząca zaproponowała.</text:p>
      <text:p text:style-name="P2242"><text:span text:style-name="T2243">O</text:span><text:span text:style-name="T2244">b</text:span><text:span text:style-name="T2245">.</text:span><text:span text:style-name="T2246"><text:s/>Stanisława Grabska</text:span><text:span text:style-name="T2247">:</text:span></text:p>
      <text:p text:style-name="P2248">Sprawa w takim razie, bo ja miałam wrażenie, że na poprzednim naszym spotkaniu p<text:span text:style-name="T2249">a</text:span>n dyrektor był skłonny do wycofania tego artykułu lub co najmniej wycofania z niego słowa<text:s/>„symbolika<text:span text:style-name="T2250">”</text:span>. Bo oczywiście, że mundur, taki jaki harcerstwo dzisiaj ma, przecież inna organizacja harcerska może wrócić do poprzedniego kształtu munduru i szarego koloru, jaki tam wtedy był<text:span text:style-name="T2251">.</text:span><text:s/>Nazwa jeżeli nie będzie zastrzeżone słowo<text:s/>„harcer<text:span text:style-name="T2252">st</text:span>wo”<text:s/>t<text:span text:style-name="T2253">ylk</text:span>o c<text:span text:style-name="T2254">ał</text:span>e brzmienie nazwa, in<text:span text:style-name="T2255">ac</text:span>z<text:span text:style-name="T2256">ej<text:s/></text:span>będzie określone harcerstwo, też może być inna. Sporna by zostaw<text:span text:style-name="T2257">ał</text:span>a sprawa krzyż<text:span text:style-name="T2258">a</text:span>, k<text:span text:style-name="T2259">tó</text:span>ry<text:s/><text:span text:style-name="T2260">jest</text:span><text:s/>równocześnie odzn<text:span text:style-name="T2261">ak</text:span>ą, ale który może mieć inny rysunek czy inny ten.</text:p>
      <text:p text:style-name="P2262">Więc gdyby w ustawie było tylko zniesiona sprawa symboliki, to nasze określenie, że mają się między różnić mundury, nazwy i odznaki powinno, że tak powiem, wystarczać dl<text:span text:style-name="T2263">a</text:span>tego, żeby ZHP nie czuł się wydziedziczony z tego co dopracował.</text:p>
      <text:p text:style-name="P2264">I dlatego nie uważałam tego oświadczenia za sprzeczne z naszą dotychczasową dyskusją.</text:p>
      <text:p text:style-name="P2265"><text:span text:style-name="T2266">O</text:span><text:span text:style-name="T2267">b</text:span><text:span text:style-name="T2268">.</text:span><text:span text:style-name="T2269"><text:s/>Jan Brol</text:span><text:span text:style-name="T2270">:</text:span></text:p>
      <text:p text:style-name="P2271">Pan dyrektor Garlej chce zabrać głos, a potem pan Czarnota także.</text:p>
      <text:p text:style-name="P2272"><text:span text:style-name="T2273">Ob</text:span><text:span text:style-name="T2274">.</text:span><text:span text:style-name="T2275"><text:s/>Jerzy Ga</text:span><text:span text:style-name="T2276">rlej</text:span><text:span text:style-name="T2277">:</text:span></text:p>
      <text:p text:style-name="P2278">Ja muszę powiedzieć, że z przykrością wysłuchuję tutaj pewnych rzeczy, bo my ponownie przerabiamy lekcję historii. Ponownie przerabiamy lekcję historii<text:span text:style-name="T2279">.</text:span></text:p>
      <text:p text:style-name="P2280">Pragnę przypomnieć,<text:s/><text:span text:style-name="T2281">ż</text:span>e<text:s/><text:span text:style-name="T2282">w</text:span><text:s/>ustawie o stowarzyszeniach<text:s/><text:span text:style-name="T2283">z</text:span><text:s/>1932 r. w rozporządzeniu prezydenta, by<text:span text:style-name="T2284">ł</text:span><text:s/>tak sa<text:span text:style-name="T2285">m</text:span>o specjalny zapis dotyczący Związku Harcerstwa Polskiego.<text:s/><text:span text:style-name="T2286">I</text:span><text:s/>chyba tu wszyscy obecni na tej sali<text:s/><text:span text:style-name="T2287">-</text:span><text:s/>mam nadzieję - pamiętają dlaczego tak się stało<text:span text:style-name="T2288">.</text:span><text:s/>Stało się tak dlatego, że wtedy były olbrzymie tendencje odśrodkowe zmierzające do rozbicia harcerstwa, które jednak uznano powinno być jedno<text:span text:style-name="T2289">.</text:span></text:p>
      <text:p text:style-name="P2290">Stąd muszę powiedzieć, że no ze zdziwieniem wysłuchuję tych niektórych rzeczy.</text:p>
      <text:p text:style-name="P2291">Dziękuję.</text:p>
      <text:soft-page-break/>
      <text:p text:style-name="P2292"><text:span text:style-name="T2293">Ob.<text:s/></text:span><text:span text:style-name="T2294">C</text:span><text:span text:style-name="T2295">z</text:span><text:span text:style-name="T2296">a</text:span><text:span text:style-name="T2297">rnot</text:span><text:span text:style-name="T2298">a</text:span><text:span text:style-name="T2299">:</text:span></text:p>
      <text:p text:style-name="P2300">Więc ja myślę, że powracanie do problemu harcerstwa w ten sam sposób w gruncie rzeczy na tej sali, jest rzeczywiście powtórzeniem tej samej dyskusji.</text:p>
      <text:p text:style-name="P2301">Jest tutaj ukryty pewien powiedziałbym fałsz w sposobie określania ruchu harcerskiego również w tej propozycji s<text:span text:style-name="T2302">fo</text:span>rmułowania, dlatego że jest to znowu próba zastępczego załatwienia sprawy, któr<text:span text:style-name="T2303">ą</text:span><text:s/>trzeba załatwić na wprost. A na wprost stawianie problemu jest podział harcerstwa, czy nie też nie robimy podziału harcerstwa.<text:s/><text:span text:style-name="T2304">I</text:span><text:s/>nie chowajmy się za słowa obejściowe, dlatego że ruch jest to taka forma organizowania się czasami nawet dla realizacji jednej potrzeby ludzi, która ma zrealizować, ma skonsumować jakąś potrzebę wspólną, jakiś cel wspólny.</text:p>
      <text:p text:style-name="P2305">Natomiast w przypadku obecnego, obecnej próby rozłamania harcerstwa polskiego i to z przyczyn wyłącznie politycznych, byn<text:span text:style-name="T2306">ajm</text:span>niej nie ideowo-świ<text:span text:style-name="T2307">at</text:span>opoglądowych, mamy do czynienia z dwoma ruchami o przeciwstawnych w gruncie rzecz<text:span text:style-name="T2308">y</text:span>, o konkurency<text:span text:style-name="T2309">jn</text:span>ych celach.</text:p>
      <text:p text:style-name="P2310"><text:span text:style-name="T2311">W</text:span><text:s/>związku z powyższym nie możemy mówić o jedności ruchu harcerskiego w sytuacji, kiedy są to dwa ruchy i nie możemy mówić o tym, że istnieje jakikolwiek ruch harcerski, kiedy s<text:span text:style-name="T2312">t</text:span>aje się on w tej sytuacji pustą formą<text:span text:style-name="T2313">.</text:span></text:p>
      <text:p text:style-name="P2314"><text:span text:style-name="T2315">I</text:span><text:s/>reguły gry życia społecznego zakładają, że jak w każd<text:span text:style-name="T2316">ej</text:span><text:s/>dynamicznej społeczności, są ludzie, którzy zmienia<text:span text:style-name="T2317">ją<text:s/></text:span>swoje poglądy, są ludzie, którzy przychodzą dobrowolnie do organizacji, dobrowolnie do organizacji o określonym kształcie, chcą później te organizacje zmieniać, to zmieniać rad<text:span text:style-name="T2318">ykal</text:span>nie w przeciwnym kierunku.</text:p>
      <text:p text:style-name="P2319">Kulturą życia politycznego wymaga, żeby ci ludzie odchodzili i tworzyli organizacje własne, odrębne, bo jest to odejście od organizacji, odejście od ruchu, czy też odejście od stowarzyszenia, jeżeli przyjmiemy formułę stowarzyszeniową w innym kierunku. Ten inny kierunek musi być odrębnie zaznaczon<text:span text:style-name="T2320">y.</text:span></text:p>
      <text:p text:style-name="P2321">Jak wiemy organizacja skautowe to nie jest to samo co harcerstwo. I nie jest tożsamym tworzenie organizacji o charakterze skautowym i tworzeniem różnych organizacji harcerskich.</text:p>
      <text:p text:style-name="P2322">Ja chciałbym się odwołać tutaj jeszcze do jednego określenia. Ja powiedziałem o śmierci harcerstwa poprzednio i z<text:span text:style-name="T2323">o</text:span>stało to zrozumiane przez stronę solidarnościową, że jeżeli Związkowi Harcerstwa Polskiego odbierze cię coś tam, no to ta organizacja umrze. Nie! Jeżeli Związek Harcerstwa Polskiego podzieli się, to będzie to śmierć i organizacji, i ruchu, i idei.<text:s/><text:span text:style-name="T2324">I</text:span><text:s/>niezależnie od tego jak byśmy to nie nazywali, będzie to początek ko<text:span text:style-name="T2325">ń</text:span>ca Harcerstwa Polskiego<text:s/><text:span text:style-name="T2326">w</text:span><text:s/>jego ku<text:span text:style-name="T2327">lt</text:span>urow<text:span text:style-name="T2328">ym,</text:span><text:s/>wychowawczym i historycznym kształcie.</text:p>
      <text:p text:style-name="P2329"><text:span text:style-name="T2330">O</text:span><text:span text:style-name="T2331">b. Stanisława Grab</text:span><text:span text:style-name="T2332">ska</text:span><text:span text:style-name="T2333">:</text:span></text:p>
      <text:p text:style-name="P2334">Proszę Państwa<text:span text:style-name="T2335">!</text:span><text:s/>Przepraszam teraz sobie udzielę głosu.</text:p>
      <text:p text:style-name="P2336">Mianowicie powtarzamy raz jeszcze, że mówiąc wprost, harcerstw<text:span text:style-name="T2337">o</text:span>, które b<text:span text:style-name="T2338">ył</text:span>o organiza<text:span text:style-name="T2339">cją</text:span><text:s/>młod<text:span text:style-name="T2340">zi</text:span>eż<text:span text:style-name="T2341">y</text:span>, org<text:span text:style-name="T2342">an</text:span>iz<text:span text:style-name="T2343">acją<text:s/></text:span>społeczną, zostało w pewien sposób zawłaszczone<text:span text:style-name="T2344">.</text:span><text:s/><text:span text:style-name="T2345">I</text:span><text:s/>dobre obyczaje wymagałyby, że ci, którzy zawłaszczyli tą organizację powinni byli tworzyć nową inną, a nie zawłaszczać starego harcerstwa.</text:p>
      <text:p text:style-name="P2346">Jest z naszej strony ustępstwem, że my nie domagamy się, żeby cała góra harcerstwa została zmieniona razem ze wszystkimi in<text:span text:style-name="T2347">st</text:span>ru<text:span text:style-name="T2348">kt</text:span>orami i wrócili starzy instruktorz<text:span text:style-name="T2349">y</text:span>, nie bardzo to<text:s/><text:span text:style-name="T2350">je</text:span>st moż<text:span text:style-name="T2351">li</text:span>we, bo w<text:span text:style-name="T2352">ię</text:span>kszość z nich<text:s/><text:span text:style-name="T2353">ju</text:span>ż umarł<text:span text:style-name="T2354">a</text:span>.</text:p>
      <text:p text:style-name="P2355">My żądamy pluralizmu, czyli chcemy tym, którzy faktyczni zawłaszczyli harcerstwo i wprowadzili je na<text:s/><text:soft-page-break/>nowe tory, pozostawić możliwość działania na tych torach, a tym, którzy chcą powrotu do starego prawa, do starych obyczajów, do starego harcerstw<text:span text:style-name="T2356">a</text:span>, pozwolić na ich działanie.</text:p>
      <text:p text:style-name="P2357">Faktycznie harcerstwo dziś ma szereg nurtów tradycyjnych. Nie ma już jednego harcerstwa. Nie ma już jednego nurtu tradyc<text:span text:style-name="T2358">yjn</text:span>eg<text:span text:style-name="T2359">o.</text:span><text:s/>Jest stary nurt tradyc<text:span text:style-name="T2360">yjn</text:span>y harcerstw<text:span text:style-name="T2361">a</text:span>, kiedy to była organizacja młodzieży, a nie dla młodzieży. Jest nurt so<text:span text:style-name="T2362">cj</text:span>alistyczny, a jakże, było czerwone harcerstwo, jest nurt, który stawia sprawę jakoś ja bym powiedziała pań<text:span text:style-name="T2363">st</text:span>wowo-w<text:span text:style-name="T2364">yc</text:span>h<text:span text:style-name="T2365">ow</text:span>awczą i p<text:span text:style-name="T2366">on</text:span>adideologic<text:span text:style-name="T2367">zn</text:span>ie, k<text:span text:style-name="T2368">tó</text:span>r<text:span text:style-name="T2369">ej</text:span><text:s/>r<text:span text:style-name="T2370">ep</text:span>rezentuje dzisi<text:span text:style-name="T2371">e</text:span>jsze harcers<text:span text:style-name="T2372">t</text:span>wo i trzeba pozwolić młodzieży korzystać z tych wszystkich nurtów, trzeba pozwolić i organizować się w ramach nurtów przez siebie wybranych.</text:p>
      <text:p text:style-name="P2373"><text:span text:style-name="T2374">I</text:span><text:s/>od tego stanowiska strona solidarnościowa nie odstąpi.<text:s/>Ta<text:span text:style-name="T2375">k</text:span><text:s/>s<text:span text:style-name="T2376">a</text:span>mo j<text:span text:style-name="T2377">a</text:span>k widzę<text:span text:style-name="T2378">,</text:span><text:s/><text:span text:style-name="T2379">ż</text:span>e strona rządowa nie odstąpi od prezentowanego przez siebie stanowiska<text:span text:style-name="T2380">,</text:span><text:s/>wobec tego to co nam zosta<text:span text:style-name="T2381">je,</text:span><text:s/>to jest sprecyzowanie<text:s/><text:span text:style-name="T2382">st</text:span>anowisk. Sprecyzowanie<text:s/><text:span text:style-name="T2383">st</text:span>anowisk wraz z... można je przekazać i z argumentacją obu stron.<text:s/>Ale do argumentacji wracać, to będziemy wracać wciąż do tego samego.</text:p>
      <text:p text:style-name="P2384">Ja mam wrażenie, że w zamyśle utrzymania jednego harcerstwa, pan tutaj mówił o politycznych dążeniach strony solidarnościow<text:span text:style-name="T2385">ej</text:span><text:s/>uważ<text:span text:style-name="T2386">ają</text:span>c, że<text:s/><text:span text:style-name="T2387">„</text:span>So<text:span text:style-name="T2388">li</text:span>darność”<text:s/>chce stworzyć opozyc<text:span text:style-name="T2389">yjn</text:span>e harcer<text:span text:style-name="T2390">st</text:span>w<text:span text:style-name="T2391">o</text:span>,<text:s/><text:span text:style-name="T2392">ja</text:span><text:s/>pod<text:span text:style-name="T2393">ejr</text:span>zewam t<text:span text:style-name="T2394">ak</text:span>ie same inten<text:span text:style-name="T2395">cje<text:s/></text:span>strony rządowej, która chce utrzymać w swoim ręku absolutną kontrolę nad wychowaniem młodzieży, poprzez jednolitą poddaną kontroli szkoły, państwa, organizacje.</text:p>
      <text:p text:style-name="P2396">Sądzę, że zgoda na pluralizm powinna u<text:span text:style-name="T2397">s</text:span>unąć z obu stron wzajemne podejrzenia, bo nam faktycznie nie chodzi o tworzenie opozycyjnej organizacji młodzieżow<text:span text:style-name="T2398">ej,</text:span><text:s/>tylko o rewindykowanie prawa do samostanowienia i młodzieży i rodziców.</text:p>
      <text:p text:style-name="P2399"><text:span text:style-name="T2400">Ob</text:span><text:span text:style-name="T2401">.</text:span><text:span text:style-name="T2402"><text:s/>Andrzej Brol</text:span><text:span text:style-name="T2403">:</text:span></text:p>
      <text:p text:style-name="P2404">Jeżeli można, pani przewodnicząca?</text:p>
      <text:p text:style-name="P2405">Panie przewodnicząca mówi, że chodzi o monopol władzy na wychowanie młodzieży. Otóż myśmy wielokrotnie w naszych oświadczeniach wyrazili pogląd i właściwie od tego zaczynamy formułować nasze stanowisko, że my stoimy na stanowisku pluralizmu organizacji młodzieżowych, stowarzyszeń młodzieżowych.</text:p>
      <text:p text:style-name="P2406">Gdy idzie o Związek Harcerstwa Polskiego, idzie tylko o jedną rzecz, aby tego związku, który jest także stowarzyszeniem, miał prawo do istnienia i<text:s/><text:span text:style-name="T2407">b</text:span>y<text:span text:style-name="T2408">ś</text:span>my nie tworzyli takich rozwiązań, zwłaszcza rozwiązań prawnych, które by doprowadziły do rozbicia tej o<text:span text:style-name="T2409">r</text:span>ganizacji<text:span text:style-name="T2410">.</text:span></text:p>
      <text:p text:style-name="P2411">A zatem nie chodzi tu o monopol, tylko chodzi po prostu o zachowanie tego dorobku i tych praw, które ma obecnie istnie<text:span text:style-name="T2412">ją</text:span>cy i<text:s/><text:span text:style-name="T2413">fu</text:span>nk<text:span text:style-name="T2414">cjonują</text:span>cy leg<text:span text:style-name="T2415">al</text:span>nie Związ<text:span text:style-name="T2416">ek</text:span><text:s/>Harcerstwa Polskieg<text:span text:style-name="T2417">o.</text:span><text:s/>T<text:span text:style-name="T2418">ak</text:span>ie<text:s/><text:span text:style-name="T2419">je</text:span>st nasze<text:s/><text:span text:style-name="T2420">st</text:span>anowi<text:span text:style-name="T2421">sk</text:span>o.</text:p>
      <text:p text:style-name="P2422">Ale ponieważ uważam, że argumenty się już powtarzają, że będziemy dyskutować dalej, dlatego jestem również za tym, aby sformułować rozbieżności, to znaczy, że my uważamy, że w projekcie ustawy o stowarzyszeniach należy utrzymać art. 40 w jego obecnym brzmieniu<text:span text:style-name="T2423">.</text:span></text:p>
      <text:p text:style-name="P2424"><text:span text:style-name="T2425">Ob.</text:span><text:span text:style-name="T2426"><text:s/></text:span><text:span text:style-name="T2427">Stanisława</text:span><text:span text:style-name="T2428"><text:s/>G</text:span><text:span text:style-name="T2429">rabska</text:span><text:span text:style-name="T2430">:</text:span></text:p>
      <text:p text:style-name="P2431">Tak. Natomiast strona solidarnościowa jest za jego skreśleniem i za podkreśleniem potrzeby pluralizmu harcerskiego z zastrzeżeniem różnic w mundurze, odznakach i nazwie, która by miała słowo<text:s/><text:span text:style-name="T2432">„</text:span>harcerstwo<text:span text:style-name="T2433">”</text:span>, ale poza tym się różniła.</text:p>
      <text:p text:style-name="P2434">Aha, no jeszcze ostatni głos pan Frąckowiak, bo pan mówił to i pan może jeszcze odpowiedzieć i na tym skończymy<text:span text:style-name="T2435">.</text:span></text:p>
      <text:soft-page-break/>
      <text:p text:style-name="P2436"><text:span text:style-name="T2437">Ob.<text:s/></text:span><text:span text:style-name="T2438">M</text:span><text:span text:style-name="T2439">arek Frąckowiak</text:span>:</text:p>
      <text:p text:style-name="P2440">Przyznam się, że z dużym zdziwieniem słucham tego co pan przewodniczący dzisiaj mówi, ponieważ wszyscy doskonale pamiętamy, że podczas naszego poprzedniego spotkania właśnie ze strony rządowej padło stwierdzenie, że ten artykuł należy z ustawy usunąć.<text:s/><text:span text:style-name="T2441">Z</text:span><text:s/>całą pewnością takie stwierdzenie padło z ust przedstawiciela strony rządowej i jest to wyraźne cofnięcie się w stosunku do tego co zostało poprzednio powiedziane.</text:p>
      <text:p text:style-name="P2442">Tak jak nie rozumiem tej argumentacji. Pan m<text:span text:style-name="T2443">ó</text:span>w<text:span text:style-name="T2444">i</text:span>ł<text:s/>przed chwilą o obronie istnienia ZHP<text:span text:style-name="T2445">.</text:span><text:s/>Ależ nikt tego prawa nie kwestionuje<text:span text:style-name="T2446">.</text:span><text:s/>Nikt nie kwestionuje prawa dla ZHP do istnieni<text:span text:style-name="T2447">a.</text:span></text:p>
      <text:p text:style-name="P2448">Domagamy się tylko dla harcerzy tego prawa, jakie otrzymują wszystkie inne grupy młodzieży. Mówił pan o wolności zrzeszania się młodzieży<text:span text:style-name="T2449">.</text:span><text:s/>Dlaczego tej wolności odmawiać harcerzom<text:span text:style-name="T2450">.</text:span><text:s/><text:span text:style-name="T2451">M</text:span>y także, wydaje mi się, mamy prawo do zakładania innych organizacji i nie należy się tutaj powoływać na historyczną tradycję jedności organizac<text:span text:style-name="T2452">yj</text:span>nych i harcerstwa, bowiem nie do końca jest to prawda.<text:s/><text:span text:style-name="T2453">I</text:span>stniały inne organizacje<text:span text:style-name="T2454"><text:s/></text:span>podobne i dawni<text:span text:style-name="T2455">ej,</text:span><text:s/>tak jak czerwone harcerstwo chociażby swego czasu. Natomiast to nigdy nie jest argument, czas i świat idzie do przodu, zmienia się coś takiego jak świadomość sp<text:span text:style-name="T2456">oł</text:span>eczna.</text:p>
      <text:p text:style-name="P2457">My dzisiaj tutaj zbieramy się przy tym stole i przy innych stołach okrągłych nie po to, żeby mieścić się w<text:s/><text:span text:style-name="T2458">r</text:span>amach prawa dotychczas istniejącego, tylko żeby dostosowywać prawo do świadomości społeczn<text:span text:style-name="T2459">ej,</text:span><text:s/>do potrzeb czasów. A dzisia<text:span text:style-name="T2460">j<text:s/></text:span>świadomość młodzieży jest taka, że domaga się prawa do tworzenia innych organizacji harcerskich. Powiem więcej<text:s/><text:span text:style-name="T2461">-</text:span><text:s/>nie tworzenia, legalizacji, ponieważ nie jest prawdą, że dziś dokonuje się rozłam w harcerstwie. Ten rozłam dokonał się już wiele lat temu. Istnienie organizacji alternatywnych jest faktem od ośmiu lat. Tylko dzisiaj domagamy się prawa, dla nich prawa do legalnego działania.</text:p>
      <text:p text:style-name="P2462">Nie będę tu polemizował z zarzutami o motywach politycznych, bo po prostu uważam, że to jest argument tego typu, w którym w ogóle nie należy podejmować dyskusji. Niejednokrotnie już spotykaliśmy się w historii z używaniem określenia o nieprzenoszeniu działań politycznych na sferę wychowania jako wytrycha do blokowania inicjatyw, niewygodnych dla władzy.</text:p>
      <text:p text:style-name="P2463">Dobrze wiemy, jak to naprawdę wygląda<text:span text:style-name="T2464">.</text:span><text:s/>I prosiłbym także o niemylenie, prz<text:span text:style-name="T2465">e</text:span>chodząc do innej spra<text:span text:style-name="T2466">w</text:span>y, dwóch pojęć: skauting<text:s/><text:span text:style-name="T2467">-</text:span><text:s/>harcerstwo. Harcerstwo jest polską nazwą metody skautowej po prostu. Oczywiście nieco odrębną, tak trochę odrębny jest skauting w każdym kraju po prostu uwzględni<text:span text:style-name="T2468">aj</text:span>ąc pewną specyfikę narodową. To jest trochę tak, jakby w jednej firmie pozwolić używanie słowa<text:s/><text:span text:style-name="T2469">„</text:span>komputer<text:span text:style-name="T2470">”</text:span>, a od innych wymagać słów<text:s/>„kompiuter”<text:s/>prawda. No jest to śmieszne.</text:p>
      <text:p text:style-name="P2471">Harcerstwo, nazwa harcerstwa, o czym zresztą też była mowa poprzednim razem już, nazwą pewnej metody, metody pracy wśród młodzieży.</text:p>
      <text:p text:style-name="P2472">Ta sama metoda nawiasem mówiąc, była wcielana także w szkołach, p<text:span text:style-name="T2473">r</text:span>zypomnę tutaj eksperyment pana Muszyńskiego. Jest stosowana w innych organiza<text:span text:style-name="T2474">cj</text:span>ach. Ruch<text:s/>oazowy także korzysta z metody harcerskiej w gruncie rzeczy. Nie mylmy tych nazwy organizacji z nazwą pewnej<text:s/><text:span text:style-name="T2475">m</text:span>etody wychowawcz<text:span text:style-name="T2476">ej.</text:span></text:p>
      <text:p text:style-name="P2477">Dziękuję.</text:p>
      <text:p text:style-name="P2478"><text:span text:style-name="T2479">Ob. Stanisława Grabsk</text:span><text:span text:style-name="T2480">a</text:span><text:span text:style-name="T2481">:</text:span></text:p>
      <text:p text:style-name="P2482">Myślę, że na tym skończymy.</text:p>
      <text:p text:style-name="P2483"><text:span text:style-name="T2484">Ob. Andrzej Brol</text:span><text:span text:style-name="T2485">:</text:span></text:p>
      <text:soft-page-break/>
      <text:p text:style-name="P2486">...stanowisko, bo tak wygląda na to, że myśmy się z czegoś wycofali.</text:p>
      <text:p text:style-name="P2487">Na poprzednim posiedzeniu rozważaliśmy celowość istnienia art. 40 w kontekście ustawy<text:s/><text:span text:style-name="T2488">o</text:span><text:s/>mundurach i odznakach. I mówiliśmy, gdyby ta ustawa dawała pełną gwarancję ochrony praw ZHP to wtedy rzeczywiście art. 40 jest zbędny<text:span text:style-name="T2489">.</text:span></text:p>
      <text:p text:style-name="P2490"><text:span text:style-name="T2491">Ob.<text:s/></text:span><text:span text:style-name="T2492">S</text:span><text:span text:style-name="T2493">tanisława Grabsk</text:span><text:span text:style-name="T2494">a</text:span><text:span text:style-name="T2495">:</text:span></text:p>
      <text:p text:style-name="P2496"><text:span text:style-name="T2497">A</text:span><text:s/>nie daje?</text:p>
      <text:p text:style-name="P2498"><text:span text:style-name="T2499">Ob. Andrzej Brol</text:span><text:span text:style-name="T2500">:</text:span></text:p>
      <text:p text:style-name="P2501">Nie<text:span text:style-name="T2502">,</text:span><text:s/>właśnie<text:span text:style-name="T2503">.</text:span></text:p>
      <text:p text:style-name="P2504"><text:span text:style-name="T2505">Ob</text:span><text:span text:style-name="T2506">.</text:span><text:span text:style-name="T2507"><text:s/>Stanisława Grabska</text:span>:</text:p>
      <text:p text:style-name="P2508">Dlaczego nie daje?</text:p>
      <text:p text:style-name="P2509"><text:span text:style-name="T2510">Ob. Andrzej Brol</text:span>:</text:p>
      <text:p text:style-name="P2511">Nie daje dlatego, że te s<text:span text:style-name="T2512">fo</text:span>rmułowania, które s<text:span text:style-name="T2513">ą</text:span><text:s/>zawarte w tej ustawie po głębszej analizie jednak nie dają tej ochrony, i stąd też potrzebne jest istnienie art. 40<text:span text:style-name="T2514">.</text:span></text:p>
      <text:p text:style-name="P2515"><text:span text:style-name="T2516">O</text:span><text:span text:style-name="T2517">b. Stanisława Grabska</text:span><text:span text:style-name="T2518">:</text:span></text:p>
      <text:p text:style-name="P2519">Ale czy w każdym razie mogłaby się strona rządowa zgodzić na skreślenie symboliki z ochrony. Symbolika jest za szerokim pojęciem i o tym była mowa.</text:p>
      <text:p text:style-name="P2520">Ja wiem, że pan reprezentujący harcerstwo jest przeciw temu, ale ja bym chciała odpowiedzi pana ministra.</text:p>
      <text:p text:style-name="P2521"><text:span text:style-name="T2522">Ob. Andrzej Brol</text:span><text:span text:style-name="T2523">:</text:span></text:p>
      <text:p text:style-name="P2524">Nie, nie.<text:s/><text:span text:style-name="T2525">M</text:span>y jesteśmy za utrzymaniem obecnego brzmienia art. 40.</text:p>
      <text:p text:style-name="P2526"><text:span text:style-name="T2527">O</text:span><text:span text:style-name="T2528">b</text:span><text:span text:style-name="T2529">.</text:span><text:span text:style-name="T2530"><text:s/>Stanisława Grabsk</text:span><text:span text:style-name="T2531">a</text:span><text:span text:style-name="T2532">:</text:span></text:p>
      <text:p text:style-name="P2533">Dobrze, wobec tego nie przedłużamy dyskusji, zapisujemy to jako konkretną, mamy już wszystkie punkty naszej rozbieżności.</text:p>
      <text:p text:style-name="P2534"><text:span text:style-name="T2535">Ob. Jerz</text:span><text:span text:style-name="T2536">y</text:span><text:span text:style-name="T2537"><text:s/>Bafia</text:span><text:span text:style-name="T2538">:</text:span></text:p>
      <text:p text:style-name="P2539">Tylko jest tutaj taka kwestia. Ja nie wiem, jakie wyjście jest z tego<text:span text:style-name="T2540">,</text:span><text:s/>jeszcze chciałbym się po prostu - bo tak - zapis i cała kwestia jest tu sprowadzana do bardzo formalnego aspektu. Do jednego z artykułów ustawy czy go skreślić, czy go nie kreślić<text:span text:style-name="T2541">,</text:span><text:s/>j<text:span text:style-name="T2542">a</text:span>k go zrealizować<text:span text:style-name="T2543">.</text:span></text:p>
      <text:p text:style-name="P2544">A dyskusja jest no jedną z bardzo dram<text:span text:style-name="T2545">at</text:span>ycznych, bardzo k<text:span text:style-name="T2546">on</text:span>tr<text:span text:style-name="T2547">ow</text:span>ers<text:span text:style-name="T2548">yjnyc</text:span>h i dotyczy no<text:s/><text:span text:style-name="T2549">je</text:span>dnego ch<text:span text:style-name="T2550">yb</text:span>a o n<text:span text:style-name="T2551">ajw</text:span>iększych skutkach, z n<text:span text:style-name="T2552">aj</text:span>większymi skutkami zagadnienia prawda, z największymi skutkami w tym sensie, że jest groźba rozbicia harcerstwa, że jest cały ten problem polityzacji takiej, że już od najmłodszego ka<text:span text:style-name="T2553">ż</text:span>emy się deklarować.<text:s/><text:span text:style-name="T2554">W</text:span>ięc wielkie pr<text:span text:style-name="T2555">ob</text:span>lemy.</text:p>
      <text:p text:style-name="P2556">Więc ja myślę, że chyba... że nam zależy na tym, żeby schować, że tak powiem wielkość problemu i zostawić tylko stronę<text:s/><text:span text:style-name="T2557">fo</text:span>rmalno-prawną. Bo jeżeli nie, to byłoby może jednak pożyteczne, żeby obie strony sformułowały argumentację w sprawie w ogóle zasadnicz<text:span text:style-name="T2558">ej.</text:span><text:s/>Chyba, że to jest niepotrzebne.</text:p>
      <text:p text:style-name="P2559"><text:span text:style-name="T2560">O</text:span><text:span text:style-name="T2561">b. Stanisława Grabsk</text:span><text:span text:style-name="T2562">a</text:span><text:span text:style-name="T2563">:</text:span></text:p>
      <text:p text:style-name="P2564">Ja uważam, że formułowanie dalsze argumentacji jest cała argumentacja za<text:span text:style-name="T2565">j</text:span>ęła nam prawie pół dnia poprzedniego naszego zebrania<text:span text:style-name="T2566">.</text:span><text:s/>Natomiast potrzebne jest tylko sformułowanie dokładne rozbieżności. I rozumiem, że s<text:span text:style-name="T2567">fo</text:span>rmułowanie rozbieżności wyglądałoby tak, może tutaj kolegę asystenta poprosimy, żeby równocześnie to nam protokółował jakoś, s<text:span text:style-name="T2568">fo</text:span>rmułowanie rozbieżności wyglądałoby tak, że strona<text:s/><text:soft-page-break/>solidarnościowa wnosi o skreślenie<text:s/><text:span text:style-name="T2569">a</text:span>rt<text:span text:style-name="T2570">.</text:span><text:s/>40<text:s/><text:span text:style-name="T2571">w</text:span><text:s/>z prawa o stowarzyszeniach, tudzież wypowiada się o konieczności wprowadzenia pluralizmu organizacji harcerskiej z tym, że organizacje te będą miały różniące się między sobą mundury, nazwy i odznaki. Natomiast słowo<text:s/>„harcerstwo<text:span text:style-name="T2572">”</text:span><text:s/>w nazwie symbolika harcerska, wraz z krzyżem harcerskim, tu się może w poszczególnych organiza<text:span text:style-name="T2573">cja</text:span>ch różnić szczeg<text:span text:style-name="T2574">ó</text:span>łam<text:span text:style-name="T2575">i</text:span>, są wspólnym dobrem ruchu harcerskiego i wszystkie organizacje harcerskie winny mie<text:span text:style-name="T2576">ć</text:span><text:s/>do nich praw<text:span text:style-name="T2577">o.</text:span></text:p>
      <text:p text:style-name="P2578">Natomiast strona rządowo-koalicyjna uważa, że należy utrzymać art<text:span text:style-name="T2579">.</text:span><text:s/>40 i zawarowa<text:span text:style-name="T2580">ć</text:span><text:s/>przez to dla istniejącego ZHP prawa do munduru, nazwy, ale i symboliki harcerskie<text:span text:style-name="T2581">j</text:span>, jako wyłącznie, organizacji harcerskiej mającej wyłącznie prawo do posługiwania się tą symboliką<text:span text:style-name="T2582">.</text:span></text:p>
      <text:p text:style-name="P2583">Strona solidarnościowa uważa to za stworzenie faktycznego monopolu.</text:p>
      <text:p text:style-name="P2584">Ale czy do tego zapisu strona rządowa chce jeszcze coś wnieść?</text:p>
      <text:p text:style-name="P2585"><text:span text:style-name="T2586">O</text:span><text:span text:style-name="T2587">b. Andrzej Brol</text:span><text:span text:style-name="T2588">:</text:span></text:p>
      <text:p text:style-name="P2589">No chcemy przede wszystkim, aby także motywacja nasza w była w pełni oddana naszym stanowisku, co do potrzeby utrzymania art. 40<text:span text:style-name="T2590">.</text:span><text:s/>Stoimy przede wszystkim na stanowisku, że jest jedno harcerstwo i że każde tego rodzaju możliwość tworzenia pluralizmu w samym harcerstwie, prowadzi do rozbicia; rozbicia organizacji Związku Harcerstwa Polskiego. No ponadto jest to rzeczywiście z punktu widzenia wychowawczego młodzieży niepożądan<text:span text:style-name="T2591">e</text:span>.</text:p>
      <text:p text:style-name="P2592"><text:span text:style-name="T2593">Ob. Stanisława Grabska</text:span><text:span text:style-name="T2594">:</text:span></text:p>
      <text:p text:style-name="P2595">Strona solidarnościowa ze swojej strony motywuję swoje stanowisko istnieniem wielu tradycji harcerskich faktycznym istnieniem tylko nie zalegalizowanych dotychczas organizacji<text:span text:style-name="T2596"><text:s/></text:span>harcerskich przyzn<text:span text:style-name="T2597">aj</text:span>ących się do tradycji<text:s/><text:span text:style-name="T2598">n</text:span>iereprezentowanych obecnie przez ZHP a istniejących we wcześni<text:span text:style-name="T2599">ej</text:span>szym harcerstwie, i podstawowym prawem zarówno młodzieży jak rodziców młodzieży do samookreślenia<text:s/><text:span text:style-name="T2600">s</text:span>ię co do podstaw religijnych i ideologicznych wewnątrz ruchu harcerskiego.</text:p>
      <text:p text:style-name="P2601">Czy pan Frąckowiak chciałby do tej motywacji jeszcze jakieś słowo dorzucić, s<text:span text:style-name="T2602">fo</text:span>rmułowania określonego? Nie!</text:p>
      <text:p text:style-name="P2603"><text:span text:style-name="T2604">O</text:span><text:span text:style-name="T2605">b</text:span><text:span text:style-name="T2606">.</text:span><text:span text:style-name="T2607"><text:s/>Andrzej Brol</text:span><text:span text:style-name="T2608">:</text:span></text:p>
      <text:p text:style-name="P2609"><text:span text:style-name="T2610">Z</text:span><text:s/>naszej strony pan Czarnota chciałby dodać...</text:p>
      <text:p text:style-name="P2611"><text:span text:style-name="T2612">Ob</text:span><text:span text:style-name="T2613">.</text:span><text:span text:style-name="T2614"><text:s/>Stanisława Grabsk</text:span><text:span text:style-name="T2615">a</text:span><text:span text:style-name="T2616">:</text:span></text:p>
      <text:p text:style-name="P2617">Dobrze, strona rządowa dodaje<text:span text:style-name="T2618">..</text:span>.</text:p>
      <text:p text:style-name="P2619">Czy pan nadąża notować?</text:p>
      <text:p text:style-name="P2620"><text:span text:style-name="T2621">O</text:span><text:span text:style-name="T2622">b. <text:s text:c="22"/></text:span><text:span text:style-name="T2623">:</text:span></text:p>
      <text:p text:style-name="P2624">Nie<text:s/><text:span text:style-name="T2625">st</text:span>rona r<text:span text:style-name="T2626">zą</text:span>dow<text:span text:style-name="T2627">a</text:span>, tylko przed<text:span text:style-name="T2628">st</text:span>a<text:span text:style-name="T2629">wi</text:span>ciel Związku Harcerstwa Polskieg<text:span text:style-name="T2630">o.</text:span></text:p>
      <text:p text:style-name="P2631"><text:span text:style-name="T2632">Ob. Stanisława Grab</text:span><text:span text:style-name="T2633">ska</text:span><text:span text:style-name="T2634">:</text:span></text:p>
      <text:p text:style-name="P2635">Przedstawiciel Związku Harcerstwa Polskiego.</text:p>
      <text:p text:style-name="P2636"><text:span text:style-name="T2637">O</text:span><text:span text:style-name="T2638">b. <text:s text:c="22"/></text:span><text:span text:style-name="T2639">:</text:span></text:p>
      <text:p text:style-name="P2640">Nie uznaję społecznego mandatu do rozstrzygania spraw harcerstwa przez stronę solidarnościową. Sprawy Związku Harcerstwa Polskiego tak jak każdego istniejącego stowarzyszenia dobrowolnie zrzeszających się ludzi, powinny być rozstrzygane przez statutowe władze tego stowarzyszenia<text:span text:style-name="T2641">, i</text:span><text:s/>przez nikogo więcej<text:span text:style-name="T2642">.</text:span></text:p>
      <text:p text:style-name="P2643">Tworzenie organizacji o charakterze podobnym do harcerstwa i posługującym się jego nazwą oraz<text:s/><text:soft-page-break/>symbolami uważamy za uzurpację i za fałsz zarówno historyczny jak i wychowawczy.</text:p>
      <text:p text:style-name="P2644">Trzeci element - jeżeli można prosić jeszcze - Związek Harcerstwa Polskiego był przez całą swoją historię pluralistyczny i jesteśmy jedyną w tej chwili organizacją, której pluralizmu nie trzeba ćwiczyć od początku.</text:p>
      <text:p text:style-name="P2645"><text:span text:style-name="T2646">I</text:span><text:s/>w związku z tym nadchodzące zmiany wewnątrz ZHP będą odpowiadały potrzebom czasu. Sprawy harcerstwa należy pozostawić samym harcerzom. Dziękuję.</text:p>
      <text:p text:style-name="P2647"><text:span text:style-name="T2648">Ob. Stanisława Grabska</text:span><text:span text:style-name="T2649">:</text:span></text:p>
      <text:p text:style-name="P2650">Wracamy w ten sposób do całej poprzedniej dyskusji.</text:p>
      <text:p text:style-name="P2651">/Mówiłem/.</text:p>
      <text:p text:style-name="P2652">Stwierdzam jedynie, stwierdzania jedynie, że strona solidarnościowa również dąży tylko do tego, żeby harcerze, ale wszyscy harcerze, także ci, którzy stworzyli nowe organizacje harcerskie mieli prawo do samookreślenia się.</text:p>
      <text:p text:style-name="P2653">Myślę, że na tym możemy nasz protokół odnośnie harcer<text:span text:style-name="T2654">st</text:span>wa z<text:span text:style-name="T2655">ak</text:span>ończyć.</text:p>
      <text:p text:style-name="P2656"><text:span text:style-name="T2657">O</text:span><text:span text:style-name="T2658">b. <text:s text:c="22"/></text:span><text:span text:style-name="T2659">:</text:span></text:p>
      <text:p text:style-name="P2660">Czy ja mogę mieć pytanie w kwestii formalnej?</text:p>
      <text:p text:style-name="P2661">Drobiazg, ale chciałem zapytać, czy nasze posiedzenia są rejestrowane magneto<text:span text:style-name="T2662">fo</text:span>now<text:span text:style-name="T2663">e</text:span>, i czy spisywane są stenogramy jeżeli tak, to kiedy będzie szansa skorzystania z tych tekstów?</text:p>
      <text:p text:style-name="P2664"><text:span text:style-name="T2665">Ob. Stanisława Grabska</text:span><text:span text:style-name="T2666">:</text:span></text:p>
      <text:p text:style-name="P2667">To musi nasz asystent wiedzieć, nie my.<text:s/><text:span text:style-name="T2668">J</text:span>ak jest z rejestracją naszego<text:s/>„stolika”?</text:p>
      <text:p text:style-name="P2669"><text:span text:style-name="T2670">Ob. Jacek Żakowski</text:span><text:span text:style-name="T2671">:</text:span></text:p>
      <text:p text:style-name="P2672">Więc posiedzenia były do tej pory rejestrowane i nie potrafię powiedzieć, czy dzisiejsze jest rejestrowane, natomiast nie mamy stenogramu z poprzedniego posiedzenia, chociaż na początku strona rządowa z ostatniego...</text:p>
      <text:p text:style-name="P2673"><text:span text:style-name="T2674">Ob. Jacek Żakowski</text:span><text:span text:style-name="T2675">:</text:span></text:p>
      <text:p text:style-name="P2676">Z pierwszego mamy. Drugiego nie mamy. Chociaż na początku strona rządowa zapowiadała, że w ciągu dwóch, trzech dni te stenogramy będą i na podstawie takiego zapewnienia nasza strona zrezygnowała z własnego dokumentowania przebiegu spotkań<text:span text:style-name="T2677">.</text:span></text:p>
      <text:p text:style-name="P2678"><text:span text:style-name="T2679">Ob</text:span><text:span text:style-name="T2680">.</text:span><text:span text:style-name="T2681"><text:s/>Stanisława Grabska</text:span><text:span text:style-name="T2682">:</text:span></text:p>
      <text:p text:style-name="P2683">Bardzo niedobrz<text:span text:style-name="T2684">e.</text:span><text:s/>Trudn<text:span text:style-name="T2685">o.</text:span></text:p>
      <text:p text:style-name="P2686">Ale wobec tego, czy może pan szybko nam to co pan notował zapisać i odczytać zapis, żebyśmy to mieli jako protokół sprawy harcerskiej kończącej tą dyskusję na naszym<text:s/>„stoliku”.</text:p>
      <text:p text:style-name="P2687"><text:span text:style-name="T2688">Ob</text:span><text:span text:style-name="T2689">.</text:span><text:span text:style-name="T2690"><text:s/>Jacek Żakowski</text:span><text:span text:style-name="T2691">:</text:span></text:p>
      <text:p text:style-name="P2692">Czy pani to chciała żebym to teraz zrobił, czy w czasie obiadu i po obiedzie państwu przedstawić?</text:p>
      <text:p text:style-name="P2693"><text:span text:style-name="T2694">Ob</text:span><text:span text:style-name="T2695">.</text:span><text:span text:style-name="T2696"><text:s/>Stanisława Grabsk</text:span><text:span text:style-name="T2697">a</text:span><text:span text:style-name="T2698">:</text:span></text:p>
      <text:p text:style-name="P2699">Po obiedzie już my się nie schodzimy. Wi<text:span text:style-name="T2700">ęc</text:span><text:s/>gdyby pan mógł nawet powiedzmy odejść na chwilę, czy do bocznego<text:s/>„stolika”<text:s/>i to prędko zredagowa<text:span text:style-name="T2701">ć</text:span>,<text:s/><text:span text:style-name="T2702">ż</text:span>ebyśmy to mogli przed obiadem<text:span text:style-name="T2703"><text:s/></text:span>jeszcze przeczytać. Dobrze.</text:p>
      <text:p text:style-name="P2704"><text:span text:style-name="T2705">Ob. Jacek Żakowski</text:span><text:span text:style-name="T2706">:</text:span></text:p>
      <text:p text:style-name="P2707">Ale ja mam pytanie, jaka jest szansa, bo to jest państwa protokół. My nie protokołujemy z naszej strony,<text:s/><text:soft-page-break/>także nie ma potrzeby, żeby pan to odczytywał, dlatego że sądzę jest to protokół dla państwa potrzeb, a nie dla naszych.</text:p>
      <text:p text:style-name="P2708"><text:span text:style-name="T2709">O</text:span><text:span text:style-name="T2710">b. <text:s text:c="22"/></text:span><text:span text:style-name="T2711">:</text:span></text:p>
      <text:p text:style-name="P2712">Dobrze, czy ja mam z tego rozumieć, że nie ma tego stenogramu z poprzedniego naszego posiedzenia i nie będzie? Czy nie ma, a będzie.</text:p>
      <text:p text:style-name="P2713"><text:span text:style-name="T2714">Ob</text:span><text:span text:style-name="T2715">.</text:span><text:span text:style-name="T2716"><text:s/>Jacek Żakowski</text:span><text:span text:style-name="T2717">:</text:span></text:p>
      <text:p text:style-name="P2718">Będzie, ale nie wiadomo kiedy.</text:p>
      <text:p text:style-name="P2719"><text:span text:style-name="T2720">Ob</text:span><text:span text:style-name="T2721">.</text:span><text:span text:style-name="T2722"><text:s/>Stanisława Grabsk</text:span><text:span text:style-name="T2723">a</text:span><text:span text:style-name="T2724">:</text:span></text:p>
      <text:p text:style-name="P2725">To znaczy<text:span text:style-name="T2726">,</text:span><text:s/>ale ja to rozumiem<text:span text:style-name="T2727">,</text:span><text:s/>nie ma z tego, że tak powiem redakcyjnego, bo z poprzedniego zebrania, a nie<text:s/><text:span text:style-name="T2728">-<text:s/></text:span>z poprzedniego naszego<text:s/>„stolika”...</text:p>
      <text:p text:style-name="P2729"><text:span text:style-name="T2730">Ob. Jacek Żakowski</text:span><text:span text:style-name="T2731">:</text:span></text:p>
      <text:p text:style-name="P2732">Ja mam z jednego posiedzenia w tej chwili, tak.</text:p>
      <text:p text:style-name="P2733"><text:span text:style-name="T2734">Ob. Stanisława Grabska</text:span><text:span text:style-name="T2735">:</text:span></text:p>
      <text:p text:style-name="P2736">Rozumiem, w tej chwili z jednego posiedzenia jest.</text:p>
      <text:p text:style-name="P2737"><text:span text:style-name="T2738">O</text:span><text:span text:style-name="T2739">b. <text:s text:c="22"/></text:span><text:span text:style-name="T2740">:</text:span></text:p>
      <text:p text:style-name="P2741">Jest nagrywane. Nie ma maszynopisu, ale jest nagrywane.</text:p>
      <text:p text:style-name="P2742"><text:span text:style-name="T2743">Ob. Stanisława Grabska</text:span><text:span text:style-name="T2744">:</text:span></text:p>
      <text:p text:style-name="P2745">Myślę, że trzeba się będzie upomnieć o to, żeby nam dali to.</text:p>
      <text:p text:style-name="P2746"><text:span text:style-name="T2747">W</text:span><text:s/>ten sposób chyba ja bym chciała proszę państwa ostatecznie podsumować<text:s/><text:span text:style-name="T2748">i</text:span><text:s/>pan<text:s/><text:span text:style-name="T2749">-</text:span><text:s/>proszę pana ministra, żeby uważał na to co ja zrozumiałam z naszej zgodności i niezgodności, bo tutaj poproszę ewentualnie o korektę co do tego rozumienia.</text:p>
      <text:p text:style-name="P2750">Otóż ja rozumiem tak, że odnośnie ustawy o stowarzyszeniach stwierdziliśmy rozbieżność odnośnie sprawy niepodlegania tej ustawie partii politycznych, rozbieżność odnośnie zapis<text:span text:style-name="T2751">u</text:span><text:s/>o prawie do wypowiadania się przez stowarzyszenia, do wypowiadania się w sprawach publicznych ze zgodnością, że takie prawo istnieje. Tylko nie uważa strona rządowa, że należałoby je zapisywać w prawie o stowarzyszeniach.</text:p>
      <text:p text:style-name="P2752"><text:span text:style-name="T2753">Ob. Andrzej Brol</text:span><text:span text:style-name="T2754">:</text:span></text:p>
      <text:p text:style-name="P2755">Zwłaszcza, że nie ma celowości...</text:p>
      <text:p text:style-name="P2756"><text:span text:style-name="T2757">O</text:span><text:span text:style-name="T2758">b</text:span><text:span text:style-name="T2759">.<text:s/></text:span><text:span text:style-name="T2760">St</text:span><text:span text:style-name="T2761">ani</text:span><text:span text:style-name="T2762">sł</text:span><text:span text:style-name="T2763">awa Grab</text:span><text:span text:style-name="T2764">ska</text:span><text:span text:style-name="T2765">:</text:span></text:p>
      <text:p text:style-name="P2766">Zwłaszcza, że nie ma celowości zapisania przy stwierdzeniu, że takie prawo oczywiście każde stowarzyszenie tak sa<text:span text:style-name="T2767">m</text:span>o<text:span text:style-name="T2768"><text:s/></text:span>jak i każdy obywatel<text:s/><text:span text:style-name="T2769">m</text:span>a<text:span text:style-name="T2770">.</text:span><text:s/>Co do tego jesteśmy zgodni.</text:p>
      <text:p text:style-name="P2771">Różnica jest co do potrzeby celowości zapisu<text:s/><text:span text:style-name="T2772">w</text:span><text:s/>ustawie o stowarzyszeniach.</text:p>
      <text:p text:style-name="P2773">Co do sprawy istnienia i wprowadzenia w prawo o stowarzyszeniach zatrzymania tam stowarzyszeń zwykłych, to rozumiem, że strona rządowo-koalicyjna gotowa jest to wprowadzić. Stwierdz<text:span text:style-name="T2774">aj</text:span>ąc, że skutki tego ograniczenia przyjmuje na siebie strona solidarnościowa, która gotowa te skutki przyjąć.</text:p>
      <text:p text:style-name="P2775">/Bardzo dobrze/.</text:p>
      <text:p text:style-name="P2776">Więc takie tutaj jest uzgodnienie.</text:p>
      <text:p text:style-name="P2777">Natomiast następne jeszcze, została stwierdzona rozbieżność odnośnie art. 40, który chce utrzymać strona rządowo-koa<text:span text:style-name="T2778">li</text:span>c<text:span text:style-name="T2779">yjna</text:span>, znieść<text:s/><text:span text:style-name="T2780">st</text:span>rona so<text:span text:style-name="T2781">li</text:span>darnościow<text:span text:style-name="T2782">a</text:span>, natomia<text:span text:style-name="T2783">st<text:s/></text:span>cały pozostały pakiet spraw odnośnie<text:s/><text:soft-page-break/>ustawy o stowarzyszeniach na razie, jest zostawiony do dalszej precyzacji zespołu redakcyjnego, który się będzie dalej pracował dziś po południu, tudzież w poniedziałek.</text:p>
      <text:p text:style-name="P2784">Natomiast strona - następna sprawa - strona solidarnościowa złożyła projekt zmiany ustawy o zgromadzeniach. Mamy tu do zanotowania, zbieżność oceny, że ustawa o zgromadzeniach musi być zmieniona<text:s/><text:span text:style-name="T2785">i</text:span><text:s/>rozbieżność co do trybu pracy nad tą zmianą, mianowicie strona solidarnościowa uważa, że nasz zespół roboczy, nasza grupa robocza jest powołana do dyskutowania tej zmiany, i ewentualnie może należałoby potwierdzić, tą delegację ze strony<text:s/>„stolika”<text:s/>politycznego, ale że powinniśmy to dyskutować i wystąpić dalej z jakimś uzgodnionym stanowiskiem i projektem do prac legislac<text:span text:style-name="T2786">yj</text:span>nych, natomiast strona rządowa uważa, ż<text:span text:style-name="T2787">e</text:span><text:s/>ten<text:s/>„stolik”<text:s/>nie powinien tych spraw rozstrzygać motywując to zarówno brakiem kompetencji jak i no nadmiarem prac legislacyjnych, które obecnie ciążą na tych legislatorach ze strony i rozmówcach naszych ze strony delegacji rządow<text:span text:style-name="T2788">ej.</text:span></text:p>
      <text:p text:style-name="P2789">Nie wiem, czy tu pan minister chciałby do tego coś, jeśli chodzi o stanowisko strony rządow<text:span text:style-name="T2790">ej,</text:span><text:s/>do tej rozbieżności dorzucić?</text:p>
      <text:p text:style-name="P2791">I propozycja jest tylko, żeby na następnym zebraniu dać taki protokół rozbieżności i załączyć nasz projekt do jakiegoś dalszego podania ze strony rządowej.</text:p>
      <text:p text:style-name="P2792"><text:span text:style-name="T2793">Ob. Andrzej Brol</text:span><text:span text:style-name="T2794">:</text:span></text:p>
      <text:p text:style-name="P2795">Myśmy już konkludowali<text:s/><text:span text:style-name="T2796">w</text:span><text:s/>poszczególnych sprawach. Jak raz mówimy...</text:p>
      <text:p text:style-name="P2797">/Ja chcę tylko .../.</text:p>
      <text:p text:style-name="P2798">Jeśli chodzi o legislatorów, bo legislatorzy by się znaleźli, tylko to jest sprawa pewn<text:span text:style-name="T2799">ej</text:span><text:s/>koncepc<text:span text:style-name="T2800">ji</text:span>, w<text:span text:style-name="T2801">yp</text:span>racowania pewn<text:span text:style-name="T2802">ej</text:span><text:s/>koncep<text:span text:style-name="T2803">cji<text:s/></text:span>ustawy o zgromadzeniach<text:span text:style-name="T2804">.</text:span><text:s/>Przecież to nie jest to, że usiądzie prawnik i zacznie pisać<text:span text:style-name="T2805">.</text:span></text:p>
      <text:p text:style-name="P2806"><text:span text:style-name="T2807">O</text:span><text:span text:style-name="T2808">b. Stanisława Grabsk</text:span><text:span text:style-name="T2809">a</text:span><text:span text:style-name="T2810">:</text:span></text:p>
      <text:p text:style-name="P2811"><text:span text:style-name="T2812">C</text:span>zyli rozbieżność po prostu jest w tym, żeby tego po prostu, żeby tego na tym<text:s/>„stoliku”<text:s/>nie rozwiązywać.</text:p>
      <text:p text:style-name="P2813"><text:span text:style-name="T2814">Ob. Andrzej Brol</text:span><text:span text:style-name="T2815">:</text:span></text:p>
      <text:p text:style-name="P2816">Podtrzymujemy to w poszczególnych punktach.</text:p>
      <text:p text:style-name="P2817">/Tak/<text:span text:style-name="T2818">.</text:span></text:p>
      <text:p text:style-name="P2819">Myśmy powiedzieli w podsumowaniu.</text:p>
      <text:p text:style-name="P2820"><text:span text:style-name="T2821">Ob. Stanisława Grabska</text:span><text:span text:style-name="T2822">:</text:span></text:p>
      <text:p text:style-name="P2823">Nie, no je chcę dojść do pewnego podsumowani<text:span text:style-name="T2824">a</text:span><text:s/>wszystkich punktów, żebyśmy wiedzieli, na czym stoimy.</text:p>
      <text:p text:style-name="P2825">Potem w punktach szczegółowych są - jest propozycja oświadczenia odnośnie - solidarnościowa<text:s/><text:span text:style-name="T2826">-</text:span><text:s/>odnośnie stowarzysze<text:span text:style-name="T2827">ń</text:span><text:s/><text:span text:style-name="T2828">r</text:span>ozwiązanych w okresie przed rokiem 19<text:span text:style-name="T2829">56</text:span>, została przeniesiona na nasze następne zebranie do dyskusji<text:span text:style-name="T2830">.<text:s/></text:span>Są zastrzeżenia ze strony rz<text:span text:style-name="T2831">ą</text:span>dowej i rządowo-koalicyjnej i jest przeniesiona do dalszej dyskusji, natomiast odnośnie harcerstwa został sformułowany protokół różnic<text:span text:style-name="T2832">y</text:span>; odnośnie zwrócenia się do Ministerstwa Kultury i Sztuki i nierozstrzyganie spraw majątkowych ZPAP<text:s/><text:span text:style-name="T2833">a</text:span>ż do czasu powstania legalizacji ZPAP. Strona rządowa uważa, że my tu nie jesteśmy do tego powołani, strona solidarnościowa wobec tego ze swojej strony zwraca się do ministerstwa z naleganiem na niepodejmowanie żadnych decyzji odnośnie majątku rozwiązanego ZPAP, a to w związku ze spodziewaną rychłą legalizacją Związku Artystów Plastyków<text:span text:style-name="T2834">.</text:span></text:p>
      <text:soft-page-break/>
      <text:p text:style-name="P2835"><text:span text:style-name="T2836">I</text:span><text:s/>odnośnie Niezależnego Zrzeszenia Studentów strona solidarnościowa postuluje silne naleganie na to, by<text:s/>„okrągły stół<text:span text:style-name="T2837">”</text:span><text:s/>szybko podjął decyzję legalizacji najpóźniej do 31 marca 1<text:span text:style-name="T2838">989</text:span><text:s/>roku na mocy jednego aktu prawnego w skali ogólnopolskiej w oparciu o przedstawiony statut.</text:p>
      <text:p text:style-name="P2839">N<text:span text:style-name="T2840">a</text:span>t<text:span text:style-name="T2841">o</text:span>mi<text:span text:style-name="T2842">a</text:span>st strona rządowo-koalic<text:span text:style-name="T2843">yj</text:span>na uważa, że wobec zasadniczej, czego wyrażenia tego rodzaju intencji o rejestracji Niezależnego Zrzeszenia Studentów w naszym poprzednim oświadczeniu, nie widzi potrzeby wracania do tej sprawy ani jej uszczegółowiania.</text:p>
      <text:p text:style-name="P2844"><text:span text:style-name="T2845">I</text:span><text:s/>to by zamykało sprawę naszych zbieżności i rozbieżności dzisiejsze.</text:p>
      <text:p text:style-name="P2846">Czy tak?</text:p>
      <text:p text:style-name="P2847"><text:span text:style-name="T2848">Ob</text:span><text:span text:style-name="T2849">. And</text:span><text:span text:style-name="T2850">rze</text:span><text:span text:style-name="T2851">j B</text:span><text:span text:style-name="T2852">ro</text:span><text:span text:style-name="T2853">l</text:span><text:span text:style-name="T2854">:</text:span></text:p>
      <text:p text:style-name="P2855">No tak,<text:s/><text:span text:style-name="T2856">t</text:span>ak.</text:p>
      <text:p text:style-name="P2857"><text:span text:style-name="T2858">O</text:span><text:span text:style-name="T2859">b</text:span><text:span text:style-name="T2860">.</text:span><text:span text:style-name="T2861"><text:s/>Stanisława Grabsk</text:span><text:span text:style-name="T2862">a</text:span><text:span text:style-name="T2863">:</text:span></text:p>
      <text:p text:style-name="P2864">No tak. Czyli jesteśmy<text:s/><text:span text:style-name="T2865">w</text:span><text:s/>tym wiemy, na czym stoimy<text:span text:style-name="T2866">.<text:s/></text:span>Prawda? Dobrze!</text:p>
      <text:p text:style-name="P2867"><text:span text:style-name="T2868">I</text:span><text:s/>myślę, że my na tym możemy zamknąć dzisiejsze nasze, pierwsz<text:span text:style-name="T2869">ą</text:span><text:s/>część zebrania, to znaczy<text:span text:style-name="T2870">,</text:span><text:s/>w której wszyscy jesteśmy obecni, a po obiedzie zbierze się tylko zespół redakcyjny.</text:p>
      <text:p text:style-name="P2871"><text:span text:style-name="T2872">Ob. Andrzej Brol</text:span>:</text:p>
      <text:p text:style-name="P2873"><text:span text:style-name="T2874">J</text:span>a jeszcze proponowałbym pani przewodnicząca, żebyśmy ustalili w jakiej tematyce będzie poświęcone następne posiedzenie dlatego, że no dzisiejsze do<text:span text:style-name="T2875">św</text:span>iadczenie uczy, że trzeba jednak wstępnie wcześniej ustalić jakiś porządek tych obrad, bo no powstają nowe tematy, któ<text:span text:style-name="T2876">r</text:span>e no po prostu<text:s/><text:span text:style-name="T2877">jest</text:span>eśmy za<text:span text:style-name="T2878">skak</text:span>iwani powiedzm<text:span text:style-name="T2879">y,</text:span><text:s/>p<text:span text:style-name="T2880">ot</text:span>em do sprawy NZ<text:span text:style-name="T2881">S</text:span>-u,<text:s/><text:span text:style-name="T2882">któ</text:span>ra została omawiana itd., harcerstwa itd. Więc ustalmy może<text:s/><text:span text:style-name="T2883">jak</text:span>iś w<text:span text:style-name="T2884">st</text:span>ępny porząd<text:span text:style-name="T2885">ek</text:span><text:s/>na<text:span text:style-name="T2886">stę</text:span>pnego po<text:span text:style-name="T2887">sie</text:span>dzenia tego naszego plenarnego, żeby było wiadome, o czym będziemy rozmawiać.</text:p>
      <text:p text:style-name="P2888"><text:span text:style-name="T2889">Ob.<text:s/></text:span><text:span text:style-name="T2890">St</text:span><text:span text:style-name="T2891">anisława Grabska</text:span>:</text:p>
      <text:p text:style-name="P2892">Panie ministrze, więc proponujemy, żeby na następnym zgromadzeniu była po pierwsze: do końca umówiona sprawa zbieżności lub rozbieżności odnośnie prawa o stowarzyszeniach. Bo tu już będzie przygotowany do tego materiał przez zespół redakcyjny i będziemy mogli ostatecznie sformułować w czym jesteśmy zbieżni, a w czym ewentualnie jesteśmy rozbieżni i sformułować zbieżność lub rozbieżność w sprawie tej, którą odkładam<text:span text:style-name="T2893">y</text:span><text:s/>na następne zgromadzenie, to znaczy stowarzyszeń rozwiązanych w okresie stalinowskim, tudzież zbie<text:span text:style-name="T2894">żn</text:span>ość i rozbie<text:span text:style-name="T2895">żn</text:span>ość odnośnie prawa,<text:s/><text:span text:style-name="T2896">z</text:span>miany prawa o zrzeszaniu się, o zgromadzeniach...</text:p>
      <text:p text:style-name="P2897"><text:span text:style-name="T2898">Ob.</text:span><text:span text:style-name="T2899"><text:s/>Jan B</text:span><text:span text:style-name="T2900">rol</text:span><text:span text:style-name="T2901">:</text:span></text:p>
      <text:p text:style-name="P2902">Nie, to żeśmy dzisiaj omówili, pani przewodnicząc<text:span text:style-name="T2903">a.</text:span></text:p>
      <text:p text:style-name="P2904"><text:span text:style-name="T2905">Ob.<text:s/></text:span><text:span text:style-name="T2906">St</text:span><text:span text:style-name="T2907">anis</text:span><text:span text:style-name="T2908">ł</text:span><text:span text:style-name="T2909">a</text:span><text:span text:style-name="T2910">wa</text:span><text:span text:style-name="T2911"><text:s/>Grab</text:span><text:span text:style-name="T2912">ska</text:span><text:span text:style-name="T2913">:</text:span></text:p>
      <text:p text:style-name="P2914">Nie, ale myś<text:span text:style-name="T2915">m</text:span>y nie dal<text:span text:style-name="T2916">i</text:span><text:s/><text:span text:style-name="T2917">-</text:span><text:s/>powiedzmy, żebyśmy potem dali jakieś<text:s/><text:span text:style-name="T2918">-</text:span><text:s/>bo pan m<text:span text:style-name="T2919">i</text:span>nister<text:s/><text:span text:style-name="T2920">m</text:span>ówił, że wszystkie ostateczne s<text:span text:style-name="T2921">fo</text:span>rmułowan<text:span text:style-name="T2922">i</text:span>a zbieżności, rozbieżności będzie<text:span text:style-name="T2923">.</text:span>.<text:span text:style-name="T2924">.</text:span></text:p>
      <text:p text:style-name="P2925"><text:span text:style-name="T2926">Ob.</text:span><text:span text:style-name="T2927"><text:s/>Jan B</text:span><text:span text:style-name="T2928">rol</text:span><text:span text:style-name="T2929">:</text:span></text:p>
      <text:p text:style-name="P2930">A, to chodzi o protokół. Nasz<text:span text:style-name="T2931">a</text:span><text:s/>propozycja została dzisiaj zgłoszona, że przyjmujemy tą deklarację o potrzebie zmian<text:span text:style-name="T2932">y</text:span>,<text:s/><text:span text:style-name="T2933">a</text:span><text:s/><text:span text:style-name="T2934">je</text:span>dnocześnie tra<text:span text:style-name="T2935">kt</text:span>u<text:span text:style-name="T2936">je</text:span>m<text:span text:style-name="T2937">y</text:span>, że przed<text:span text:style-name="T2938">st</text:span>a<text:span text:style-name="T2939">wion</text:span>y d<text:span text:style-name="T2940">zi</text:span>si<text:span text:style-name="T2941">aj<text:s/></text:span>roboczy projekt państwa no jest jednym<text:s/><text:span text:style-name="T2942">z</text:span><text:s/>materiałów do pracy nad nową ustawą względnie nowelizacji obecn<text:span text:style-name="T2943">ej.<text:s/></text:span>Nie wiem, to jest sprawa tylko zapisu, bo nie<text:s/><text:span text:style-name="T2944">są</text:span>dzę<text:span text:style-name="T2945">,</text:span><text:s/>żebyśmy na nowo dyskutowali ten temat.</text:p>
      <text:soft-page-break/>
      <text:p text:style-name="P2946"><text:span text:style-name="T2947">O</text:span><text:span text:style-name="T2948">b.</text:span><text:span text:style-name="T2949"><text:s/></text:span><text:span text:style-name="T2950">Stan</text:span><text:span text:style-name="T2951">i</text:span><text:span text:style-name="T2952">sł</text:span><text:span text:style-name="T2953">awa Grab</text:span><text:span text:style-name="T2954">ska</text:span><text:span text:style-name="T2955">:</text:span></text:p>
      <text:p text:style-name="P2956">No myślę, że mogą do nas przyjść na przykład od strony<text:s/>„stolika”<text:s/>politycznego na przykład prośba, żebyśmy się wypowiedzieli, czy coś t<text:span text:style-name="T2957">ak</text:span>ieg<text:span text:style-name="T2958">o.</text:span></text:p>
      <text:p text:style-name="P2959"><text:span text:style-name="T2960">O</text:span><text:span text:style-name="T2961">b</text:span><text:span text:style-name="T2962">.</text:span><text:span text:style-name="T2963"><text:s/>Jan Brol</text:span><text:span text:style-name="T2964">:</text:span></text:p>
      <text:p text:style-name="P2965">A to jest inne zagadnienie. Jeżeli nam zleci ktoś dodatkowy temat, powiedzmy<text:s/>„stolik”<text:s/>polityczny czy... to oczywiście. Tylko chodzi o to, żebyśmy we własnym zakresie<text:span text:style-name="T2966">...</text:span></text:p>
      <text:p text:style-name="P2967"><text:span text:style-name="T2968">/</text:span>Tak<text:span text:style-name="T2969">,</text:span><text:s/>tak jest/.</text:p>
      <text:p text:style-name="P2970">Czyli rozumiem, że na następny raz ostatecznie przyjmujemy projekt ustawy o<text:s/><text:span text:style-name="T2971">st</text:span>owarzyszeniach przy określeniu ewentualnych rozbieżności różnicy zdań co do poszczególn<text:span text:style-name="T2972">yc</text:span>h zapisów<text:span text:style-name="T2973">.</text:span></text:p>
      <text:p text:style-name="P2974"><text:span text:style-name="T2975">I</text:span><text:s/>po drugie<text:s/><text:span text:style-name="T2976">-</text:span><text:s/>sprecyzujemy nasze stanowisko co do stowarzyszeń rozwiązanych do 19<text:span text:style-name="T2977">56</text:span><text:s/>roku<text:span text:style-name="T2978">.</text:span><text:s/>Czyli to<text:s/><text:span text:style-name="T2979">s</text:span>ą dwie sp<text:span text:style-name="T2980">r</text:span>aw<text:span text:style-name="T2981">y.</text:span></text:p>
      <text:p text:style-name="P2982"><text:span text:style-name="T2983">Ob</text:span><text:span text:style-name="T2984">.</text:span><text:span text:style-name="T2985"><text:s/>Stanisława Grabska</text:span>:</text:p>
      <text:p text:style-name="P2986">Czy odnośnie N<text:span text:style-name="T2987">ZS-</text:span>u uważamy, że stanowisko strony państwa jest, że tak powiem ostateczne, że nie chcecie do niej w ogóle wraca<text:span text:style-name="T2988">ć</text:span><text:s/>i to powinno być tutaj<text:span text:style-name="T2989">...</text:span></text:p>
      <text:p text:style-name="P2990"><text:span text:style-name="T2991">Ob. Jan Brol</text:span>:</text:p>
      <text:p text:style-name="P2992">To znaczy my tutaj na tym zespole nie.</text:p>
      <text:p text:style-name="P2993"><text:span text:style-name="T2994">Ob.<text:s/></text:span><text:span text:style-name="T2995">St</text:span><text:span text:style-name="T2996">ani</text:span><text:span text:style-name="T2997">sł</text:span><text:span text:style-name="T2998">awa Grab</text:span><text:span text:style-name="T2999">sk</text:span><text:span text:style-name="T3000">a</text:span><text:span text:style-name="T3001">:</text:span></text:p>
      <text:p text:style-name="P3002">No, a gdyby nam na przykład<text:s/>„stolik”<text:s/>polityczny zlecił? To wtedy tak.</text:p>
      <text:p text:style-name="P3003"><text:span text:style-name="T3004">Ob.<text:s/></text:span><text:span text:style-name="T3005">Ja</text:span><text:span text:style-name="T3006">n Brol</text:span><text:span text:style-name="T3007">:</text:span></text:p>
      <text:p text:style-name="P3008">Nie, no więc ja tutaj nie chcę<text:s/><text:span text:style-name="T3009">-</text:span><text:s/>cokolwiek otrzymamy od naszych mocodawców, to mu<text:span text:style-name="T3010">si</text:span>my wykonać. To jest oczywista sprawa. Co do tego się nie mamy co przekonywać.</text:p>
      <text:p text:style-name="P3011">/Tak jest/.</text:p>
      <text:p text:style-name="P3012">Natomiast dopóki nie mamy zleconych jakiś innych spraw, to zajmujemy się projektem ustawy o stowarzyszeniach, i naszym sposobem wyrażenia naszego stanowiska, które jest jednoznaczne, jednolite, że te stowarzyszenia mogą powstać, bo co do tego nie ma różnicy zdań, tylko sposobu potrzeby celowości ujęcia tego w jakiejś deklaracji czy w oświadczeniu nas, czy też ewentualnie zespołu politycznego<text:span text:style-name="T3013">.</text:span></text:p>
      <text:p text:style-name="P3014"><text:span text:style-name="T3015">Ob</text:span><text:span text:style-name="T3016">.</text:span><text:span text:style-name="T3017"><text:s/>Stanisława Grabsk</text:span><text:span text:style-name="T3018">a</text:span><text:span text:style-name="T3019">:</text:span></text:p>
      <text:p text:style-name="P3020">A mała jeszcze będzie kwestia drobna już czysto protokólarna, nie protokólarna, wcale ni<text:span text:style-name="T3021">e</text:span>. To znaczy my<text:span text:style-name="T3022">śl</text:span>ę, że panowie z telewizji też się do państwa zwrócą o danie kogoś do<text:s/>telewizyjnej rozmowy.</text:p>
      <text:p text:style-name="P3023">To kończymy<text:s/><text:span text:style-name="T3024">i</text:span><text:s/>dziękuję państwu, j<text:span text:style-name="T3025">a</text:span>ko prowadząca tę część dziękuję i do zobaczenia<text:s/><text:span text:style-name="T3026">w</text:span><text:s/>piątek, siedemnastego o 10.15<text:span text:style-name="T302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5:00Z</meta:creation-date>
    <dc:date>2023-10-30T19:35:00Z</dc:date>
    <meta:template xlink:href="Normal.dotm" xlink:type="simple"/>
    <meta:editing-cycles>2</meta:editing-cycles>
    <meta:editing-duration>PT60S</meta:editing-duration>
    <meta:document-statistic meta:page-count="52" meta:paragraph-count="298" meta:word-count="21380" meta:character-count="149366" meta:row-count="1069" meta:non-whitespace-character-count="128284"/>
  </office:meta>
</office:document-meta>
</file>